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992in"/>
    </style:style>
    <style:style style:name="ro1" style:family="table-row">
      <style:table-row-properties style:row-height="0.2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3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4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5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6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7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8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10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11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14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5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19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20" style:family="table-cell" style:parent-style-name="DataPilot_20_Category">
      <style:table-cell-properties fo:border-bottom="0.0138in solid #000000" fo:background-color="#e6e6e6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21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22" style:family="table-cell" style:parent-style-name="DataPilot_20_Value" style:data-style-name="N153">
      <style:table-cell-properties fo:border="none"/>
      <style:text-properties style:font-name="Liberation Sans" fo:font-size="9pt" style:font-size-asian="9pt" style:font-size-complex="9pt"/>
    </style:style>
    <style:style style:name="ce23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4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5" style:family="table-cell" style:parent-style-name="DataPilot_20_Value" style:data-style-name="N153">
      <style:table-cell-properties fo:border-bottom="none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26" style:family="table-cell" style:parent-style-name="DataPilot_20_Value" style:data-style-name="N153">
      <style:table-cell-properties fo:border-bottom="none" fo:background-color="#e6e6ff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27" style:family="table-cell" style:parent-style-name="DataPilot_20_Value" style:data-style-name="N153">
      <style:table-cell-properties fo:border-bottom="none" fo:background-color="transparent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28" style:family="table-cell" style:parent-style-name="DataPilot_20_Value" style:data-style-name="N153">
      <style:table-cell-properties fo:border-bottom="none" fo:background-color="transparent" fo:border-left="0.013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29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ext-properties style:font-name="Liberation Sans" fo:font-size="9pt" style:font-size-asian="9pt" style:font-size-complex="9pt"/>
    </style:style>
    <style:style style:name="ce31" style:family="table-cell" style:parent-style-name="DataPilot_20_Category" style:data-style-name="N0">
      <style:table-cell-properties fo:border-bottom="0.0138in solid #000000" fo:background-color="#e6e6e6" fo:border-left="0.0138in solid #000000" fo:border-right="none" fo:border-top="none"/>
      <style:text-properties style:font-name="Liberation Sans" fo:font-size="9pt" style:font-size-asian="9pt" style:font-size-complex="9pt"/>
    </style:style>
    <style:style style:name="ce32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33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34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5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36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7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38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9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40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41" style:family="table-cell" style:parent-style-name="DataPilot_20_Category">
      <style:table-cell-properties fo:border-bottom="0.0138in solid #000000" fo:background-color="#e6e6e6" fo:border-left="none" fo:border-right="none" fo:border-top="none"/>
      <style:text-properties style:font-name="Liberation Sans" fo:font-size="9pt" style:font-size-asian="9pt" style:font-size-complex="9pt"/>
    </style:style>
    <style:style style:name="ce42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43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44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45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46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47" style:family="table-cell" style:parent-style-name="DataPilot_20_Category" style:data-style-name="N0">
      <style:table-cell-properties fo:border-bottom="0.0138in solid #000000" fo:background-color="#e6e6e6" fo:border-left="none" fo:border-right="none" fo:border-top="none"/>
      <style:text-properties style:font-name="Liberation Sans" fo:font-size="9pt" style:font-size-asian="9pt" style:font-size-complex="9pt"/>
    </style:style>
    <style:style style:name="ce48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49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50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51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5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3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54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55" style:family="table-cell" style:parent-style-name="DataPilot_20_Category">
      <style:table-cell-properties fo:border-bottom="0.0138in solid #000000" fo:background-color="#e6e6e6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56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57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58" style:family="table-cell" style:parent-style-name="DataPilot_20_Value" style:data-style-name="N153">
      <style:table-cell-properties fo:border-bottom="none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59" style:family="table-cell" style:parent-style-name="DataPilot_20_Value" style:data-style-name="N153">
      <style:table-cell-properties fo:border-bottom="none" fo:background-color="#e6e6ff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60" style:family="table-cell" style:parent-style-name="DataPilot_20_Value" style:data-style-name="N153">
      <style:table-cell-properties fo:border-bottom="none" fo:background-color="transparent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61" style:family="table-cell" style:parent-style-name="DataPilot_20_Value" style:data-style-name="N153">
      <style:table-cell-properties fo:border-bottom="none" fo:background-color="transparent" fo:border-left="none" fo:border-right="0.0138in solid #000000" fo:border-top="none"/>
      <style:text-properties style:use-window-font-color="true" style:font-name="Liberation Sans" fo:font-size="9pt" style:font-size-asian="9pt" style:font-size-complex="9pt"/>
    </style:style>
    <style:style style:name="ce62" style:family="table-cell" style:parent-style-name="DataPilot_20_Category" style:data-style-name="N0">
      <style:table-cell-properties fo:border-bottom="0.0138in solid #000000" fo:background-color="#e6e6e6" fo:border-left="none" fo:border-right="0.0138in solid #000000" fo:border-top="none"/>
      <style:text-properties style:font-name="Liberation Sans" fo:font-size="9pt" style:font-size-asian="9pt" style:font-size-complex="9pt"/>
    </style:style>
    <style:style style:name="ce63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64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65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66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67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68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69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0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71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72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73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74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75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76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77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78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79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0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81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2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3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4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5" style:family="table-cell" style:parent-style-name="Default" style:data-style-name="N153">
      <style:text-properties style:font-name="Liberation Sans" fo:font-size="9pt" style:font-size-asian="9pt" style:font-size-complex="9pt"/>
    </style:style>
    <style:style style:name="ce86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7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88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89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90" style:family="table-cell" style:parent-style-name="DataPilot_20_Value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91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92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93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95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96" style:family="table-cell" style:parent-style-name="DataPilot_20_Result" style:data-style-name="N103">
      <style:table-cell-properties fo:border-bottom="none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97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98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99" style:family="table-cell" style:parent-style-name="DataPilot_20_Result" style:data-style-name="N103">
      <style:table-cell-properties fo:border-bottom="none" fo:background-color="transparent" fo:border-left="0.0138in solid #000000" fo:border-right="0.028in solid #000000" fo:border-top="none"/>
      <style:text-properties style:use-window-font-color="true" style:font-name="Liberation Sans" fo:font-size="9pt" style:font-size-asian="9pt" style:font-size-complex="9pt"/>
    </style:style>
    <style:style style:name="ce100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01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2" style:family="table-cell" style:parent-style-name="DataPilot_20_Corner">
      <style:table-cell-properties fo:border-bottom="none" style:text-align-source="fix" style:repeat-content="false" fo:border-left="0.028in solid #000000" fo:border-right="none" fo:border-top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#e6e6e6"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order-bottom="none" fo:background-color="#ffff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0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06" style:family="table-cell" style:parent-style-name="Default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0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08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110" style:family="table-cell" style:parent-style-name="Default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fo:border-bottom="none" fo:background-color="#e6e6ff" style:text-align-source="fix" style:repeat-content="false" fo:border-left="0.0008in solid #000000" fo:border-right="none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.278in"/>
      <style:text-properties style:font-name="Liberation Sans" fo:font-size="9pt" style:font-size-asian="9pt" style:font-size-complex="9pt"/>
    </style:style>
    <style:style style:name="ce113" style:family="table-cell" style:parent-style-name="Default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14" style:family="table-cell" style:parent-style-name="Default" style:data-style-name="N153">
      <style:table-cell-properties fo:border-bottom="none" fo:background-color="#ffff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15" style:family="table-cell" style:parent-style-name="Default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16" style:family="table-cell" style:parent-style-name="Default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17" style:family="table-cell" style:parent-style-name="Default" style:data-style-name="N153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18" style:family="table-cell" style:parent-style-name="Default" style:data-style-name="N153">
      <style:table-cell-properties fo:border-bottom="0.0008in solid #000000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53">
      <style:table-cell-properties fo:border-bottom="none" style:text-align-source="value-type" style:repeat-content="false" fo:border-left="0.0008in solid #000000" fo:border-right="none" fo:border-top="none"/>
      <style:paragraph-properties fo:margin-left="0in"/>
      <style:text-properties style:font-name="Liberation Sans" fo:font-size="9pt" style:font-size-asian="9pt" style:font-size-complex="9pt"/>
    </style:style>
    <style:style style:name="ce120" style:family="table-cell" style:parent-style-name="Default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21" style:family="table-cell" style:parent-style-name="Default" style:data-style-name="N153">
      <style:table-cell-properties fo:border-bottom="none" fo:background-color="#e6e6ff" style:text-align-source="value-type" style:repeat-content="false" fo:border-left="0.0008in solid #000000" fo:border-right="none" fo:border-top="none"/>
      <style:paragraph-properties fo:margin-left="0in"/>
      <style:text-properties style:font-name="Liberation Sans" fo:font-size="9pt" style:font-size-asian="9pt" style:font-size-complex="9pt"/>
    </style:style>
    <style:style style:name="ce122" style:family="table-cell" style:parent-style-name="Default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123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style:font-size-asian="9pt" style:font-size-complex="9pt"/>
    </style:style>
    <style:style style:name="ce124" style:family="table-cell" style:parent-style-name="Default" style:data-style-name="N153">
      <style:table-cell-properties fo:border-bottom="none" fo:background-color="#ffff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25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126" style:family="table-cell" style:parent-style-name="Default" style:data-style-name="N153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27" style:family="table-cell" style:parent-style-name="Default" style:data-style-name="N153">
      <style:table-cell-properties style:text-align-source="value-type" style:repeat-content="false"/>
      <style:paragraph-properties fo:margin-left="0in"/>
      <style:text-properties style:font-name="Liberation Sans" fo:font-size="9pt" style:font-size-asian="9pt" style:font-size-complex="9pt"/>
    </style:style>
    <style:style style:name="ce128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129" style:family="table-cell" style:parent-style-name="Default" style:data-style-name="N153">
      <style:table-cell-properties fo:background-color="#e6e6ff" style:text-align-source="value-type" style:repeat-content="false"/>
      <style:paragraph-properties fo:margin-left="0in"/>
      <style:text-properties style:font-name="Liberation Sans" fo:font-size="9pt" style:font-size-asian="9pt" style:font-size-complex="9pt"/>
    </style:style>
    <style:style style:name="ce130" style:family="table-cell" style:parent-style-name="Default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131" style:family="table-cell" style:parent-style-name="Default" style:data-style-name="N153">
      <style:table-cell-properties fo:border-bottom="none" fo:background-color="#ffffcc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32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33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34" style:family="table-cell" style:parent-style-name="Default" style:data-style-name="N153">
      <style:table-cell-properties fo:border-bottom="0.0008in solid #000000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35" style:family="table-cell" style:parent-style-name="Default" style:data-style-name="N153">
      <style:table-cell-properties fo:border-bottom="none" style:text-align-source="value-type" style:repeat-content="false" fo:border-left="none" fo:border-right="0.0008in solid #000000" fo:border-top="none"/>
      <style:paragraph-properties fo:margin-left="0in"/>
      <style:text-properties style:font-name="Liberation Sans" fo:font-size="9pt" style:font-size-asian="9pt" style:font-size-complex="9pt"/>
    </style:style>
    <style:style style:name="ce136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137" style:family="table-cell" style:parent-style-name="Default" style:data-style-name="N153">
      <style:table-cell-properties fo:border-bottom="none" fo:background-color="#e6e6ff" style:text-align-source="value-type" style:repeat-content="false" fo:border-left="none" fo:border-right="0.0008in solid #000000" fo:border-top="none"/>
      <style:paragraph-properties fo:margin-left="0in"/>
      <style:text-properties style:font-name="Liberation Sans" fo:font-size="9pt" style:font-size-asian="9pt" style:font-size-complex="9pt"/>
    </style:style>
    <style:style style:name="ce138" style:family="table-cell" style:parent-style-name="Default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139" style:family="table-cell" style:parent-style-name="Default">
      <style:table-cell-properties fo:border-bottom="none" fo:background-color="#ffffcc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140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41" style:family="table-cell" style:parent-style-name="Default">
      <style:table-cell-properties fo:border-bottom="none" fo:background-color="#e6e6ff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4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43" style:family="table-cell" style:parent-style-name="Default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45" style:family="table-cell" style:parent-style-name="Default" style:data-style-name="N153">
      <style:table-cell-properties fo:border-bottom="none" fo:background-color="#ffffcc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146" style:family="table-cell" style:parent-style-name="Default" style:data-style-name="N153">
      <style:table-cell-properties fo:border-bottom="0.0008in solid #000000" fo:background-color="#e6e6ff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47" style:family="table-cell" style:parent-style-name="Default" style:data-style-name="N153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49" style:family="table-cell" style:parent-style-name="Default" style:data-style-name="N153">
      <style:table-cell-properties fo:border-bottom="none" fo:background-color="#e6e6ff" style:text-align-source="value-type" style:repeat-content="false" fo:border-left="0.0008in solid #000000" fo:border-right="0.0008in solid #000000" fo:border-top="none"/>
      <style:paragraph-properties fo:margin-left="0in"/>
      <style:text-properties style:font-name="Liberation Sans" fo:font-size="9pt" style:font-size-asian="9pt" style:font-size-complex="9pt"/>
    </style:style>
    <style:style style:name="ce150" style:family="table-cell" style:parent-style-name="Default" style:data-style-name="N153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51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52" style:family="table-cell" style:parent-style-name="Default" style:data-style-name="N153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53" style:family="table-cell" style:parent-style-name="Default" style:data-style-name="N153">
      <style:table-cell-properties fo:border-bottom="0.0008in solid #000000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154" style:family="table-cell" style:parent-style-name="Default" style:data-style-name="N103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53">
      <style:table-cell-properties fo:border-bottom="none" fo:background-color="#e6e6ff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9pt" style:font-size-asian="9pt" style:font-size-complex="9pt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9pt" style:font-size-asian="9pt" style:font-size-complex="9pt"/>
    </style:style>
    <style:style style:name="ce15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>
      <style:table-cell-properties fo:border-bottom="none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9pt" style:font-size-asian="9pt" style:font-size-complex="9pt"/>
    </style:style>
    <style:style style:name="ce16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67" style:family="table-cell" style:parent-style-name="Default">
      <style:table-cell-properties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69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 style:data-style-name="N146">
      <style:table-cell-properties fo:border-bottom="0.0008in solid #000000" fo:background-color="#99ccff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146">
      <style:table-cell-properties fo:border-bottom="none" fo:background-color="#ffff66" fo:border-left="none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146">
      <style:text-properties style:font-name="Liberation Sans" fo:font-size="9pt" style:font-size-asian="9pt" style:font-size-complex="9pt"/>
    </style:style>
    <style:style style:name="ce174" style:family="table-cell" style:parent-style-name="Default" style:data-style-name="N146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75" style:family="table-cell" style:parent-style-name="Default" style:data-style-name="N146">
      <style:table-cell-properties fo:border-bottom="none" fo:background-color="#ffff66" fo:border-left="0.0008in solid #000000" fo:border-right="none" fo:border-top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6" style:family="table-cell" style:parent-style-name="Default" style:data-style-name="N146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77" style:family="table-cell" style:parent-style-name="Default">
      <style:table-cell-properties fo:border-bottom="0.0008in solid #000000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7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79" style:family="table-cell" style:parent-style-name="Default">
      <style:table-cell-properties fo:border-bottom="none" fo:border-left="0.0008in solid #000000" fo:border-right="none" fo:border-top="none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DejaVu Sans" style:font-size-complex="9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 style:data-style-name="N146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84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18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style:font-name-asian="DejaVu Sans" style:font-size-asian="9pt" style:font-name-complex="Tahoma" style:font-size-complex="9pt"/>
    </style:style>
    <style:style style:name="ce186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187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style:font-name-asian="DejaVu Sans" style:font-size-asian="9pt" style:font-name-complex="DejaVu Sans" style:font-size-complex="9pt"/>
    </style:style>
    <style:style style:name="ce188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189" style:family="table-cell" style:parent-style-name="Default">
      <style:table-cell-properties fo:border="0.0008in solid #000000"/>
      <style:text-properties style:font-name="Liberation Sans" fo:font-size="9pt" style:font-size-asian="9pt" style:font-size-complex="9pt"/>
    </style:style>
    <style:style style:name="ce190" style:family="table-cell" style:parent-style-name="Default" style:data-style-name="N146">
      <style:table-cell-properties fo:background-color="#ffff66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order-bottom="0.0008in solid #000000" fo:border-left="none" fo:border-right="none" fo:border-top="none"/>
      <style:text-properties style:font-name="Liberation Sans" fo:font-size="9pt" style:font-size-asian="9pt" style:font-size-complex="9pt"/>
    </style:style>
    <style:style style:name="ce19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194" style:family="table-cell" style:parent-style-name="Default" style:data-style-name="N146">
      <style:table-cell-properties fo:border-bottom="none" fo:background-color="#99ccff" fo:border-left="0.0008in solid #000000" fo:border-right="none" fo:border-top="none"/>
      <style:text-properties style:font-name="Liberation Sans" fo:font-size="9pt" style:font-name-asian="DejaVu Sans" style:font-size-asian="9pt" style:font-name-complex="Tahoma" style:font-size-complex="9pt"/>
    </style:style>
    <style:style style:name="ce195" style:family="table-cell" style:parent-style-name="Default" style:data-style-name="N146">
      <style:table-cell-properties fo:border="0.000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fo:background-color="#e6e6e6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146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name-asian="Lucida Sans Unicode" style:font-size-asian="9pt" style:font-name-complex="Tahoma" style:font-size-complex="9pt"/>
    </style:style>
    <style:style style:name="ce199" style:family="table-cell" style:parent-style-name="Default" style:data-style-name="N146">
      <style:table-cell-properties fo:border-bottom="0.0008in solid #000000" fo:background-color="#ffffcc" fo:border-left="none" fo:padding-bottom="0.0193in" fo:padding-left="0.0138in" fo:padding-right="0.0138in" fo:padding-top="0.0193in" fo:border-right="none" fo:border-top="none"/>
      <style:text-properties style:font-name="Liberation Sans" fo:font-size="9pt" style:font-name-asian="Lucida Sans Unicode" style:font-size-asian="9pt" style:font-name-complex="Tahoma" style:font-size-complex="9pt"/>
    </style:style>
    <style:style style:name="ce200" style:family="table-cell" style:parent-style-name="Default" style:data-style-name="N146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01" style:family="table-cell" style:parent-style-name="Default" style:data-style-name="N146">
      <style:table-cell-properties fo:border-bottom="0.0008in solid #000000" fo:background-color="#ffffcc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2" style:family="table-cell" style:parent-style-name="Default" style:data-style-name="N146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fo:language="en" fo:country="US" style:font-name-asian="DejaVu Sans" style:font-size-asian="9pt" style:font-name-complex="DejaVu Sans" style:font-size-complex="9pt"/>
    </style:style>
    <style:style style:name="ce203" style:family="table-cell" style:parent-style-name="Default" style:data-style-name="N146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204" style:family="table-cell" style:parent-style-name="Default" style:data-style-name="N146">
      <style:table-cell-properties fo:border-bottom="0.0008in solid #000000" fo:background-color="#ffffcc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05" style:family="table-cell" style:parent-style-name="Default" style:data-style-name="N146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name-asian="DejaVu Sans" style:font-size-asian="9pt" style:font-name-complex="DejaVu Sans" style:font-size-complex="9pt"/>
    </style:style>
    <style:style style:name="ce206" style:family="table-cell" style:parent-style-name="Default" style:data-style-name="N146">
      <style:table-cell-properties fo:border-bottom="none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0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146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09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10" style:family="table-cell" style:parent-style-name="Default">
      <style:table-cell-properties fo:border-bottom="none" fo:border-left="0.0008in solid #000000" fo:border-right="none" fo:border-top="none"/>
      <style:text-properties style:font-name="Liberation Sans" fo:font-size="9pt" style:font-name-asian="DejaVu Sans" style:font-size-asian="9pt" style:font-name-complex="DejaVu Sans" style:font-size-complex="9pt"/>
    </style:style>
    <style:style style:name="ce211" style:family="table-cell" style:parent-style-name="Default" style:data-style-name="N146">
      <style:table-cell-properties fo:border-bottom="0.0008in solid #000000" fo:background-color="#ffff66" fo:border-left="0.0008in solid #000000" fo:border-right="0.0008in solid #000000" fo:border-top="none"/>
      <style:text-properties style:font-name="Liberation Sans" fo:font-size="9pt" style:font-size-asian="9pt" style:font-size-complex="9pt"/>
    </style:style>
    <style:style style:name="ce212" style:family="table-cell" style:parent-style-name="Default" style:data-style-name="N146">
      <style:table-cell-properties fo:border-bottom="0.0008in solid #000000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213" style:family="table-cell" style:parent-style-name="Default">
      <style:table-cell-properties fo:border-bottom="0.0008in solid #000000" fo:border-left="none" fo:border-right="none" fo:border-top="none"/>
      <style:text-properties fo:font-size="9pt" style:font-size-asian="9pt" style:font-size-complex="9pt"/>
    </style:style>
    <style:style style:name="ce214" style:family="table-cell" style:parent-style-name="Default" style:data-style-name="N146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03">
      <style:table-cell-properties fo:border-bottom="0.0008in solid #000000" fo:background-color="#ffff66" fo:border-left="none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style:font-size-asian="9pt" style:font-size-complex="9pt"/>
    </style:style>
    <style:style style:name="ce217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146">
      <style:table-cell-properties fo:background-color="#99ccff" fo:border="0.0008in solid #000000"/>
      <style:text-properties style:font-name="Liberation Sans" fo:font-size="9pt" style:font-size-asian="9pt" style:font-size-complex="9pt"/>
    </style:style>
    <style:style style:name="ce219" style:family="table-cell" style:parent-style-name="Default" style:data-style-name="N146">
      <style:table-cell-properties fo:border-bottom="0.0008in solid #000000" fo:background-color="#99cc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220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146">
      <style:table-cell-properties fo:border-bottom="none" fo:background-color="#ffff66" fo:border-left="0.0008in solid #000000" fo:border-right="0.0008in solid #000000" fo:border-top="0.0008in solid #000000"/>
      <style:text-properties style:font-name="Liberation Sans" fo:font-size="9pt" style:font-size-asian="9pt" style:font-size-complex="9pt"/>
    </style:style>
    <style:style style:name="ce222" style:family="table-cell" style:parent-style-name="Default" style:data-style-name="N146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223" style:family="table-cell" style:parent-style-name="Default" style:data-style-name="N146">
      <style:table-cell-properties fo:border-bottom="0.0008in solid #000000" fo:background-color="#ffffcc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name-asian="Lucida Sans Unicode" style:font-size-asian="9pt" style:font-name-complex="Tahoma" style:font-size-complex="9pt"/>
    </style:style>
    <style:style style:name="ce224" style:family="table-cell" style:parent-style-name="Default" style:data-style-name="N146">
      <style:table-cell-properties fo:border-bottom="0.0008in solid #000000" fo:background-color="#ffffcc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1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0.4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fo:min-height="0.3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Budget 2010" table:style-name="ta1" table:print="false">
        <office:forms form:automatic-focus="false" form:apply-design-mode="false"/>
        <table:table-column table:style-name="co1" table:default-cell-style-name="Default"/>
        <table:table-column-group>
          <table:table-column table:style-name="co2" table:number-columns-repeated="12" table:default-cell-style-name="ce17"/>
        </table:table-column-group>
        <table:table-column table:style-name="co3" table:default-cell-style-name="ce17"/>
        <table:table-column table:style-name="co4" table:number-columns-repeated="1010" table:default-cell-style-name="Default"/>
        <table:table-row table:style-name="ro1">
          <table:table-cell/>
          <table:table-cell table:style-name="ce16" office:value-type="string" table:number-columns-spanned="12" table:number-rows-spanned="1">
            <text:p>GNOME Foundation's Budget – 2010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1" table:number-rows-spanned="2">
            <text:p>Expenses</text:p>
          </table:table-cell>
          <table:table-cell table:style-name="ce18" office:value-type="string">
            <text:p>Year</text:p>
          </table:table-cell>
          <table:table-cell table:style-name="ce39" office:value-type="string">
            <text:p>Month</text:p>
          </table:table-cell>
          <table:table-cell table:style-name="ce53" table:number-columns-repeated="10"/>
          <table:table-cell table:style-name="ce92"/>
          <table:table-cell table:style-name="ce17" table:number-columns-repeated="1010"/>
        </table:table-row>
        <table:table-row table:style-name="ro4">
          <table:covered-table-cell table:style-name="ce2"/>
          <table:table-cell table:style-name="ce19" office:value-type="float" office:value="2009">
            <text:p>2009</text:p>
          </table:table-cell>
          <table:table-cell table:style-name="ce40"/>
          <table:table-cell table:style-name="ce54"/>
          <table:table-cell table:style-name="ce70" office:value-type="float" office:value="2010">
            <text:p>2010</text:p>
          </table:table-cell>
          <table:table-cell table:style-name="ce76" table:number-columns-repeated="8"/>
          <table:table-cell table:style-name="ce93" office:value-type="string">
            <text:p>Total</text:p>
          </table:table-cell>
          <table:table-cell table:style-name="ce17" table:number-columns-repeated="1010"/>
        </table:table-row>
        <table:table-row table:style-name="ro4">
          <table:table-cell table:style-name="ce3" office:value-type="string">
            <text:p>Category</text:p>
          </table:table-cell>
          <table:table-cell table:style-name="ce20" office:value-type="float" office:value="10">
            <text:p>10</text:p>
          </table:table-cell>
          <table:table-cell table:style-name="ce41" office:value-type="float" office:value="11">
            <text:p>11</text:p>
          </table:table-cell>
          <table:table-cell table:style-name="ce55" office:value-type="float" office:value="12">
            <text:p>12</text:p>
          </table:table-cell>
          <table:table-cell table:style-name="ce20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55" office:value-type="float" office:value="9">
            <text:p>9</text:p>
          </table:table-cell>
          <table:table-cell table:style-name="ce94" office:value-type="string">
            <text:p>Result</text:p>
          </table:table-cell>
          <table:table-cell table:style-name="ce17" table:number-columns-repeated="1010"/>
        </table:table-row>
        <table:table-row table:style-name="ro4">
          <table:table-cell table:style-name="ce4" office:value-type="string">
            <text:p>A11y</text:p>
          </table:table-cell>
          <table:table-cell table:style-name="ce21" table:formula="of:=SUM([.B7:.B8])" office:value-type="float" office:value="8000">
            <text:p>$8,000</text:p>
          </table:table-cell>
          <table:table-cell table:style-name="ce21" table:formula="of:=SUM([.C7:.C8])" office:value-type="float" office:value="0">
            <text:p/>
          </table:table-cell>
          <table:table-cell table:style-name="ce21" table:formula="of:=SUM([.D7:.D8])" office:value-type="float" office:value="0">
            <text:p/>
          </table:table-cell>
          <table:table-cell table:style-name="ce24" table:formula="of:=SUM([.E7:.E8])" office:value-type="float" office:value="0">
            <text:p/>
          </table:table-cell>
          <table:table-cell table:style-name="ce42" table:formula="of:=SUM([.F7:.F8])" office:value-type="float" office:value="0">
            <text:p/>
          </table:table-cell>
          <table:table-cell table:style-name="ce42" table:formula="of:=SUM([.G7:.G8])" office:value-type="float" office:value="0">
            <text:p/>
          </table:table-cell>
          <table:table-cell table:style-name="ce42" table:formula="of:=SUM([.H7:.H8])" office:value-type="float" office:value="4000">
            <text:p>$4,000</text:p>
          </table:table-cell>
          <table:table-cell table:style-name="ce42" table:formula="of:=SUM([.I7:.I8])" office:value-type="float" office:value="0">
            <text:p/>
          </table:table-cell>
          <table:table-cell table:style-name="ce42" table:formula="of:=SUM([.J7:.J8])" office:value-type="float" office:value="0">
            <text:p/>
          </table:table-cell>
          <table:table-cell table:style-name="ce42" table:formula="of:=SUM([.K7:.K8])" office:value-type="float" office:value="0">
            <text:p/>
          </table:table-cell>
          <table:table-cell table:style-name="ce42" table:formula="of:=SUM([.L7:.L8])" office:value-type="float" office:value="6000">
            <text:p>$6,000</text:p>
          </table:table-cell>
          <table:table-cell table:style-name="ce57" table:formula="of:=SUM([.M7:.M8])" office:value-type="float" office:value="0">
            <text:p/>
          </table:table-cell>
          <table:table-cell table:style-name="ce95" table:formula="of:=SUM([.B6:.M6])" office:value-type="currency" office:currency="USD" office:value="18000">
            <text:p>$18,000</text:p>
          </table:table-cell>
          <table:table-cell table:style-name="ce17" table:number-columns-repeated="1010"/>
        </table:table-row>
        <table:table-row-group table:display="false">
          <table:table-row table:style-name="ro4" table:visibility="collapse">
            <table:table-cell table:style-name="ce5" office:value-type="string">
              <text:p>Contracts</text:p>
            </table:table-cell>
            <table:table-cell table:style-name="ce22" office:value-type="float" office:value="6000">
              <text:p>$6,000</text:p>
            </table:table-cell>
            <table:table-cell table:number-columns-repeated="2" table:style-name="ce22"/>
            <table:table-cell table:style-name="ce23"/>
            <table:table-cell table:number-columns-repeated="6" table:style-name="ce22"/>
            <table:table-cell table:style-name="ce22" office:value-type="float" office:value="6000">
              <text:p>$6,000</text:p>
            </table:table-cell>
            <table:table-cell table:style-name="ce56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CSUN &amp; hackfests</text:p>
            </table:table-cell>
            <table:table-cell table:style-name="ce23" office:value-type="float" office:value="2000">
              <text:p>$2,000</text:p>
            </table:table-cell>
            <table:table-cell table:style-name="ce22"/>
            <table:table-cell table:style-name="ce56"/>
            <table:table-cell table:style-name="ce23"/>
            <table:table-cell table:number-columns-repeated="2" table:style-name="ce22"/>
            <table:table-cell table:style-name="ce22" office:value-type="float" office:value="4000">
              <text:p>$4,000</text:p>
            </table:table-cell>
            <table:table-cell table:number-columns-repeated="4" table:style-name="ce22"/>
            <table:table-cell table:style-name="ce56"/>
            <table:table-cell table:style-name="ce96"/>
            <table:table-cell table:style-name="ce17" table:number-columns-repeated="1010"/>
          </table:table-row>
        </table:table-row-group>
        <table:table-row table:style-name="ro4">
          <table:table-cell table:style-name="ce6" office:value-type="string">
            <text:p>Administrivia</text:p>
          </table:table-cell>
          <table:table-cell table:style-name="ce24" table:formula="of:=SUM([.B10:.B12];[.B15:.B16])" office:value-type="float" office:value="291.666666666667">
            <text:p>$292</text:p>
          </table:table-cell>
          <table:table-cell table:style-name="ce42" table:formula="of:=SUM([.C10:.C12];[.C15:.C16])" office:value-type="float" office:value="291.666666666667">
            <text:p>$292</text:p>
          </table:table-cell>
          <table:table-cell table:style-name="ce57" table:formula="of:=SUM([.D10:.D12];[.D15:.D16])" office:value-type="float" office:value="291.666666666667">
            <text:p>$292</text:p>
          </table:table-cell>
          <table:table-cell table:style-name="ce24" table:formula="of:=SUM([.E10:.E12];[.E15:.E16])" office:value-type="float" office:value="291.666666666667">
            <text:p>$292</text:p>
          </table:table-cell>
          <table:table-cell table:style-name="ce42" table:formula="of:=SUM([.F10:.F12];[.F15:.F16])" office:value-type="float" office:value="291.666666666667">
            <text:p>$292</text:p>
          </table:table-cell>
          <table:table-cell table:style-name="ce42" table:formula="of:=SUM([.G10:.G12];[.G15:.G16])" office:value-type="float" office:value="2533.66666666667">
            <text:p>$2,534</text:p>
          </table:table-cell>
          <table:table-cell table:style-name="ce42" table:formula="of:=SUM([.H10:.H12];[.H15:.H16])" office:value-type="float" office:value="291.666666666667">
            <text:p>$292</text:p>
          </table:table-cell>
          <table:table-cell table:style-name="ce42" table:formula="of:=SUM([.I10:.I12];[.I15:.I16])" office:value-type="float" office:value="341.666666666667">
            <text:p>$342</text:p>
          </table:table-cell>
          <table:table-cell table:style-name="ce42" table:formula="of:=SUM([.J10:.J12];[.J15:.J16])" office:value-type="float" office:value="291.666666666667">
            <text:p>$292</text:p>
          </table:table-cell>
          <table:table-cell table:style-name="ce42" table:formula="of:=SUM([.K10:.K12];[.K15:.K16])" office:value-type="float" office:value="2791.66666666667">
            <text:p>$2,792</text:p>
          </table:table-cell>
          <table:table-cell table:style-name="ce42" table:formula="of:=SUM([.L10:.L12];[.L15:.L16])" office:value-type="float" office:value="291.666666666667">
            <text:p>$292</text:p>
          </table:table-cell>
          <table:table-cell table:style-name="ce57" table:formula="of:=SUM([.M10:.M12];[.M15:.M16])" office:value-type="float" office:value="291.666666666667">
            <text:p>$292</text:p>
          </table:table-cell>
          <table:table-cell table:style-name="ce97" table:formula="of:=SUM([.B9:.M9])" office:value-type="currency" office:currency="USD" office:value="8292">
            <text:p>$8,292</text:p>
          </table:table-cell>
          <table:table-cell table:style-name="ce17" table:number-columns-repeated="1010"/>
        </table:table-row>
        <table:table-row-group table:display="false">
          <table:table-row table:style-name="ro4" table:visibility="collapse">
            <table:table-cell table:style-name="ce5" office:value-type="string">
              <text:p>Accountant</text:p>
            </table:table-cell>
            <table:table-cell table:style-name="ce25"/>
            <table:table-cell table:style-name="ce43"/>
            <table:table-cell table:style-name="ce58"/>
            <table:table-cell table:style-name="ce25"/>
            <table:table-cell table:number-columns-repeated="5" table:style-name="ce43"/>
            <table:table-cell table:style-name="ce43" office:value-type="float" office:value="2500">
              <text:p>$2,500</text:p>
            </table:table-cell>
            <table:table-cell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Insurance</text:p>
            </table:table-cell>
            <table:table-cell table:style-name="ce25"/>
            <table:table-cell table:style-name="ce43"/>
            <table:table-cell table:style-name="ce58"/>
            <table:table-cell table:style-name="ce25"/>
            <table:table-cell table:style-name="ce43"/>
            <table:table-cell table:style-name="ce43" office:value-type="float" office:value="2200">
              <text:p>$2,200</text:p>
            </table:table-cell>
            <table:table-cell table:number-columns-repeated="5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Infrastructure</text:p>
            </table:table-cell>
            <table:table-cell table:style-name="ce25"/>
            <table:table-cell table:style-name="ce43"/>
            <table:table-cell table:style-name="ce58"/>
            <table:table-cell table:style-name="ce25"/>
            <table:table-cell table:style-name="ce43"/>
            <table:table-cell table:style-name="ce43" table:formula="of:=SUM([.G13:.G14])" office:value-type="float" office:value="42">
              <text:p>$42</text:p>
            </table:table-cell>
            <table:table-cell table:style-name="ce43"/>
            <table:table-cell table:style-name="ce43" table:formula="of:=SUM([.I13:.I14])" office:value-type="float" office:value="50">
              <text:p>$50</text:p>
            </table:table-cell>
            <table:table-cell table:number-columns-repeated="3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-group>
            <table:table-row table:style-name="ro4" table:visibility="collapse">
              <table:table-cell table:style-name="ce7" office:value-type="string">
                <text:p>PO Box rental</text:p>
              </table:table-cell>
              <table:table-cell table:style-name="ce25"/>
              <table:table-cell table:style-name="ce43"/>
              <table:table-cell table:style-name="ce58"/>
              <table:table-cell table:style-name="ce25"/>
              <table:table-cell table:style-name="ce43"/>
              <table:table-cell table:style-name="ce43" office:value-type="float" office:value="42">
                <text:p>$42</text:p>
              </table:table-cell>
              <table:table-cell table:number-columns-repeated="5" table:style-name="ce43"/>
              <table:table-cell table:style-name="ce58"/>
              <table:table-cell table:style-name="ce96"/>
              <table:table-cell table:style-name="ce17" table:number-columns-repeated="1010"/>
            </table:table-row>
            <table:table-row table:style-name="ro4" table:visibility="collapse">
              <table:table-cell table:style-name="ce7" office:value-type="string">
                <office:annotation draw:style-name="gr1" draw:text-style-name="P2" svg:width="1.4232in" svg:height="0.2346in" svg:x="1.7913in" svg:y="1.8102in" draw:caption-point-x="-1.7913in" draw:caption-point-y="-1.8102in">
                  <dc:creator>GP</dc:creator>
                  <dc:date>2009-09-14T00:00:00</dc:date>
                  <text:p text:style-name="P1"><text:span text:style-name="T1">Phone + fax number</text:span></text:p>
                </office:annotation>
                <text:p>vBuzzer</text:p>
              </table:table-cell>
              <table:table-cell table:style-name="ce25"/>
              <table:table-cell table:style-name="ce43"/>
              <table:table-cell table:style-name="ce58"/>
              <table:table-cell table:style-name="ce25"/>
              <table:table-cell table:number-columns-repeated="3" table:style-name="ce43"/>
              <table:table-cell table:style-name="ce43" office:value-type="float" office:value="50">
                <text:p>$50</text:p>
              </table:table-cell>
              <table:table-cell table:number-columns-repeated="3" table:style-name="ce43"/>
              <table:table-cell table:style-name="ce58"/>
              <table:table-cell table:style-name="ce96"/>
              <table:table-cell table:style-name="ce17" table:number-columns-repeated="1010"/>
            </table:table-row>
          </table:table-row-group>
          <table:table-row table:style-name="ro4" table:visibility="collapse">
            <table:table-cell table:style-name="ce5" office:value-type="string">
              <text:p>Bank fees</text:p>
            </table:table-cell>
            <table:table-cell table:style-name="ce23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56" table:formula="of:=3000/12" office:value-type="float" office:value="250">
              <text:p>$250</text:p>
            </table:table-cell>
            <table:table-cell table:style-name="ce23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22" table:formula="of:=3000/12" office:value-type="float" office:value="250">
              <text:p>$250</text:p>
            </table:table-cell>
            <table:table-cell table:style-name="ce56" table:formula="of:=3000/12" office:value-type="float" office:value="250">
              <text:p>$250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Other</text:p>
            </table:table-cell>
            <table:table-cell table:style-name="ce23" table:formula="of:=SUM([.B17:.B18])" office:value-type="float" office:value="41.6666666666667">
              <text:p>$42</text:p>
            </table:table-cell>
            <table:table-cell table:style-name="ce22" table:formula="of:=SUM([.C17:.C18])" office:value-type="float" office:value="41.6666666666667">
              <text:p>$42</text:p>
            </table:table-cell>
            <table:table-cell table:style-name="ce56" table:formula="of:=SUM([.D17:.D18])" office:value-type="float" office:value="41.6666666666667">
              <text:p>$42</text:p>
            </table:table-cell>
            <table:table-cell table:style-name="ce23" table:formula="of:=SUM([.E17:.E18])" office:value-type="float" office:value="41.6666666666667">
              <text:p>$42</text:p>
            </table:table-cell>
            <table:table-cell table:style-name="ce22" table:formula="of:=SUM([.F17:.F18])" office:value-type="float" office:value="41.6666666666667">
              <text:p>$42</text:p>
            </table:table-cell>
            <table:table-cell table:style-name="ce22" table:formula="of:=SUM([.G17:.G18])" office:value-type="float" office:value="41.6666666666667">
              <text:p>$42</text:p>
            </table:table-cell>
            <table:table-cell table:style-name="ce22" table:formula="of:=SUM([.H17:.H18])" office:value-type="float" office:value="41.6666666666667">
              <text:p>$42</text:p>
            </table:table-cell>
            <table:table-cell table:style-name="ce22" table:formula="of:=SUM([.I17:.I18])" office:value-type="float" office:value="41.6666666666667">
              <text:p>$42</text:p>
            </table:table-cell>
            <table:table-cell table:style-name="ce22" table:formula="of:=SUM([.J17:.J18])" office:value-type="float" office:value="41.6666666666667">
              <text:p>$42</text:p>
            </table:table-cell>
            <table:table-cell table:style-name="ce22" table:formula="of:=SUM([.K17:.K18])" office:value-type="float" office:value="41.6666666666667">
              <text:p>$42</text:p>
            </table:table-cell>
            <table:table-cell table:style-name="ce22" table:formula="of:=SUM([.L17:.L18])" office:value-type="float" office:value="41.6666666666667">
              <text:p>$42</text:p>
            </table:table-cell>
            <table:table-cell table:style-name="ce56" table:formula="of:=SUM([.M17:.M18])" office:value-type="float" office:value="41.6666666666667">
              <text:p>$42</text:p>
            </table:table-cell>
            <table:table-cell table:style-name="ce96"/>
            <table:table-cell table:style-name="ce17" table:number-columns-repeated="1010"/>
          </table:table-row>
          <table:table-row-group>
            <table:table-row table:style-name="ro4" table:visibility="collapse">
              <table:table-cell table:style-name="ce7" office:value-type="string">
                <text:p>Offices supplies</text:p>
              </table:table-cell>
              <table:table-cell table:style-name="ce23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56" table:formula="of:=200/12" office:value-type="float" office:value="16.6666666666667">
                <text:p>$17</text:p>
              </table:table-cell>
              <table:table-cell table:style-name="ce23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22" table:formula="of:=200/12" office:value-type="float" office:value="16.6666666666667">
                <text:p>$17</text:p>
              </table:table-cell>
              <table:table-cell table:style-name="ce56" table:formula="of:=200/12" office:value-type="float" office:value="16.6666666666667">
                <text:p>$17</text:p>
              </table:table-cell>
              <table:table-cell table:style-name="ce96"/>
              <table:table-cell table:style-name="ce17" table:number-columns-repeated="1010"/>
            </table:table-row>
            <table:table-row table:style-name="ro4" table:visibility="collapse">
              <table:table-cell table:style-name="ce7" office:value-type="string">
                <text:p>Taxes, registration, etc.</text:p>
              </table:table-cell>
              <table:table-cell table:style-name="ce23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56" table:formula="of:=300/12" office:value-type="float" office:value="25">
                <text:p>$25</text:p>
              </table:table-cell>
              <table:table-cell table:style-name="ce23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22" table:formula="of:=300/12" office:value-type="float" office:value="25">
                <text:p>$25</text:p>
              </table:table-cell>
              <table:table-cell table:style-name="ce56" table:formula="of:=300/12" office:value-type="float" office:value="25">
                <text:p>$25</text:p>
              </table:table-cell>
              <table:table-cell table:style-name="ce96"/>
              <table:table-cell table:style-name="ce17" table:number-columns-repeated="1010"/>
            </table:table-row>
          </table:table-row-group>
        </table:table-row-group>
        <table:table-row table:style-name="ro4">
          <table:table-cell table:style-name="ce6" office:value-type="string">
            <text:p>Employees</text:p>
          </table:table-cell>
          <table:table-cell table:style-name="ce24" table:formula="of:=SUM([.B20:.B25])" office:value-type="float" office:value="11115">
            <text:p>$11,115</text:p>
          </table:table-cell>
          <table:table-cell table:style-name="ce42" table:formula="of:=SUM([.C20:.C25])" office:value-type="float" office:value="11115">
            <text:p>$11,115</text:p>
          </table:table-cell>
          <table:table-cell table:style-name="ce57" table:formula="of:=SUM([.D20:.D25])" office:value-type="float" office:value="12615">
            <text:p>$12,615</text:p>
          </table:table-cell>
          <table:table-cell table:style-name="ce24" table:formula="of:=SUM([.E20:.E25])" office:value-type="float" office:value="14715">
            <text:p>$14,715</text:p>
          </table:table-cell>
          <table:table-cell table:style-name="ce42" table:formula="of:=SUM([.F20:.F25])" office:value-type="float" office:value="14715">
            <text:p>$14,715</text:p>
          </table:table-cell>
          <table:table-cell table:style-name="ce42" table:formula="of:=SUM([.G20:.G25])" office:value-type="float" office:value="16215">
            <text:p>$16,215</text:p>
          </table:table-cell>
          <table:table-cell table:style-name="ce42" table:formula="of:=SUM([.H20:.H25])" office:value-type="float" office:value="14715">
            <text:p>$14,715</text:p>
          </table:table-cell>
          <table:table-cell table:style-name="ce42" table:formula="of:=SUM([.I20:.I25])" office:value-type="float" office:value="14715">
            <text:p>$14,715</text:p>
          </table:table-cell>
          <table:table-cell table:style-name="ce42" table:formula="of:=SUM([.J20:.J25])" office:value-type="float" office:value="16215">
            <text:p>$16,215</text:p>
          </table:table-cell>
          <table:table-cell table:style-name="ce42" table:formula="of:=SUM([.K20:.K25])" office:value-type="float" office:value="14715">
            <text:p>$14,715</text:p>
          </table:table-cell>
          <table:table-cell table:style-name="ce42" table:formula="of:=SUM([.L20:.L25])" office:value-type="float" office:value="14715">
            <text:p>$14,715</text:p>
          </table:table-cell>
          <table:table-cell table:style-name="ce57" table:formula="of:=SUM([.M20:.M25])" office:value-type="float" office:value="16215">
            <text:p>$16,215</text:p>
          </table:table-cell>
          <table:table-cell table:style-name="ce97" table:formula="of:=SUM([.B19:.M19])" office:value-type="currency" office:currency="USD" office:value="171780">
            <text:p>$171,780</text:p>
          </table:table-cell>
          <table:table-cell table:style-name="ce17" table:number-columns-repeated="1010"/>
        </table:table-row>
        <table:table-row-group table:display="false">
          <table:table-row table:style-name="ro4" table:visibility="collapse">
            <table:table-cell table:style-name="ce5" office:value-type="string">
              <text:p>Executive Director</text:p>
            </table:table-cell>
            <table:table-cell table:style-name="ce23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56" table:formula="of:=96000/12" office:value-type="float" office:value="8000">
              <text:p>$8,000</text:p>
            </table:table-cell>
            <table:table-cell table:style-name="ce23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22" table:formula="of:=96000/12" office:value-type="float" office:value="8000">
              <text:p>$8,000</text:p>
            </table:table-cell>
            <table:table-cell table:style-name="ce56" table:formula="of:=96000/12" office:value-type="float" office:value="8000">
              <text:p>$8,000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Admin Assistance</text:p>
            </table:table-cell>
            <table:table-cell table:style-name="ce23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56" table:formula="of:=27500/12" office:value-type="float" office:value="2291.66666666667">
              <text:p>$2,292</text:p>
            </table:table-cell>
            <table:table-cell table:style-name="ce23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22" table:formula="of:=27500/12" office:value-type="float" office:value="2291.66666666667">
              <text:p>$2,292</text:p>
            </table:table-cell>
            <table:table-cell table:style-name="ce56" table:formula="of:=27500/12" office:value-type="float" office:value="2291.66666666667">
              <text:p>$2,292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System Admintrator</text:p>
            </table:table-cell>
            <table:table-cell table:style-name="ce23"/>
            <table:table-cell table:style-name="ce43"/>
            <table:table-cell table:style-name="ce56"/>
            <table:table-cell table:style-name="ce23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22" table:formula="of:=40000/12" office:value-type="float" office:value="3333.33333333333">
              <text:p>$3,333</text:p>
            </table:table-cell>
            <table:table-cell table:style-name="ce56" table:formula="of:=40000/12" office:value-type="float" office:value="3333.33333333333">
              <text:p>$3,333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Payroll taxes</text:p>
            </table:table-cell>
            <table:table-cell table:style-name="ce23" table:formula="of:=0.08*([.B20]+[.B21]+[.B22])" office:value-type="float" office:value="823.333333333333">
              <text:p>$823</text:p>
            </table:table-cell>
            <table:table-cell table:style-name="ce22" table:formula="of:=0.08*([.C20]+[.C21]+[.C22])" office:value-type="float" office:value="823.333333333333">
              <text:p>$823</text:p>
            </table:table-cell>
            <table:table-cell table:style-name="ce56" table:formula="of:=0.08*([.D20]+[.D21]+[.D22])" office:value-type="float" office:value="823.333333333333">
              <text:p>$823</text:p>
            </table:table-cell>
            <table:table-cell table:style-name="ce23" table:formula="of:=0.08*([.E20]+[.E21]+[.E22])" office:value-type="float" office:value="1090">
              <text:p>$1,090</text:p>
            </table:table-cell>
            <table:table-cell table:style-name="ce22" table:formula="of:=0.08*([.F20]+[.F21]+[.F22])" office:value-type="float" office:value="1090">
              <text:p>$1,090</text:p>
            </table:table-cell>
            <table:table-cell table:style-name="ce22" table:formula="of:=0.08*([.G20]+[.G21]+[.G22])" office:value-type="float" office:value="1090">
              <text:p>$1,090</text:p>
            </table:table-cell>
            <table:table-cell table:style-name="ce22" table:formula="of:=0.08*([.H20]+[.H21]+[.H22])" office:value-type="float" office:value="1090">
              <text:p>$1,090</text:p>
            </table:table-cell>
            <table:table-cell table:style-name="ce22" table:formula="of:=0.08*([.I20]+[.I21]+[.I22])" office:value-type="float" office:value="1090">
              <text:p>$1,090</text:p>
            </table:table-cell>
            <table:table-cell table:style-name="ce22" table:formula="of:=0.08*([.J20]+[.J21]+[.J22])" office:value-type="float" office:value="1090">
              <text:p>$1,090</text:p>
            </table:table-cell>
            <table:table-cell table:style-name="ce22" table:formula="of:=0.08*([.K20]+[.K21]+[.K22])" office:value-type="float" office:value="1090">
              <text:p>$1,090</text:p>
            </table:table-cell>
            <table:table-cell table:style-name="ce22" table:formula="of:=0.08*([.L20]+[.L21]+[.L22])" office:value-type="float" office:value="1090">
              <text:p>$1,090</text:p>
            </table:table-cell>
            <table:table-cell table:style-name="ce56" table:formula="of:=0.08*([.M20]+[.M21]+[.M22])" office:value-type="float" office:value="1090">
              <text:p>$1,090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401K plan</text:p>
            </table:table-cell>
            <table:table-cell table:style-name="ce23"/>
            <table:table-cell table:style-name="ce22"/>
            <table:table-cell table:style-name="ce56"/>
            <table:table-cell table:style-name="ce23"/>
            <table:table-cell table:number-columns-repeated="7" table:style-name="ce22"/>
            <table:table-cell table:style-name="ce56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Bonuses</text:p>
            </table:table-cell>
            <table:table-cell table:style-name="ce23"/>
            <table:table-cell table:style-name="ce43"/>
            <table:table-cell table:style-name="ce56" office:value-type="float" office:value="1500">
              <text:p>$1,500</text:p>
            </table:table-cell>
            <table:table-cell table:style-name="ce25"/>
            <table:table-cell table:style-name="ce43"/>
            <table:table-cell table:style-name="ce43" office:value-type="float" office:value="1500">
              <text:p>$1,500</text:p>
            </table:table-cell>
            <table:table-cell table:number-columns-repeated="2" table:style-name="ce43"/>
            <table:table-cell table:style-name="ce43" office:value-type="float" office:value="1500">
              <text:p>$1,500</text:p>
            </table:table-cell>
            <table:table-cell table:number-columns-repeated="2" table:style-name="ce43"/>
            <table:table-cell table:style-name="ce58" office:value-type="float" office:value="1500">
              <text:p>$1,500</text:p>
            </table:table-cell>
            <table:table-cell table:style-name="ce96"/>
            <table:table-cell table:style-name="ce17" table:number-columns-repeated="1010"/>
          </table:table-row>
        </table:table-row-group>
        <table:table-row table:style-name="ro3">
          <table:table-cell table:style-name="ce6" office:value-type="string">
            <text:p>Events</text:p>
          </table:table-cell>
          <table:table-cell table:style-name="ce24" table:formula="of:=SUM([.B27:.B34])" office:value-type="float" office:value="8050">
            <text:p>$8,050</text:p>
          </table:table-cell>
          <table:table-cell table:style-name="ce42" table:formula="of:=SUM([.C27:.C34])" office:value-type="float" office:value="15250">
            <text:p>$15,250</text:p>
          </table:table-cell>
          <table:table-cell table:style-name="ce57" table:formula="of:=SUM([.D27:.D34])" office:value-type="float" office:value="2250">
            <text:p>$2,250</text:p>
          </table:table-cell>
          <table:table-cell table:style-name="ce24" table:formula="of:=SUM([.E27:.E34])" office:value-type="float" office:value="4250">
            <text:p>$4,250</text:p>
          </table:table-cell>
          <table:table-cell table:style-name="ce42" table:formula="of:=SUM([.F27:.F34])" office:value-type="float" office:value="2250">
            <text:p>$2,250</text:p>
          </table:table-cell>
          <table:table-cell table:style-name="ce42" table:formula="of:=SUM([.G27:.G34])" office:value-type="float" office:value="5350">
            <text:p>$5,350</text:p>
          </table:table-cell>
          <table:table-cell table:style-name="ce42" table:formula="of:=SUM([.H27:.H34])" office:value-type="float" office:value="5350">
            <text:p>$5,350</text:p>
          </table:table-cell>
          <table:table-cell table:style-name="ce42" table:formula="of:=SUM([.I27:.I34])" office:value-type="float" office:value="5350">
            <text:p>$5,350</text:p>
          </table:table-cell>
          <table:table-cell table:style-name="ce42" table:formula="of:=SUM([.J27:.J34])" office:value-type="float" office:value="93250">
            <text:p>$93,250</text:p>
          </table:table-cell>
          <table:table-cell table:style-name="ce42" table:formula="of:=SUM([.K27:.K34])" office:value-type="float" office:value="5350">
            <text:p>$5,350</text:p>
          </table:table-cell>
          <table:table-cell table:style-name="ce42" table:formula="of:=SUM([.L27:.L34])" office:value-type="float" office:value="2750">
            <text:p>$2,750</text:p>
          </table:table-cell>
          <table:table-cell table:style-name="ce57" table:formula="of:=SUM([.M27:.M34])" office:value-type="float" office:value="27750">
            <text:p>$27,750</text:p>
          </table:table-cell>
          <table:table-cell table:style-name="ce97" table:formula="of:=SUM([.B26:.M26])" office:value-type="currency" office:currency="USD" office:value="177200">
            <text:p>$177,200</text:p>
          </table:table-cell>
          <table:table-cell table:style-name="ce17" table:number-columns-repeated="1010"/>
        </table:table-row>
        <table:table-row-group table:display="false">
          <table:table-row table:style-name="ro4" table:visibility="collapse">
            <table:table-cell table:style-name="ce5" office:value-type="string">
              <text:p>Travel + Lodge</text:p>
            </table:table-cell>
            <table:table-cell table:style-name="ce23" office:value-type="float" office:value="3300">
              <text:p>$3,300</text:p>
            </table:table-cell>
            <table:table-cell table:style-name="ce43"/>
            <table:table-cell table:style-name="ce56"/>
            <table:table-cell table:style-name="ce25"/>
            <table:table-cell table:style-name="ce43"/>
            <table:table-cell table:number-columns-repeated="3" table:style-name="ce43" office:value-type="float" office:value="2100">
              <text:p>$2,100</text:p>
            </table:table-cell>
            <table:table-cell table:style-name="ce43" office:value-type="float" office:value="42000">
              <text:p>$42,000</text:p>
            </table:table-cell>
            <table:table-cell table:style-name="ce43" office:value-type="float" office:value="2100">
              <text:p>$2,100</text:p>
            </table:table-cell>
            <table:table-cell table:style-name="ce43"/>
            <table:table-cell table:style-name="ce58" office:value-type="float" office:value="25000">
              <text:p>$25,000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Boston Summit</text:p>
            </table:table-cell>
            <table:table-cell table:style-name="ce23" office:value-type="float" office:value="1500">
              <text:p>$1,500</text:p>
            </table:table-cell>
            <table:table-cell table:style-name="ce43"/>
            <table:table-cell table:style-name="ce56"/>
            <table:table-cell table:style-name="ce25"/>
            <table:table-cell table:number-columns-repeated="7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GUADEC</text:p>
            </table:table-cell>
            <table:table-cell table:style-name="ce23"/>
            <table:table-cell table:style-name="ce43"/>
            <table:table-cell table:style-name="ce56"/>
            <table:table-cell table:style-name="ce25"/>
            <table:table-cell table:number-columns-repeated="4" table:style-name="ce43"/>
            <table:table-cell table:style-name="ce43" office:value-type="float" office:value="48000">
              <text:p>$48,000</text:p>
            </table:table-cell>
            <table:table-cell table:number-columns-repeated="2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GNOME Asia</text:p>
            </table:table-cell>
            <table:table-cell table:style-name="ce23"/>
            <table:table-cell table:style-name="ce43" office:value-type="float" office:value="12000">
              <text:p>$12,000</text:p>
            </table:table-cell>
            <table:table-cell table:style-name="ce56"/>
            <table:table-cell table:style-name="ce25"/>
            <table:table-cell table:number-columns-repeated="7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ExecDirector's travel</text:p>
            </table:table-cell>
            <table:table-cell table:style-name="ce23" office:value-type="float" office:value="2000">
              <text:p>$2,000</text:p>
            </table:table-cell>
            <table:table-cell table:style-name="ce43" office:value-type="float" office:value="2000">
              <text:p>$2,000</text:p>
            </table:table-cell>
            <table:table-cell table:style-name="ce56" office:value-type="float" office:value="1000">
              <text:p>$1,000</text:p>
            </table:table-cell>
            <table:table-cell table:style-name="ce25" office:value-type="float" office:value="1000">
              <text:p>$1,000</text:p>
            </table:table-cell>
            <table:table-cell table:style-name="ce43" office:value-type="float" office:value="1000">
              <text:p>$1,000</text:p>
            </table:table-cell>
            <table:table-cell table:number-columns-repeated="5" table:style-name="ce43" office:value-type="float" office:value="2000">
              <text:p>$2,000</text:p>
            </table:table-cell>
            <table:table-cell table:style-name="ce43" office:value-type="float" office:value="1500">
              <text:p>$1,500</text:p>
            </table:table-cell>
            <table:table-cell table:style-name="ce58" office:value-type="float" office:value="1500">
              <text:p>$1,500</text:p>
            </table:table-cell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office:annotation draw:style-name="gr1" draw:text-style-name="P2" svg:width="1.9902in" svg:height="0.5457in" svg:x="1.7913in" svg:y="4.2898in" draw:caption-point-x="-1.7913in" draw:caption-point-y="-4.2898in">
                <dc:creator>GP</dc:creator>
                <dc:date>2009-09-15T00:00:00</dc:date>
                <text:p text:style-name="P1"><text:span text:style-name="T1">Event boxes are related to Other events where GNOME presence would be useful</text:span></text:p>
              </office:annotation>
              <text:p>Event Box US</text:p>
            </table:table-cell>
            <table:table-cell table:style-name="ce23"/>
            <table:table-cell table:style-name="ce43"/>
            <table:table-cell table:style-name="ce56"/>
            <table:table-cell table:style-name="ce25" office:value-type="float" office:value="1000">
              <text:p>$1,000</text:p>
            </table:table-cell>
            <table:table-cell table:number-columns-repeated="7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text:p>Event Box EU</text:p>
            </table:table-cell>
            <table:table-cell table:style-name="ce23"/>
            <table:table-cell table:style-name="ce43"/>
            <table:table-cell table:style-name="ce56"/>
            <table:table-cell table:style-name="ce25" office:value-type="float" office:value="1000">
              <text:p>$1,000</text:p>
            </table:table-cell>
            <table:table-cell table:number-columns-repeated="7" table:style-name="ce43"/>
            <table:table-cell table:style-name="ce58"/>
            <table:table-cell table:style-name="ce96"/>
            <table:table-cell table:style-name="ce17" table:number-columns-repeated="1010"/>
          </table:table-row>
          <table:table-row table:style-name="ro4" table:visibility="collapse">
            <table:table-cell table:style-name="ce5" office:value-type="string">
              <office:annotation draw:style-name="gr1" draw:text-style-name="P2" svg:width="1.7724in" svg:height="0.7012in" svg:x="1.7913in" svg:y="4.4669in" draw:caption-point-x="-1.7913in" draw:caption-point-y="-4.4669in">
                <dc:creator>GP</dc:creator>
                <dc:date>2009-09-14T00:00:00</dc:date>
                <text:p text:style-name="P1"><text:span text:style-name="T1">Events where we need to promote GNOME, such as OSCON, LinuxConf,OSiM, etc.</text:span></text:p>
              </office:annotation>
              <text:p>Other events</text:p>
            </table:table-cell>
            <table:table-cell table:style-name="ce23" office:value-type="float" office:value="1250">
              <text:p>$1,250</text:p>
            </table:table-cell>
            <table:table-cell table:style-name="ce43" office:value-type="float" office:value="1250">
              <text:p>$1,250</text:p>
            </table:table-cell>
            <table:table-cell table:style-name="ce56" office:value-type="float" office:value="1250">
              <text:p>$1,250</text:p>
            </table:table-cell>
            <table:table-cell table:style-name="ce25" office:value-type="float" office:value="1250">
              <text:p>$1,250</text:p>
            </table:table-cell>
            <table:table-cell table:number-columns-repeated="4" table:style-name="ce43" office:value-type="float" office:value="1250">
              <text:p>$1,250</text:p>
            </table:table-cell>
            <table:table-cell table:style-name="ce85" office:value-type="float" office:value="1250">
              <text:p>$1,250</text:p>
            </table:table-cell>
            <table:table-cell table:number-columns-repeated="2" table:style-name="ce43" office:value-type="float" office:value="1250">
              <text:p>$1,250</text:p>
            </table:table-cell>
            <table:table-cell table:style-name="ce58" office:value-type="float" office:value="1250">
              <text:p>$1,250</text:p>
            </table:table-cell>
            <table:table-cell table:style-name="ce96"/>
            <table:table-cell table:style-name="ce17" table:number-columns-repeated="1010"/>
          </table:table-row>
        </table:table-row-group>
        <table:table-row table:style-name="ro4">
          <table:table-cell table:style-name="ce6" office:value-type="string">
            <text:p>Hackfests</text:p>
          </table:table-cell>
          <table:table-cell table:style-name="ce26"/>
          <table:table-cell table:style-name="ce44" office:value-type="float" office:value="17400">
            <office:annotation draw:style-name="gr1" draw:text-style-name="P2" svg:width="1.0799in" svg:height="0.2346in" svg:x="3.2441in" svg:y="4.8213in" draw:caption-point-x="-3.2441in" draw:caption-point-y="-4.8213in">
              <dc:creator>GP</dc:creator>
              <dc:date>2009-09-15T00:00:00</dc:date>
              <text:p text:style-name="P1"><text:span text:style-name="T1">~ 11 people</text:span></text:p>
            </office:annotation>
            <text:p>$17,400</text:p>
          </table:table-cell>
          <table:table-cell table:style-name="ce59"/>
          <table:table-cell table:style-name="ce26"/>
          <table:table-cell table:style-name="ce44"/>
          <table:table-cell table:style-name="ce44" office:value-type="float" office:value="10000">
            <office:annotation draw:style-name="gr1" draw:text-style-name="P2" svg:width="1.137in" svg:height="0.2346in" svg:x="6.15in" svg:y="4.8213in" draw:caption-point-x="-6.15in" draw:caption-point-y="-4.8213in">
              <dc:creator>GP</dc:creator>
              <dc:date>2009-09-15T00:00:00</dc:date>
              <text:p text:style-name="P1"><text:span text:style-name="T1">~ 11 people</text:span></text:p>
            </office:annotation>
            <text:p>$10,000</text:p>
          </table:table-cell>
          <table:table-cell table:style-name="ce44"/>
          <table:table-cell table:style-name="ce44" office:value-type="float" office:value="4000">
            <office:annotation draw:style-name="gr1" draw:text-style-name="P2" svg:width="1.137in" svg:height="0.2346in" svg:x="7.6028in" svg:y="4.8213in" draw:caption-point-x="-7.6028in" draw:caption-point-y="-4.8213in">
              <dc:creator>GP</dc:creator>
              <dc:date>2009-09-15T00:00:00</dc:date>
              <text:p text:style-name="P1"><text:span text:style-name="T1">~ 4 people</text:span></text:p>
            </office:annotation>
            <text:p>$4,000</text:p>
          </table:table-cell>
          <table:table-cell table:number-columns-repeated="3" table:style-name="ce44"/>
          <table:table-cell table:style-name="ce59" office:value-type="float" office:value="4000">
            <office:annotation draw:style-name="gr1" draw:text-style-name="P2" svg:width="1.137in" svg:height="0.2346in" svg:x="10.5087in" svg:y="4.8213in" draw:caption-point-x="-10.5087in" draw:caption-point-y="-4.8213in">
              <dc:creator>GP</dc:creator>
              <dc:date>2009-09-15T00:00:00</dc:date>
              <text:p text:style-name="P1"><text:span text:style-name="T1">~ 4 people</text:span></text:p>
            </office:annotation>
            <text:p>$4,000</text:p>
          </table:table-cell>
          <table:table-cell table:style-name="ce97" table:formula="of:=SUM([.B35:.M35])" office:value-type="currency" office:currency="USD" office:value="35400">
            <text:p>$35,400</text:p>
          </table:table-cell>
          <table:table-cell table:style-name="ce17" table:number-columns-repeated="1010"/>
        </table:table-row>
        <table:table-row table:style-name="ro4">
          <table:table-cell table:style-name="ce6" office:value-type="string">
            <text:p>Local outreach</text:p>
          </table:table-cell>
          <table:table-cell table:style-name="ce26" table:formula="of:=SUM([.B37:.B39])" office:value-type="float" office:value="7000">
            <text:p>$7,000</text:p>
          </table:table-cell>
          <table:table-cell table:style-name="ce44" table:formula="of:=SUM([.C37:.C39])" office:value-type="float" office:value="1000">
            <text:p>$1,000</text:p>
          </table:table-cell>
          <table:table-cell table:style-name="ce59" table:formula="of:=SUM([.D37:.D39])" office:value-type="float" office:value="0">
            <text:p/>
          </table:table-cell>
          <table:table-cell table:style-name="ce26" table:formula="of:=SUM([.E37:.E39])" office:value-type="float" office:value="0">
            <text:p/>
          </table:table-cell>
          <table:table-cell table:style-name="ce44" table:formula="of:=SUM([.F37:.F39])" office:value-type="float" office:value="0">
            <text:p/>
          </table:table-cell>
          <table:table-cell table:style-name="ce44" table:formula="of:=SUM([.G37:.G39])" office:value-type="float" office:value="3000">
            <text:p>$3,000</text:p>
          </table:table-cell>
          <table:table-cell table:style-name="ce44" table:formula="of:=SUM([.H37:.H39])" office:value-type="float" office:value="0">
            <text:p/>
          </table:table-cell>
          <table:table-cell table:style-name="ce44" table:formula="of:=SUM([.I37:.I39])" office:value-type="float" office:value="0">
            <text:p/>
          </table:table-cell>
          <table:table-cell table:style-name="ce44" table:formula="of:=SUM([.J37:.J39])" office:value-type="float" office:value="0">
            <text:p/>
          </table:table-cell>
          <table:table-cell table:style-name="ce44" table:formula="of:=SUM([.K37:.K39])" office:value-type="float" office:value="0">
            <text:p/>
          </table:table-cell>
          <table:table-cell table:style-name="ce44" table:formula="of:=SUM([.L37:.L39])" office:value-type="float" office:value="0">
            <text:p/>
          </table:table-cell>
          <table:table-cell table:style-name="ce59" table:formula="of:=SUM([.M37:.M39])" office:value-type="float" office:value="1000">
            <text:p>$1,000</text:p>
          </table:table-cell>
          <table:table-cell table:style-name="ce97" table:formula="of:=SUM([.B36:.M36])" office:value-type="currency" office:currency="USD" office:value="12000">
            <text:p>$12,000</text:p>
          </table:table-cell>
          <table:table-cell table:style-name="ce17" table:number-columns-repeated="1010"/>
        </table:table-row>
        <table:table-row-group table:display="false">
          <table:table-row table:style-name="ro4" table:visibility="collapse">
            <table:table-cell table:style-name="ce8" office:value-type="string">
              <text:p>Forum do GNOME (Brazil)</text:p>
            </table:table-cell>
            <table:table-cell table:style-name="ce27" office:value-type="float" office:value="3000">
              <text:p>$3,000</text:p>
            </table:table-cell>
            <table:table-cell table:style-name="ce45"/>
            <table:table-cell table:style-name="ce60"/>
            <table:table-cell table:style-name="ce27"/>
            <table:table-cell table:number-columns-repeated="7" table:style-name="ce45"/>
            <table:table-cell table:style-name="ce60"/>
            <table:table-cell table:style-name="ce98"/>
            <table:table-cell table:style-name="ce17" table:number-columns-repeated="1010"/>
          </table:table-row>
          <table:table-row table:style-name="ro4" table:visibility="collapse">
            <table:table-cell table:style-name="ce8" office:value-type="string">
              <text:p>GNOME Day (Chile)</text:p>
            </table:table-cell>
            <table:table-cell table:style-name="ce27" office:value-type="float" office:value="3000">
              <text:p>$3,000</text:p>
            </table:table-cell>
            <table:table-cell table:style-name="ce45"/>
            <table:table-cell table:style-name="ce60"/>
            <table:table-cell table:style-name="ce27"/>
            <table:table-cell table:number-columns-repeated="7" table:style-name="ce45"/>
            <table:table-cell table:style-name="ce60"/>
            <table:table-cell table:style-name="ce98"/>
            <table:table-cell table:style-name="ce17" table:number-columns-repeated="1010"/>
          </table:table-row>
          <table:table-row table:style-name="ro4" table:visibility="collapse">
            <table:table-cell table:style-name="ce8" office:value-type="string">
              <text:p>Merchandising</text:p>
            </table:table-cell>
            <table:table-cell table:style-name="ce27" table:formula="of:=SUM([.B40:.B41])" office:value-type="float" office:value="1000">
              <text:p>$1,000</text:p>
            </table:table-cell>
            <table:table-cell table:style-name="ce45" office:value-type="float" office:value="1000">
              <text:p>$1,000</text:p>
            </table:table-cell>
            <table:table-cell table:style-name="ce60"/>
            <table:table-cell table:style-name="ce27"/>
            <table:table-cell table:style-name="ce45"/>
            <table:table-cell table:style-name="ce45" table:formula="of:=SUM([.G40:.G41])" office:value-type="float" office:value="3000">
              <text:p>$3,000</text:p>
            </table:table-cell>
            <table:table-cell table:number-columns-repeated="5" table:style-name="ce45"/>
            <table:table-cell table:style-name="ce60" office:value-type="float" office:value="1000">
              <text:p>$1,000</text:p>
            </table:table-cell>
            <table:table-cell table:style-name="ce98"/>
            <table:table-cell table:style-name="ce17" table:number-columns-repeated="1010"/>
          </table:table-row>
          <table:table-row-group>
            <table:table-row table:style-name="ro4" table:visibility="collapse">
              <table:table-cell table:style-name="ce9" office:value-type="string">
                <office:annotation draw:style-name="gr1" draw:text-style-name="P2" svg:width="2.2795in" svg:height="0.2346in" svg:x="1.7913in" svg:y="5.7067in" draw:caption-point-x="-1.7913in" draw:caption-point-y="-5.7067in">
                  <dc:creator>GP</dc:creator>
                  <dc:date>2009-09-15T00:00:00</dc:date>
                  <text:p text:style-name="P1"><text:span text:style-name="T1">To send for events/local groups</text:span></text:p>
                </office:annotation>
                <text:p>T-shirts, stickers, etc</text:p>
              </table:table-cell>
              <table:table-cell table:style-name="ce27" office:value-type="float" office:value="1000">
                <text:p>$1,000</text:p>
              </table:table-cell>
              <table:table-cell table:style-name="ce45"/>
              <table:table-cell table:style-name="ce60"/>
              <table:table-cell table:style-name="ce27"/>
              <table:table-cell table:number-columns-repeated="7" table:style-name="ce45"/>
              <table:table-cell table:style-name="ce60"/>
              <table:table-cell table:style-name="ce98"/>
              <table:table-cell table:style-name="ce17" table:number-columns-repeated="1010"/>
            </table:table-row>
            <table:table-row table:style-name="ro4" table:visibility="collapse">
              <table:table-cell table:style-name="ce9" office:value-type="string">
                <text:p>GNOME 3.0</text:p>
              </table:table-cell>
              <table:table-cell table:style-name="ce27"/>
              <table:table-cell table:style-name="ce45"/>
              <table:table-cell table:style-name="ce60"/>
              <table:table-cell table:style-name="ce27"/>
              <table:table-cell table:style-name="ce45"/>
              <table:table-cell table:style-name="ce45" office:value-type="float" office:value="3000">
                <text:p>$3,000</text:p>
              </table:table-cell>
              <table:table-cell table:number-columns-repeated="5" table:style-name="ce45"/>
              <table:table-cell table:style-name="ce60"/>
              <table:table-cell table:style-name="ce98"/>
              <table:table-cell table:style-name="ce17" table:number-columns-repeated="1010"/>
            </table:table-row>
          </table:table-row-group>
        </table:table-row-group>
        <table:table-row table:style-name="ro4">
          <table:table-cell table:style-name="ce6" office:value-type="string">
            <text:p>Marketing</text:p>
          </table:table-cell>
          <table:table-cell table:style-name="ce26" table:formula="of:=SUM([.B43:.B45])" office:value-type="float" office:value="3500">
            <text:p>$3,500</text:p>
          </table:table-cell>
          <table:table-cell table:style-name="ce44" table:formula="of:=SUM([.C43:.C45])" office:value-type="float" office:value="0">
            <text:p/>
          </table:table-cell>
          <table:table-cell table:style-name="ce59" table:formula="of:=SUM([.D43:.D45])" office:value-type="float" office:value="3000">
            <text:p>$3,000</text:p>
          </table:table-cell>
          <table:table-cell table:style-name="ce26" table:formula="of:=SUM([.E43:.E45])" office:value-type="float" office:value="0">
            <text:p/>
          </table:table-cell>
          <table:table-cell table:style-name="ce44" table:formula="of:=SUM([.F43:.F45])" office:value-type="float" office:value="3500">
            <text:p>$3,500</text:p>
          </table:table-cell>
          <table:table-cell table:style-name="ce44" table:formula="of:=SUM([.G43:.G45])" office:value-type="float" office:value="0">
            <text:p/>
          </table:table-cell>
          <table:table-cell table:style-name="ce44" table:formula="of:=SUM([.H43:.H45])" office:value-type="float" office:value="0">
            <text:p/>
          </table:table-cell>
          <table:table-cell table:style-name="ce44" table:formula="of:=SUM([.I43:.I45])" office:value-type="float" office:value="0">
            <text:p/>
          </table:table-cell>
          <table:table-cell table:style-name="ce44" table:formula="of:=SUM([.J43:.J45])" office:value-type="float" office:value="0">
            <text:p/>
          </table:table-cell>
          <table:table-cell table:style-name="ce44" table:formula="of:=SUM([.K43:.K45])" office:value-type="float" office:value="0">
            <text:p/>
          </table:table-cell>
          <table:table-cell table:style-name="ce44" table:formula="of:=SUM([.L43:.L45])" office:value-type="float" office:value="0">
            <text:p/>
          </table:table-cell>
          <table:table-cell table:style-name="ce59" table:formula="of:=SUM([.M43:.M45])" office:value-type="float" office:value="0">
            <text:p/>
          </table:table-cell>
          <table:table-cell table:style-name="ce97" table:formula="of:=SUM([.B42:.M42])" office:value-type="currency" office:currency="USD" office:value="10000">
            <text:p>$10,000</text:p>
          </table:table-cell>
          <table:table-cell table:style-name="ce17" table:number-columns-repeated="1010"/>
        </table:table-row>
        <table:table-row-group table:display="false">
          <table:table-row table:style-name="ro4" table:visibility="collapse">
            <table:table-cell table:style-name="ce10" office:value-type="string">
              <text:p>Advertising</text:p>
            </table:table-cell>
            <table:table-cell table:style-name="ce28"/>
            <table:table-cell table:style-name="ce46"/>
            <table:table-cell table:style-name="ce61" office:value-type="float" office:value="3000">
              <text:p>$3,000</text:p>
            </table:table-cell>
            <table:table-cell table:style-name="ce28"/>
            <table:table-cell table:number-columns-repeated="7" table:style-name="ce46"/>
            <table:table-cell table:style-name="ce61"/>
            <table:table-cell table:style-name="ce99"/>
            <table:table-cell table:style-name="ce17" table:number-columns-repeated="1010"/>
          </table:table-row>
          <table:table-row table:style-name="ro4" table:visibility="collapse">
            <table:table-cell table:style-name="ce10" office:value-type="string">
              <text:p>Annual report</text:p>
            </table:table-cell>
            <table:table-cell table:style-name="ce28" office:value-type="float" office:value="3500">
              <text:p>$3,500</text:p>
            </table:table-cell>
            <table:table-cell table:style-name="ce46"/>
            <table:table-cell table:style-name="ce61"/>
            <table:table-cell table:style-name="ce28"/>
            <table:table-cell table:number-columns-repeated="7" table:style-name="ce46"/>
            <table:table-cell table:style-name="ce61"/>
            <table:table-cell table:style-name="ce99"/>
            <table:table-cell table:style-name="ce17" table:number-columns-repeated="1010"/>
          </table:table-row>
          <table:table-row table:style-name="ro4" table:visibility="collapse">
            <table:table-cell table:style-name="ce10" office:value-type="string">
              <text:p>Merchandise (Hackerthreads)</text:p>
            </table:table-cell>
            <table:table-cell table:style-name="ce28" office:value-type="float" office:value="0">
              <text:p/>
            </table:table-cell>
            <table:table-cell table:style-name="ce46"/>
            <table:table-cell table:style-name="ce61"/>
            <table:table-cell table:style-name="ce28"/>
            <table:table-cell table:style-name="ce46" office:value-type="float" office:value="3500">
              <office:annotation draw:style-name="gr5" draw:text-style-name="P2" svg:width="1.6126in" svg:height="0.2992in" svg:x="5.3996in" svg:y="6.189in" draw:caption-point-x="-5.3996in" draw:caption-point-y="-6.189in">
                <dc:creator>GP</dc:creator>
                <dc:date>2009-09-14T00:00:00</dc:date>
                <text:p text:style-name="P1"><text:span text:style-name="T1">for marketing and sales</text:span></text:p>
              </office:annotation>
              <text:p>$3,500</text:p>
            </table:table-cell>
            <table:table-cell table:number-columns-repeated="6" table:style-name="ce46"/>
            <table:table-cell table:style-name="ce61"/>
            <table:table-cell table:style-name="ce99"/>
            <table:table-cell table:style-name="ce17" table:number-columns-repeated="1010"/>
          </table:table-row>
        </table:table-row-group>
        <table:table-row table:style-name="ro4">
          <table:table-cell table:style-name="ce6" office:value-type="string">
            <text:p>Women's outreach</text:p>
          </table:table-cell>
          <table:table-cell table:style-name="ce26"/>
          <table:table-cell table:style-name="ce44"/>
          <table:table-cell table:style-name="ce59"/>
          <table:table-cell table:style-name="ce26"/>
          <table:table-cell table:style-name="ce44"/>
          <table:table-cell table:style-name="ce44" office:value-type="float" office:value="5000">
            <text:p>$5,000</text:p>
          </table:table-cell>
          <table:table-cell table:number-columns-repeated="3" table:style-name="ce44"/>
          <table:table-cell table:style-name="ce44" office:value-type="float" office:value="5000">
            <text:p>$5,000</text:p>
          </table:table-cell>
          <table:table-cell table:style-name="ce44" office:value-type="float" office:value="20000">
            <text:p>$20,000</text:p>
          </table:table-cell>
          <table:table-cell table:style-name="ce59"/>
          <table:table-cell table:style-name="ce97" table:formula="of:=SUM([.B46:.M46])" office:value-type="currency" office:currency="USD" office:value="30000">
            <text:p>$30,000</text:p>
          </table:table-cell>
          <table:table-cell table:style-name="ce17" table:number-columns-repeated="1010"/>
        </table:table-row>
        <table:table-row table:style-name="ro4">
          <table:table-cell table:style-name="ce11" office:value-type="string">
            <text:p>Total Result</text:p>
          </table:table-cell>
          <table:table-cell table:style-name="ce29" table:formula="of:=SUM([.B6];[.B9];[.B19];[.B26];[.B35];[.B36];[.B42];[.B46])" office:value-type="currency" office:currency="USD" office:value="37956.6666666667">
            <text:p>$37,957</text:p>
          </table:table-cell>
          <table:table-cell table:style-name="ce29" table:formula="of:=SUM([.C6];[.C9];[.C19];[.C26];[.C35];[.C36];[.C42];[.C46])" office:value-type="currency" office:currency="USD" office:value="45056.6666666667">
            <text:p>$45,057</text:p>
          </table:table-cell>
          <table:table-cell table:style-name="ce29" table:formula="of:=SUM([.D6];[.D9];[.D19];[.D26];[.D35];[.D36];[.D42];[.D46])" office:value-type="currency" office:currency="USD" office:value="18156.6666666667">
            <text:p>$18,157</text:p>
          </table:table-cell>
          <table:table-cell table:style-name="ce37" table:formula="of:=SUM([.E6];[.E9];[.E19];[.E26];[.E35];[.E36];[.E42];[.E46])" office:value-type="currency" office:currency="USD" office:value="19256.6666666667">
            <text:p>$19,257</text:p>
          </table:table-cell>
          <table:table-cell table:style-name="ce51" table:formula="of:=SUM([.F6];[.F9];[.F19];[.F26];[.F35];[.F36];[.F42];[.F46])" office:value-type="currency" office:currency="USD" office:value="20756.6666666667">
            <text:p>$20,757</text:p>
          </table:table-cell>
          <table:table-cell table:style-name="ce51" table:formula="of:=SUM([.G6];[.G9];[.G19];[.G26];[.G35];[.G36];[.G42];[.G46])" office:value-type="currency" office:currency="USD" office:value="42098.6666666667">
            <text:p>$42,099</text:p>
          </table:table-cell>
          <table:table-cell table:style-name="ce29" table:formula="of:=SUM([.H6];[.H9];[.H19];[.H26];[.H35];[.H36];[.H42];[.H46])" office:value-type="currency" office:currency="USD" office:value="24356.6666666667">
            <text:p>$24,357</text:p>
          </table:table-cell>
          <table:table-cell table:style-name="ce29" table:formula="of:=SUM([.I6];[.I9];[.I19];[.I26];[.I35];[.I36];[.I42];[.I46])" office:value-type="currency" office:currency="USD" office:value="24406.6666666667">
            <text:p>$24,407</text:p>
          </table:table-cell>
          <table:table-cell table:style-name="ce29" table:formula="of:=SUM([.J6];[.J9];[.J19];[.J26];[.J35];[.J36];[.J42];[.J46])" office:value-type="currency" office:currency="USD" office:value="109756.666666667">
            <text:p>$109,757</text:p>
          </table:table-cell>
          <table:table-cell table:style-name="ce29" table:formula="of:=SUM([.K6];[.K9];[.K19];[.K26];[.K35];[.K36];[.K42];[.K46])" office:value-type="currency" office:currency="USD" office:value="27856.6666666667">
            <text:p>$27,857</text:p>
          </table:table-cell>
          <table:table-cell table:style-name="ce29" table:formula="of:=SUM([.L6];[.L9];[.L19];[.L26];[.L35];[.L36];[.L42];[.L46])" office:value-type="currency" office:currency="USD" office:value="43756.6666666667">
            <text:p>$43,757</text:p>
          </table:table-cell>
          <table:table-cell table:style-name="ce29" table:formula="of:=SUM([.M6];[.M9];[.M19];[.M26];[.M35];[.M36];[.M42];[.M46])" office:value-type="currency" office:currency="USD" office:value="49256.6666666667">
            <text:p>$49,257</text:p>
          </table:table-cell>
          <table:table-cell table:style-name="ce100" table:formula="of:=IF(SUM([.B47:.M47])=SUM([.N6:.N46]);SUM([.N6:.N46]);&quot;#Formula#&quot;)" office:value-type="currency" office:currency="USD" office:value="462672">
            <text:p>$462,672</text:p>
          </table:table-cell>
          <table:table-cell table:style-name="ce17" table:number-columns-repeated="1010"/>
        </table:table-row>
        <table:table-row table:style-name="ro2" table:number-rows-repeated="2">
          <table:table-cell table:style-name="ce12"/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" office:value-type="string" table:number-columns-spanned="1" table:number-rows-spanned="2">
            <text:p>Income</text:p>
          </table:table-cell>
          <table:table-cell table:style-name="ce18" office:value-type="string">
            <text:p>Year</text:p>
          </table:table-cell>
          <table:table-cell table:style-name="ce39" office:value-type="string">
            <text:p>Month</text:p>
          </table:table-cell>
          <table:table-cell table:style-name="ce53" table:number-columns-repeated="10"/>
          <table:table-cell table:style-name="ce92"/>
          <table:table-cell table:style-name="ce17" table:number-columns-repeated="1010"/>
        </table:table-row>
        <table:table-row table:style-name="ro4">
          <table:covered-table-cell table:style-name="ce2"/>
          <table:table-cell table:style-name="ce19" office:value-type="float" office:value="2009">
            <text:p>2009</text:p>
          </table:table-cell>
          <table:table-cell table:style-name="ce40"/>
          <table:table-cell table:style-name="ce54"/>
          <table:table-cell table:style-name="ce70" office:value-type="float" office:value="2010">
            <text:p>2010</text:p>
          </table:table-cell>
          <table:table-cell table:style-name="ce76" table:number-columns-repeated="8"/>
          <table:table-cell table:style-name="ce93" office:value-type="string">
            <text:p>Total</text:p>
          </table:table-cell>
          <table:table-cell table:style-name="ce17" table:number-columns-repeated="1010"/>
        </table:table-row>
        <table:table-row table:style-name="ro4">
          <table:table-cell table:style-name="ce3" office:value-type="string">
            <text:p>Category</text:p>
          </table:table-cell>
          <table:table-cell table:style-name="ce31" office:value-type="float" office:value="10">
            <text:p>10</text:p>
          </table:table-cell>
          <table:table-cell table:style-name="ce47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31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94" office:value-type="string">
            <text:p>Result</text:p>
          </table:table-cell>
          <table:table-cell table:style-name="ce17" table:number-columns-repeated="1010"/>
        </table:table-row>
        <table:table-row table:style-name="ro5">
          <table:table-cell table:style-name="ce6" office:value-type="string">
            <text:p>A11y</text:p>
          </table:table-cell>
          <table:table-cell table:style-name="ce32" table:formula="of:=SUM([.B54:.B55])" office:value-type="float" office:value="18000">
            <office:annotation draw:style-name="gr2" draw:text-style-name="P2" svg:width="1.3591in" svg:height="0.2295in" svg:x="2.7228in" svg:y="8.1106in" draw:caption-point-x="-2.7228in" draw:caption-point-y="-8.1106in">
              <dc:creator>GP</dc:creator>
              <dc:date>2009-09-14T00:00:00</dc:date>
              <text:p text:style-name="P1"><text:span text:style-name="T1">Surplus from 2009</text:span></text:p>
            </office:annotation>
            <text:p>$18,000</text:p>
          </table:table-cell>
          <table:table-cell table:style-name="ce21" table:formula="of:=SUM([.C54:.C55])" office:value-type="float" office:value="0">
            <text:p/>
          </table:table-cell>
          <table:table-cell table:style-name="ce63" table:formula="of:=SUM([.D54:.D55])" office:value-type="float" office:value="0">
            <text:p/>
          </table:table-cell>
          <table:table-cell table:style-name="ce71" table:formula="of:=SUM([.E54:.E55])" office:value-type="float" office:value="0">
            <text:p/>
          </table:table-cell>
          <table:table-cell table:style-name="ce77" table:formula="of:=SUM([.F54:.F55])" office:value-type="float" office:value="0">
            <text:p/>
          </table:table-cell>
          <table:table-cell table:style-name="ce77" table:formula="of:=SUM([.G54:.G55])" office:value-type="float" office:value="0">
            <text:p/>
          </table:table-cell>
          <table:table-cell table:style-name="ce77" table:formula="of:=SUM([.H54:.H55])" office:value-type="float" office:value="0">
            <text:p/>
          </table:table-cell>
          <table:table-cell table:style-name="ce77" table:formula="of:=SUM([.I54:.I55])" office:value-type="float" office:value="0">
            <text:p/>
          </table:table-cell>
          <table:table-cell table:style-name="ce77" table:formula="of:=SUM([.J54:.J55])" office:value-type="float" office:value="0">
            <text:p/>
          </table:table-cell>
          <table:table-cell table:style-name="ce77" table:formula="of:=SUM([.K54:.K55])" office:value-type="float" office:value="0">
            <text:p/>
          </table:table-cell>
          <table:table-cell table:style-name="ce77" table:formula="of:=SUM([.L54:.L55])" office:value-type="float" office:value="0">
            <text:p/>
          </table:table-cell>
          <table:table-cell table:style-name="ce87" table:formula="of:=SUM([.M54:.M55])" office:value-type="float" office:value="0">
            <text:p/>
          </table:table-cell>
          <table:table-cell table:style-name="ce97" table:formula="of:=SUM([.B53:.M53])" office:value-type="currency" office:currency="USD" office:value="18000">
            <text:p>$18,000</text:p>
          </table:table-cell>
          <table:table-cell table:style-name="ce17" table:number-columns-repeated="1010"/>
        </table:table-row>
        <table:table-row-group table:display="false">
          <table:table-row table:style-name="ro5" table:visibility="collapse">
            <table:table-cell table:style-name="ce8" office:value-type="string">
              <text:p>Surplus 2009</text:p>
            </table:table-cell>
            <table:table-cell table:style-name="ce33" office:value-type="float" office:value="18000">
              <text:p>$18,000</text:p>
            </table:table-cell>
            <table:table-cell table:style-name="ce48"/>
            <table:table-cell table:style-name="ce64"/>
            <table:table-cell table:style-name="ce33"/>
            <table:table-cell table:number-columns-repeated="7" table:style-name="ce48"/>
            <table:table-cell table:style-name="ce64"/>
            <table:table-cell table:style-name="ce98"/>
            <table:table-cell table:style-name="ce17" table:number-columns-repeated="1010"/>
          </table:table-row>
          <table:table-row table:style-name="ro5" table:visibility="collapse">
            <table:table-cell table:style-name="ce8" office:value-type="string">
              <text:p>Sponsors</text:p>
            </table:table-cell>
            <table:table-cell table:style-name="ce34"/>
            <table:table-cell table:style-name="ce49"/>
            <table:table-cell table:style-name="ce65"/>
            <table:table-cell table:style-name="ce33"/>
            <table:table-cell table:style-name="ce48" table:number-columns-repeated="7"/>
            <table:table-cell table:style-name="ce64"/>
            <table:table-cell table:style-name="ce98"/>
            <table:table-cell table:style-name="ce17" table:number-columns-repeated="1010"/>
          </table:table-row>
        </table:table-row-group>
        <table:table-row table:style-name="ro5">
          <table:table-cell table:style-name="ce6" office:value-type="string">
            <text:p>Adboard</text:p>
          </table:table-cell>
          <table:table-cell table:style-name="ce24"/>
          <table:table-cell table:style-name="ce42" office:value-type="float" office:value="10000">
            <text:p>$10,000</text:p>
          </table:table-cell>
          <table:table-cell table:style-name="ce57" office:value-type="float" office:value="20000">
            <text:p>$20,000</text:p>
          </table:table-cell>
          <table:table-cell table:style-name="ce72" office:value-type="float" office:value="60000">
            <text:p>$60,000</text:p>
          </table:table-cell>
          <table:table-cell table:style-name="ce78" office:value-type="float" office:value="10000">
            <text:p>$10,000</text:p>
          </table:table-cell>
          <table:table-cell table:style-name="ce78" office:value-type="float" office:value="40000">
            <text:p>$40,000</text:p>
          </table:table-cell>
          <table:table-cell table:number-columns-repeated="2" table:style-name="ce78" office:value-type="float" office:value="20000">
            <text:p>$20,000</text:p>
          </table:table-cell>
          <table:table-cell table:number-columns-repeated="3" table:style-name="ce78"/>
          <table:table-cell table:style-name="ce88"/>
          <table:table-cell table:style-name="ce97" table:formula="of:=SUM([.B56:.M56])" office:value-type="currency" office:currency="USD" office:value="180000">
            <text:p>$180,000</text:p>
          </table:table-cell>
          <table:table-cell table:style-name="ce17" table:number-columns-repeated="1010"/>
        </table:table-row>
        <table:table-row table:style-name="ro5">
          <table:table-cell table:style-name="ce6" office:value-type="string">
            <text:p>Affiliate programs</text:p>
          </table:table-cell>
          <table:table-cell table:style-name="ce24"/>
          <table:table-cell table:style-name="ce44"/>
          <table:table-cell table:style-name="ce57" table:formula="of:=SUM([.D58:.D59])" office:value-type="float" office:value="70">
            <text:p>$70</text:p>
          </table:table-cell>
          <table:table-cell table:style-name="ce72" table:formula="of:=SUM([.E58:.E59])" office:value-type="float" office:value="70">
            <text:p>$70</text:p>
          </table:table-cell>
          <table:table-cell table:style-name="ce79" table:formula="of:=SUM([.F58:.F59])" office:value-type="float" office:value="90">
            <text:p>$90</text:p>
          </table:table-cell>
          <table:table-cell table:style-name="ce79" table:formula="of:=SUM([.G58:.G59])" office:value-type="float" office:value="140">
            <text:p>$140</text:p>
          </table:table-cell>
          <table:table-cell table:style-name="ce79" table:formula="of:=SUM([.H58:.H59])" office:value-type="float" office:value="260">
            <text:p>$260</text:p>
          </table:table-cell>
          <table:table-cell table:style-name="ce79" table:formula="of:=SUM([.I58:.I59])" office:value-type="float" office:value="240">
            <text:p>$240</text:p>
          </table:table-cell>
          <table:table-cell table:style-name="ce79" table:formula="of:=SUM([.J58:.J59])" office:value-type="float" office:value="1020">
            <text:p>$1,020</text:p>
          </table:table-cell>
          <table:table-cell table:style-name="ce79" table:formula="of:=SUM([.K58:.K59])" office:value-type="float" office:value="200">
            <text:p>$200</text:p>
          </table:table-cell>
          <table:table-cell table:style-name="ce79" table:formula="of:=SUM([.L58:.L59])" office:value-type="float" office:value="100">
            <text:p>$100</text:p>
          </table:table-cell>
          <table:table-cell table:style-name="ce88" table:formula="of:=SUM([.M58:.M59])" office:value-type="float" office:value="50">
            <text:p>$50</text:p>
          </table:table-cell>
          <table:table-cell table:style-name="ce97" table:formula="of:=SUM([.B57:.M57])" office:value-type="currency" office:currency="USD" office:value="2240">
            <text:p>$2,240</text:p>
          </table:table-cell>
          <table:table-cell table:style-name="ce17" table:number-columns-repeated="1010"/>
        </table:table-row>
        <table:table-row-group table:display="false">
          <table:table-row table:style-name="ro5" table:visibility="collapse">
            <table:table-cell table:style-name="ce13" office:value-type="string">
              <text:p>Hackerthreads</text:p>
            </table:table-cell>
            <table:table-cell table:style-name="ce35" office:value-type="float" office:value="0">
              <text:p/>
            </table:table-cell>
            <table:table-cell table:style-name="ce46" office:value-type="float" office:value="0">
              <text:p/>
            </table:table-cell>
            <table:table-cell table:style-name="ce66" office:value-type="float" office:value="50">
              <text:p>$50</text:p>
            </table:table-cell>
            <table:table-cell table:style-name="ce73" office:value-type="float" office:value="50">
              <text:p>$50</text:p>
            </table:table-cell>
            <table:table-cell table:style-name="ce80" office:value-type="float" office:value="50">
              <text:p>$50</text:p>
            </table:table-cell>
            <table:table-cell table:style-name="ce80" office:value-type="float" office:value="100">
              <text:p>$100</text:p>
            </table:table-cell>
            <table:table-cell table:number-columns-repeated="2" table:style-name="ce80" office:value-type="float" office:value="200">
              <text:p>$200</text:p>
            </table:table-cell>
            <table:table-cell table:style-name="ce80" office:value-type="float" office:value="1000">
              <text:p>$1,000</text:p>
            </table:table-cell>
            <table:table-cell table:style-name="ce80" office:value-type="float" office:value="200">
              <text:p>$200</text:p>
            </table:table-cell>
            <table:table-cell table:style-name="ce80" office:value-type="float" office:value="100">
              <text:p>$100</text:p>
            </table:table-cell>
            <table:table-cell table:style-name="ce89" office:value-type="float" office:value="50">
              <text:p>$50</text:p>
            </table:table-cell>
            <table:table-cell table:style-name="ce98"/>
            <table:table-cell table:style-name="ce17" table:number-columns-repeated="1010"/>
          </table:table-row>
          <table:table-row table:style-name="ro5" table:visibility="collapse">
            <table:table-cell table:style-name="ce8" office:value-type="string">
              <text:p>Amazon</text:p>
            </table:table-cell>
            <table:table-cell table:style-name="ce34"/>
            <table:table-cell table:style-name="ce45"/>
            <table:table-cell table:style-name="ce65" office:value-type="float" office:value="20">
              <text:p>$20</text:p>
            </table:table-cell>
            <table:table-cell table:style-name="ce33" office:value-type="float" office:value="20">
              <text:p>$20</text:p>
            </table:table-cell>
            <table:table-cell table:number-columns-repeated="2" table:style-name="ce81" office:value-type="float" office:value="40">
              <text:p>$40</text:p>
            </table:table-cell>
            <table:table-cell table:style-name="ce81" office:value-type="float" office:value="60">
              <text:p>$60</text:p>
            </table:table-cell>
            <table:table-cell table:style-name="ce81" office:value-type="float" office:value="40">
              <text:p>$40</text:p>
            </table:table-cell>
            <table:table-cell table:style-name="ce81" office:value-type="float" office:value="20">
              <text:p>$20</text:p>
            </table:table-cell>
            <table:table-cell table:number-columns-repeated="2" table:style-name="ce81"/>
            <table:table-cell table:style-name="ce64"/>
            <table:table-cell table:style-name="ce98"/>
            <table:table-cell table:style-name="ce17" table:number-columns-repeated="1010"/>
          </table:table-row>
        </table:table-row-group>
        <table:table-row table:style-name="ro5">
          <table:table-cell table:style-name="ce6" office:value-type="string">
            <text:p>Events</text:p>
          </table:table-cell>
          <table:table-cell table:style-name="ce24" table:formula="of:=SUM([.B61];[.B64:.B68])" office:value-type="float" office:value="4000">
            <text:p>$4,000</text:p>
          </table:table-cell>
          <table:table-cell table:style-name="ce44" table:formula="of:=SUM([.C61];[.C64:.C68])" office:value-type="float" office:value="12000">
            <text:p>$12,000</text:p>
          </table:table-cell>
          <table:table-cell table:style-name="ce57" table:formula="of:=SUM([.D61];[.D64:.D68])" office:value-type="float" office:value="0">
            <text:p/>
          </table:table-cell>
          <table:table-cell table:style-name="ce72" table:formula="of:=SUM([.E61];[.E64:.E68])" office:value-type="float" office:value="0">
            <text:p/>
          </table:table-cell>
          <table:table-cell table:style-name="ce79" table:formula="of:=SUM([.F61];[.F64:.F68])" office:value-type="float" office:value="0">
            <text:p/>
          </table:table-cell>
          <table:table-cell table:style-name="ce79" table:formula="of:=SUM([.G61];[.G64:.G68])" office:value-type="float" office:value="0">
            <text:p/>
          </table:table-cell>
          <table:table-cell table:style-name="ce84" table:formula="of:=SUM([.H61];[.H64:.H68])" office:value-type="float" office:value="0">
            <text:p/>
          </table:table-cell>
          <table:table-cell table:style-name="ce84" table:formula="of:=SUM([.I61];[.I64:.I68])" office:value-type="float" office:value="0">
            <text:p/>
          </table:table-cell>
          <table:table-cell table:style-name="ce84" table:formula="of:=SUM([.J61];[.J64:.J68])" office:value-type="float" office:value="96000">
            <text:p>$96,000</text:p>
          </table:table-cell>
          <table:table-cell table:style-name="ce84" table:formula="of:=SUM([.K61];[.K64:.K68])" office:value-type="float" office:value="0">
            <text:p/>
          </table:table-cell>
          <table:table-cell table:style-name="ce84" table:formula="of:=SUM([.L61];[.L64:.L68])" office:value-type="float" office:value="0">
            <text:p/>
          </table:table-cell>
          <table:table-cell table:style-name="ce88" table:formula="of:=SUM([.M61];[.M64:.M68])" office:value-type="float" office:value="25000">
            <text:p>$25,000</text:p>
          </table:table-cell>
          <table:table-cell table:style-name="ce97" table:formula="of:=SUM([.B60:.M60])" office:value-type="currency" office:currency="USD" office:value="137000">
            <text:p>$137,000</text:p>
          </table:table-cell>
          <table:table-cell table:style-name="ce17" table:number-columns-repeated="1010"/>
        </table:table-row>
        <table:table-row-group table:display="false">
          <table:table-row table:style-name="ro5" table:visibility="collapse">
            <table:table-cell table:style-name="ce5" office:value-type="string">
              <text:p>Boston Summit</text:p>
            </table:table-cell>
            <table:table-cell table:style-name="ce23" table:formula="of:=SUM([.B62:.B63])" office:value-type="float" office:value="4000">
              <office:annotation draw:style-name="gr2" draw:text-style-name="P2" svg:width="1.1358in" svg:height="0.2295in" svg:x="2.4571in" svg:y="8.972in" draw:caption-point-x="-2.4571in" draw:caption-point-y="-8.972in">
                <dc:creator>GP</dc:creator>
                <dc:date>2009-09-14T00:00:00</dc:date>
                <text:p text:style-name="P1"><text:span text:style-name="T1">Sponsorships</text:span></text:p>
              </office:annotation>
              <text:p>$4,000</text:p>
            </table:table-cell>
            <table:table-cell table:style-name="ce43"/>
            <table:table-cell table:style-name="ce56"/>
            <table:table-cell table:style-name="ce74"/>
            <table:table-cell table:number-columns-repeated="7" table:style-name="ce82"/>
            <table:table-cell table:style-name="ce90"/>
            <table:table-cell table:style-name="ce96"/>
            <table:table-cell table:style-name="ce17" table:number-columns-repeated="1010"/>
          </table:table-row>
          <table:table-row-group>
            <table:table-row table:style-name="ro5" table:visibility="collapse">
              <table:table-cell table:style-name="ce7" office:value-type="string">
                <text:p>Other</text:p>
              </table:table-cell>
              <table:table-cell table:style-name="ce23" office:value-type="float" office:value="3000">
                <text:p>$3,000</text:p>
              </table:table-cell>
              <table:table-cell table:style-name="ce43"/>
              <table:table-cell table:style-name="ce56"/>
              <table:table-cell table:style-name="ce74"/>
              <table:table-cell table:number-columns-repeated="7" table:style-name="ce82"/>
              <table:table-cell table:style-name="ce90"/>
              <table:table-cell table:style-name="ce96"/>
              <table:table-cell table:style-name="ce17" table:number-columns-repeated="1010"/>
            </table:table-row>
            <table:table-row table:style-name="ro5" table:visibility="collapse">
              <table:table-cell table:style-name="ce7" office:value-type="string">
                <text:p>Novell(?)</text:p>
              </table:table-cell>
              <table:table-cell table:style-name="ce23" office:value-type="float" office:value="1000">
                <text:p>$1,000</text:p>
              </table:table-cell>
              <table:table-cell table:style-name="ce43"/>
              <table:table-cell table:style-name="ce56"/>
              <table:table-cell table:style-name="ce74"/>
              <table:table-cell table:number-columns-repeated="7" table:style-name="ce82"/>
              <table:table-cell table:style-name="ce90"/>
              <table:table-cell table:style-name="ce96"/>
              <table:table-cell table:style-name="ce17" table:number-columns-repeated="1010"/>
            </table:table-row>
          </table:table-row-group>
          <table:table-row table:style-name="ro5" table:visibility="collapse">
            <table:table-cell table:style-name="ce5" office:value-type="string">
              <text:p>GUADEC</text:p>
            </table:table-cell>
            <table:table-cell table:style-name="ce23"/>
            <table:table-cell table:style-name="ce43"/>
            <table:table-cell table:style-name="ce56"/>
            <table:table-cell table:style-name="ce74"/>
            <table:table-cell table:number-columns-repeated="4" table:style-name="ce82"/>
            <table:table-cell table:style-name="ce82" office:value-type="float" office:value="96000">
              <office:annotation draw:style-name="gr2" draw:text-style-name="P2" svg:width="1.4555in" svg:height="0.2295in" svg:x="8.5461in" svg:y="9.0437in" draw:caption-point-x="-8.5461in" draw:caption-point-y="-9.0437in">
                <dc:creator>GP</dc:creator>
                <dc:date>2009-09-14T00:00:00</dc:date>
                <text:p text:style-name="P1"><text:span text:style-name="T1">Sponsorships + fees</text:span></text:p>
              </office:annotation>
              <text:p>$96,000</text:p>
            </table:table-cell>
            <table:table-cell table:number-columns-repeated="2" table:style-name="ce82"/>
            <table:table-cell table:style-name="ce90"/>
            <table:table-cell table:style-name="ce96"/>
            <table:table-cell table:style-name="ce17" table:number-columns-repeated="1010"/>
          </table:table-row>
          <table:table-row table:style-name="ro5" table:visibility="collapse">
            <table:table-cell table:style-name="ce5" office:value-type="string">
              <text:p>GNOME Asia</text:p>
            </table:table-cell>
            <table:table-cell table:style-name="ce23"/>
            <table:table-cell table:style-name="ce43" office:value-type="float" office:value="12000">
              <office:annotation draw:style-name="gr3" draw:text-style-name="P2" svg:width="1.1346in" svg:height="0.5402in" svg:x="3.3406in" svg:y="9.1622in" draw:caption-point-x="-3.3406in" draw:caption-point-y="-9.1622in">
                <dc:date>2009-09-09T00:00:00</dc:date>
                <text:p text:style-name="P1"><text:span text:style-name="T1">GNOME Asia ran a profit last year.</text:span></text:p>
              </office:annotation>
              <text:p>$12,000</text:p>
            </table:table-cell>
            <table:table-cell table:style-name="ce56"/>
            <table:table-cell table:style-name="ce74"/>
            <table:table-cell table:number-columns-repeated="4" table:style-name="ce82"/>
            <table:table-cell table:style-name="ce86"/>
            <table:table-cell table:number-columns-repeated="2" table:style-name="ce82"/>
            <table:table-cell table:style-name="ce90"/>
            <table:table-cell table:style-name="ce96"/>
            <table:table-cell table:style-name="ce17" table:number-columns-repeated="1010"/>
          </table:table-row>
          <table:table-row table:style-name="ro5" table:visibility="collapse">
            <table:table-cell table:style-name="ce5" office:value-type="string">
              <text:p>GNOME Asia 2009</text:p>
            </table:table-cell>
            <table:table-cell table:style-name="ce23"/>
            <table:table-cell table:style-name="ce43"/>
            <table:table-cell table:style-name="ce56"/>
            <table:table-cell table:style-name="ce74"/>
            <table:table-cell table:number-columns-repeated="4" table:style-name="ce82"/>
            <table:table-cell table:style-name="ce86"/>
            <table:table-cell table:number-columns-repeated="2" table:style-name="ce82"/>
            <table:table-cell table:style-name="ce90"/>
            <table:table-cell table:style-name="ce96"/>
            <table:table-cell table:style-name="ce17" table:number-columns-repeated="1010"/>
          </table:table-row>
          <table:table-row table:style-name="ro5" table:visibility="collapse">
            <table:table-cell table:style-name="ce5" office:value-type="string">
              <text:p>GUADEC-ES</text:p>
            </table:table-cell>
            <table:table-cell table:style-name="ce23"/>
            <table:table-cell table:style-name="ce43"/>
            <table:table-cell table:style-name="ce56"/>
            <table:table-cell table:style-name="ce74"/>
            <table:table-cell table:number-columns-repeated="4" table:style-name="ce82"/>
            <table:table-cell table:style-name="ce86"/>
            <table:table-cell table:number-columns-repeated="2" table:style-name="ce82"/>
            <table:table-cell table:style-name="ce90" table:formula="of:=[.M27]" office:value-type="float" office:value="25000">
              <office:annotation draw:style-name="gr2" draw:text-style-name="P2" svg:width="1.1358in" svg:height="0.2295in" svg:x="10.5689in" svg:y="9.4961in" draw:caption-point-x="-10.5689in" draw:caption-point-y="-9.4961in">
                <dc:creator>GP</dc:creator>
                <dc:date>2009-09-14T00:00:00</dc:date>
                <text:p text:style-name="P1"><text:span text:style-name="T1">Sponsorships</text:span></text:p>
              </office:annotation>
              <text:p>$25,000</text:p>
            </table:table-cell>
            <table:table-cell table:style-name="ce96"/>
            <table:table-cell table:style-name="ce17" table:number-columns-repeated="1010"/>
          </table:table-row>
          <table:table-row table:style-name="ro5" table:visibility="collapse">
            <table:table-cell table:style-name="ce5" office:value-type="string">
              <text:p>Other fees</text:p>
            </table:table-cell>
            <table:table-cell table:style-name="ce23"/>
            <table:table-cell table:style-name="ce43"/>
            <table:table-cell table:style-name="ce56"/>
            <table:table-cell table:style-name="ce74"/>
            <table:table-cell table:number-columns-repeated="7" table:style-name="ce82"/>
            <table:table-cell table:style-name="ce90"/>
            <table:table-cell table:style-name="ce96"/>
            <table:table-cell table:style-name="ce17" table:number-columns-repeated="1010"/>
          </table:table-row>
        </table:table-row-group>
        <table:table-row table:style-name="ro5">
          <table:table-cell table:style-name="ce14" office:value-type="string">
            <text:p>Hackfests</text:p>
          </table:table-cell>
          <table:table-cell table:style-name="ce24"/>
          <table:table-cell table:style-name="ce44" table:formula="of:=2900+5900" office:value-type="float" office:value="8800">
            <office:annotation draw:style-name="gr2" draw:text-style-name="P2" svg:width="1.5504in" svg:height="0.3657in" svg:x="3.2441in" svg:y="9.7984in" draw:caption-point-x="-3.2441in" draw:caption-point-y="-9.7984in">
              <dc:creator>GP</dc:creator>
              <dc:date>2009-09-23T00:00:00</dc:date>
              <text:p text:style-name="P1"><text:span text:style-name="T1">€</text:span><text:span text:style-name="T1">2,000 from Canonical</text:span></text:p>
              <text:p text:style-name="P1"><text:span text:style-name="T1">&amp; €3000 from Igalia</text:span></text:p>
            </office:annotation>
            <text:p>$8,800</text:p>
          </table:table-cell>
          <table:table-cell table:style-name="ce57"/>
          <table:table-cell table:style-name="ce72"/>
          <table:table-cell table:style-name="ce79"/>
          <table:table-cell table:style-name="ce79" office:value-type="float" office:value="2000">
            <text:p>$2,000</text:p>
          </table:table-cell>
          <table:table-cell table:style-name="ce79"/>
          <table:table-cell table:style-name="ce79" office:value-type="float" office:value="2000">
            <text:p>$2,000</text:p>
          </table:table-cell>
          <table:table-cell table:number-columns-repeated="3" table:style-name="ce79"/>
          <table:table-cell table:style-name="ce88" office:value-type="float" office:value="2000">
            <text:p>$2,000</text:p>
          </table:table-cell>
          <table:table-cell table:style-name="ce97" table:formula="of:=SUM([.B69:.M69])" office:value-type="currency" office:currency="USD" office:value="14800">
            <text:p>$14,800</text:p>
          </table:table-cell>
          <table:table-cell table:style-name="ce17" table:number-columns-repeated="1010"/>
        </table:table-row>
        <table:table-row table:style-name="ro5">
          <table:table-cell table:style-name="ce6" office:value-type="string">
            <text:p>Friends of GNOME</text:p>
          </table:table-cell>
          <table:table-cell table:style-name="ce24" table:formula="of:=SUM([.B71:.B72])" office:value-type="float" office:value="1200">
            <text:p>$1,200</text:p>
          </table:table-cell>
          <table:table-cell table:style-name="ce44" table:formula="of:=SUM([.C71:.C72])" office:value-type="float" office:value="1300">
            <text:p>$1,300</text:p>
          </table:table-cell>
          <table:table-cell table:style-name="ce57" table:formula="of:=SUM([.D71:.D72])" office:value-type="float" office:value="1400">
            <text:p>$1,400</text:p>
          </table:table-cell>
          <table:table-cell table:style-name="ce72" table:formula="of:=SUM([.E71:.E72])" office:value-type="float" office:value="4800">
            <text:p>$4,800</text:p>
          </table:table-cell>
          <table:table-cell table:style-name="ce79" table:formula="of:=SUM([.F71:.F72])" office:value-type="float" office:value="2900">
            <text:p>$2,900</text:p>
          </table:table-cell>
          <table:table-cell table:style-name="ce79" table:formula="of:=SUM([.G71:.G72])" office:value-type="float" office:value="3000">
            <text:p>$3,000</text:p>
          </table:table-cell>
          <table:table-cell table:style-name="ce79" table:formula="of:=SUM([.H71:.H72])" office:value-type="float" office:value="4600">
            <text:p>$4,600</text:p>
          </table:table-cell>
          <table:table-cell table:style-name="ce79" table:formula="of:=SUM([.I71:.I72])" office:value-type="float" office:value="8200">
            <text:p>$8,200</text:p>
          </table:table-cell>
          <table:table-cell table:style-name="ce79" table:formula="of:=SUM([.J71:.J72])" office:value-type="float" office:value="2300">
            <text:p>$2,300</text:p>
          </table:table-cell>
          <table:table-cell table:style-name="ce79" table:formula="of:=SUM([.K71:.K72])" office:value-type="float" office:value="2400">
            <text:p>$2,400</text:p>
          </table:table-cell>
          <table:table-cell table:style-name="ce79" table:formula="of:=SUM([.L71:.L72])" office:value-type="float" office:value="2200">
            <text:p>$2,200</text:p>
          </table:table-cell>
          <table:table-cell table:style-name="ce88" table:formula="of:=SUM([.M71:.M72])" office:value-type="float" office:value="2300">
            <text:p>$2,300</text:p>
          </table:table-cell>
          <table:table-cell table:style-name="ce97" table:formula="of:=SUM([.B70:.M70])" office:value-type="currency" office:currency="USD" office:value="36600">
            <text:p>$36,600</text:p>
          </table:table-cell>
          <table:table-cell table:style-name="ce17" table:number-columns-repeated="1010"/>
        </table:table-row>
        <table:table-row-group table:display="false">
          <table:table-row table:style-name="ro5" table:visibility="collapse">
            <table:table-cell table:style-name="ce5" office:value-type="string">
              <office:annotation draw:style-name="gr1" draw:text-style-name="P2" svg:width="1.4587in" svg:height="0.3902in" svg:x="1.7913in" svg:y="6.9634in" draw:caption-point-x="-1.7913in" draw:caption-point-y="-6.9634in">
                <dc:creator>GP</dc:creator>
                <dc:date>2009-09-14T00:00:00</dc:date>
                <text:p text:style-name="P1"><text:span text:style-name="T1">We expect to increase 10% each month</text:span></text:p>
              </office:annotation>
              <text:p>Subscriptions</text:p>
            </table:table-cell>
            <table:table-cell table:style-name="ce23" office:value-type="float" office:value="1200">
              <text:p>$1,200</text:p>
            </table:table-cell>
            <table:table-cell table:style-name="ce43" office:value-type="float" office:value="1300">
              <text:p>$1,300</text:p>
            </table:table-cell>
            <table:table-cell table:style-name="ce56" office:value-type="float" office:value="1400">
              <text:p>$1,400</text:p>
            </table:table-cell>
            <table:table-cell table:style-name="ce74" office:value-type="float" office:value="1500">
              <text:p>$1,500</text:p>
            </table:table-cell>
            <table:table-cell table:style-name="ce82" office:value-type="float" office:value="1600">
              <text:p>$1,600</text:p>
            </table:table-cell>
            <table:table-cell table:style-name="ce82" office:value-type="float" office:value="1700">
              <text:p>$1,700</text:p>
            </table:table-cell>
            <table:table-cell table:style-name="ce82" office:value-type="float" office:value="1800">
              <text:p>$1,800</text:p>
            </table:table-cell>
            <table:table-cell table:style-name="ce82" office:value-type="float" office:value="1900">
              <text:p>$1,900</text:p>
            </table:table-cell>
            <table:table-cell table:style-name="ce82" office:value-type="float" office:value="2000">
              <text:p>$2,000</text:p>
            </table:table-cell>
            <table:table-cell table:style-name="ce82" office:value-type="float" office:value="2100">
              <text:p>$2,100</text:p>
            </table:table-cell>
            <table:table-cell table:style-name="ce82" office:value-type="float" office:value="2200">
              <text:p>$2,200</text:p>
            </table:table-cell>
            <table:table-cell table:style-name="ce90" office:value-type="float" office:value="2300">
              <text:p>$2,300</text:p>
            </table:table-cell>
            <table:table-cell table:style-name="ce96"/>
            <table:table-cell table:style-name="ce17" table:number-columns-repeated="1010"/>
          </table:table-row>
          <table:table-row table:style-name="ro5" table:visibility="collapse">
            <table:table-cell table:style-name="ce5" office:value-type="string">
              <text:p>One time payment</text:p>
            </table:table-cell>
            <table:table-cell table:style-name="ce23"/>
            <table:table-cell table:style-name="ce43"/>
            <table:table-cell table:style-name="ce56"/>
            <table:table-cell table:style-name="ce74" office:value-type="float" office:value="3300">
              <text:p>$3,300</text:p>
            </table:table-cell>
            <table:table-cell table:number-columns-repeated="2" table:style-name="ce82" office:value-type="float" office:value="1300">
              <text:p>$1,300</text:p>
            </table:table-cell>
            <table:table-cell table:style-name="ce82" office:value-type="float" office:value="2800">
              <text:p>$2,800</text:p>
            </table:table-cell>
            <table:table-cell table:style-name="ce82" office:value-type="float" office:value="6300">
              <text:p>$6,300</text:p>
            </table:table-cell>
            <table:table-cell table:number-columns-repeated="2" table:style-name="ce82" office:value-type="float" office:value="300">
              <text:p>$300</text:p>
            </table:table-cell>
            <table:table-cell table:style-name="ce82"/>
            <table:table-cell table:style-name="ce90"/>
            <table:table-cell table:style-name="ce96"/>
            <table:table-cell table:style-name="ce17" table:number-columns-repeated="1010"/>
          </table:table-row>
        </table:table-row-group>
        <table:table-row table:style-name="ro5">
          <table:table-cell table:style-name="ce6" office:value-type="string">
            <text:p>Interest (Bank)</text:p>
          </table:table-cell>
          <table:table-cell table:style-name="ce24" office:value-type="float" office:value="200">
            <text:p>$200</text:p>
          </table:table-cell>
          <table:table-cell table:style-name="ce44" office:value-type="float" office:value="200">
            <text:p>$200</text:p>
          </table:table-cell>
          <table:table-cell table:style-name="ce57" office:value-type="float" office:value="200">
            <text:p>$200</text:p>
          </table:table-cell>
          <table:table-cell table:style-name="ce72" office:value-type="float" office:value="150">
            <text:p>$150</text:p>
          </table:table-cell>
          <table:table-cell table:style-name="ce79" office:value-type="float" office:value="80">
            <text:p>$80</text:p>
          </table:table-cell>
          <table:table-cell table:number-columns-repeated="2" table:style-name="ce79" office:value-type="float" office:value="70">
            <text:p>$70</text:p>
          </table:table-cell>
          <table:table-cell table:number-columns-repeated="3" table:style-name="ce79" office:value-type="float" office:value="60">
            <text:p>$60</text:p>
          </table:table-cell>
          <table:table-cell table:style-name="ce79" office:value-type="float" office:value="50">
            <text:p>$50</text:p>
          </table:table-cell>
          <table:table-cell table:style-name="ce88" office:value-type="float" office:value="0">
            <text:p/>
          </table:table-cell>
          <table:table-cell table:style-name="ce97" table:formula="of:=SUM([.B73:.M73])" office:value-type="currency" office:currency="USD" office:value="1200">
            <text:p>$1,200</text:p>
          </table:table-cell>
          <table:table-cell table:style-name="ce17" table:number-columns-repeated="1010"/>
        </table:table-row>
        <table:table-row table:style-name="ro5">
          <table:table-cell table:style-name="ce6" office:value-type="string">
            <text:p>Other Corp. donations</text:p>
          </table:table-cell>
          <table:table-cell table:style-name="ce24"/>
          <table:table-cell table:style-name="ce44"/>
          <table:table-cell table:style-name="ce57"/>
          <table:table-cell table:style-name="ce72"/>
          <table:table-cell table:number-columns-repeated="4" table:style-name="ce79"/>
          <table:table-cell table:style-name="ce79" office:value-type="float" office:value="20000">
            <office:annotation draw:style-name="gr4" draw:text-style-name="P2" svg:width="1.3217in" svg:height="0.385in" svg:x="8.2209in" svg:y="11.2996in" draw:caption-point-x="-8.2209in" draw:caption-point-y="-11.2996in">
              <dc:creator>GP</dc:creator>
              <dc:date>2009-09-09T00:00:00</dc:date>
              <text:p text:style-name="P1"><text:span text:style-name="T1">Canonical's match for sysadmin</text:span></text:p>
            </office:annotation>
            <text:p>$20,000</text:p>
          </table:table-cell>
          <table:table-cell table:number-columns-repeated="2" table:style-name="ce79"/>
          <table:table-cell table:style-name="ce88"/>
          <table:table-cell table:style-name="ce97" table:formula="of:=SUM([.B74:.M74])" office:value-type="currency" office:currency="USD" office:value="20000">
            <text:p>$20,000</text:p>
          </table:table-cell>
          <table:table-cell table:style-name="ce17" table:number-columns-repeated="1010"/>
        </table:table-row>
        <table:table-row table:style-name="ro5">
          <table:table-cell table:style-name="ce6" office:value-type="string">
            <text:p>Other</text:p>
          </table:table-cell>
          <table:table-cell table:style-name="ce24" table:formula="of:=SUM([.B76:.B79])" office:value-type="float" office:value="8765">
            <text:p>$8,765</text:p>
          </table:table-cell>
          <table:table-cell table:style-name="ce44" table:formula="of:=SUM([.C76:.C79])" office:value-type="float" office:value="15200">
            <text:p>$15,200</text:p>
          </table:table-cell>
          <table:table-cell table:style-name="ce57" table:formula="of:=SUM([.D76:.D79])" office:value-type="float" office:value="0">
            <text:p/>
          </table:table-cell>
          <table:table-cell table:style-name="ce72" table:formula="of:=SUM([.E76:.E79])" office:value-type="float" office:value="0">
            <text:p/>
          </table:table-cell>
          <table:table-cell table:style-name="ce79" table:formula="of:=SUM([.F76:.F79])" office:value-type="float" office:value="0">
            <text:p/>
          </table:table-cell>
          <table:table-cell table:style-name="ce79" table:formula="of:=SUM([.G76:.G79])" office:value-type="float" office:value="0">
            <text:p/>
          </table:table-cell>
          <table:table-cell table:style-name="ce79" table:formula="of:=SUM([.H76:.H79])" office:value-type="float" office:value="0">
            <text:p/>
          </table:table-cell>
          <table:table-cell table:style-name="ce79" table:formula="of:=SUM([.I76:.I79])" office:value-type="float" office:value="0">
            <text:p/>
          </table:table-cell>
          <table:table-cell table:style-name="ce79" table:formula="of:=SUM([.J76:.J79])" office:value-type="float" office:value="200">
            <text:p>$200</text:p>
          </table:table-cell>
          <table:table-cell table:style-name="ce79" table:formula="of:=SUM([.K76:.K79])" office:value-type="float" office:value="0">
            <text:p/>
          </table:table-cell>
          <table:table-cell table:style-name="ce79" table:formula="of:=SUM([.L76:.L79])" office:value-type="float" office:value="0">
            <text:p/>
          </table:table-cell>
          <table:table-cell table:style-name="ce88" table:formula="of:=SUM([.M76:.M79])" office:value-type="float" office:value="0">
            <text:p/>
          </table:table-cell>
          <table:table-cell table:style-name="ce97" table:formula="of:=SUM([.B75:.M75])" office:value-type="currency" office:currency="USD" office:value="24165">
            <text:p>$24,165</text:p>
          </table:table-cell>
          <table:table-cell table:style-name="ce17" table:number-columns-repeated="1010"/>
        </table:table-row>
        <table:table-row-group table:display="false">
          <table:table-row table:style-name="ro5" table:visibility="collapse">
            <table:table-cell table:style-name="ce8" office:value-type="string">
              <text:p>Google SoC</text:p>
            </table:table-cell>
            <table:table-cell table:style-name="ce34"/>
            <table:table-cell table:style-name="ce45" office:value-type="float" office:value="15000">
              <text:p>$15,000</text:p>
            </table:table-cell>
            <table:table-cell table:style-name="ce65"/>
            <table:table-cell table:style-name="ce33"/>
            <table:table-cell table:number-columns-repeated="7" table:style-name="ce81"/>
            <table:table-cell table:style-name="ce64"/>
            <table:table-cell table:style-name="ce98"/>
            <table:table-cell table:style-name="ce17" table:number-columns-repeated="1010"/>
          </table:table-row>
          <table:table-row table:style-name="ro5" table:visibility="collapse">
            <table:table-cell table:style-name="ce8" office:value-type="string">
              <text:p>External accounts</text:p>
            </table:table-cell>
            <table:table-cell table:style-name="ce34"/>
            <table:table-cell table:style-name="ce45" office:value-type="float" office:value="200">
              <office:annotation draw:style-name="gr4" draw:text-style-name="P2" svg:width="2.0071in" svg:height="0.385in" svg:x="3.6299in" svg:y="11.6965in" draw:caption-point-x="-3.6299in" draw:caption-point-y="-11.6965in">
                <dc:creator>GP</dc:creator>
                <dc:date>2009-09-14T00:00:00</dc:date>
                <text:p text:style-name="P1"><text:span text:style-name="T1">Management of other accounts (gimp, gstreamer, etc.)</text:span></text:p>
              </office:annotation>
              <text:p>$200</text:p>
            </table:table-cell>
            <table:table-cell table:style-name="ce65"/>
            <table:table-cell table:style-name="ce33"/>
            <table:table-cell table:number-columns-repeated="4" table:style-name="ce81"/>
            <table:table-cell table:style-name="ce81" office:value-type="float" office:value="200">
              <office:annotation draw:style-name="gr4" draw:text-style-name="P2" svg:width="2.0705in" svg:height="0.385in" svg:x="8.498in" svg:y="11.6961in" draw:caption-point-x="-8.498in" draw:caption-point-y="-11.6961in">
                <dc:creator>GP</dc:creator>
                <dc:date>2009-09-14T00:00:00</dc:date>
                <text:p text:style-name="P1"><text:span text:style-name="T1">Management of other accounts (gimp, gstreamer, etc.)</text:span></text:p>
              </office:annotation>
              <text:p>$200</text:p>
            </table:table-cell>
            <table:table-cell table:number-columns-repeated="2" table:style-name="ce81"/>
            <table:table-cell table:style-name="ce64"/>
            <table:table-cell table:style-name="ce98"/>
            <table:table-cell table:style-name="ce17" table:number-columns-repeated="1010"/>
          </table:table-row>
          <table:table-row table:style-name="ro5" table:visibility="collapse">
            <table:table-cell table:style-name="ce8" office:value-type="string">
              <text:p>Travel surplus 2009</text:p>
            </table:table-cell>
            <table:table-cell table:style-name="ce34" office:value-type="float" office:value="8765">
              <text:p>$8,765</text:p>
            </table:table-cell>
            <table:table-cell table:style-name="ce45"/>
            <table:table-cell table:style-name="ce65"/>
            <table:table-cell table:style-name="ce33"/>
            <table:table-cell table:number-columns-repeated="7" table:style-name="ce81"/>
            <table:table-cell table:style-name="ce64"/>
            <table:table-cell table:style-name="ce98"/>
            <table:table-cell table:style-name="ce17" table:number-columns-repeated="1010"/>
          </table:table-row>
          <table:table-row table:style-name="ro5" table:visibility="collapse">
            <table:table-cell table:style-name="ce8" office:value-type="string">
              <text:p>Surplus 2009</text:p>
            </table:table-cell>
            <table:table-cell table:style-name="ce34"/>
            <table:table-cell table:style-name="ce45"/>
            <table:table-cell table:style-name="ce65"/>
            <table:table-cell table:style-name="ce33"/>
            <table:table-cell table:number-columns-repeated="7" table:style-name="ce81"/>
            <table:table-cell table:style-name="ce64"/>
            <table:table-cell table:style-name="ce98"/>
            <table:table-cell table:style-name="ce17" table:number-columns-repeated="1010"/>
          </table:table-row>
        </table:table-row-group>
        <table:table-row table:style-name="ro5">
          <table:table-cell table:style-name="ce6" office:value-type="string">
            <text:p>Women's outreach</text:p>
          </table:table-cell>
          <table:table-cell table:style-name="ce36"/>
          <table:table-cell table:style-name="ce50"/>
          <table:table-cell table:style-name="ce67"/>
          <table:table-cell table:style-name="ce75"/>
          <table:table-cell table:style-name="ce83"/>
          <table:table-cell table:style-name="ce83" office:value-type="float" office:value="5000">
            <text:p>$5,000</text:p>
          </table:table-cell>
          <table:table-cell table:number-columns-repeated="3" table:style-name="ce83"/>
          <table:table-cell table:style-name="ce83" office:value-type="float" office:value="5000">
            <text:p>$5,000</text:p>
          </table:table-cell>
          <table:table-cell table:style-name="ce83" office:value-type="float" office:value="20000">
            <text:p>$20,000</text:p>
          </table:table-cell>
          <table:table-cell table:style-name="ce91"/>
          <table:table-cell table:style-name="ce97" table:formula="of:=SUM([.B80:.M80])" office:value-type="currency" office:currency="USD" office:value="30000">
            <text:p>$30,000</text:p>
          </table:table-cell>
          <table:table-cell table:style-name="ce17" table:number-columns-repeated="1010"/>
        </table:table-row>
        <table:table-row table:style-name="ro4">
          <table:table-cell table:style-name="ce11" office:value-type="string">
            <text:p>Total Result</text:p>
          </table:table-cell>
          <table:table-cell table:style-name="ce37" table:formula="of:=SUM([.B53];[.B56:.B57];[.B60];[.B69:.B70];[.B73:.B73];[.B74:.B75];[.B80])" office:value-type="currency" office:currency="USD" office:value="32165">
            <text:p>$32,165</text:p>
          </table:table-cell>
          <table:table-cell table:style-name="ce51" table:formula="of:=SUM([.C53];[.C56:.C57];[.C60];[.C69:.C70];[.C73:.C73];[.C74:.C75];[.C80])" office:value-type="currency" office:currency="USD" office:value="47500">
            <text:p>$47,500</text:p>
          </table:table-cell>
          <table:table-cell table:style-name="ce68" table:formula="of:=SUM([.D53];[.D56:.D57];[.D60];[.D69:.D70];[.D73:.D73];[.D74:.D75];[.D80])" office:value-type="currency" office:currency="USD" office:value="21670">
            <text:p>$21,670</text:p>
          </table:table-cell>
          <table:table-cell table:style-name="ce37" table:formula="of:=SUM([.E53];[.E56:.E57];[.E60];[.E69:.E70];[.E73:.E73];[.E74:.E75];[.E80])" office:value-type="currency" office:currency="USD" office:value="65020">
            <text:p>$65,020</text:p>
          </table:table-cell>
          <table:table-cell table:style-name="ce51" table:formula="of:=SUM([.F53];[.F56:.F57];[.F60];[.F69:.F70];[.F73:.F73];[.F74:.F75];[.F80])" office:value-type="currency" office:currency="USD" office:value="13070">
            <text:p>$13,070</text:p>
          </table:table-cell>
          <table:table-cell table:style-name="ce51" table:formula="of:=SUM([.G53];[.G56:.G57];[.G60];[.G69:.G70];[.G73:.G73];[.G74:.G75];[.G80])" office:value-type="currency" office:currency="USD" office:value="50210">
            <text:p>$50,210</text:p>
          </table:table-cell>
          <table:table-cell table:style-name="ce51" table:formula="of:=SUM([.H53];[.H56:.H57];[.H60];[.H69:.H70];[.H73:.H73];[.H74:.H75];[.H80])" office:value-type="currency" office:currency="USD" office:value="24930">
            <text:p>$24,930</text:p>
          </table:table-cell>
          <table:table-cell table:style-name="ce51" table:formula="of:=SUM([.I53];[.I56:.I57];[.I60];[.I69:.I70];[.I73:.I73];[.I74:.I75];[.I80])" office:value-type="currency" office:currency="USD" office:value="30500">
            <text:p>$30,500</text:p>
          </table:table-cell>
          <table:table-cell table:style-name="ce51" table:formula="of:=SUM([.J53];[.J56:.J57];[.J60];[.J69:.J70];[.J73:.J73];[.J74:.J75];[.J80])" office:value-type="currency" office:currency="USD" office:value="119580">
            <text:p>$119,580</text:p>
          </table:table-cell>
          <table:table-cell table:style-name="ce51" table:formula="of:=SUM([.K53];[.K56:.K57];[.K60];[.K69:.K70];[.K73:.K73];[.K74:.K75];[.K80])" office:value-type="currency" office:currency="USD" office:value="7660">
            <text:p>$7,660</text:p>
          </table:table-cell>
          <table:table-cell table:style-name="ce51" table:formula="of:=SUM([.L53];[.L56:.L57];[.L60];[.L69:.L70];[.L73:.L73];[.L74:.L75];[.L80])" office:value-type="currency" office:currency="USD" office:value="22350">
            <text:p>$22,350</text:p>
          </table:table-cell>
          <table:table-cell table:style-name="ce68" table:formula="of:=SUM([.M53];[.M56:.M57];[.M60];[.M69:.M70];[.M73:.M73];[.M74:.M75];[.M80])" office:value-type="currency" office:currency="USD" office:value="29350">
            <text:p>$29,350</text:p>
          </table:table-cell>
          <table:table-cell table:style-name="ce100" table:formula="of:=IF(SUM([.B81:.M81])=SUM([.N53:.N80]);SUM([.N53:.N80]);&quot;#Formula#&quot;)" office:value-type="currency" office:currency="USD" office:value="464005">
            <text:p>$464,005</text:p>
          </table:table-cell>
          <table:table-cell table:style-name="ce17" table:number-columns-repeated="1010"/>
        </table:table-row>
        <table:table-row table:style-name="ro2" table:number-rows-repeated="2">
          <table:table-cell table:style-name="ce12"/>
          <table:table-cell table:style-name="ce30" table:number-columns-repeated="13"/>
          <table:table-cell table:number-columns-repeated="1010"/>
        </table:table-row>
        <table:table-row table:style-name="ro5">
          <table:table-cell table:style-name="ce15" office:value-type="string">
            <text:p>Balance</text:p>
          </table:table-cell>
          <table:table-cell table:style-name="ce38" table:formula="of:=[.B81]-[.B47]" office:value-type="currency" office:currency="USD" office:value="-5791.66666666667">
            <text:p>-$5,792</text:p>
          </table:table-cell>
          <table:table-cell table:style-name="ce52" table:formula="of:=[.C81]-[.C47]" office:value-type="currency" office:currency="USD" office:value="2443.33333333334">
            <text:p>$2,443</text:p>
          </table:table-cell>
          <table:table-cell table:style-name="ce69" table:formula="of:=[.D81]-[.D47]" office:value-type="currency" office:currency="USD" office:value="3513.33333333334">
            <text:p>$3,513</text:p>
          </table:table-cell>
          <table:table-cell table:style-name="ce52" table:formula="of:=[.E81]-[.E47]" office:value-type="currency" office:currency="USD" office:value="45763.3333333333">
            <text:p>$45,763</text:p>
          </table:table-cell>
          <table:table-cell table:style-name="ce52" table:formula="of:=[.F81]-[.F47]" office:value-type="currency" office:currency="USD" office:value="-7686.66666666667">
            <text:p>-$7,687</text:p>
          </table:table-cell>
          <table:table-cell table:style-name="ce52" table:formula="of:=[.G81]-[.G47]" office:value-type="currency" office:currency="USD" office:value="8111.33333333334">
            <text:p>$8,111</text:p>
          </table:table-cell>
          <table:table-cell table:style-name="ce52" table:formula="of:=[.H81]-[.H47]" office:value-type="currency" office:currency="USD" office:value="573.333333333336">
            <text:p>$573</text:p>
          </table:table-cell>
          <table:table-cell table:style-name="ce52" table:formula="of:=[.I81]-[.I47]" office:value-type="currency" office:currency="USD" office:value="6093.33333333333">
            <text:p>$6,093</text:p>
          </table:table-cell>
          <table:table-cell table:style-name="ce52" table:formula="of:=[.J81]-[.J47]" office:value-type="currency" office:currency="USD" office:value="9823.33333333333">
            <text:p>$9,823</text:p>
          </table:table-cell>
          <table:table-cell table:style-name="ce52" table:formula="of:=[.K81]-[.K47]" office:value-type="currency" office:currency="USD" office:value="-20196.6666666667">
            <text:p>-$20,197</text:p>
          </table:table-cell>
          <table:table-cell table:style-name="ce52" table:formula="of:=[.L81]-[.L47]" office:value-type="currency" office:currency="USD" office:value="-21406.6666666667">
            <text:p>-$21,407</text:p>
          </table:table-cell>
          <table:table-cell table:style-name="ce52" table:formula="of:=[.M81]-[.M47]" office:value-type="currency" office:currency="USD" office:value="-19906.6666666667">
            <text:p>-$19,907</text:p>
          </table:table-cell>
          <table:table-cell table:style-name="ce101" table:formula="of:=[.N81]-[.N47]" office:value-type="currency" office:currency="USD" office:value="1333">
            <text:p>$1,333</text:p>
          </table:table-cell>
          <table:table-cell table:style-name="ce17" table:number-columns-repeated="1010"/>
        </table:table-row>
        <table:table-row table:style-name="ro2" table:number-rows-repeated="65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y category" table:style-name="ta1" table:print="false">
        <office:forms form:automatic-focus="false" form:apply-design-mode="false"/>
        <table:table-column table:style-name="co1" table:default-cell-style-name="ce17"/>
        <table:table-column-group>
          <table:table-column table:style-name="co2" table:number-columns-repeated="12" table:default-cell-style-name="ce17"/>
        </table:table-column-group>
        <table:table-column table:style-name="co3" table:default-cell-style-name="ce17"/>
        <table:table-column table:style-name="co4" table:number-columns-repeated="1010" table:default-cell-style-name="ce17"/>
        <table:table-row table:style-name="ro1">
          <table:table-cell/>
          <table:table-cell table:style-name="ce16" office:value-type="string" table:number-columns-spanned="12" table:number-rows-spanned="1">
            <text:p>GNOME Foundation's Budget – 2010</text:p>
          </table:table-cell>
          <table:covered-table-cell table:number-columns-repeated="1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6">
          <table:table-cell table:style-name="ce1" office:value-type="string">
            <text:p>Expenses</text:p>
          </table:table-cell>
          <table:table-cell table:style-name="ce18" office:value-type="string">
            <text:p>Year</text:p>
          </table:table-cell>
          <table:table-cell table:style-name="ce39" office:value-type="string">
            <text:p>Month</text:p>
          </table:table-cell>
          <table:table-cell table:style-name="ce53" table:number-columns-repeated="10"/>
          <table:table-cell table:style-name="ce92"/>
          <table:table-cell table:number-columns-repeated="1010"/>
        </table:table-row>
        <table:table-row table:style-name="ro6">
          <table:table-cell table:style-name="ce102" office:value-type="string">
            <text:p>&amp; Income</text:p>
          </table:table-cell>
          <table:table-cell table:style-name="ce19" office:value-type="float" office:value="2009">
            <text:p>2009</text:p>
          </table:table-cell>
          <table:table-cell table:style-name="ce40"/>
          <table:table-cell table:style-name="ce54"/>
          <table:table-cell table:style-name="ce70" office:value-type="float" office:value="2010">
            <text:p>2010</text:p>
          </table:table-cell>
          <table:table-cell table:style-name="ce76" table:number-columns-repeated="8"/>
          <table:table-cell table:style-name="ce93" office:value-type="string">
            <text:p>Total</text:p>
          </table:table-cell>
          <table:table-cell table:number-columns-repeated="1010"/>
        </table:table-row>
        <table:table-row table:style-name="ro4">
          <table:table-cell table:style-name="ce3" office:value-type="string">
            <text:p>Category</text:p>
          </table:table-cell>
          <table:table-cell table:style-name="ce31" office:value-type="float" office:value="10">
            <text:p>10</text:p>
          </table:table-cell>
          <table:table-cell table:style-name="ce47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31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62" office:value-type="float" office:value="9">
            <text:p>9</text:p>
          </table:table-cell>
          <table:table-cell table:style-name="ce94" office:value-type="string">
            <text:p>Result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6]" office:value-type="string" office:string-value="A11y">
            <text:p>A11y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6]" office:value-type="float" office:value="8000">
            <text:p>$8,000</text:p>
          </table:table-cell>
          <table:table-cell table:style-name="ce124" table:formula="of:=['Budget 2010'.C6]" office:value-type="float" office:value="0">
            <text:p/>
          </table:table-cell>
          <table:table-cell table:style-name="ce131" table:formula="of:=['Budget 2010'.D6]" office:value-type="float" office:value="0">
            <text:p/>
          </table:table-cell>
          <table:table-cell table:style-name="ce114" table:formula="of:=['Budget 2010'.E6]" office:value-type="float" office:value="0">
            <text:p/>
          </table:table-cell>
          <table:table-cell table:style-name="ce124" table:formula="of:=['Budget 2010'.F6]" office:value-type="float" office:value="0">
            <text:p/>
          </table:table-cell>
          <table:table-cell table:style-name="ce124" table:formula="of:=['Budget 2010'.G6]" office:value-type="float" office:value="0">
            <text:p/>
          </table:table-cell>
          <table:table-cell table:style-name="ce124" table:formula="of:=['Budget 2010'.H6]" office:value-type="float" office:value="4000">
            <text:p>$4,000</text:p>
          </table:table-cell>
          <table:table-cell table:style-name="ce124" table:formula="of:=['Budget 2010'.I6]" office:value-type="float" office:value="0">
            <text:p/>
          </table:table-cell>
          <table:table-cell table:style-name="ce124" table:formula="of:=['Budget 2010'.J6]" office:value-type="float" office:value="0">
            <text:p/>
          </table:table-cell>
          <table:table-cell table:style-name="ce124" table:formula="of:=['Budget 2010'.K6]" office:value-type="float" office:value="0">
            <text:p/>
          </table:table-cell>
          <table:table-cell table:style-name="ce124" table:formula="of:=['Budget 2010'.L6]" office:value-type="float" office:value="6000">
            <text:p>$6,000</text:p>
          </table:table-cell>
          <table:table-cell table:style-name="ce131" table:formula="of:=['Budget 2010'.M6]" office:value-type="float" office:value="0">
            <text:p/>
          </table:table-cell>
          <table:table-cell table:style-name="ce139" table:formula="of:=['Budget 2010'.N6]" office:value-type="currency" office:currency="USD" office:value="18000">
            <text:p>$18,00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7]" office:value-type="string" office:string-value="Contracts">
              <text:p>Contracts</text:p>
            </table:table-cell>
            <table:table-cell table:style-name="ce115" table:formula="of:=['Budget 2010'.B7]" office:value-type="float" office:value="6000">
              <text:p>$6,000</text:p>
            </table:table-cell>
            <table:table-cell table:style-name="ce85" table:formula="of:=['Budget 2010'.C7]" office:value-type="float" office:value="0">
              <text:p/>
            </table:table-cell>
            <table:table-cell table:style-name="ce132" table:formula="of:=['Budget 2010'.D7]" office:value-type="float" office:value="0">
              <text:p/>
            </table:table-cell>
            <table:table-cell table:style-name="ce115" table:formula="of:=['Budget 2010'.E7]" office:value-type="float" office:value="0">
              <text:p/>
            </table:table-cell>
            <table:table-cell table:style-name="ce85" table:formula="of:=['Budget 2010'.F7]" office:value-type="float" office:value="0">
              <text:p/>
            </table:table-cell>
            <table:table-cell table:style-name="ce85" table:formula="of:=['Budget 2010'.G7]" office:value-type="float" office:value="0">
              <text:p/>
            </table:table-cell>
            <table:table-cell table:style-name="ce85" table:formula="of:=['Budget 2010'.H7]" office:value-type="float" office:value="0">
              <text:p/>
            </table:table-cell>
            <table:table-cell table:style-name="ce85" table:formula="of:=['Budget 2010'.I7]" office:value-type="float" office:value="0">
              <text:p/>
            </table:table-cell>
            <table:table-cell table:style-name="ce85" table:formula="of:=['Budget 2010'.J7]" office:value-type="float" office:value="0">
              <text:p/>
            </table:table-cell>
            <table:table-cell table:style-name="ce85" table:formula="of:=['Budget 2010'.K7]" office:value-type="float" office:value="0">
              <text:p/>
            </table:table-cell>
            <table:table-cell table:style-name="ce85" table:formula="of:=['Budget 2010'.L7]" office:value-type="float" office:value="6000">
              <text:p>$6,000</text:p>
            </table:table-cell>
            <table:table-cell table:style-name="ce132" table:formula="of:=['Budget 2010'.M7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8]" office:value-type="string" office:string-value="CSUN &amp; hackfests">
              <text:p>CSUN &amp; hackfests</text:p>
            </table:table-cell>
            <table:table-cell table:style-name="ce115" table:formula="of:=['Budget 2010'.B8]" office:value-type="float" office:value="2000">
              <text:p>$2,000</text:p>
            </table:table-cell>
            <table:table-cell table:style-name="ce85" table:formula="of:=['Budget 2010'.C8]" office:value-type="float" office:value="0">
              <text:p/>
            </table:table-cell>
            <table:table-cell table:style-name="ce132" table:formula="of:=['Budget 2010'.D8]" office:value-type="float" office:value="0">
              <text:p/>
            </table:table-cell>
            <table:table-cell table:style-name="ce115" table:formula="of:=['Budget 2010'.E8]" office:value-type="float" office:value="0">
              <text:p/>
            </table:table-cell>
            <table:table-cell table:style-name="ce85" table:formula="of:=['Budget 2010'.F8]" office:value-type="float" office:value="0">
              <text:p/>
            </table:table-cell>
            <table:table-cell table:style-name="ce85" table:formula="of:=['Budget 2010'.G8]" office:value-type="float" office:value="0">
              <text:p/>
            </table:table-cell>
            <table:table-cell table:style-name="ce85" table:formula="of:=['Budget 2010'.H8]" office:value-type="float" office:value="4000">
              <text:p>$4,000</text:p>
            </table:table-cell>
            <table:table-cell table:style-name="ce85" table:formula="of:=['Budget 2010'.I8]" office:value-type="float" office:value="0">
              <text:p/>
            </table:table-cell>
            <table:table-cell table:style-name="ce85" table:formula="of:=['Budget 2010'.J8]" office:value-type="float" office:value="0">
              <text:p/>
            </table:table-cell>
            <table:table-cell table:style-name="ce85" table:formula="of:=['Budget 2010'.K8]" office:value-type="float" office:value="0">
              <text:p/>
            </table:table-cell>
            <table:table-cell table:style-name="ce85" table:formula="of:=['Budget 2010'.L8]" office:value-type="float" office:value="0">
              <text:p/>
            </table:table-cell>
            <table:table-cell table:style-name="ce132" table:formula="of:=['Budget 2010'.M8]" office:value-type="float" office:value="0">
              <text:p/>
            </table:table-cell>
            <table:table-cell table:style-name="ce140"/>
            <table:table-cell table:number-columns-repeated="1010"/>
          </table:table-row>
        </table:table-row-group>
        <table:table-row table:style-name="ro4">
          <table:table-cell table:style-name="ce106" office:value-type="string">
            <text:p>Income</text:p>
          </table:table-cell>
          <table:table-cell table:style-name="ce116" table:formula="of:=['Budget 2010'.B53]" office:value-type="float" office:value="18000">
            <text:p>$18,000</text:p>
          </table:table-cell>
          <table:table-cell table:style-name="ce125" table:formula="of:=['Budget 2010'.C53]" office:value-type="float" office:value="0">
            <text:p/>
          </table:table-cell>
          <table:table-cell table:style-name="ce133" table:formula="of:=['Budget 2010'.D53]" office:value-type="float" office:value="0">
            <text:p/>
          </table:table-cell>
          <table:table-cell table:style-name="ce116" table:formula="of:=['Budget 2010'.E53]" office:value-type="float" office:value="0">
            <text:p/>
          </table:table-cell>
          <table:table-cell table:style-name="ce125" table:formula="of:=['Budget 2010'.F53]" office:value-type="float" office:value="0">
            <text:p/>
          </table:table-cell>
          <table:table-cell table:style-name="ce125" table:formula="of:=['Budget 2010'.G53]" office:value-type="float" office:value="0">
            <text:p/>
          </table:table-cell>
          <table:table-cell table:style-name="ce125" table:formula="of:=['Budget 2010'.H53]" office:value-type="float" office:value="0">
            <text:p/>
          </table:table-cell>
          <table:table-cell table:style-name="ce125" table:formula="of:=['Budget 2010'.I53]" office:value-type="float" office:value="0">
            <text:p/>
          </table:table-cell>
          <table:table-cell table:style-name="ce125" table:formula="of:=['Budget 2010'.J53]" office:value-type="float" office:value="0">
            <text:p/>
          </table:table-cell>
          <table:table-cell table:style-name="ce125" table:formula="of:=['Budget 2010'.K53]" office:value-type="float" office:value="0">
            <text:p/>
          </table:table-cell>
          <table:table-cell table:style-name="ce125" table:formula="of:=['Budget 2010'.L53]" office:value-type="float" office:value="0">
            <text:p/>
          </table:table-cell>
          <table:table-cell table:style-name="ce133" table:formula="of:=['Budget 2010'.M53]" office:value-type="float" office:value="0">
            <text:p/>
          </table:table-cell>
          <table:table-cell table:style-name="ce141" table:formula="of:=['Budget 2010'.N53]" office:value-type="currency" office:currency="USD" office:value="18000">
            <text:p>$18,00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54]" office:value-type="string" office:string-value="Surplus 2009">
              <text:p>Surplus 2009</text:p>
            </table:table-cell>
            <table:table-cell table:style-name="ce115" table:formula="of:=['Budget 2010'.B54]" office:value-type="float" office:value="18000">
              <text:p>$18,000</text:p>
            </table:table-cell>
            <table:table-cell table:style-name="ce85" table:formula="of:=['Budget 2010'.C54]" office:value-type="float" office:value="0">
              <text:p/>
            </table:table-cell>
            <table:table-cell table:style-name="ce132" table:formula="of:=['Budget 2010'.D54]" office:value-type="float" office:value="0">
              <text:p/>
            </table:table-cell>
            <table:table-cell table:style-name="ce115" table:formula="of:=['Budget 2010'.E54]" office:value-type="float" office:value="0">
              <text:p/>
            </table:table-cell>
            <table:table-cell table:style-name="ce85" table:formula="of:=['Budget 2010'.F54]" office:value-type="float" office:value="0">
              <text:p/>
            </table:table-cell>
            <table:table-cell table:style-name="ce85" table:formula="of:=['Budget 2010'.G54]" office:value-type="float" office:value="0">
              <text:p/>
            </table:table-cell>
            <table:table-cell table:style-name="ce85" table:formula="of:=['Budget 2010'.H54]" office:value-type="float" office:value="0">
              <text:p/>
            </table:table-cell>
            <table:table-cell table:style-name="ce85" table:formula="of:=['Budget 2010'.I54]" office:value-type="float" office:value="0">
              <text:p/>
            </table:table-cell>
            <table:table-cell table:style-name="ce85" table:formula="of:=['Budget 2010'.J54]" office:value-type="float" office:value="0">
              <text:p/>
            </table:table-cell>
            <table:table-cell table:style-name="ce85" table:formula="of:=['Budget 2010'.K54]" office:value-type="float" office:value="0">
              <text:p/>
            </table:table-cell>
            <table:table-cell table:style-name="ce85" table:formula="of:=['Budget 2010'.L54]" office:value-type="float" office:value="0">
              <text:p/>
            </table:table-cell>
            <table:table-cell table:style-name="ce132" table:formula="of:=['Budget 2010'.M54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7" table:formula="of:=['Budget 2010'.A55]" office:value-type="string" office:string-value="Sponsors">
              <text:p>Sponsors</text:p>
            </table:table-cell>
            <table:table-cell table:style-name="ce117"/>
            <table:table-cell table:style-name="ce126"/>
            <table:table-cell table:style-name="ce134"/>
            <table:table-cell table:style-name="ce117"/>
            <table:table-cell table:style-name="ce126" table:number-columns-repeated="7"/>
            <table:table-cell table:style-name="ce134"/>
            <table:table-cell table:style-name="ce142"/>
            <table:table-cell table:number-columns-repeated="1010"/>
          </table:table-row>
        </table:table-row-group>
        <table:table-row table:style-name="ro4">
          <table:table-cell table:style-name="ce108" office:value-type="string">
            <text:p>Balance</text:p>
          </table:table-cell>
          <table:table-cell table:style-name="ce118" table:formula="of:=[.B11]-[.B8]" office:value-type="float" office:value="10000">
            <text:p>$10,000</text:p>
          </table:table-cell>
          <table:table-cell table:style-name="ce118" table:formula="of:=[.C11]-[.C8]" office:value-type="float" office:value="0">
            <text:p/>
          </table:table-cell>
          <table:table-cell table:style-name="ce118" table:formula="of:=[.D11]-[.D8]" office:value-type="float" office:value="0">
            <text:p/>
          </table:table-cell>
          <table:table-cell table:style-name="ce118" table:formula="of:=[.E11]-[.E8]" office:value-type="float" office:value="0">
            <text:p/>
          </table:table-cell>
          <table:table-cell table:style-name="ce118" table:formula="of:=[.F11]-[.F8]" office:value-type="float" office:value="0">
            <text:p/>
          </table:table-cell>
          <table:table-cell table:style-name="ce118" table:formula="of:=[.G11]-[.G8]" office:value-type="float" office:value="0">
            <text:p/>
          </table:table-cell>
          <table:table-cell table:style-name="ce118" table:formula="of:=[.H11]-[.H8]" office:value-type="float" office:value="-4000">
            <text:p>-$4,000</text:p>
          </table:table-cell>
          <table:table-cell table:style-name="ce118" table:formula="of:=[.I11]-[.I8]" office:value-type="float" office:value="0">
            <text:p/>
          </table:table-cell>
          <table:table-cell table:style-name="ce118" table:formula="of:=[.J11]-[.J8]" office:value-type="float" office:value="0">
            <text:p/>
          </table:table-cell>
          <table:table-cell table:style-name="ce118" table:formula="of:=[.K11]-[.K8]" office:value-type="float" office:value="0">
            <text:p/>
          </table:table-cell>
          <table:table-cell table:style-name="ce118" table:formula="of:=[.L11]-[.L8]" office:value-type="float" office:value="-6000">
            <text:p>-$6,000</text:p>
          </table:table-cell>
          <table:table-cell table:style-name="ce118" table:formula="of:=[.M11]-[.M8]" office:value-type="float" office:value="0">
            <text:p/>
          </table:table-cell>
          <table:table-cell table:style-name="ce143" table:formula="of:=[.N11]-[.N8]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26]" office:value-type="string" office:string-value="Events">
            <text:p>Events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26]" office:value-type="float" office:value="8050">
            <text:p>$8,050</text:p>
          </table:table-cell>
          <table:table-cell table:style-name="ce124" table:formula="of:=['Budget 2010'.C26]" office:value-type="float" office:value="15250">
            <text:p>$15,250</text:p>
          </table:table-cell>
          <table:table-cell table:style-name="ce131" table:formula="of:=['Budget 2010'.D26]" office:value-type="float" office:value="2250">
            <text:p>$2,250</text:p>
          </table:table-cell>
          <table:table-cell table:style-name="ce124" table:formula="of:=['Budget 2010'.E26]" office:value-type="float" office:value="4250">
            <text:p>$4,250</text:p>
          </table:table-cell>
          <table:table-cell table:style-name="ce124" table:formula="of:=['Budget 2010'.F26]" office:value-type="float" office:value="2250">
            <text:p>$2,250</text:p>
          </table:table-cell>
          <table:table-cell table:style-name="ce124" table:formula="of:=['Budget 2010'.G26]" office:value-type="float" office:value="5350">
            <text:p>$5,350</text:p>
          </table:table-cell>
          <table:table-cell table:style-name="ce124" table:formula="of:=['Budget 2010'.H26]" office:value-type="float" office:value="5350">
            <text:p>$5,350</text:p>
          </table:table-cell>
          <table:table-cell table:style-name="ce124" table:formula="of:=['Budget 2010'.I26]" office:value-type="float" office:value="5350">
            <text:p>$5,350</text:p>
          </table:table-cell>
          <table:table-cell table:style-name="ce124" table:formula="of:=['Budget 2010'.J26]" office:value-type="float" office:value="93250">
            <text:p>$93,250</text:p>
          </table:table-cell>
          <table:table-cell table:style-name="ce124" table:formula="of:=['Budget 2010'.K26]" office:value-type="float" office:value="5350">
            <text:p>$5,350</text:p>
          </table:table-cell>
          <table:table-cell table:style-name="ce124" table:formula="of:=['Budget 2010'.L26]" office:value-type="float" office:value="2750">
            <text:p>$2,750</text:p>
          </table:table-cell>
          <table:table-cell table:style-name="ce124" table:formula="of:=['Budget 2010'.M26]" office:value-type="float" office:value="27750">
            <text:p>$27,750</text:p>
          </table:table-cell>
          <table:table-cell table:style-name="ce139" table:formula="of:=['Budget 2010'.N26]" office:value-type="currency" office:currency="USD" office:value="177200">
            <text:p>$177,20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27]" office:value-type="string" office:string-value="Travel + Lodge">
              <text:p>Travel + Lodge</text:p>
            </table:table-cell>
            <table:table-cell table:style-name="ce115" table:formula="of:=['Budget 2010'.B27]" office:value-type="float" office:value="3300">
              <text:p>$3,300</text:p>
            </table:table-cell>
            <table:table-cell table:style-name="ce85" table:formula="of:=['Budget 2010'.C27]" office:value-type="float" office:value="0">
              <text:p/>
            </table:table-cell>
            <table:table-cell table:style-name="ce132" table:formula="of:=['Budget 2010'.D27]" office:value-type="float" office:value="0">
              <text:p/>
            </table:table-cell>
            <table:table-cell table:style-name="ce85" table:formula="of:=['Budget 2010'.E27]" office:value-type="float" office:value="0">
              <text:p/>
            </table:table-cell>
            <table:table-cell table:style-name="ce85" table:formula="of:=['Budget 2010'.F27]" office:value-type="float" office:value="0">
              <text:p/>
            </table:table-cell>
            <table:table-cell table:style-name="ce85" table:formula="of:=['Budget 2010'.G27]" office:value-type="float" office:value="2100">
              <text:p>$2,100</text:p>
            </table:table-cell>
            <table:table-cell table:style-name="ce85" table:formula="of:=['Budget 2010'.H27]" office:value-type="float" office:value="2100">
              <text:p>$2,100</text:p>
            </table:table-cell>
            <table:table-cell table:style-name="ce85" table:formula="of:=['Budget 2010'.I27]" office:value-type="float" office:value="2100">
              <text:p>$2,100</text:p>
            </table:table-cell>
            <table:table-cell table:style-name="ce85" table:formula="of:=['Budget 2010'.J27]" office:value-type="float" office:value="42000">
              <text:p>$42,000</text:p>
            </table:table-cell>
            <table:table-cell table:style-name="ce85" table:formula="of:=['Budget 2010'.K27]" office:value-type="float" office:value="2100">
              <text:p>$2,100</text:p>
            </table:table-cell>
            <table:table-cell table:style-name="ce85" table:formula="of:=['Budget 2010'.L27]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28]" office:value-type="string" office:string-value="Boston Summit">
              <text:p>Boston Summit</text:p>
            </table:table-cell>
            <table:table-cell table:style-name="ce115" table:formula="of:=['Budget 2010'.B28]" office:value-type="float" office:value="1500">
              <text:p>$1,500</text:p>
            </table:table-cell>
            <table:table-cell table:style-name="ce85" table:formula="of:=['Budget 2010'.C28]" office:value-type="float" office:value="0">
              <text:p/>
            </table:table-cell>
            <table:table-cell table:style-name="ce132" table:formula="of:=['Budget 2010'.D28]" office:value-type="float" office:value="0">
              <text:p/>
            </table:table-cell>
            <table:table-cell table:style-name="ce85" table:formula="of:=['Budget 2010'.E28]" office:value-type="float" office:value="0">
              <text:p/>
            </table:table-cell>
            <table:table-cell table:style-name="ce85" table:formula="of:=['Budget 2010'.F28]" office:value-type="float" office:value="0">
              <text:p/>
            </table:table-cell>
            <table:table-cell table:style-name="ce85" table:formula="of:=['Budget 2010'.G28]" office:value-type="float" office:value="0">
              <text:p/>
            </table:table-cell>
            <table:table-cell table:style-name="ce85" table:formula="of:=['Budget 2010'.H28]" office:value-type="float" office:value="0">
              <text:p/>
            </table:table-cell>
            <table:table-cell table:style-name="ce85" table:formula="of:=['Budget 2010'.I28]" office:value-type="float" office:value="0">
              <text:p/>
            </table:table-cell>
            <table:table-cell table:style-name="ce85" table:formula="of:=['Budget 2010'.J28]" office:value-type="float" office:value="0">
              <text:p/>
            </table:table-cell>
            <table:table-cell table:style-name="ce85" table:formula="of:=['Budget 2010'.K28]" office:value-type="float" office:value="0">
              <text:p/>
            </table:table-cell>
            <table:table-cell table:style-name="ce85" table:formula="of:=['Budget 2010'.L28]" office:value-type="float" office:value="0">
              <text:p/>
            </table:table-cell>
            <table:table-cell table:style-name="ce85" table:formula="of:=['Budget 2010'.M28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29]" office:value-type="string" office:string-value="GUADEC">
              <text:p>GUADEC</text:p>
            </table:table-cell>
            <table:table-cell table:style-name="ce115" table:formula="of:=['Budget 2010'.B29]" office:value-type="float" office:value="0">
              <text:p/>
            </table:table-cell>
            <table:table-cell table:style-name="ce85" table:formula="of:=['Budget 2010'.C29]" office:value-type="float" office:value="0">
              <text:p/>
            </table:table-cell>
            <table:table-cell table:style-name="ce132" table:formula="of:=['Budget 2010'.D29]" office:value-type="float" office:value="0">
              <text:p/>
            </table:table-cell>
            <table:table-cell table:style-name="ce85" table:formula="of:=['Budget 2010'.E29]" office:value-type="float" office:value="0">
              <text:p/>
            </table:table-cell>
            <table:table-cell table:style-name="ce85" table:formula="of:=['Budget 2010'.F29]" office:value-type="float" office:value="0">
              <text:p/>
            </table:table-cell>
            <table:table-cell table:style-name="ce85" table:formula="of:=['Budget 2010'.G29]" office:value-type="float" office:value="0">
              <text:p/>
            </table:table-cell>
            <table:table-cell table:style-name="ce85" table:formula="of:=['Budget 2010'.H29]" office:value-type="float" office:value="0">
              <text:p/>
            </table:table-cell>
            <table:table-cell table:style-name="ce85" table:formula="of:=['Budget 2010'.I29]" office:value-type="float" office:value="0">
              <text:p/>
            </table:table-cell>
            <table:table-cell table:style-name="ce85" table:formula="of:=['Budget 2010'.J29]" office:value-type="float" office:value="48000">
              <text:p>$48,000</text:p>
            </table:table-cell>
            <table:table-cell table:style-name="ce85" table:formula="of:=['Budget 2010'.K29]" office:value-type="float" office:value="0">
              <text:p/>
            </table:table-cell>
            <table:table-cell table:style-name="ce85" table:formula="of:=['Budget 2010'.L29]" office:value-type="float" office:value="0">
              <text:p/>
            </table:table-cell>
            <table:table-cell table:style-name="ce85" table:formula="of:=['Budget 2010'.M29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office:value-type="string">
              <text:p>GUADEC-ES</text:p>
            </table:table-cell>
            <table:table-cell table:style-name="ce115"/>
            <table:table-cell table:style-name="ce85"/>
            <table:table-cell table:style-name="ce132"/>
            <table:table-cell table:style-name="ce85" table:number-columns-repeated="8"/>
            <table:table-cell table:style-name="ce85" office:value-type="float" office:value="25000">
              <text:p>$25,000</text:p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30]" office:value-type="string" office:string-value="GNOME Asia">
              <text:p>GNOME Asia</text:p>
            </table:table-cell>
            <table:table-cell table:style-name="ce115" table:formula="of:=['Budget 2010'.B30]" office:value-type="float" office:value="0">
              <text:p/>
            </table:table-cell>
            <table:table-cell table:style-name="ce85" table:formula="of:=['Budget 2010'.C30]" office:value-type="float" office:value="12000">
              <text:p>$12,000</text:p>
            </table:table-cell>
            <table:table-cell table:style-name="ce132" table:formula="of:=['Budget 2010'.D30]" office:value-type="float" office:value="0">
              <text:p/>
            </table:table-cell>
            <table:table-cell table:style-name="ce85" table:formula="of:=['Budget 2010'.E30]" office:value-type="float" office:value="0">
              <text:p/>
            </table:table-cell>
            <table:table-cell table:style-name="ce85" table:formula="of:=['Budget 2010'.F30]" office:value-type="float" office:value="0">
              <text:p/>
            </table:table-cell>
            <table:table-cell table:style-name="ce85" table:formula="of:=['Budget 2010'.G30]" office:value-type="float" office:value="0">
              <text:p/>
            </table:table-cell>
            <table:table-cell table:style-name="ce85" table:formula="of:=['Budget 2010'.H30]" office:value-type="float" office:value="0">
              <text:p/>
            </table:table-cell>
            <table:table-cell table:style-name="ce85" table:formula="of:=['Budget 2010'.I30]" office:value-type="float" office:value="0">
              <text:p/>
            </table:table-cell>
            <table:table-cell table:style-name="ce85" table:formula="of:=['Budget 2010'.J30]" office:value-type="float" office:value="0">
              <text:p/>
            </table:table-cell>
            <table:table-cell table:style-name="ce85" table:formula="of:=['Budget 2010'.K30]" office:value-type="float" office:value="0">
              <text:p/>
            </table:table-cell>
            <table:table-cell table:style-name="ce85" table:formula="of:=['Budget 2010'.L30]" office:value-type="float" office:value="0">
              <text:p/>
            </table:table-cell>
            <table:table-cell table:style-name="ce85" table:formula="of:=['Budget 2010'.M30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31]" office:value-type="string" office:string-value="ExecDirector's travel">
              <text:p>ExecDirector's travel</text:p>
            </table:table-cell>
            <table:table-cell table:style-name="ce115" table:formula="of:=['Budget 2010'.B31]" office:value-type="float" office:value="2000">
              <text:p>$2,000</text:p>
            </table:table-cell>
            <table:table-cell table:style-name="ce85" table:formula="of:=['Budget 2010'.C31]" office:value-type="float" office:value="2000">
              <text:p>$2,000</text:p>
            </table:table-cell>
            <table:table-cell table:style-name="ce132" table:formula="of:=['Budget 2010'.D31]" office:value-type="float" office:value="1000">
              <text:p>$1,000</text:p>
            </table:table-cell>
            <table:table-cell table:style-name="ce85" table:formula="of:=['Budget 2010'.E31]" office:value-type="float" office:value="1000">
              <text:p>$1,000</text:p>
            </table:table-cell>
            <table:table-cell table:style-name="ce85" table:formula="of:=['Budget 2010'.F31]" office:value-type="float" office:value="1000">
              <text:p>$1,000</text:p>
            </table:table-cell>
            <table:table-cell table:style-name="ce85" table:formula="of:=['Budget 2010'.G31]" office:value-type="float" office:value="2000">
              <text:p>$2,000</text:p>
            </table:table-cell>
            <table:table-cell table:style-name="ce85" table:formula="of:=['Budget 2010'.H31]" office:value-type="float" office:value="2000">
              <text:p>$2,000</text:p>
            </table:table-cell>
            <table:table-cell table:style-name="ce85" table:formula="of:=['Budget 2010'.I31]" office:value-type="float" office:value="2000">
              <text:p>$2,000</text:p>
            </table:table-cell>
            <table:table-cell table:style-name="ce85" table:formula="of:=['Budget 2010'.J31]" office:value-type="float" office:value="2000">
              <text:p>$2,000</text:p>
            </table:table-cell>
            <table:table-cell table:style-name="ce85" table:formula="of:=['Budget 2010'.K31]" office:value-type="float" office:value="2000">
              <text:p>$2,000</text:p>
            </table:table-cell>
            <table:table-cell table:style-name="ce85" table:formula="of:=['Budget 2010'.L31]" office:value-type="float" office:value="1500">
              <text:p>$1,500</text:p>
            </table:table-cell>
            <table:table-cell table:style-name="ce85" table:formula="of:=['Budget 2010'.M31]" office:value-type="float" office:value="1500">
              <text:p>$1,500</text:p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32]" office:value-type="string" office:string-value="Event Box US">
              <text:p>Event Box US</text:p>
            </table:table-cell>
            <table:table-cell table:style-name="ce115" table:formula="of:=['Budget 2010'.B32]" office:value-type="float" office:value="0">
              <text:p/>
            </table:table-cell>
            <table:table-cell table:style-name="ce85" table:formula="of:=['Budget 2010'.C32]" office:value-type="float" office:value="0">
              <text:p/>
            </table:table-cell>
            <table:table-cell table:style-name="ce132" table:formula="of:=['Budget 2010'.D32]" office:value-type="float" office:value="0">
              <text:p/>
            </table:table-cell>
            <table:table-cell table:style-name="ce85" table:formula="of:=['Budget 2010'.E32]" office:value-type="float" office:value="1000">
              <text:p>$1,000</text:p>
            </table:table-cell>
            <table:table-cell table:style-name="ce85" table:formula="of:=['Budget 2010'.F32]" office:value-type="float" office:value="0">
              <text:p/>
            </table:table-cell>
            <table:table-cell table:style-name="ce85" table:formula="of:=['Budget 2010'.G32]" office:value-type="float" office:value="0">
              <text:p/>
            </table:table-cell>
            <table:table-cell table:style-name="ce85" table:formula="of:=['Budget 2010'.H32]" office:value-type="float" office:value="0">
              <text:p/>
            </table:table-cell>
            <table:table-cell table:style-name="ce85" table:formula="of:=['Budget 2010'.I32]" office:value-type="float" office:value="0">
              <text:p/>
            </table:table-cell>
            <table:table-cell table:style-name="ce85" table:formula="of:=['Budget 2010'.J32]" office:value-type="float" office:value="0">
              <text:p/>
            </table:table-cell>
            <table:table-cell table:style-name="ce85" table:formula="of:=['Budget 2010'.K32]" office:value-type="float" office:value="0">
              <text:p/>
            </table:table-cell>
            <table:table-cell table:style-name="ce85" table:formula="of:=['Budget 2010'.L32]" office:value-type="float" office:value="0">
              <text:p/>
            </table:table-cell>
            <table:table-cell table:style-name="ce85" table:formula="of:=['Budget 2010'.M32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33]" office:value-type="string" office:string-value="Event Box EU">
              <text:p>Event Box EU</text:p>
            </table:table-cell>
            <table:table-cell table:style-name="ce115" table:formula="of:=['Budget 2010'.B33]" office:value-type="float" office:value="0">
              <text:p/>
            </table:table-cell>
            <table:table-cell table:style-name="ce85" table:formula="of:=['Budget 2010'.C33]" office:value-type="float" office:value="0">
              <text:p/>
            </table:table-cell>
            <table:table-cell table:style-name="ce132" table:formula="of:=['Budget 2010'.D33]" office:value-type="float" office:value="0">
              <text:p/>
            </table:table-cell>
            <table:table-cell table:style-name="ce85" table:formula="of:=['Budget 2010'.E33]" office:value-type="float" office:value="1000">
              <text:p>$1,000</text:p>
            </table:table-cell>
            <table:table-cell table:style-name="ce85" table:formula="of:=['Budget 2010'.F33]" office:value-type="float" office:value="0">
              <text:p/>
            </table:table-cell>
            <table:table-cell table:style-name="ce85" table:formula="of:=['Budget 2010'.G33]" office:value-type="float" office:value="0">
              <text:p/>
            </table:table-cell>
            <table:table-cell table:style-name="ce85" table:formula="of:=['Budget 2010'.H33]" office:value-type="float" office:value="0">
              <text:p/>
            </table:table-cell>
            <table:table-cell table:style-name="ce85" table:formula="of:=['Budget 2010'.I33]" office:value-type="float" office:value="0">
              <text:p/>
            </table:table-cell>
            <table:table-cell table:style-name="ce85" table:formula="of:=['Budget 2010'.J33]" office:value-type="float" office:value="0">
              <text:p/>
            </table:table-cell>
            <table:table-cell table:style-name="ce85" table:formula="of:=['Budget 2010'.K33]" office:value-type="float" office:value="0">
              <text:p/>
            </table:table-cell>
            <table:table-cell table:style-name="ce85" table:formula="of:=['Budget 2010'.L33]" office:value-type="float" office:value="0">
              <text:p/>
            </table:table-cell>
            <table:table-cell table:style-name="ce85" table:formula="of:=['Budget 2010'.M33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34]" office:value-type="string" office:string-value="Other events">
              <text:p>Other events</text:p>
            </table:table-cell>
            <table:table-cell table:style-name="ce115" table:formula="of:=['Budget 2010'.B34]" office:value-type="float" office:value="1250">
              <text:p>$1,250</text:p>
            </table:table-cell>
            <table:table-cell table:style-name="ce85" table:formula="of:=['Budget 2010'.C34]" office:value-type="float" office:value="1250">
              <text:p>$1,250</text:p>
            </table:table-cell>
            <table:table-cell table:style-name="ce132" table:formula="of:=['Budget 2010'.D34]" office:value-type="float" office:value="1250">
              <text:p>$1,250</text:p>
            </table:table-cell>
            <table:table-cell table:style-name="ce85" table:formula="of:=['Budget 2010'.E34]" office:value-type="float" office:value="1250">
              <text:p>$1,250</text:p>
            </table:table-cell>
            <table:table-cell table:style-name="ce85" table:formula="of:=['Budget 2010'.F34]" office:value-type="float" office:value="1250">
              <text:p>$1,250</text:p>
            </table:table-cell>
            <table:table-cell table:style-name="ce85" table:formula="of:=['Budget 2010'.G34]" office:value-type="float" office:value="1250">
              <text:p>$1,250</text:p>
            </table:table-cell>
            <table:table-cell table:style-name="ce85" table:formula="of:=['Budget 2010'.H34]" office:value-type="float" office:value="1250">
              <text:p>$1,250</text:p>
            </table:table-cell>
            <table:table-cell table:style-name="ce85" table:formula="of:=['Budget 2010'.I34]" office:value-type="float" office:value="1250">
              <text:p>$1,250</text:p>
            </table:table-cell>
            <table:table-cell table:style-name="ce85" table:formula="of:=['Budget 2010'.J34]" office:value-type="float" office:value="1250">
              <text:p>$1,250</text:p>
            </table:table-cell>
            <table:table-cell table:style-name="ce85" table:formula="of:=['Budget 2010'.K34]" office:value-type="float" office:value="1250">
              <text:p>$1,250</text:p>
            </table:table-cell>
            <table:table-cell table:style-name="ce85" table:formula="of:=['Budget 2010'.L34]" office:value-type="float" office:value="1250">
              <text:p>$1,250</text:p>
            </table:table-cell>
            <table:table-cell table:style-name="ce85" table:formula="of:=['Budget 2010'.M34]" office:value-type="float" office:value="1250">
              <text:p>$1,250</text:p>
            </table:table-cell>
            <table:table-cell table:style-name="ce140"/>
            <table:table-cell table:number-columns-repeated="1010"/>
          </table:table-row>
        </table:table-row-group>
        <table:table-row table:style-name="ro4">
          <table:table-cell table:style-name="ce106" office:value-type="string">
            <text:p>Income</text:p>
          </table:table-cell>
          <table:table-cell table:style-name="ce116" table:formula="of:=['Budget 2010'.B60]" office:value-type="float" office:value="4000">
            <text:p>$4,000</text:p>
          </table:table-cell>
          <table:table-cell table:style-name="ce125" table:formula="of:=['Budget 2010'.C60]" office:value-type="float" office:value="12000">
            <text:p>$12,000</text:p>
          </table:table-cell>
          <table:table-cell table:style-name="ce133" table:formula="of:=['Budget 2010'.D60]" office:value-type="float" office:value="0">
            <text:p/>
          </table:table-cell>
          <table:table-cell table:style-name="ce125" table:formula="of:=['Budget 2010'.E60]" office:value-type="float" office:value="0">
            <text:p/>
          </table:table-cell>
          <table:table-cell table:style-name="ce125" table:formula="of:=['Budget 2010'.F60]" office:value-type="float" office:value="0">
            <text:p/>
          </table:table-cell>
          <table:table-cell table:style-name="ce125" table:formula="of:=['Budget 2010'.G60]" office:value-type="float" office:value="0">
            <text:p/>
          </table:table-cell>
          <table:table-cell table:style-name="ce125" table:formula="of:=['Budget 2010'.H60]" office:value-type="float" office:value="0">
            <text:p/>
          </table:table-cell>
          <table:table-cell table:style-name="ce125" table:formula="of:=['Budget 2010'.I60]" office:value-type="float" office:value="0">
            <text:p/>
          </table:table-cell>
          <table:table-cell table:style-name="ce125" table:formula="of:=['Budget 2010'.J60]" office:value-type="float" office:value="96000">
            <text:p>$96,000</text:p>
          </table:table-cell>
          <table:table-cell table:style-name="ce125" table:formula="of:=['Budget 2010'.K60]" office:value-type="float" office:value="0">
            <text:p/>
          </table:table-cell>
          <table:table-cell table:style-name="ce125" table:formula="of:=['Budget 2010'.L60]" office:value-type="float" office:value="0">
            <text:p/>
          </table:table-cell>
          <table:table-cell table:style-name="ce125" table:formula="of:=['Budget 2010'.M60]" office:value-type="float" office:value="25000">
            <text:p>$25,000</text:p>
          </table:table-cell>
          <table:table-cell table:style-name="ce141" table:formula="of:=['Budget 2010'.N60]" office:value-type="currency" office:currency="USD" office:value="137000">
            <text:p>$137,00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61]" office:value-type="string" office:string-value="Boston Summit">
              <text:p>Boston Summit</text:p>
            </table:table-cell>
            <table:table-cell table:style-name="ce115" table:formula="of:=['Budget 2010'.B61]" office:value-type="float" office:value="4000">
              <text:p>$4,000</text:p>
            </table:table-cell>
            <table:table-cell table:style-name="ce85" table:formula="of:=['Budget 2010'.C61]" office:value-type="float" office:value="0">
              <text:p/>
            </table:table-cell>
            <table:table-cell table:style-name="ce132" table:formula="of:=['Budget 2010'.D61]" office:value-type="float" office:value="0">
              <text:p/>
            </table:table-cell>
            <table:table-cell table:style-name="ce85" table:formula="of:=['Budget 2010'.E61]" office:value-type="float" office:value="0">
              <text:p/>
            </table:table-cell>
            <table:table-cell table:style-name="ce85" table:formula="of:=['Budget 2010'.F61]" office:value-type="float" office:value="0">
              <text:p/>
            </table:table-cell>
            <table:table-cell table:style-name="ce85" table:formula="of:=['Budget 2010'.G61]" office:value-type="float" office:value="0">
              <text:p/>
            </table:table-cell>
            <table:table-cell table:style-name="ce85" table:formula="of:=['Budget 2010'.H61]" office:value-type="float" office:value="0">
              <text:p/>
            </table:table-cell>
            <table:table-cell table:style-name="ce85" table:formula="of:=['Budget 2010'.I61]" office:value-type="float" office:value="0">
              <text:p/>
            </table:table-cell>
            <table:table-cell table:style-name="ce85" table:formula="of:=['Budget 2010'.J61]" office:value-type="float" office:value="0">
              <text:p/>
            </table:table-cell>
            <table:table-cell table:style-name="ce85" table:formula="of:=['Budget 2010'.K61]" office:value-type="float" office:value="0">
              <text:p/>
            </table:table-cell>
            <table:table-cell table:style-name="ce85" table:formula="of:=['Budget 2010'.L61]" office:value-type="float" office:value="0">
              <text:p/>
            </table:table-cell>
            <table:table-cell table:style-name="ce85" table:formula="of:=['Budget 2010'.M61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-group table:display="false">
            <table:table-row table:style-name="ro4" table:visibility="collapse">
              <table:table-cell table:style-name="ce109" table:formula="of:=['Budget 2010'.A62]" office:value-type="string" office:string-value="Other">
                <text:p>Other</text:p>
              </table:table-cell>
              <table:table-cell table:style-name="ce119" table:formula="of:=['Budget 2010'.B62]" office:value-type="float" office:value="3000">
                <text:p>$3,000</text:p>
              </table:table-cell>
              <table:table-cell table:style-name="ce127" table:formula="of:=['Budget 2010'.C62]" office:value-type="float" office:value="0">
                <text:p/>
              </table:table-cell>
              <table:table-cell table:style-name="ce135" table:formula="of:=['Budget 2010'.D62]" office:value-type="float" office:value="0">
                <text:p/>
              </table:table-cell>
              <table:table-cell table:style-name="ce127" table:formula="of:=['Budget 2010'.E62]" office:value-type="float" office:value="0">
                <text:p/>
              </table:table-cell>
              <table:table-cell table:style-name="ce127" table:formula="of:=['Budget 2010'.F62]" office:value-type="float" office:value="0">
                <text:p/>
              </table:table-cell>
              <table:table-cell table:style-name="ce127" table:formula="of:=['Budget 2010'.G62]" office:value-type="float" office:value="0">
                <text:p/>
              </table:table-cell>
              <table:table-cell table:style-name="ce127" table:formula="of:=['Budget 2010'.H62]" office:value-type="float" office:value="0">
                <text:p/>
              </table:table-cell>
              <table:table-cell table:style-name="ce127" table:formula="of:=['Budget 2010'.I62]" office:value-type="float" office:value="0">
                <text:p/>
              </table:table-cell>
              <table:table-cell table:style-name="ce127" table:formula="of:=['Budget 2010'.J62]" office:value-type="float" office:value="0">
                <text:p/>
              </table:table-cell>
              <table:table-cell table:style-name="ce127" table:formula="of:=['Budget 2010'.K62]" office:value-type="float" office:value="0">
                <text:p/>
              </table:table-cell>
              <table:table-cell table:style-name="ce127" table:formula="of:=['Budget 2010'.L62]" office:value-type="float" office:value="0">
                <text:p/>
              </table:table-cell>
              <table:table-cell table:style-name="ce127" table:formula="of:=['Budget 2010'.M62]" office:value-type="float" office:value="0">
                <text:p/>
              </table:table-cell>
              <table:table-cell table:style-name="ce144"/>
              <table:table-cell table:style-name="ce156" table:number-columns-repeated="1010"/>
            </table:table-row>
            <table:table-row table:style-name="ro4" table:visibility="collapse">
              <table:table-cell table:style-name="ce109" table:formula="of:=['Budget 2010'.A63]" office:value-type="string" office:string-value="Novell(?)">
                <text:p>Novell(?)</text:p>
              </table:table-cell>
              <table:table-cell table:style-name="ce119" table:formula="of:=['Budget 2010'.B63]" office:value-type="float" office:value="1000">
                <text:p>$1,000</text:p>
              </table:table-cell>
              <table:table-cell table:style-name="ce127" table:formula="of:=['Budget 2010'.C63]" office:value-type="float" office:value="0">
                <text:p/>
              </table:table-cell>
              <table:table-cell table:style-name="ce135" table:formula="of:=['Budget 2010'.D63]" office:value-type="float" office:value="0">
                <text:p/>
              </table:table-cell>
              <table:table-cell table:style-name="ce127" table:formula="of:=['Budget 2010'.E63]" office:value-type="float" office:value="0">
                <text:p/>
              </table:table-cell>
              <table:table-cell table:style-name="ce127" table:formula="of:=['Budget 2010'.F63]" office:value-type="float" office:value="0">
                <text:p/>
              </table:table-cell>
              <table:table-cell table:style-name="ce127" table:formula="of:=['Budget 2010'.G63]" office:value-type="float" office:value="0">
                <text:p/>
              </table:table-cell>
              <table:table-cell table:style-name="ce127" table:formula="of:=['Budget 2010'.H63]" office:value-type="float" office:value="0">
                <text:p/>
              </table:table-cell>
              <table:table-cell table:style-name="ce127" table:formula="of:=['Budget 2010'.I63]" office:value-type="float" office:value="0">
                <text:p/>
              </table:table-cell>
              <table:table-cell table:style-name="ce127" table:formula="of:=['Budget 2010'.J63]" office:value-type="float" office:value="0">
                <text:p/>
              </table:table-cell>
              <table:table-cell table:style-name="ce127" table:formula="of:=['Budget 2010'.K63]" office:value-type="float" office:value="0">
                <text:p/>
              </table:table-cell>
              <table:table-cell table:style-name="ce127" table:formula="of:=['Budget 2010'.L63]" office:value-type="float" office:value="0">
                <text:p/>
              </table:table-cell>
              <table:table-cell table:style-name="ce127" table:formula="of:=['Budget 2010'.M63]" office:value-type="float" office:value="0">
                <text:p/>
              </table:table-cell>
              <table:table-cell table:style-name="ce144"/>
              <table:table-cell table:style-name="ce156" table:number-columns-repeated="1010"/>
            </table:table-row>
          </table:table-row-group>
          <table:table-row table:style-name="ro4">
            <table:table-cell table:style-name="ce105" table:formula="of:=['Budget 2010'.A64]" office:value-type="string" office:string-value="GUADEC">
              <text:p>GUADEC</text:p>
            </table:table-cell>
            <table:table-cell table:style-name="ce115" table:formula="of:=['Budget 2010'.B64]" office:value-type="float" office:value="0">
              <text:p/>
            </table:table-cell>
            <table:table-cell table:style-name="ce85" table:formula="of:=['Budget 2010'.C64]" office:value-type="float" office:value="0">
              <text:p/>
            </table:table-cell>
            <table:table-cell table:style-name="ce132" table:formula="of:=['Budget 2010'.D64]" office:value-type="float" office:value="0">
              <text:p/>
            </table:table-cell>
            <table:table-cell table:style-name="ce85" table:formula="of:=['Budget 2010'.E64]" office:value-type="float" office:value="0">
              <text:p/>
            </table:table-cell>
            <table:table-cell table:style-name="ce85" table:formula="of:=['Budget 2010'.F64]" office:value-type="float" office:value="0">
              <text:p/>
            </table:table-cell>
            <table:table-cell table:style-name="ce85" table:formula="of:=['Budget 2010'.G64]" office:value-type="float" office:value="0">
              <text:p/>
            </table:table-cell>
            <table:table-cell table:style-name="ce85" table:formula="of:=['Budget 2010'.H64]" office:value-type="float" office:value="0">
              <text:p/>
            </table:table-cell>
            <table:table-cell table:style-name="ce85" table:formula="of:=['Budget 2010'.I64]" office:value-type="float" office:value="0">
              <text:p/>
            </table:table-cell>
            <table:table-cell table:style-name="ce85" table:formula="of:=['Budget 2010'.J64]" office:value-type="float" office:value="96000">
              <text:p>$96,000</text:p>
            </table:table-cell>
            <table:table-cell table:style-name="ce85" table:formula="of:=['Budget 2010'.K64]" office:value-type="float" office:value="0">
              <text:p/>
            </table:table-cell>
            <table:table-cell table:style-name="ce85" table:formula="of:=['Budget 2010'.L64]" office:value-type="float" office:value="0">
              <text:p/>
            </table:table-cell>
            <table:table-cell table:style-name="ce85" table:formula="of:=['Budget 2010'.M64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65]" office:value-type="string" office:string-value="GNOME Asia">
              <text:p>GNOME Asia</text:p>
            </table:table-cell>
            <table:table-cell table:style-name="ce115" table:formula="of:=['Budget 2010'.B65]" office:value-type="float" office:value="0">
              <text:p/>
            </table:table-cell>
            <table:table-cell table:style-name="ce85" table:formula="of:=['Budget 2010'.C65]" office:value-type="float" office:value="12000">
              <text:p>$12,000</text:p>
            </table:table-cell>
            <table:table-cell table:style-name="ce132" table:formula="of:=['Budget 2010'.D65]" office:value-type="float" office:value="0">
              <text:p/>
            </table:table-cell>
            <table:table-cell table:style-name="ce85" table:formula="of:=['Budget 2010'.E65]" office:value-type="float" office:value="0">
              <text:p/>
            </table:table-cell>
            <table:table-cell table:style-name="ce85" table:formula="of:=['Budget 2010'.F65]" office:value-type="float" office:value="0">
              <text:p/>
            </table:table-cell>
            <table:table-cell table:style-name="ce85" table:formula="of:=['Budget 2010'.G65]" office:value-type="float" office:value="0">
              <text:p/>
            </table:table-cell>
            <table:table-cell table:style-name="ce85" table:formula="of:=['Budget 2010'.H65]" office:value-type="float" office:value="0">
              <text:p/>
            </table:table-cell>
            <table:table-cell table:style-name="ce85" table:formula="of:=['Budget 2010'.I65]" office:value-type="float" office:value="0">
              <text:p/>
            </table:table-cell>
            <table:table-cell table:style-name="ce85" table:formula="of:=['Budget 2010'.J65]" office:value-type="float" office:value="0">
              <text:p/>
            </table:table-cell>
            <table:table-cell table:style-name="ce85" table:formula="of:=['Budget 2010'.K65]" office:value-type="float" office:value="0">
              <text:p/>
            </table:table-cell>
            <table:table-cell table:style-name="ce85" table:formula="of:=['Budget 2010'.L65]" office:value-type="float" office:value="0">
              <text:p/>
            </table:table-cell>
            <table:table-cell table:style-name="ce85" table:formula="of:=['Budget 2010'.M65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66]" office:value-type="string" office:string-value="GNOME Asia 2009">
              <text:p>GNOME Asia 2009</text:p>
            </table:table-cell>
            <table:table-cell table:style-name="ce115" table:formula="of:=['Budget 2010'.B66]" office:value-type="float" office:value="0">
              <text:p/>
            </table:table-cell>
            <table:table-cell table:style-name="ce85" table:formula="of:=['Budget 2010'.C66]" office:value-type="float" office:value="0">
              <text:p/>
            </table:table-cell>
            <table:table-cell table:style-name="ce132" table:formula="of:=['Budget 2010'.D66]" office:value-type="float" office:value="0">
              <text:p/>
            </table:table-cell>
            <table:table-cell table:style-name="ce85" table:formula="of:=['Budget 2010'.E66]" office:value-type="float" office:value="0">
              <text:p/>
            </table:table-cell>
            <table:table-cell table:style-name="ce85" table:formula="of:=['Budget 2010'.F66]" office:value-type="float" office:value="0">
              <text:p/>
            </table:table-cell>
            <table:table-cell table:style-name="ce85" table:formula="of:=['Budget 2010'.G66]" office:value-type="float" office:value="0">
              <text:p/>
            </table:table-cell>
            <table:table-cell table:style-name="ce85" table:formula="of:=['Budget 2010'.H66]" office:value-type="float" office:value="0">
              <text:p/>
            </table:table-cell>
            <table:table-cell table:style-name="ce85" table:formula="of:=['Budget 2010'.I66]" office:value-type="float" office:value="0">
              <text:p/>
            </table:table-cell>
            <table:table-cell table:style-name="ce85" table:formula="of:=['Budget 2010'.J66]" office:value-type="float" office:value="0">
              <text:p/>
            </table:table-cell>
            <table:table-cell table:style-name="ce85" table:formula="of:=['Budget 2010'.K66]" office:value-type="float" office:value="0">
              <text:p/>
            </table:table-cell>
            <table:table-cell table:style-name="ce85" table:formula="of:=['Budget 2010'.L66]" office:value-type="float" office:value="0">
              <text:p/>
            </table:table-cell>
            <table:table-cell table:style-name="ce85" table:formula="of:=['Budget 2010'.M66]" office:value-type="float" office:value="0">
              <text:p/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67]" office:value-type="string" office:string-value="GUADEC-ES">
              <text:p>GUADEC-ES</text:p>
            </table:table-cell>
            <table:table-cell table:style-name="ce115" table:formula="of:=['Budget 2010'.B67]" office:value-type="float" office:value="0">
              <text:p/>
            </table:table-cell>
            <table:table-cell table:style-name="ce85" table:formula="of:=['Budget 2010'.C67]" office:value-type="float" office:value="0">
              <text:p/>
            </table:table-cell>
            <table:table-cell table:style-name="ce132" table:formula="of:=['Budget 2010'.D67]" office:value-type="float" office:value="0">
              <text:p/>
            </table:table-cell>
            <table:table-cell table:style-name="ce85" table:formula="of:=['Budget 2010'.E67]" office:value-type="float" office:value="0">
              <text:p/>
            </table:table-cell>
            <table:table-cell table:style-name="ce85" table:formula="of:=['Budget 2010'.F67]" office:value-type="float" office:value="0">
              <text:p/>
            </table:table-cell>
            <table:table-cell table:style-name="ce85" table:formula="of:=['Budget 2010'.G67]" office:value-type="float" office:value="0">
              <text:p/>
            </table:table-cell>
            <table:table-cell table:style-name="ce85" table:formula="of:=['Budget 2010'.H67]" office:value-type="float" office:value="0">
              <text:p/>
            </table:table-cell>
            <table:table-cell table:style-name="ce85" table:formula="of:=['Budget 2010'.I67]" office:value-type="float" office:value="0">
              <text:p/>
            </table:table-cell>
            <table:table-cell table:style-name="ce85" table:formula="of:=['Budget 2010'.J67]" office:value-type="float" office:value="0">
              <text:p/>
            </table:table-cell>
            <table:table-cell table:style-name="ce85" table:formula="of:=['Budget 2010'.K67]" office:value-type="float" office:value="0">
              <text:p/>
            </table:table-cell>
            <table:table-cell table:style-name="ce85" table:formula="of:=['Budget 2010'.L67]" office:value-type="float" office:value="0">
              <text:p/>
            </table:table-cell>
            <table:table-cell table:style-name="ce85" table:formula="of:=['Budget 2010'.M67]" office:value-type="float" office:value="25000">
              <text:p>$25,000</text:p>
            </table:table-cell>
            <table:table-cell table:style-name="ce140"/>
            <table:table-cell table:number-columns-repeated="1010"/>
          </table:table-row>
          <table:table-row table:style-name="ro4">
            <table:table-cell table:style-name="ce105" table:formula="of:=['Budget 2010'.A68]" office:value-type="string" office:string-value="Other fees">
              <text:p>Other fees</text:p>
            </table:table-cell>
            <table:table-cell table:style-name="ce117" table:formula="of:=['Budget 2010'.B68]" office:value-type="float" office:value="0">
              <text:p/>
            </table:table-cell>
            <table:table-cell table:style-name="ce126" table:formula="of:=['Budget 2010'.C68]" office:value-type="float" office:value="0">
              <text:p/>
            </table:table-cell>
            <table:table-cell table:style-name="ce134" table:formula="of:=['Budget 2010'.D68]" office:value-type="float" office:value="0">
              <text:p/>
            </table:table-cell>
            <table:table-cell table:style-name="ce85" table:formula="of:=['Budget 2010'.E68]" office:value-type="float" office:value="0">
              <text:p/>
            </table:table-cell>
            <table:table-cell table:style-name="ce85" table:formula="of:=['Budget 2010'.F68]" office:value-type="float" office:value="0">
              <text:p/>
            </table:table-cell>
            <table:table-cell table:style-name="ce85" table:formula="of:=['Budget 2010'.G68]" office:value-type="float" office:value="0">
              <text:p/>
            </table:table-cell>
            <table:table-cell table:style-name="ce85" table:formula="of:=['Budget 2010'.H68]" office:value-type="float" office:value="0">
              <text:p/>
            </table:table-cell>
            <table:table-cell table:style-name="ce85" table:formula="of:=['Budget 2010'.I68]" office:value-type="float" office:value="0">
              <text:p/>
            </table:table-cell>
            <table:table-cell table:style-name="ce85" table:formula="of:=['Budget 2010'.J68]" office:value-type="float" office:value="0">
              <text:p/>
            </table:table-cell>
            <table:table-cell table:style-name="ce85" table:formula="of:=['Budget 2010'.K68]" office:value-type="float" office:value="0">
              <text:p/>
            </table:table-cell>
            <table:table-cell table:style-name="ce85" table:formula="of:=['Budget 2010'.L68]" office:value-type="float" office:value="0">
              <text:p/>
            </table:table-cell>
            <table:table-cell table:style-name="ce85" table:formula="of:=['Budget 2010'.M68]" office:value-type="float" office:value="0">
              <text:p/>
            </table:table-cell>
            <table:table-cell table:style-name="ce140"/>
            <table:table-cell table:number-columns-repeated="1010"/>
          </table:table-row>
        </table:table-row-group>
        <table:table-row table:style-name="ro4">
          <table:table-cell table:style-name="ce108" office:value-type="string">
            <text:p>Balance</text:p>
          </table:table-cell>
          <table:table-cell table:style-name="ce118" table:formula="of:=[.B27]-[.B17]" office:value-type="float" office:value="-4050">
            <text:p>-$4,050</text:p>
          </table:table-cell>
          <table:table-cell table:style-name="ce118" table:formula="of:=[.C27]-[.C17]" office:value-type="float" office:value="-3250">
            <text:p>-$3,250</text:p>
          </table:table-cell>
          <table:table-cell table:style-name="ce118" table:formula="of:=[.D27]-[.D17]" office:value-type="float" office:value="-2250">
            <text:p>-$2,250</text:p>
          </table:table-cell>
          <table:table-cell table:style-name="ce118" table:formula="of:=[.E27]-[.E17]" office:value-type="float" office:value="-4250">
            <text:p>-$4,250</text:p>
          </table:table-cell>
          <table:table-cell table:style-name="ce118" table:formula="of:=[.F27]-[.F17]" office:value-type="float" office:value="-2250">
            <text:p>-$2,250</text:p>
          </table:table-cell>
          <table:table-cell table:style-name="ce118" table:formula="of:=[.G27]-[.G17]" office:value-type="float" office:value="-5350">
            <text:p>-$5,350</text:p>
          </table:table-cell>
          <table:table-cell table:style-name="ce118" table:formula="of:=[.H27]-[.H17]" office:value-type="float" office:value="-5350">
            <text:p>-$5,350</text:p>
          </table:table-cell>
          <table:table-cell table:style-name="ce118" table:formula="of:=[.I27]-[.I17]" office:value-type="float" office:value="-5350">
            <text:p>-$5,350</text:p>
          </table:table-cell>
          <table:table-cell table:style-name="ce118" table:formula="of:=[.J27]-[.J17]" office:value-type="float" office:value="2750">
            <text:p>$2,750</text:p>
          </table:table-cell>
          <table:table-cell table:style-name="ce118" table:formula="of:=[.K27]-[.K17]" office:value-type="float" office:value="-5350">
            <text:p>-$5,350</text:p>
          </table:table-cell>
          <table:table-cell table:style-name="ce118" table:formula="of:=[.L27]-[.L17]" office:value-type="float" office:value="-2750">
            <text:p>-$2,750</text:p>
          </table:table-cell>
          <table:table-cell table:style-name="ce118" table:formula="of:=[.M27]-[.M17]" office:value-type="float" office:value="-2750">
            <text:p>-$2,750</text:p>
          </table:table-cell>
          <table:table-cell table:style-name="ce143" table:formula="of:=[.N27]-[.N17]" office:value-type="currency" office:currency="USD" office:value="-40200">
            <text:p>-$40,20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35]" office:value-type="string" office:string-value="Hackfests">
            <text:p>Hackfests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35]" office:value-type="float" office:value="0">
            <text:p/>
          </table:table-cell>
          <table:table-cell table:style-name="ce124" table:formula="of:=['Budget 2010'.C35]" office:value-type="float" office:value="17400">
            <text:p>$17,400</text:p>
          </table:table-cell>
          <table:table-cell table:style-name="ce131" table:formula="of:=['Budget 2010'.D35]" office:value-type="float" office:value="0">
            <text:p/>
          </table:table-cell>
          <table:table-cell table:style-name="ce124" table:formula="of:=['Budget 2010'.E35]" office:value-type="float" office:value="0">
            <text:p/>
          </table:table-cell>
          <table:table-cell table:style-name="ce124" table:formula="of:=['Budget 2010'.F35]" office:value-type="float" office:value="0">
            <text:p/>
          </table:table-cell>
          <table:table-cell table:style-name="ce124" table:formula="of:=['Budget 2010'.G35]" office:value-type="float" office:value="10000">
            <text:p>$10,000</text:p>
          </table:table-cell>
          <table:table-cell table:style-name="ce124" table:formula="of:=['Budget 2010'.H35]" office:value-type="float" office:value="0">
            <text:p/>
          </table:table-cell>
          <table:table-cell table:style-name="ce124" table:formula="of:=['Budget 2010'.I35]" office:value-type="float" office:value="4000">
            <text:p>$4,000</text:p>
          </table:table-cell>
          <table:table-cell table:style-name="ce124" table:formula="of:=['Budget 2010'.J35]" office:value-type="float" office:value="0">
            <text:p/>
          </table:table-cell>
          <table:table-cell table:style-name="ce124" table:formula="of:=['Budget 2010'.K35]" office:value-type="float" office:value="0">
            <text:p/>
          </table:table-cell>
          <table:table-cell table:style-name="ce124" table:formula="of:=['Budget 2010'.L35]" office:value-type="float" office:value="0">
            <text:p/>
          </table:table-cell>
          <table:table-cell table:style-name="ce124" table:formula="of:=['Budget 2010'.M35]" office:value-type="float" office:value="4000">
            <text:p>$4,000</text:p>
          </table:table-cell>
          <table:table-cell table:style-name="ce145" table:formula="of:=['Budget 2010'.N35]" office:value-type="float" office:value="35400">
            <text:p>$35,400</text:p>
          </table:table-cell>
          <table:table-cell table:number-columns-repeated="1010"/>
        </table:table-row>
        <table:table-row table:style-name="ro4">
          <table:table-cell table:style-name="ce110" office:value-type="string">
            <text:p>Income</text:p>
          </table:table-cell>
          <table:table-cell table:style-name="ce120" table:formula="of:=['Budget 2010'.B69]" office:value-type="float" office:value="0">
            <text:p/>
          </table:table-cell>
          <table:table-cell table:style-name="ce128" table:formula="of:=['Budget 2010'.C69]" office:value-type="float" office:value="8800">
            <text:p>$8,800</text:p>
          </table:table-cell>
          <table:table-cell table:style-name="ce136" table:formula="of:=['Budget 2010'.D69]" office:value-type="float" office:value="0">
            <text:p/>
          </table:table-cell>
          <table:table-cell table:style-name="ce128" table:formula="of:=['Budget 2010'.E69]" office:value-type="float" office:value="0">
            <text:p/>
          </table:table-cell>
          <table:table-cell table:style-name="ce128" table:formula="of:=['Budget 2010'.F69]" office:value-type="float" office:value="0">
            <text:p/>
          </table:table-cell>
          <table:table-cell table:style-name="ce128" table:formula="of:=['Budget 2010'.G69]" office:value-type="float" office:value="2000">
            <text:p>$2,000</text:p>
          </table:table-cell>
          <table:table-cell table:style-name="ce128" table:formula="of:=['Budget 2010'.H69]" office:value-type="float" office:value="0">
            <text:p/>
          </table:table-cell>
          <table:table-cell table:style-name="ce128" table:formula="of:=['Budget 2010'.I69]" office:value-type="float" office:value="2000">
            <text:p>$2,000</text:p>
          </table:table-cell>
          <table:table-cell table:style-name="ce128" table:formula="of:=['Budget 2010'.J69]" office:value-type="float" office:value="0">
            <text:p/>
          </table:table-cell>
          <table:table-cell table:style-name="ce128" table:formula="of:=['Budget 2010'.K69]" office:value-type="float" office:value="0">
            <text:p/>
          </table:table-cell>
          <table:table-cell table:style-name="ce128" table:formula="of:=['Budget 2010'.L69]" office:value-type="float" office:value="0">
            <text:p/>
          </table:table-cell>
          <table:table-cell table:style-name="ce128" table:formula="of:=['Budget 2010'.M69]" office:value-type="float" office:value="2000">
            <text:p>$2,000</text:p>
          </table:table-cell>
          <table:table-cell table:style-name="ce146" table:formula="of:=['Budget 2010'.N69]" office:value-type="float" office:value="14800">
            <text:p>$14,800</text:p>
          </table:table-cell>
          <table:table-cell table:number-columns-repeated="1010"/>
        </table:table-row>
        <table:table-row table:style-name="ro4">
          <table:table-cell table:style-name="ce108" office:value-type="string">
            <text:p>Balance</text:p>
          </table:table-cell>
          <table:table-cell table:style-name="ce118" table:formula="of:=[.B40]-[.B39]" office:value-type="float" office:value="0">
            <text:p/>
          </table:table-cell>
          <table:table-cell table:style-name="ce118" table:formula="of:=[.C40]-[.C39]" office:value-type="float" office:value="-8600">
            <text:p>-$8,600</text:p>
          </table:table-cell>
          <table:table-cell table:style-name="ce118" table:formula="of:=[.D40]-[.D39]" office:value-type="float" office:value="0">
            <text:p/>
          </table:table-cell>
          <table:table-cell table:style-name="ce118" table:formula="of:=[.E40]-[.E39]" office:value-type="float" office:value="0">
            <text:p/>
          </table:table-cell>
          <table:table-cell table:style-name="ce118" table:formula="of:=[.F40]-[.F39]" office:value-type="float" office:value="0">
            <text:p/>
          </table:table-cell>
          <table:table-cell table:style-name="ce118" table:formula="of:=[.G40]-[.G39]" office:value-type="float" office:value="-8000">
            <text:p>-$8,000</text:p>
          </table:table-cell>
          <table:table-cell table:style-name="ce118" table:formula="of:=[.H40]-[.H39]" office:value-type="float" office:value="0">
            <text:p/>
          </table:table-cell>
          <table:table-cell table:style-name="ce118" table:formula="of:=[.I40]-[.I39]" office:value-type="float" office:value="-2000">
            <text:p>-$2,000</text:p>
          </table:table-cell>
          <table:table-cell table:style-name="ce118" table:formula="of:=[.J40]-[.J39]" office:value-type="float" office:value="0">
            <text:p/>
          </table:table-cell>
          <table:table-cell table:style-name="ce118" table:formula="of:=[.K40]-[.K39]" office:value-type="float" office:value="0">
            <text:p/>
          </table:table-cell>
          <table:table-cell table:style-name="ce118" table:formula="of:=[.L40]-[.L39]" office:value-type="float" office:value="0">
            <text:p/>
          </table:table-cell>
          <table:table-cell table:style-name="ce118" table:formula="of:=[.M40]-[.M39]" office:value-type="float" office:value="-2000">
            <text:p>-$2,000</text:p>
          </table:table-cell>
          <table:table-cell table:style-name="ce147" table:formula="of:=[.N40]-[.N39]" office:value-type="float" office:value="-20600">
            <text:p>-$20,60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42]" office:value-type="string" office:string-value="Marketing">
            <text:p>Marketing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42]" office:value-type="float" office:value="3500">
            <text:p>$3,500</text:p>
          </table:table-cell>
          <table:table-cell table:style-name="ce124" table:formula="of:=['Budget 2010'.C42]" office:value-type="float" office:value="0">
            <text:p/>
          </table:table-cell>
          <table:table-cell table:style-name="ce131" table:formula="of:=['Budget 2010'.D42]" office:value-type="float" office:value="3000">
            <text:p>$3,000</text:p>
          </table:table-cell>
          <table:table-cell table:style-name="ce124" table:formula="of:=['Budget 2010'.E42]" office:value-type="float" office:value="0">
            <text:p/>
          </table:table-cell>
          <table:table-cell table:style-name="ce124" table:formula="of:=['Budget 2010'.F42]" office:value-type="float" office:value="3500">
            <text:p>$3,500</text:p>
          </table:table-cell>
          <table:table-cell table:style-name="ce124" table:formula="of:=['Budget 2010'.G42]" office:value-type="float" office:value="0">
            <text:p/>
          </table:table-cell>
          <table:table-cell table:style-name="ce124" table:formula="of:=['Budget 2010'.H42]" office:value-type="float" office:value="0">
            <text:p/>
          </table:table-cell>
          <table:table-cell table:style-name="ce124" table:formula="of:=['Budget 2010'.I42]" office:value-type="float" office:value="0">
            <text:p/>
          </table:table-cell>
          <table:table-cell table:style-name="ce124" table:formula="of:=['Budget 2010'.J42]" office:value-type="float" office:value="0">
            <text:p/>
          </table:table-cell>
          <table:table-cell table:style-name="ce124" table:formula="of:=['Budget 2010'.K42]" office:value-type="float" office:value="0">
            <text:p/>
          </table:table-cell>
          <table:table-cell table:style-name="ce124" table:formula="of:=['Budget 2010'.L42]" office:value-type="float" office:value="0">
            <text:p/>
          </table:table-cell>
          <table:table-cell table:style-name="ce124" table:formula="of:=['Budget 2010'.M42]" office:value-type="float" office:value="0">
            <text:p/>
          </table:table-cell>
          <table:table-cell table:style-name="ce145" table:formula="of:=['Budget 2010'.N42]" office:value-type="float" office:value="10000">
            <text:p>$10,00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43]" office:value-type="string" office:string-value="Advertising">
              <text:p>Advertising</text:p>
            </table:table-cell>
            <table:table-cell table:style-name="ce115" table:formula="of:=['Budget 2010'.B43]" office:value-type="float" office:value="0">
              <text:p/>
            </table:table-cell>
            <table:table-cell table:style-name="ce85" table:formula="of:=['Budget 2010'.C43]" office:value-type="float" office:value="0">
              <text:p/>
            </table:table-cell>
            <table:table-cell table:style-name="ce132" table:formula="of:=['Budget 2010'.D43]" office:value-type="float" office:value="3000">
              <text:p>$3,000</text:p>
            </table:table-cell>
            <table:table-cell table:style-name="ce85" table:formula="of:=['Budget 2010'.E43]" office:value-type="float" office:value="0">
              <text:p/>
            </table:table-cell>
            <table:table-cell table:style-name="ce85" table:formula="of:=['Budget 2010'.F43]" office:value-type="float" office:value="0">
              <text:p/>
            </table:table-cell>
            <table:table-cell table:style-name="ce85" table:formula="of:=['Budget 2010'.G43]" office:value-type="float" office:value="0">
              <text:p/>
            </table:table-cell>
            <table:table-cell table:style-name="ce85" table:formula="of:=['Budget 2010'.H43]" office:value-type="float" office:value="0">
              <text:p/>
            </table:table-cell>
            <table:table-cell table:style-name="ce85" table:formula="of:=['Budget 2010'.I43]" office:value-type="float" office:value="0">
              <text:p/>
            </table:table-cell>
            <table:table-cell table:style-name="ce85" table:formula="of:=['Budget 2010'.J43]" office:value-type="float" office:value="0">
              <text:p/>
            </table:table-cell>
            <table:table-cell table:style-name="ce85" table:formula="of:=['Budget 2010'.K43]" office:value-type="float" office:value="0">
              <text:p/>
            </table:table-cell>
            <table:table-cell table:style-name="ce85" table:formula="of:=['Budget 2010'.L43]" office:value-type="float" office:value="0">
              <text:p/>
            </table:table-cell>
            <table:table-cell table:style-name="ce85" table:formula="of:=['Budget 2010'.M43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44]" office:value-type="string" office:string-value="Annual report">
              <text:p>Annual report</text:p>
            </table:table-cell>
            <table:table-cell table:style-name="ce115" table:formula="of:=['Budget 2010'.B44]" office:value-type="float" office:value="3500">
              <text:p>$3,500</text:p>
            </table:table-cell>
            <table:table-cell table:style-name="ce85" table:formula="of:=['Budget 2010'.C44]" office:value-type="float" office:value="0">
              <text:p/>
            </table:table-cell>
            <table:table-cell table:style-name="ce132" table:formula="of:=['Budget 2010'.D44]" office:value-type="float" office:value="0">
              <text:p/>
            </table:table-cell>
            <table:table-cell table:style-name="ce85" table:formula="of:=['Budget 2010'.E44]" office:value-type="float" office:value="0">
              <text:p/>
            </table:table-cell>
            <table:table-cell table:style-name="ce85" table:formula="of:=['Budget 2010'.F44]" office:value-type="float" office:value="0">
              <text:p/>
            </table:table-cell>
            <table:table-cell table:style-name="ce85" table:formula="of:=['Budget 2010'.G44]" office:value-type="float" office:value="0">
              <text:p/>
            </table:table-cell>
            <table:table-cell table:style-name="ce85" table:formula="of:=['Budget 2010'.H44]" office:value-type="float" office:value="0">
              <text:p/>
            </table:table-cell>
            <table:table-cell table:style-name="ce85" table:formula="of:=['Budget 2010'.I44]" office:value-type="float" office:value="0">
              <text:p/>
            </table:table-cell>
            <table:table-cell table:style-name="ce85" table:formula="of:=['Budget 2010'.J44]" office:value-type="float" office:value="0">
              <text:p/>
            </table:table-cell>
            <table:table-cell table:style-name="ce85" table:formula="of:=['Budget 2010'.K44]" office:value-type="float" office:value="0">
              <text:p/>
            </table:table-cell>
            <table:table-cell table:style-name="ce85" table:formula="of:=['Budget 2010'.L44]" office:value-type="float" office:value="0">
              <text:p/>
            </table:table-cell>
            <table:table-cell table:style-name="ce85" table:formula="of:=['Budget 2010'.M44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45]" office:value-type="string" office:string-value="Merchandise (Hackerthreads)">
              <text:p>Merchandise (Hackerthreads)</text:p>
            </table:table-cell>
            <table:table-cell table:style-name="ce115" table:formula="of:=['Budget 2010'.B45]" office:value-type="float" office:value="0">
              <text:p/>
            </table:table-cell>
            <table:table-cell table:style-name="ce85" table:formula="of:=['Budget 2010'.C45]" office:value-type="float" office:value="0">
              <text:p/>
            </table:table-cell>
            <table:table-cell table:style-name="ce132" table:formula="of:=['Budget 2010'.D45]" office:value-type="float" office:value="0">
              <text:p/>
            </table:table-cell>
            <table:table-cell table:style-name="ce85" table:formula="of:=['Budget 2010'.E45]" office:value-type="float" office:value="0">
              <text:p/>
            </table:table-cell>
            <table:table-cell table:style-name="ce85" table:formula="of:=['Budget 2010'.F45]" office:value-type="float" office:value="3500">
              <text:p>$3,500</text:p>
            </table:table-cell>
            <table:table-cell table:style-name="ce85" table:formula="of:=['Budget 2010'.G45]" office:value-type="float" office:value="0">
              <text:p/>
            </table:table-cell>
            <table:table-cell table:style-name="ce85" table:formula="of:=['Budget 2010'.H45]" office:value-type="float" office:value="0">
              <text:p/>
            </table:table-cell>
            <table:table-cell table:style-name="ce85" table:formula="of:=['Budget 2010'.I45]" office:value-type="float" office:value="0">
              <text:p/>
            </table:table-cell>
            <table:table-cell table:style-name="ce85" table:formula="of:=['Budget 2010'.J45]" office:value-type="float" office:value="0">
              <text:p/>
            </table:table-cell>
            <table:table-cell table:style-name="ce85" table:formula="of:=['Budget 2010'.K45]" office:value-type="float" office:value="0">
              <text:p/>
            </table:table-cell>
            <table:table-cell table:style-name="ce85" table:formula="of:=['Budget 2010'.L45]" office:value-type="float" office:value="0">
              <text:p/>
            </table:table-cell>
            <table:table-cell table:style-name="ce85" table:formula="of:=['Budget 2010'.M45]" office:value-type="float" office:value="0">
              <text:p/>
            </table:table-cell>
            <table:table-cell table:style-name="ce148"/>
            <table:table-cell table:number-columns-repeated="1010"/>
          </table:table-row>
        </table:table-row-group>
        <table:table-row table:style-name="ro4">
          <table:table-cell table:style-name="ce111" office:value-type="string">
            <text:p>Income F-of-GNOME</text:p>
          </table:table-cell>
          <table:table-cell table:style-name="ce121" table:formula="of:=['Budget 2010'.B70]" office:value-type="float" office:value="1200">
            <text:p>$1,200</text:p>
          </table:table-cell>
          <table:table-cell table:style-name="ce129" table:formula="of:=['Budget 2010'.C70]" office:value-type="float" office:value="1300">
            <text:p>$1,300</text:p>
          </table:table-cell>
          <table:table-cell table:style-name="ce137" table:formula="of:=['Budget 2010'.D70]" office:value-type="float" office:value="1400">
            <text:p>$1,400</text:p>
          </table:table-cell>
          <table:table-cell table:style-name="ce129" table:formula="of:=['Budget 2010'.E70]" office:value-type="float" office:value="4800">
            <text:p>$4,800</text:p>
          </table:table-cell>
          <table:table-cell table:style-name="ce129" table:formula="of:=['Budget 2010'.F70]" office:value-type="float" office:value="2900">
            <text:p>$2,900</text:p>
          </table:table-cell>
          <table:table-cell table:style-name="ce129" table:formula="of:=['Budget 2010'.G70]" office:value-type="float" office:value="3000">
            <text:p>$3,000</text:p>
          </table:table-cell>
          <table:table-cell table:style-name="ce129" table:formula="of:=['Budget 2010'.H70]" office:value-type="float" office:value="4600">
            <text:p>$4,600</text:p>
          </table:table-cell>
          <table:table-cell table:style-name="ce129" table:formula="of:=['Budget 2010'.I70]" office:value-type="float" office:value="8200">
            <text:p>$8,200</text:p>
          </table:table-cell>
          <table:table-cell table:style-name="ce129" table:formula="of:=['Budget 2010'.J70]" office:value-type="float" office:value="2300">
            <text:p>$2,300</text:p>
          </table:table-cell>
          <table:table-cell table:style-name="ce129" table:formula="of:=['Budget 2010'.K70]" office:value-type="float" office:value="2400">
            <text:p>$2,400</text:p>
          </table:table-cell>
          <table:table-cell table:style-name="ce129" table:formula="of:=['Budget 2010'.L70]" office:value-type="float" office:value="2200">
            <text:p>$2,200</text:p>
          </table:table-cell>
          <table:table-cell table:style-name="ce129" table:formula="of:=['Budget 2010'.M70]" office:value-type="float" office:value="2300">
            <text:p>$2,300</text:p>
          </table:table-cell>
          <table:table-cell table:style-name="ce149" table:formula="of:=['Budget 2010'.N70]" office:value-type="float" office:value="36600">
            <text:p>$36,600</text:p>
          </table:table-cell>
          <table:table-cell table:style-name="ce156" table:number-columns-repeated="1010"/>
        </table:table-row>
        <table:table-row-group>
          <table:table-row table:style-name="ro4">
            <table:table-cell table:style-name="ce105" table:formula="of:=['Budget 2010'.A71]" office:value-type="string" office:string-value="Subscriptions">
              <text:p>Subscriptions</text:p>
            </table:table-cell>
            <table:table-cell table:style-name="ce119" table:formula="of:=['Budget 2010'.B71]" office:value-type="float" office:value="1200">
              <text:p>$1,200</text:p>
            </table:table-cell>
            <table:table-cell table:style-name="ce127" table:formula="of:=['Budget 2010'.C71]" office:value-type="float" office:value="1300">
              <text:p>$1,300</text:p>
            </table:table-cell>
            <table:table-cell table:style-name="ce135" table:formula="of:=['Budget 2010'.D71]" office:value-type="float" office:value="1400">
              <text:p>$1,400</text:p>
            </table:table-cell>
            <table:table-cell table:style-name="ce127" table:formula="of:=['Budget 2010'.E71]" office:value-type="float" office:value="1500">
              <text:p>$1,500</text:p>
            </table:table-cell>
            <table:table-cell table:style-name="ce127" table:formula="of:=['Budget 2010'.F71]" office:value-type="float" office:value="1600">
              <text:p>$1,600</text:p>
            </table:table-cell>
            <table:table-cell table:style-name="ce127" table:formula="of:=['Budget 2010'.G71]" office:value-type="float" office:value="1700">
              <text:p>$1,700</text:p>
            </table:table-cell>
            <table:table-cell table:style-name="ce127" table:formula="of:=['Budget 2010'.H71]" office:value-type="float" office:value="1800">
              <text:p>$1,800</text:p>
            </table:table-cell>
            <table:table-cell table:style-name="ce127" table:formula="of:=['Budget 2010'.I71]" office:value-type="float" office:value="1900">
              <text:p>$1,900</text:p>
            </table:table-cell>
            <table:table-cell table:style-name="ce127" table:formula="of:=['Budget 2010'.J71]" office:value-type="float" office:value="2000">
              <text:p>$2,000</text:p>
            </table:table-cell>
            <table:table-cell table:style-name="ce127" table:formula="of:=['Budget 2010'.K71]" office:value-type="float" office:value="2100">
              <text:p>$2,100</text:p>
            </table:table-cell>
            <table:table-cell table:style-name="ce127" table:formula="of:=['Budget 2010'.L71]" office:value-type="float" office:value="2200">
              <text:p>$2,200</text:p>
            </table:table-cell>
            <table:table-cell table:style-name="ce127" table:formula="of:=['Budget 2010'.M71]" office:value-type="float" office:value="2300">
              <text:p>$2,300</text:p>
            </table:table-cell>
            <table:table-cell table:style-name="ce150"/>
            <table:table-cell table:style-name="ce156" table:number-columns-repeated="1010"/>
          </table:table-row>
          <table:table-row table:style-name="ro4">
            <table:table-cell table:style-name="ce105" table:formula="of:=['Budget 2010'.A72]" office:value-type="string" office:string-value="One time payment">
              <text:p>One time payment</text:p>
            </table:table-cell>
            <table:table-cell table:style-name="ce119" table:formula="of:=['Budget 2010'.B72]" office:value-type="float" office:value="0">
              <text:p/>
            </table:table-cell>
            <table:table-cell table:style-name="ce127" table:formula="of:=['Budget 2010'.C72]" office:value-type="float" office:value="0">
              <text:p/>
            </table:table-cell>
            <table:table-cell table:style-name="ce135" table:formula="of:=['Budget 2010'.D72]" office:value-type="float" office:value="0">
              <text:p/>
            </table:table-cell>
            <table:table-cell table:style-name="ce127" table:formula="of:=['Budget 2010'.E72]" office:value-type="float" office:value="3300">
              <text:p>$3,300</text:p>
            </table:table-cell>
            <table:table-cell table:style-name="ce127" table:formula="of:=['Budget 2010'.F72]" office:value-type="float" office:value="1300">
              <text:p>$1,300</text:p>
            </table:table-cell>
            <table:table-cell table:style-name="ce127" table:formula="of:=['Budget 2010'.G72]" office:value-type="float" office:value="1300">
              <text:p>$1,300</text:p>
            </table:table-cell>
            <table:table-cell table:style-name="ce127" table:formula="of:=['Budget 2010'.H72]" office:value-type="float" office:value="2800">
              <text:p>$2,800</text:p>
            </table:table-cell>
            <table:table-cell table:style-name="ce127" table:formula="of:=['Budget 2010'.I72]" office:value-type="float" office:value="6300">
              <text:p>$6,300</text:p>
            </table:table-cell>
            <table:table-cell table:style-name="ce127" table:formula="of:=['Budget 2010'.J72]" office:value-type="float" office:value="300">
              <text:p>$300</text:p>
            </table:table-cell>
            <table:table-cell table:style-name="ce127" table:formula="of:=['Budget 2010'.K72]" office:value-type="float" office:value="300">
              <text:p>$300</text:p>
            </table:table-cell>
            <table:table-cell table:style-name="ce127" table:formula="of:=['Budget 2010'.L72]" office:value-type="float" office:value="0">
              <text:p/>
            </table:table-cell>
            <table:table-cell table:style-name="ce127" table:formula="of:=['Budget 2010'.M72]" office:value-type="float" office:value="0">
              <text:p/>
            </table:table-cell>
            <table:table-cell table:style-name="ce150"/>
            <table:table-cell table:style-name="ce156" table:number-columns-repeated="1010"/>
          </table:table-row>
        </table:table-row-group>
        <table:table-row table:style-name="ro4">
          <table:table-cell table:style-name="ce106" office:value-type="string">
            <text:p>Income Affiliate Programs</text:p>
          </table:table-cell>
          <table:table-cell table:style-name="ce116" table:formula="of:=['Budget 2010'.B57]" office:value-type="float" office:value="0">
            <text:p/>
          </table:table-cell>
          <table:table-cell table:style-name="ce125" table:formula="of:=['Budget 2010'.C57]" office:value-type="float" office:value="0">
            <text:p/>
          </table:table-cell>
          <table:table-cell table:style-name="ce133" table:formula="of:=['Budget 2010'.D57]" office:value-type="float" office:value="70">
            <text:p>$70</text:p>
          </table:table-cell>
          <table:table-cell table:style-name="ce125" table:formula="of:=['Budget 2010'.E57]" office:value-type="float" office:value="70">
            <text:p>$70</text:p>
          </table:table-cell>
          <table:table-cell table:style-name="ce125" table:formula="of:=['Budget 2010'.F57]" office:value-type="float" office:value="90">
            <text:p>$90</text:p>
          </table:table-cell>
          <table:table-cell table:style-name="ce125" table:formula="of:=['Budget 2010'.G57]" office:value-type="float" office:value="140">
            <text:p>$140</text:p>
          </table:table-cell>
          <table:table-cell table:style-name="ce125" table:formula="of:=['Budget 2010'.H57]" office:value-type="float" office:value="260">
            <text:p>$260</text:p>
          </table:table-cell>
          <table:table-cell table:style-name="ce125" table:formula="of:=['Budget 2010'.I57]" office:value-type="float" office:value="240">
            <text:p>$240</text:p>
          </table:table-cell>
          <table:table-cell table:style-name="ce125" table:formula="of:=['Budget 2010'.J57]" office:value-type="float" office:value="1020">
            <text:p>$1,020</text:p>
          </table:table-cell>
          <table:table-cell table:style-name="ce125" table:formula="of:=['Budget 2010'.K57]" office:value-type="float" office:value="200">
            <text:p>$200</text:p>
          </table:table-cell>
          <table:table-cell table:style-name="ce125" table:formula="of:=['Budget 2010'.L57]" office:value-type="float" office:value="100">
            <text:p>$100</text:p>
          </table:table-cell>
          <table:table-cell table:style-name="ce125" table:formula="of:=['Budget 2010'.M57]" office:value-type="float" office:value="50">
            <text:p>$50</text:p>
          </table:table-cell>
          <table:table-cell table:style-name="ce151" table:formula="of:=['Budget 2010'.N57]" office:value-type="float" office:value="2240">
            <text:p>$2,24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58]" office:value-type="string" office:string-value="Hackerthreads">
              <text:p>Hackerthreads</text:p>
            </table:table-cell>
            <table:table-cell table:style-name="ce119" table:formula="of:=['Budget 2010'.B58]" office:value-type="float" office:value="0">
              <text:p/>
            </table:table-cell>
            <table:table-cell table:style-name="ce127" table:formula="of:=['Budget 2010'.C58]" office:value-type="float" office:value="0">
              <text:p/>
            </table:table-cell>
            <table:table-cell table:style-name="ce135" table:formula="of:=['Budget 2010'.D58]" office:value-type="float" office:value="50">
              <text:p>$50</text:p>
            </table:table-cell>
            <table:table-cell table:style-name="ce127" table:formula="of:=['Budget 2010'.E58]" office:value-type="float" office:value="50">
              <text:p>$50</text:p>
            </table:table-cell>
            <table:table-cell table:style-name="ce127" table:formula="of:=['Budget 2010'.F58]" office:value-type="float" office:value="50">
              <text:p>$50</text:p>
            </table:table-cell>
            <table:table-cell table:style-name="ce127" table:formula="of:=['Budget 2010'.G58]" office:value-type="float" office:value="100">
              <text:p>$100</text:p>
            </table:table-cell>
            <table:table-cell table:style-name="ce127" table:formula="of:=['Budget 2010'.H58]" office:value-type="float" office:value="200">
              <text:p>$200</text:p>
            </table:table-cell>
            <table:table-cell table:style-name="ce127" table:formula="of:=['Budget 2010'.I58]" office:value-type="float" office:value="200">
              <text:p>$200</text:p>
            </table:table-cell>
            <table:table-cell table:style-name="ce127" table:formula="of:=['Budget 2010'.J58]" office:value-type="float" office:value="1000">
              <text:p>$1,000</text:p>
            </table:table-cell>
            <table:table-cell table:style-name="ce127" table:formula="of:=['Budget 2010'.K58]" office:value-type="float" office:value="200">
              <text:p>$200</text:p>
            </table:table-cell>
            <table:table-cell table:style-name="ce127" table:formula="of:=['Budget 2010'.L58]" office:value-type="float" office:value="100">
              <text:p>$100</text:p>
            </table:table-cell>
            <table:table-cell table:style-name="ce127" table:formula="of:=['Budget 2010'.M58]" office:value-type="float" office:value="50">
              <text:p>$50</text:p>
            </table:table-cell>
            <table:table-cell table:style-name="ce152"/>
            <table:table-cell table:number-columns-repeated="1010"/>
          </table:table-row>
          <table:table-row table:style-name="ro4">
            <table:table-cell table:style-name="ce107" table:formula="of:=['Budget 2010'.A59]" office:value-type="string" office:string-value="Amazon">
              <text:p>Amazon</text:p>
            </table:table-cell>
            <table:table-cell table:style-name="ce117" table:formula="of:=['Budget 2010'.B59]" office:value-type="float" office:value="0">
              <text:p/>
            </table:table-cell>
            <table:table-cell table:style-name="ce126" table:formula="of:=['Budget 2010'.C59]" office:value-type="float" office:value="0">
              <text:p/>
            </table:table-cell>
            <table:table-cell table:style-name="ce134" table:formula="of:=['Budget 2010'.D59]" office:value-type="float" office:value="20">
              <text:p>$20</text:p>
            </table:table-cell>
            <table:table-cell table:style-name="ce126" table:formula="of:=['Budget 2010'.E59]" office:value-type="float" office:value="20">
              <text:p>$20</text:p>
            </table:table-cell>
            <table:table-cell table:style-name="ce126" table:formula="of:=['Budget 2010'.F59]" office:value-type="float" office:value="40">
              <text:p>$40</text:p>
            </table:table-cell>
            <table:table-cell table:style-name="ce126" table:formula="of:=['Budget 2010'.G59]" office:value-type="float" office:value="40">
              <text:p>$40</text:p>
            </table:table-cell>
            <table:table-cell table:style-name="ce126" table:formula="of:=['Budget 2010'.H59]" office:value-type="float" office:value="60">
              <text:p>$60</text:p>
            </table:table-cell>
            <table:table-cell table:style-name="ce126" table:formula="of:=['Budget 2010'.I59]" office:value-type="float" office:value="40">
              <text:p>$40</text:p>
            </table:table-cell>
            <table:table-cell table:style-name="ce126" table:formula="of:=['Budget 2010'.J59]" office:value-type="float" office:value="20">
              <text:p>$20</text:p>
            </table:table-cell>
            <table:table-cell table:style-name="ce126" table:formula="of:=['Budget 2010'.K59]" office:value-type="float" office:value="0">
              <text:p/>
            </table:table-cell>
            <table:table-cell table:style-name="ce126" table:formula="of:=['Budget 2010'.L59]" office:value-type="float" office:value="0">
              <text:p/>
            </table:table-cell>
            <table:table-cell table:style-name="ce126" table:formula="of:=['Budget 2010'.M59]" office:value-type="float" office:value="0">
              <text:p/>
            </table:table-cell>
            <table:table-cell table:style-name="ce153"/>
            <table:table-cell table:number-columns-repeated="1010"/>
          </table:table-row>
        </table:table-row-group>
        <table:table-row table:style-name="ro4">
          <table:table-cell table:style-name="ce108" office:value-type="string">
            <text:p>Balance</text:p>
          </table:table-cell>
          <table:table-cell table:style-name="ce118" table:formula="of:=[.B51]+[.B48]-[.B44]" office:value-type="float" office:value="-2300">
            <text:p>-$2,300</text:p>
          </table:table-cell>
          <table:table-cell table:style-name="ce118" table:formula="of:=[.C51]+[.C48]-[.C44]" office:value-type="float" office:value="1300">
            <text:p>$1,300</text:p>
          </table:table-cell>
          <table:table-cell table:style-name="ce118" table:formula="of:=[.D51]+[.D48]-[.D44]" office:value-type="float" office:value="-1530">
            <text:p>-$1,530</text:p>
          </table:table-cell>
          <table:table-cell table:style-name="ce118" table:formula="of:=[.E51]+[.E48]-[.E44]" office:value-type="float" office:value="4870">
            <text:p>$4,870</text:p>
          </table:table-cell>
          <table:table-cell table:style-name="ce118" table:formula="of:=[.F51]+[.F48]-[.F44]" office:value-type="float" office:value="-510">
            <text:p>-$510</text:p>
          </table:table-cell>
          <table:table-cell table:style-name="ce118" table:formula="of:=[.G51]+[.G48]-[.G44]" office:value-type="float" office:value="3140">
            <text:p>$3,140</text:p>
          </table:table-cell>
          <table:table-cell table:style-name="ce118" table:formula="of:=[.H51]+[.H48]-[.H44]" office:value-type="float" office:value="4860">
            <text:p>$4,860</text:p>
          </table:table-cell>
          <table:table-cell table:style-name="ce118" table:formula="of:=[.I51]+[.I48]-[.I44]" office:value-type="float" office:value="8440">
            <text:p>$8,440</text:p>
          </table:table-cell>
          <table:table-cell table:style-name="ce118" table:formula="of:=[.J51]+[.J48]-[.J44]" office:value-type="float" office:value="3320">
            <text:p>$3,320</text:p>
          </table:table-cell>
          <table:table-cell table:style-name="ce118" table:formula="of:=[.K51]+[.K48]-[.K44]" office:value-type="float" office:value="2600">
            <text:p>$2,600</text:p>
          </table:table-cell>
          <table:table-cell table:style-name="ce118" table:formula="of:=[.L51]+[.L48]-[.L44]" office:value-type="float" office:value="2300">
            <text:p>$2,300</text:p>
          </table:table-cell>
          <table:table-cell table:style-name="ce118" table:formula="of:=[.M51]+[.M48]-[.M44]" office:value-type="float" office:value="2350">
            <text:p>$2,350</text:p>
          </table:table-cell>
          <table:table-cell table:style-name="ce147" table:formula="of:=[.N51]+[.N48]-[.N44]" office:value-type="float" office:value="28840">
            <text:p>$28,84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46]" office:value-type="string" office:string-value="Women's outreach">
            <text:p>Women's outreach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46]" office:value-type="float" office:value="0">
            <text:p/>
          </table:table-cell>
          <table:table-cell table:style-name="ce124" table:formula="of:=['Budget 2010'.C46]" office:value-type="float" office:value="0">
            <text:p/>
          </table:table-cell>
          <table:table-cell table:style-name="ce131" table:formula="of:=['Budget 2010'.D46]" office:value-type="float" office:value="0">
            <text:p/>
          </table:table-cell>
          <table:table-cell table:style-name="ce124" table:formula="of:=['Budget 2010'.E46]" office:value-type="float" office:value="0">
            <text:p/>
          </table:table-cell>
          <table:table-cell table:style-name="ce124" table:formula="of:=['Budget 2010'.F46]" office:value-type="float" office:value="0">
            <text:p/>
          </table:table-cell>
          <table:table-cell table:style-name="ce124" table:formula="of:=['Budget 2010'.G46]" office:value-type="float" office:value="5000">
            <text:p>$5,000</text:p>
          </table:table-cell>
          <table:table-cell table:style-name="ce124" table:formula="of:=['Budget 2010'.H46]" office:value-type="float" office:value="0">
            <text:p/>
          </table:table-cell>
          <table:table-cell table:style-name="ce124" table:formula="of:=['Budget 2010'.I46]" office:value-type="float" office:value="0">
            <text:p/>
          </table:table-cell>
          <table:table-cell table:style-name="ce124" table:formula="of:=['Budget 2010'.J46]" office:value-type="float" office:value="0">
            <text:p/>
          </table:table-cell>
          <table:table-cell table:style-name="ce124" table:formula="of:=['Budget 2010'.K46]" office:value-type="float" office:value="5000">
            <text:p>$5,000</text:p>
          </table:table-cell>
          <table:table-cell table:style-name="ce124" table:formula="of:=['Budget 2010'.L46]" office:value-type="float" office:value="20000">
            <text:p>$20,000</text:p>
          </table:table-cell>
          <table:table-cell table:style-name="ce124" table:formula="of:=['Budget 2010'.M46]" office:value-type="float" office:value="0">
            <text:p/>
          </table:table-cell>
          <table:table-cell table:style-name="ce145" table:formula="of:=['Budget 2010'.N46]" office:value-type="float" office:value="30000">
            <text:p>$30,000</text:p>
          </table:table-cell>
          <table:table-cell table:number-columns-repeated="1010"/>
        </table:table-row>
        <table:table-row table:style-name="ro4">
          <table:table-cell table:style-name="ce110" office:value-type="string">
            <text:p>Income</text:p>
          </table:table-cell>
          <table:table-cell table:style-name="ce120" table:formula="of:=['Budget 2010'.B80]" office:value-type="float" office:value="0">
            <text:p/>
          </table:table-cell>
          <table:table-cell table:style-name="ce128" table:formula="of:=['Budget 2010'.C80]" office:value-type="float" office:value="0">
            <text:p/>
          </table:table-cell>
          <table:table-cell table:style-name="ce136" table:formula="of:=['Budget 2010'.D80]" office:value-type="float" office:value="0">
            <text:p/>
          </table:table-cell>
          <table:table-cell table:style-name="ce128" table:formula="of:=['Budget 2010'.E80]" office:value-type="float" office:value="0">
            <text:p/>
          </table:table-cell>
          <table:table-cell table:style-name="ce128" table:formula="of:=['Budget 2010'.F80]" office:value-type="float" office:value="0">
            <text:p/>
          </table:table-cell>
          <table:table-cell table:style-name="ce128" table:formula="of:=['Budget 2010'.G80]" office:value-type="float" office:value="5000">
            <text:p>$5,000</text:p>
          </table:table-cell>
          <table:table-cell table:style-name="ce128" table:formula="of:=['Budget 2010'.H80]" office:value-type="float" office:value="0">
            <text:p/>
          </table:table-cell>
          <table:table-cell table:style-name="ce128" table:formula="of:=['Budget 2010'.I80]" office:value-type="float" office:value="0">
            <text:p/>
          </table:table-cell>
          <table:table-cell table:style-name="ce128" table:formula="of:=['Budget 2010'.J80]" office:value-type="float" office:value="0">
            <text:p/>
          </table:table-cell>
          <table:table-cell table:style-name="ce128" table:formula="of:=['Budget 2010'.K80]" office:value-type="float" office:value="5000">
            <text:p>$5,000</text:p>
          </table:table-cell>
          <table:table-cell table:style-name="ce128" table:formula="of:=['Budget 2010'.L80]" office:value-type="float" office:value="20000">
            <text:p>$20,000</text:p>
          </table:table-cell>
          <table:table-cell table:style-name="ce128" table:formula="of:=['Budget 2010'.M80]" office:value-type="float" office:value="0">
            <text:p/>
          </table:table-cell>
          <table:table-cell table:style-name="ce146" table:formula="of:=['Budget 2010'.N80]" office:value-type="float" office:value="30000">
            <text:p>$30,000</text:p>
          </table:table-cell>
          <table:table-cell table:number-columns-repeated="1010"/>
        </table:table-row>
        <table:table-row table:style-name="ro4">
          <table:table-cell table:style-name="ce108" office:value-type="string">
            <text:p>Balance</text:p>
          </table:table-cell>
          <table:table-cell table:style-name="ce118" table:formula="of:=[.B58]-[.B57]" office:value-type="float" office:value="0">
            <text:p/>
          </table:table-cell>
          <table:table-cell table:style-name="ce118" table:formula="of:=[.C58]-[.C57]" office:value-type="float" office:value="0">
            <text:p/>
          </table:table-cell>
          <table:table-cell table:style-name="ce118" table:formula="of:=[.D58]-[.D57]" office:value-type="float" office:value="0">
            <text:p/>
          </table:table-cell>
          <table:table-cell table:style-name="ce118" table:formula="of:=[.E58]-[.E57]" office:value-type="float" office:value="0">
            <text:p/>
          </table:table-cell>
          <table:table-cell table:style-name="ce118" table:formula="of:=[.F58]-[.F57]" office:value-type="float" office:value="0">
            <text:p/>
          </table:table-cell>
          <table:table-cell table:style-name="ce118" table:formula="of:=[.G58]-[.G57]" office:value-type="float" office:value="0">
            <text:p/>
          </table:table-cell>
          <table:table-cell table:style-name="ce118" table:formula="of:=[.H58]-[.H57]" office:value-type="float" office:value="0">
            <text:p/>
          </table:table-cell>
          <table:table-cell table:style-name="ce118" table:formula="of:=[.I58]-[.I57]" office:value-type="float" office:value="0">
            <text:p/>
          </table:table-cell>
          <table:table-cell table:style-name="ce118" table:formula="of:=[.J58]-[.J57]" office:value-type="float" office:value="0">
            <text:p/>
          </table:table-cell>
          <table:table-cell table:style-name="ce118" table:formula="of:=[.K58]-[.K57]" office:value-type="float" office:value="0">
            <text:p/>
          </table:table-cell>
          <table:table-cell table:style-name="ce118" table:formula="of:=[.L58]-[.L57]" office:value-type="float" office:value="0">
            <text:p/>
          </table:table-cell>
          <table:table-cell table:style-name="ce118" table:formula="of:=[.M58]-[.M57]" office:value-type="float" office:value="0">
            <text:p/>
          </table:table-cell>
          <table:table-cell table:style-name="ce154" table:formula="of:=[.N58]-[.N57]" office:value-type="currency" office:currency="USD" office:value="0">
            <text:p>$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36]" office:value-type="string" office:string-value="Local outreach">
            <text:p>Local outreach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36]" office:value-type="float" office:value="7000">
            <text:p>$7,000</text:p>
          </table:table-cell>
          <table:table-cell table:style-name="ce124" table:formula="of:=['Budget 2010'.C36]" office:value-type="float" office:value="1000">
            <text:p>$1,000</text:p>
          </table:table-cell>
          <table:table-cell table:style-name="ce131" table:formula="of:=['Budget 2010'.D36]" office:value-type="float" office:value="0">
            <text:p/>
          </table:table-cell>
          <table:table-cell table:style-name="ce124" table:formula="of:=['Budget 2010'.E36]" office:value-type="float" office:value="0">
            <text:p/>
          </table:table-cell>
          <table:table-cell table:style-name="ce124" table:formula="of:=['Budget 2010'.F36]" office:value-type="float" office:value="0">
            <text:p/>
          </table:table-cell>
          <table:table-cell table:style-name="ce124" table:formula="of:=['Budget 2010'.G36]" office:value-type="float" office:value="3000">
            <text:p>$3,000</text:p>
          </table:table-cell>
          <table:table-cell table:style-name="ce124" table:formula="of:=['Budget 2010'.H36]" office:value-type="float" office:value="0">
            <text:p/>
          </table:table-cell>
          <table:table-cell table:style-name="ce124" table:formula="of:=['Budget 2010'.I36]" office:value-type="float" office:value="0">
            <text:p/>
          </table:table-cell>
          <table:table-cell table:style-name="ce124" table:formula="of:=['Budget 2010'.J36]" office:value-type="float" office:value="0">
            <text:p/>
          </table:table-cell>
          <table:table-cell table:style-name="ce124" table:formula="of:=['Budget 2010'.K36]" office:value-type="float" office:value="0">
            <text:p/>
          </table:table-cell>
          <table:table-cell table:style-name="ce124" table:formula="of:=['Budget 2010'.L36]" office:value-type="float" office:value="0">
            <text:p/>
          </table:table-cell>
          <table:table-cell table:style-name="ce124" table:formula="of:=['Budget 2010'.M36]" office:value-type="float" office:value="1000">
            <text:p>$1,000</text:p>
          </table:table-cell>
          <table:table-cell table:style-name="ce145" table:formula="of:=['Budget 2010'.N36]" office:value-type="float" office:value="12000">
            <text:p>$12,00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37]" office:value-type="string" office:string-value="Forum do GNOME (Brazil)">
              <text:p>Forum do GNOME (Brazil)</text:p>
            </table:table-cell>
            <table:table-cell table:style-name="ce115" table:formula="of:=['Budget 2010'.B37]" office:value-type="float" office:value="3000">
              <text:p>$3,000</text:p>
            </table:table-cell>
            <table:table-cell table:style-name="ce85" table:formula="of:=['Budget 2010'.C37]" office:value-type="float" office:value="0">
              <text:p/>
            </table:table-cell>
            <table:table-cell table:style-name="ce132" table:formula="of:=['Budget 2010'.D37]" office:value-type="float" office:value="0">
              <text:p/>
            </table:table-cell>
            <table:table-cell table:style-name="ce85" table:formula="of:=['Budget 2010'.E37]" office:value-type="float" office:value="0">
              <text:p/>
            </table:table-cell>
            <table:table-cell table:style-name="ce85" table:formula="of:=['Budget 2010'.F37]" office:value-type="float" office:value="0">
              <text:p/>
            </table:table-cell>
            <table:table-cell table:style-name="ce85" table:formula="of:=['Budget 2010'.G37]" office:value-type="float" office:value="0">
              <text:p/>
            </table:table-cell>
            <table:table-cell table:style-name="ce85" table:formula="of:=['Budget 2010'.H37]" office:value-type="float" office:value="0">
              <text:p/>
            </table:table-cell>
            <table:table-cell table:style-name="ce85" table:formula="of:=['Budget 2010'.I37]" office:value-type="float" office:value="0">
              <text:p/>
            </table:table-cell>
            <table:table-cell table:style-name="ce85" table:formula="of:=['Budget 2010'.J37]" office:value-type="float" office:value="0">
              <text:p/>
            </table:table-cell>
            <table:table-cell table:style-name="ce85" table:formula="of:=['Budget 2010'.K37]" office:value-type="float" office:value="0">
              <text:p/>
            </table:table-cell>
            <table:table-cell table:style-name="ce85" table:formula="of:=['Budget 2010'.L37]" office:value-type="float" office:value="0">
              <text:p/>
            </table:table-cell>
            <table:table-cell table:style-name="ce85" table:formula="of:=['Budget 2010'.M37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38]" office:value-type="string" office:string-value="GNOME Day (Chile)">
              <text:p>GNOME Day (Chile)</text:p>
            </table:table-cell>
            <table:table-cell table:style-name="ce115" table:formula="of:=['Budget 2010'.B38]" office:value-type="float" office:value="3000">
              <text:p>$3,000</text:p>
            </table:table-cell>
            <table:table-cell table:style-name="ce85" table:formula="of:=['Budget 2010'.C38]" office:value-type="float" office:value="0">
              <text:p/>
            </table:table-cell>
            <table:table-cell table:style-name="ce132" table:formula="of:=['Budget 2010'.D38]" office:value-type="float" office:value="0">
              <text:p/>
            </table:table-cell>
            <table:table-cell table:style-name="ce85" table:formula="of:=['Budget 2010'.E38]" office:value-type="float" office:value="0">
              <text:p/>
            </table:table-cell>
            <table:table-cell table:style-name="ce85" table:formula="of:=['Budget 2010'.F38]" office:value-type="float" office:value="0">
              <text:p/>
            </table:table-cell>
            <table:table-cell table:style-name="ce85" table:formula="of:=['Budget 2010'.G38]" office:value-type="float" office:value="0">
              <text:p/>
            </table:table-cell>
            <table:table-cell table:style-name="ce85" table:formula="of:=['Budget 2010'.H38]" office:value-type="float" office:value="0">
              <text:p/>
            </table:table-cell>
            <table:table-cell table:style-name="ce85" table:formula="of:=['Budget 2010'.I38]" office:value-type="float" office:value="0">
              <text:p/>
            </table:table-cell>
            <table:table-cell table:style-name="ce85" table:formula="of:=['Budget 2010'.J38]" office:value-type="float" office:value="0">
              <text:p/>
            </table:table-cell>
            <table:table-cell table:style-name="ce85" table:formula="of:=['Budget 2010'.K38]" office:value-type="float" office:value="0">
              <text:p/>
            </table:table-cell>
            <table:table-cell table:style-name="ce85" table:formula="of:=['Budget 2010'.L38]" office:value-type="float" office:value="0">
              <text:p/>
            </table:table-cell>
            <table:table-cell table:style-name="ce85" table:formula="of:=['Budget 2010'.M38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39]" office:value-type="string" office:string-value="Merchandising">
              <text:p>Merchandising</text:p>
            </table:table-cell>
            <table:table-cell table:style-name="ce115" table:formula="of:=['Budget 2010'.B39]" office:value-type="float" office:value="1000">
              <text:p>$1,000</text:p>
            </table:table-cell>
            <table:table-cell table:style-name="ce85" table:formula="of:=['Budget 2010'.C39]" office:value-type="float" office:value="1000">
              <text:p>$1,000</text:p>
            </table:table-cell>
            <table:table-cell table:style-name="ce132" table:formula="of:=['Budget 2010'.D39]" office:value-type="float" office:value="0">
              <text:p/>
            </table:table-cell>
            <table:table-cell table:style-name="ce85" table:formula="of:=['Budget 2010'.E39]" office:value-type="float" office:value="0">
              <text:p/>
            </table:table-cell>
            <table:table-cell table:style-name="ce85" table:formula="of:=['Budget 2010'.F39]" office:value-type="float" office:value="0">
              <text:p/>
            </table:table-cell>
            <table:table-cell table:style-name="ce85" table:formula="of:=['Budget 2010'.G39]" office:value-type="float" office:value="3000">
              <text:p>$3,000</text:p>
            </table:table-cell>
            <table:table-cell table:style-name="ce85" table:formula="of:=['Budget 2010'.H39]" office:value-type="float" office:value="0">
              <text:p/>
            </table:table-cell>
            <table:table-cell table:style-name="ce85" table:formula="of:=['Budget 2010'.I39]" office:value-type="float" office:value="0">
              <text:p/>
            </table:table-cell>
            <table:table-cell table:style-name="ce85" table:formula="of:=['Budget 2010'.J39]" office:value-type="float" office:value="0">
              <text:p/>
            </table:table-cell>
            <table:table-cell table:style-name="ce85" table:formula="of:=['Budget 2010'.K39]" office:value-type="float" office:value="0">
              <text:p/>
            </table:table-cell>
            <table:table-cell table:style-name="ce85" table:formula="of:=['Budget 2010'.L39]" office:value-type="float" office:value="0">
              <text:p/>
            </table:table-cell>
            <table:table-cell table:style-name="ce85" table:formula="of:=['Budget 2010'.M39]" office:value-type="float" office:value="1000">
              <text:p>$1,000</text:p>
            </table:table-cell>
            <table:table-cell table:style-name="ce148"/>
            <table:table-cell table:number-columns-repeated="1010"/>
          </table:table-row>
          <table:table-row-group table:display="false">
            <table:table-row table:style-name="ro4" table:visibility="collapse">
              <table:table-cell table:style-name="ce109" table:formula="of:=['Budget 2010'.A40]" office:value-type="string" office:string-value="T-shirts, stickers, etc">
                <text:p>T-shirts, stickers, etc</text:p>
              </table:table-cell>
              <table:table-cell table:style-name="ce115" table:formula="of:=['Budget 2010'.B40]" office:value-type="float" office:value="1000">
                <text:p>$1,000</text:p>
              </table:table-cell>
              <table:table-cell table:style-name="ce85" table:formula="of:=['Budget 2010'.C40]" office:value-type="float" office:value="0">
                <text:p/>
              </table:table-cell>
              <table:table-cell table:style-name="ce132" table:formula="of:=['Budget 2010'.D40]" office:value-type="float" office:value="0">
                <text:p/>
              </table:table-cell>
              <table:table-cell table:style-name="ce85" table:formula="of:=['Budget 2010'.E40]" office:value-type="float" office:value="0">
                <text:p/>
              </table:table-cell>
              <table:table-cell table:style-name="ce85" table:formula="of:=['Budget 2010'.F40]" office:value-type="float" office:value="0">
                <text:p/>
              </table:table-cell>
              <table:table-cell table:style-name="ce85" table:formula="of:=['Budget 2010'.G40]" office:value-type="float" office:value="0">
                <text:p/>
              </table:table-cell>
              <table:table-cell table:style-name="ce85" table:formula="of:=['Budget 2010'.H40]" office:value-type="float" office:value="0">
                <text:p/>
              </table:table-cell>
              <table:table-cell table:style-name="ce85" table:formula="of:=['Budget 2010'.I40]" office:value-type="float" office:value="0">
                <text:p/>
              </table:table-cell>
              <table:table-cell table:style-name="ce85" table:formula="of:=['Budget 2010'.J40]" office:value-type="float" office:value="0">
                <text:p/>
              </table:table-cell>
              <table:table-cell table:style-name="ce85" table:formula="of:=['Budget 2010'.K40]" office:value-type="float" office:value="0">
                <text:p/>
              </table:table-cell>
              <table:table-cell table:style-name="ce85" table:formula="of:=['Budget 2010'.L40]" office:value-type="float" office:value="0">
                <text:p/>
              </table:table-cell>
              <table:table-cell table:style-name="ce85" table:formula="of:=['Budget 2010'.M40]" office:value-type="float" office:value="0">
                <text:p/>
              </table:table-cell>
              <table:table-cell table:style-name="ce148"/>
              <table:table-cell table:number-columns-repeated="1010"/>
            </table:table-row>
            <table:table-row table:style-name="ro4" table:visibility="collapse">
              <table:table-cell table:style-name="ce112" table:formula="of:=['Budget 2010'.A41]" office:value-type="string" office:string-value="GNOME 3.0">
                <text:p>GNOME 3.0</text:p>
              </table:table-cell>
              <table:table-cell table:style-name="ce117" table:formula="of:=['Budget 2010'.B41]" office:value-type="float" office:value="0">
                <text:p/>
              </table:table-cell>
              <table:table-cell table:style-name="ce126" table:formula="of:=['Budget 2010'.C41]" office:value-type="float" office:value="0">
                <text:p/>
              </table:table-cell>
              <table:table-cell table:style-name="ce134" table:formula="of:=['Budget 2010'.D41]" office:value-type="float" office:value="0">
                <text:p/>
              </table:table-cell>
              <table:table-cell table:style-name="ce126" table:formula="of:=['Budget 2010'.E41]" office:value-type="float" office:value="0">
                <text:p/>
              </table:table-cell>
              <table:table-cell table:style-name="ce126" table:formula="of:=['Budget 2010'.F41]" office:value-type="float" office:value="0">
                <text:p/>
              </table:table-cell>
              <table:table-cell table:style-name="ce126" table:formula="of:=['Budget 2010'.G41]" office:value-type="float" office:value="3000">
                <text:p>$3,000</text:p>
              </table:table-cell>
              <table:table-cell table:style-name="ce126" table:formula="of:=['Budget 2010'.H41]" office:value-type="float" office:value="0">
                <text:p/>
              </table:table-cell>
              <table:table-cell table:style-name="ce126" table:formula="of:=['Budget 2010'.I41]" office:value-type="float" office:value="0">
                <text:p/>
              </table:table-cell>
              <table:table-cell table:style-name="ce126" table:formula="of:=['Budget 2010'.J41]" office:value-type="float" office:value="0">
                <text:p/>
              </table:table-cell>
              <table:table-cell table:style-name="ce126" table:formula="of:=['Budget 2010'.K41]" office:value-type="float" office:value="0">
                <text:p/>
              </table:table-cell>
              <table:table-cell table:style-name="ce126" table:formula="of:=['Budget 2010'.L41]" office:value-type="float" office:value="0">
                <text:p/>
              </table:table-cell>
              <table:table-cell table:style-name="ce126" table:formula="of:=['Budget 2010'.M41]" office:value-type="float" office:value="0">
                <text:p/>
              </table:table-cell>
              <table:table-cell table:style-name="ce153"/>
              <table:table-cell table:number-columns-repeated="1010"/>
            </table:table-row>
          </table:table-row-group>
        </table:table-row-group>
        <table:table-row table:style-name="ro4">
          <table:table-cell table:style-name="ce108" office:value-type="string">
            <text:p>Balance</text:p>
          </table:table-cell>
          <table:table-cell table:style-name="ce118" table:formula="of:=0-[.B62]" office:value-type="float" office:value="-7000">
            <text:p>-$7,000</text:p>
          </table:table-cell>
          <table:table-cell table:style-name="ce118" table:formula="of:=0-[.C62]" office:value-type="float" office:value="-1000">
            <text:p>-$1,000</text:p>
          </table:table-cell>
          <table:table-cell table:style-name="ce118" table:formula="of:=0-[.D62]" office:value-type="float" office:value="0">
            <text:p/>
          </table:table-cell>
          <table:table-cell table:style-name="ce118" table:formula="of:=0-[.E62]" office:value-type="float" office:value="0">
            <text:p/>
          </table:table-cell>
          <table:table-cell table:style-name="ce118" table:formula="of:=0-[.F62]" office:value-type="float" office:value="0">
            <text:p/>
          </table:table-cell>
          <table:table-cell table:style-name="ce118" table:formula="of:=0-[.G62]" office:value-type="float" office:value="-3000">
            <text:p>-$3,000</text:p>
          </table:table-cell>
          <table:table-cell table:style-name="ce118" table:formula="of:=0-[.H62]" office:value-type="float" office:value="0">
            <text:p/>
          </table:table-cell>
          <table:table-cell table:style-name="ce118" table:formula="of:=0-[.I62]" office:value-type="float" office:value="0">
            <text:p/>
          </table:table-cell>
          <table:table-cell table:style-name="ce118" table:formula="of:=0-[.J62]" office:value-type="float" office:value="0">
            <text:p/>
          </table:table-cell>
          <table:table-cell table:style-name="ce118" table:formula="of:=0-[.K62]" office:value-type="float" office:value="0">
            <text:p/>
          </table:table-cell>
          <table:table-cell table:style-name="ce118" table:formula="of:=0-[.L62]" office:value-type="float" office:value="0">
            <text:p/>
          </table:table-cell>
          <table:table-cell table:style-name="ce118" table:formula="of:=0-[.M62]" office:value-type="float" office:value="-1000">
            <text:p>-$1,000</text:p>
          </table:table-cell>
          <table:table-cell table:style-name="ce147" table:formula="of:=0-[.N62]" office:value-type="float" office:value="-12000">
            <text:p>-$12,00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table:formula="of:=['Budget 2010'.A9]" office:value-type="string" office:string-value="Administrivia">
            <text:p>Administrivia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9]" office:value-type="float" office:value="291.666666666667">
            <text:p>$292</text:p>
          </table:table-cell>
          <table:table-cell table:style-name="ce124" table:formula="of:=['Budget 2010'.C9]" office:value-type="float" office:value="291.666666666667">
            <text:p>$292</text:p>
          </table:table-cell>
          <table:table-cell table:style-name="ce131" table:formula="of:=['Budget 2010'.D9]" office:value-type="float" office:value="291.666666666667">
            <text:p>$292</text:p>
          </table:table-cell>
          <table:table-cell table:style-name="ce124" table:formula="of:=['Budget 2010'.E9]" office:value-type="float" office:value="291.666666666667">
            <text:p>$292</text:p>
          </table:table-cell>
          <table:table-cell table:style-name="ce124" table:formula="of:=['Budget 2010'.F9]" office:value-type="float" office:value="291.666666666667">
            <text:p>$292</text:p>
          </table:table-cell>
          <table:table-cell table:style-name="ce124" table:formula="of:=['Budget 2010'.G9]" office:value-type="float" office:value="2533.66666666667">
            <text:p>$2,534</text:p>
          </table:table-cell>
          <table:table-cell table:style-name="ce124" table:formula="of:=['Budget 2010'.H9]" office:value-type="float" office:value="291.666666666667">
            <text:p>$292</text:p>
          </table:table-cell>
          <table:table-cell table:style-name="ce124" table:formula="of:=['Budget 2010'.I9]" office:value-type="float" office:value="341.666666666667">
            <text:p>$342</text:p>
          </table:table-cell>
          <table:table-cell table:style-name="ce124" table:formula="of:=['Budget 2010'.J9]" office:value-type="float" office:value="291.666666666667">
            <text:p>$292</text:p>
          </table:table-cell>
          <table:table-cell table:style-name="ce124" table:formula="of:=['Budget 2010'.K9]" office:value-type="float" office:value="2791.66666666667">
            <text:p>$2,792</text:p>
          </table:table-cell>
          <table:table-cell table:style-name="ce124" table:formula="of:=['Budget 2010'.L9]" office:value-type="float" office:value="291.666666666667">
            <text:p>$292</text:p>
          </table:table-cell>
          <table:table-cell table:style-name="ce124" table:formula="of:=['Budget 2010'.M9]" office:value-type="float" office:value="291.666666666667">
            <text:p>$292</text:p>
          </table:table-cell>
          <table:table-cell table:style-name="ce145" table:formula="of:=['Budget 2010'.N9]" office:value-type="float" office:value="8292">
            <text:p>$8,292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10]" office:value-type="string" office:string-value="Accountant">
              <text:p>Accountant</text:p>
            </table:table-cell>
            <table:table-cell table:style-name="ce115" table:formula="of:=['Budget 2010'.B10]" office:value-type="float" office:value="0">
              <text:p/>
            </table:table-cell>
            <table:table-cell table:style-name="ce85" table:formula="of:=['Budget 2010'.C10]" office:value-type="float" office:value="0">
              <text:p/>
            </table:table-cell>
            <table:table-cell table:style-name="ce132" table:formula="of:=['Budget 2010'.D10]" office:value-type="float" office:value="0">
              <text:p/>
            </table:table-cell>
            <table:table-cell table:style-name="ce85" table:formula="of:=['Budget 2010'.E10]" office:value-type="float" office:value="0">
              <text:p/>
            </table:table-cell>
            <table:table-cell table:style-name="ce85" table:formula="of:=['Budget 2010'.F10]" office:value-type="float" office:value="0">
              <text:p/>
            </table:table-cell>
            <table:table-cell table:style-name="ce85" table:formula="of:=['Budget 2010'.G10]" office:value-type="float" office:value="0">
              <text:p/>
            </table:table-cell>
            <table:table-cell table:style-name="ce85" table:formula="of:=['Budget 2010'.H10]" office:value-type="float" office:value="0">
              <text:p/>
            </table:table-cell>
            <table:table-cell table:style-name="ce85" table:formula="of:=['Budget 2010'.I10]" office:value-type="float" office:value="0">
              <text:p/>
            </table:table-cell>
            <table:table-cell table:style-name="ce85" table:formula="of:=['Budget 2010'.J10]" office:value-type="float" office:value="0">
              <text:p/>
            </table:table-cell>
            <table:table-cell table:style-name="ce85" table:formula="of:=['Budget 2010'.K10]" office:value-type="float" office:value="2500">
              <text:p>$2,500</text:p>
            </table:table-cell>
            <table:table-cell table:style-name="ce85" table:formula="of:=['Budget 2010'.L10]" office:value-type="float" office:value="0">
              <text:p/>
            </table:table-cell>
            <table:table-cell table:style-name="ce85" table:formula="of:=['Budget 2010'.M10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11]" office:value-type="string" office:string-value="Insurance">
              <text:p>Insurance</text:p>
            </table:table-cell>
            <table:table-cell table:style-name="ce115" table:formula="of:=['Budget 2010'.B11]" office:value-type="float" office:value="0">
              <text:p/>
            </table:table-cell>
            <table:table-cell table:style-name="ce85" table:formula="of:=['Budget 2010'.C11]" office:value-type="float" office:value="0">
              <text:p/>
            </table:table-cell>
            <table:table-cell table:style-name="ce132" table:formula="of:=['Budget 2010'.D11]" office:value-type="float" office:value="0">
              <text:p/>
            </table:table-cell>
            <table:table-cell table:style-name="ce85" table:formula="of:=['Budget 2010'.E11]" office:value-type="float" office:value="0">
              <text:p/>
            </table:table-cell>
            <table:table-cell table:style-name="ce85" table:formula="of:=['Budget 2010'.F11]" office:value-type="float" office:value="0">
              <text:p/>
            </table:table-cell>
            <table:table-cell table:style-name="ce85" table:formula="of:=['Budget 2010'.G11]" office:value-type="float" office:value="2200">
              <text:p>$2,200</text:p>
            </table:table-cell>
            <table:table-cell table:style-name="ce85" table:formula="of:=['Budget 2010'.H11]" office:value-type="float" office:value="0">
              <text:p/>
            </table:table-cell>
            <table:table-cell table:style-name="ce85" table:formula="of:=['Budget 2010'.I11]" office:value-type="float" office:value="0">
              <text:p/>
            </table:table-cell>
            <table:table-cell table:style-name="ce85" table:formula="of:=['Budget 2010'.J11]" office:value-type="float" office:value="0">
              <text:p/>
            </table:table-cell>
            <table:table-cell table:style-name="ce85" table:formula="of:=['Budget 2010'.K11]" office:value-type="float" office:value="0">
              <text:p/>
            </table:table-cell>
            <table:table-cell table:style-name="ce85" table:formula="of:=['Budget 2010'.L11]" office:value-type="float" office:value="0">
              <text:p/>
            </table:table-cell>
            <table:table-cell table:style-name="ce85" table:formula="of:=['Budget 2010'.M11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12]" office:value-type="string" office:string-value="Infrastructure">
              <text:p>Infrastructure</text:p>
            </table:table-cell>
            <table:table-cell table:style-name="ce115" table:formula="of:=['Budget 2010'.B12]" office:value-type="float" office:value="0">
              <text:p/>
            </table:table-cell>
            <table:table-cell table:style-name="ce85" table:formula="of:=['Budget 2010'.C12]" office:value-type="float" office:value="0">
              <text:p/>
            </table:table-cell>
            <table:table-cell table:style-name="ce132" table:formula="of:=['Budget 2010'.D12]" office:value-type="float" office:value="0">
              <text:p/>
            </table:table-cell>
            <table:table-cell table:style-name="ce85" table:formula="of:=['Budget 2010'.E12]" office:value-type="float" office:value="0">
              <text:p/>
            </table:table-cell>
            <table:table-cell table:style-name="ce85" table:formula="of:=['Budget 2010'.F12]" office:value-type="float" office:value="0">
              <text:p/>
            </table:table-cell>
            <table:table-cell table:style-name="ce85" table:formula="of:=['Budget 2010'.G12]" office:value-type="float" office:value="42">
              <text:p>$42</text:p>
            </table:table-cell>
            <table:table-cell table:style-name="ce85" table:formula="of:=['Budget 2010'.H12]" office:value-type="float" office:value="0">
              <text:p/>
            </table:table-cell>
            <table:table-cell table:style-name="ce85" table:formula="of:=['Budget 2010'.I12]" office:value-type="float" office:value="50">
              <text:p>$50</text:p>
            </table:table-cell>
            <table:table-cell table:style-name="ce85" table:formula="of:=['Budget 2010'.J12]" office:value-type="float" office:value="0">
              <text:p/>
            </table:table-cell>
            <table:table-cell table:style-name="ce85" table:formula="of:=['Budget 2010'.K12]" office:value-type="float" office:value="0">
              <text:p/>
            </table:table-cell>
            <table:table-cell table:style-name="ce85" table:formula="of:=['Budget 2010'.L12]" office:value-type="float" office:value="0">
              <text:p/>
            </table:table-cell>
            <table:table-cell table:style-name="ce85" table:formula="of:=['Budget 2010'.M12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-group table:display="false">
            <table:table-row table:style-name="ro4" table:visibility="collapse">
              <table:table-cell table:style-name="ce109" table:formula="of:=['Budget 2010'.A13]" office:value-type="string" office:string-value="PO Box rental">
                <text:p>PO Box rental</text:p>
              </table:table-cell>
              <table:table-cell table:style-name="ce115" table:formula="of:=['Budget 2010'.B13]" office:value-type="float" office:value="0">
                <text:p/>
              </table:table-cell>
              <table:table-cell table:style-name="ce85" table:formula="of:=['Budget 2010'.C13]" office:value-type="float" office:value="0">
                <text:p/>
              </table:table-cell>
              <table:table-cell table:style-name="ce132" table:formula="of:=['Budget 2010'.D13]" office:value-type="float" office:value="0">
                <text:p/>
              </table:table-cell>
              <table:table-cell table:style-name="ce85" table:formula="of:=['Budget 2010'.E13]" office:value-type="float" office:value="0">
                <text:p/>
              </table:table-cell>
              <table:table-cell table:style-name="ce85" table:formula="of:=['Budget 2010'.F13]" office:value-type="float" office:value="0">
                <text:p/>
              </table:table-cell>
              <table:table-cell table:style-name="ce85" table:formula="of:=['Budget 2010'.G13]" office:value-type="float" office:value="42">
                <text:p>$42</text:p>
              </table:table-cell>
              <table:table-cell table:style-name="ce85" table:formula="of:=['Budget 2010'.H13]" office:value-type="float" office:value="0">
                <text:p/>
              </table:table-cell>
              <table:table-cell table:style-name="ce85" table:formula="of:=['Budget 2010'.I13]" office:value-type="float" office:value="0">
                <text:p/>
              </table:table-cell>
              <table:table-cell table:style-name="ce85" table:formula="of:=['Budget 2010'.J13]" office:value-type="float" office:value="0">
                <text:p/>
              </table:table-cell>
              <table:table-cell table:style-name="ce85" table:formula="of:=['Budget 2010'.K13]" office:value-type="float" office:value="0">
                <text:p/>
              </table:table-cell>
              <table:table-cell table:style-name="ce85" table:formula="of:=['Budget 2010'.L13]" office:value-type="float" office:value="0">
                <text:p/>
              </table:table-cell>
              <table:table-cell table:style-name="ce85" table:formula="of:=['Budget 2010'.M13]" office:value-type="float" office:value="0">
                <text:p/>
              </table:table-cell>
              <table:table-cell table:style-name="ce148"/>
              <table:table-cell table:number-columns-repeated="1010"/>
            </table:table-row>
            <table:table-row table:style-name="ro4" table:visibility="collapse">
              <table:table-cell table:style-name="ce109" table:formula="of:=['Budget 2010'.A14]" office:value-type="string" office:string-value="vBuzzer">
                <text:p>vBuzzer</text:p>
              </table:table-cell>
              <table:table-cell table:style-name="ce115" table:formula="of:=['Budget 2010'.B14]" office:value-type="float" office:value="0">
                <text:p/>
              </table:table-cell>
              <table:table-cell table:style-name="ce85" table:formula="of:=['Budget 2010'.C14]" office:value-type="float" office:value="0">
                <text:p/>
              </table:table-cell>
              <table:table-cell table:style-name="ce132" table:formula="of:=['Budget 2010'.D14]" office:value-type="float" office:value="0">
                <text:p/>
              </table:table-cell>
              <table:table-cell table:style-name="ce85" table:formula="of:=['Budget 2010'.E14]" office:value-type="float" office:value="0">
                <text:p/>
              </table:table-cell>
              <table:table-cell table:style-name="ce85" table:formula="of:=['Budget 2010'.F14]" office:value-type="float" office:value="0">
                <text:p/>
              </table:table-cell>
              <table:table-cell table:style-name="ce85" table:formula="of:=['Budget 2010'.G14]" office:value-type="float" office:value="0">
                <text:p/>
              </table:table-cell>
              <table:table-cell table:style-name="ce85" table:formula="of:=['Budget 2010'.H14]" office:value-type="float" office:value="0">
                <text:p/>
              </table:table-cell>
              <table:table-cell table:style-name="ce85" table:formula="of:=['Budget 2010'.I14]" office:value-type="float" office:value="50">
                <text:p>$50</text:p>
              </table:table-cell>
              <table:table-cell table:style-name="ce85" table:formula="of:=['Budget 2010'.J14]" office:value-type="float" office:value="0">
                <text:p/>
              </table:table-cell>
              <table:table-cell table:style-name="ce85" table:formula="of:=['Budget 2010'.K14]" office:value-type="float" office:value="0">
                <text:p/>
              </table:table-cell>
              <table:table-cell table:style-name="ce85" table:formula="of:=['Budget 2010'.L14]" office:value-type="float" office:value="0">
                <text:p/>
              </table:table-cell>
              <table:table-cell table:style-name="ce85" table:formula="of:=['Budget 2010'.M14]" office:value-type="float" office:value="0">
                <text:p/>
              </table:table-cell>
              <table:table-cell table:style-name="ce148"/>
              <table:table-cell table:number-columns-repeated="1010"/>
            </table:table-row>
          </table:table-row-group>
          <table:table-row table:style-name="ro4">
            <table:table-cell table:style-name="ce105" table:formula="of:=['Budget 2010'.A15]" office:value-type="string" office:string-value="Bank fees">
              <text:p>Bank fees</text:p>
            </table:table-cell>
            <table:table-cell table:style-name="ce115" table:formula="of:=['Budget 2010'.B15]" office:value-type="float" office:value="250">
              <text:p>$250</text:p>
            </table:table-cell>
            <table:table-cell table:style-name="ce85" table:formula="of:=['Budget 2010'.C15]" office:value-type="float" office:value="250">
              <text:p>$250</text:p>
            </table:table-cell>
            <table:table-cell table:style-name="ce132" table:formula="of:=['Budget 2010'.D15]" office:value-type="float" office:value="250">
              <text:p>$250</text:p>
            </table:table-cell>
            <table:table-cell table:style-name="ce85" table:formula="of:=['Budget 2010'.E15]" office:value-type="float" office:value="250">
              <text:p>$250</text:p>
            </table:table-cell>
            <table:table-cell table:style-name="ce85" table:formula="of:=['Budget 2010'.F15]" office:value-type="float" office:value="250">
              <text:p>$250</text:p>
            </table:table-cell>
            <table:table-cell table:style-name="ce85" table:formula="of:=['Budget 2010'.G15]" office:value-type="float" office:value="250">
              <text:p>$250</text:p>
            </table:table-cell>
            <table:table-cell table:style-name="ce85" table:formula="of:=['Budget 2010'.H15]" office:value-type="float" office:value="250">
              <text:p>$250</text:p>
            </table:table-cell>
            <table:table-cell table:style-name="ce85" table:formula="of:=['Budget 2010'.I15]" office:value-type="float" office:value="250">
              <text:p>$250</text:p>
            </table:table-cell>
            <table:table-cell table:style-name="ce85" table:formula="of:=['Budget 2010'.J15]" office:value-type="float" office:value="250">
              <text:p>$250</text:p>
            </table:table-cell>
            <table:table-cell table:style-name="ce85" table:formula="of:=['Budget 2010'.K15]" office:value-type="float" office:value="250">
              <text:p>$250</text:p>
            </table:table-cell>
            <table:table-cell table:style-name="ce85" table:formula="of:=['Budget 2010'.L15]" office:value-type="float" office:value="250">
              <text:p>$250</text:p>
            </table:table-cell>
            <table:table-cell table:style-name="ce85" table:formula="of:=['Budget 2010'.M15]" office:value-type="float" office:value="250">
              <text:p>$250</text:p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16]" office:value-type="string" office:string-value="Other">
              <text:p>Other</text:p>
            </table:table-cell>
            <table:table-cell table:style-name="ce115" table:formula="of:=['Budget 2010'.B16]" office:value-type="float" office:value="41.6666666666667">
              <text:p>$42</text:p>
            </table:table-cell>
            <table:table-cell table:style-name="ce85" table:formula="of:=['Budget 2010'.C16]" office:value-type="float" office:value="41.6666666666667">
              <text:p>$42</text:p>
            </table:table-cell>
            <table:table-cell table:style-name="ce132" table:formula="of:=['Budget 2010'.D16]" office:value-type="float" office:value="41.6666666666667">
              <text:p>$42</text:p>
            </table:table-cell>
            <table:table-cell table:style-name="ce85" table:formula="of:=['Budget 2010'.E16]" office:value-type="float" office:value="41.6666666666667">
              <text:p>$42</text:p>
            </table:table-cell>
            <table:table-cell table:style-name="ce85" table:formula="of:=['Budget 2010'.F16]" office:value-type="float" office:value="41.6666666666667">
              <text:p>$42</text:p>
            </table:table-cell>
            <table:table-cell table:style-name="ce85" table:formula="of:=['Budget 2010'.G16]" office:value-type="float" office:value="41.6666666666667">
              <text:p>$42</text:p>
            </table:table-cell>
            <table:table-cell table:style-name="ce85" table:formula="of:=['Budget 2010'.H16]" office:value-type="float" office:value="41.6666666666667">
              <text:p>$42</text:p>
            </table:table-cell>
            <table:table-cell table:style-name="ce85" table:formula="of:=['Budget 2010'.I16]" office:value-type="float" office:value="41.6666666666667">
              <text:p>$42</text:p>
            </table:table-cell>
            <table:table-cell table:style-name="ce85" table:formula="of:=['Budget 2010'.J16]" office:value-type="float" office:value="41.6666666666667">
              <text:p>$42</text:p>
            </table:table-cell>
            <table:table-cell table:style-name="ce85" table:formula="of:=['Budget 2010'.K16]" office:value-type="float" office:value="41.6666666666667">
              <text:p>$42</text:p>
            </table:table-cell>
            <table:table-cell table:style-name="ce85" table:formula="of:=['Budget 2010'.L16]" office:value-type="float" office:value="41.6666666666667">
              <text:p>$42</text:p>
            </table:table-cell>
            <table:table-cell table:style-name="ce85" table:formula="of:=['Budget 2010'.M16]" office:value-type="float" office:value="41.6666666666667">
              <text:p>$42</text:p>
            </table:table-cell>
            <table:table-cell table:style-name="ce148"/>
            <table:table-cell table:number-columns-repeated="1010"/>
          </table:table-row>
          <table:table-row-group table:display="false">
            <table:table-row table:style-name="ro4" table:visibility="collapse">
              <table:table-cell table:style-name="ce109" table:formula="of:=['Budget 2010'.A17]" office:value-type="string" office:string-value="Offices supplies">
                <text:p>Offices supplies</text:p>
              </table:table-cell>
              <table:table-cell table:style-name="ce115" table:formula="of:=['Budget 2010'.B17]" office:value-type="float" office:value="16.6666666666667">
                <text:p>$17</text:p>
              </table:table-cell>
              <table:table-cell table:style-name="ce85" table:formula="of:=['Budget 2010'.C17]" office:value-type="float" office:value="16.6666666666667">
                <text:p>$17</text:p>
              </table:table-cell>
              <table:table-cell table:style-name="ce132" table:formula="of:=['Budget 2010'.D17]" office:value-type="float" office:value="16.6666666666667">
                <text:p>$17</text:p>
              </table:table-cell>
              <table:table-cell table:style-name="ce85" table:formula="of:=['Budget 2010'.E17]" office:value-type="float" office:value="16.6666666666667">
                <text:p>$17</text:p>
              </table:table-cell>
              <table:table-cell table:style-name="ce85" table:formula="of:=['Budget 2010'.F17]" office:value-type="float" office:value="16.6666666666667">
                <text:p>$17</text:p>
              </table:table-cell>
              <table:table-cell table:style-name="ce85" table:formula="of:=['Budget 2010'.G17]" office:value-type="float" office:value="16.6666666666667">
                <text:p>$17</text:p>
              </table:table-cell>
              <table:table-cell table:style-name="ce85" table:formula="of:=['Budget 2010'.H17]" office:value-type="float" office:value="16.6666666666667">
                <text:p>$17</text:p>
              </table:table-cell>
              <table:table-cell table:style-name="ce85" table:formula="of:=['Budget 2010'.I17]" office:value-type="float" office:value="16.6666666666667">
                <text:p>$17</text:p>
              </table:table-cell>
              <table:table-cell table:style-name="ce85" table:formula="of:=['Budget 2010'.J17]" office:value-type="float" office:value="16.6666666666667">
                <text:p>$17</text:p>
              </table:table-cell>
              <table:table-cell table:style-name="ce85" table:formula="of:=['Budget 2010'.K17]" office:value-type="float" office:value="16.6666666666667">
                <text:p>$17</text:p>
              </table:table-cell>
              <table:table-cell table:style-name="ce85" table:formula="of:=['Budget 2010'.L17]" office:value-type="float" office:value="16.6666666666667">
                <text:p>$17</text:p>
              </table:table-cell>
              <table:table-cell table:style-name="ce85" table:formula="of:=['Budget 2010'.M17]" office:value-type="float" office:value="16.6666666666667">
                <text:p>$17</text:p>
              </table:table-cell>
              <table:table-cell table:style-name="ce148"/>
              <table:table-cell table:number-columns-repeated="1010"/>
            </table:table-row>
            <table:table-row table:style-name="ro4" table:visibility="collapse">
              <table:table-cell table:style-name="ce109" table:formula="of:=['Budget 2010'.A18]" office:value-type="string" office:string-value="Taxes, registration, etc.">
                <text:p>Taxes, registration, etc.</text:p>
              </table:table-cell>
              <table:table-cell table:style-name="ce115" table:formula="of:=['Budget 2010'.B18]" office:value-type="float" office:value="25">
                <text:p>$25</text:p>
              </table:table-cell>
              <table:table-cell table:style-name="ce85" table:formula="of:=['Budget 2010'.C18]" office:value-type="float" office:value="25">
                <text:p>$25</text:p>
              </table:table-cell>
              <table:table-cell table:style-name="ce132" table:formula="of:=['Budget 2010'.D18]" office:value-type="float" office:value="25">
                <text:p>$25</text:p>
              </table:table-cell>
              <table:table-cell table:style-name="ce85" table:formula="of:=['Budget 2010'.E18]" office:value-type="float" office:value="25">
                <text:p>$25</text:p>
              </table:table-cell>
              <table:table-cell table:style-name="ce85" table:formula="of:=['Budget 2010'.F18]" office:value-type="float" office:value="25">
                <text:p>$25</text:p>
              </table:table-cell>
              <table:table-cell table:style-name="ce85" table:formula="of:=['Budget 2010'.G18]" office:value-type="float" office:value="25">
                <text:p>$25</text:p>
              </table:table-cell>
              <table:table-cell table:style-name="ce85" table:formula="of:=['Budget 2010'.H18]" office:value-type="float" office:value="25">
                <text:p>$25</text:p>
              </table:table-cell>
              <table:table-cell table:style-name="ce85" table:formula="of:=['Budget 2010'.I18]" office:value-type="float" office:value="25">
                <text:p>$25</text:p>
              </table:table-cell>
              <table:table-cell table:style-name="ce85" table:formula="of:=['Budget 2010'.J18]" office:value-type="float" office:value="25">
                <text:p>$25</text:p>
              </table:table-cell>
              <table:table-cell table:style-name="ce85" table:formula="of:=['Budget 2010'.K18]" office:value-type="float" office:value="25">
                <text:p>$25</text:p>
              </table:table-cell>
              <table:table-cell table:style-name="ce85" table:formula="of:=['Budget 2010'.L18]" office:value-type="float" office:value="25">
                <text:p>$25</text:p>
              </table:table-cell>
              <table:table-cell table:style-name="ce85" table:formula="of:=['Budget 2010'.M18]" office:value-type="float" office:value="25">
                <text:p>$25</text:p>
              </table:table-cell>
              <table:table-cell table:style-name="ce148"/>
              <table:table-cell table:number-columns-repeated="1010"/>
            </table:table-row>
          </table:table-row-group>
        </table:table-row-group>
        <table:table-row table:style-name="ro4">
          <table:table-cell table:style-name="ce110" office:value-type="string">
            <text:p>Income Interest (Bank)</text:p>
          </table:table-cell>
          <table:table-cell table:style-name="ce120" table:formula="of:=['Budget 2010'.B73]" office:value-type="float" office:value="200">
            <text:p>$200</text:p>
          </table:table-cell>
          <table:table-cell table:style-name="ce128" table:formula="of:=['Budget 2010'.C73]" office:value-type="float" office:value="200">
            <text:p>$200</text:p>
          </table:table-cell>
          <table:table-cell table:style-name="ce136" table:formula="of:=['Budget 2010'.D73]" office:value-type="float" office:value="200">
            <text:p>$200</text:p>
          </table:table-cell>
          <table:table-cell table:style-name="ce128" table:formula="of:=['Budget 2010'.E73]" office:value-type="float" office:value="150">
            <text:p>$150</text:p>
          </table:table-cell>
          <table:table-cell table:style-name="ce128" table:formula="of:=['Budget 2010'.F73]" office:value-type="float" office:value="80">
            <text:p>$80</text:p>
          </table:table-cell>
          <table:table-cell table:style-name="ce128" table:formula="of:=['Budget 2010'.G73]" office:value-type="float" office:value="70">
            <text:p>$70</text:p>
          </table:table-cell>
          <table:table-cell table:style-name="ce128" table:formula="of:=['Budget 2010'.H73]" office:value-type="float" office:value="70">
            <text:p>$70</text:p>
          </table:table-cell>
          <table:table-cell table:style-name="ce128" table:formula="of:=['Budget 2010'.I73]" office:value-type="float" office:value="60">
            <text:p>$60</text:p>
          </table:table-cell>
          <table:table-cell table:style-name="ce128" table:formula="of:=['Budget 2010'.J73]" office:value-type="float" office:value="60">
            <text:p>$60</text:p>
          </table:table-cell>
          <table:table-cell table:style-name="ce128" table:formula="of:=['Budget 2010'.K73]" office:value-type="float" office:value="60">
            <text:p>$60</text:p>
          </table:table-cell>
          <table:table-cell table:style-name="ce128" table:formula="of:=['Budget 2010'.L73]" office:value-type="float" office:value="50">
            <text:p>$50</text:p>
          </table:table-cell>
          <table:table-cell table:style-name="ce128" table:formula="of:=['Budget 2010'.M73]" office:value-type="float" office:value="0">
            <text:p/>
          </table:table-cell>
          <table:table-cell table:style-name="ce146" table:formula="of:=['Budget 2010'.N73]" office:value-type="float" office:value="1200">
            <text:p>$1,200</text:p>
          </table:table-cell>
          <table:table-cell table:number-columns-repeated="1010"/>
        </table:table-row>
        <table:table-row table:style-name="ro4">
          <table:table-cell table:style-name="ce108" office:value-type="string">
            <text:p>Balance</text:p>
          </table:table-cell>
          <table:table-cell table:style-name="ce118" table:formula="of:=[.B81]-[.B71]" office:value-type="float" office:value="-91.6666666666667">
            <text:p>-$92</text:p>
          </table:table-cell>
          <table:table-cell table:style-name="ce118" table:formula="of:=[.C81]-[.C71]" office:value-type="float" office:value="-91.6666666666667">
            <text:p>-$92</text:p>
          </table:table-cell>
          <table:table-cell table:style-name="ce118" table:formula="of:=[.D81]-[.D71]" office:value-type="float" office:value="-91.6666666666667">
            <text:p>-$92</text:p>
          </table:table-cell>
          <table:table-cell table:style-name="ce118" table:formula="of:=[.E81]-[.E71]" office:value-type="float" office:value="-141.666666666667">
            <text:p>-$142</text:p>
          </table:table-cell>
          <table:table-cell table:style-name="ce118" table:formula="of:=[.F81]-[.F71]" office:value-type="float" office:value="-211.666666666667">
            <text:p>-$212</text:p>
          </table:table-cell>
          <table:table-cell table:style-name="ce118" table:formula="of:=[.G81]-[.G71]" office:value-type="float" office:value="-2463.66666666667">
            <text:p>-$2,464</text:p>
          </table:table-cell>
          <table:table-cell table:style-name="ce118" table:formula="of:=[.H81]-[.H71]" office:value-type="float" office:value="-221.666666666667">
            <text:p>-$222</text:p>
          </table:table-cell>
          <table:table-cell table:style-name="ce118" table:formula="of:=[.I81]-[.I71]" office:value-type="float" office:value="-281.666666666667">
            <text:p>-$282</text:p>
          </table:table-cell>
          <table:table-cell table:style-name="ce118" table:formula="of:=[.J81]-[.J71]" office:value-type="float" office:value="-231.666666666667">
            <text:p>-$232</text:p>
          </table:table-cell>
          <table:table-cell table:style-name="ce118" table:formula="of:=[.K81]-[.K71]" office:value-type="float" office:value="-2731.66666666667">
            <text:p>-$2,732</text:p>
          </table:table-cell>
          <table:table-cell table:style-name="ce118" table:formula="of:=[.L81]-[.L71]" office:value-type="float" office:value="-241.666666666667">
            <text:p>-$242</text:p>
          </table:table-cell>
          <table:table-cell table:style-name="ce118" table:formula="of:=[.M81]-[.M71]" office:value-type="float" office:value="-291.666666666667">
            <text:p>-$292</text:p>
          </table:table-cell>
          <table:table-cell table:style-name="ce147" table:formula="of:=[.N81]-[.N71]" office:value-type="float" office:value="-7092">
            <text:p>-$7,092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office:value-type="string">
            <text:p>Employees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04" office:value-type="string">
            <text:p>Expenses</text:p>
          </table:table-cell>
          <table:table-cell table:style-name="ce114" table:formula="of:=['Budget 2010'.B19]" office:value-type="float" office:value="11115">
            <text:p>$11,115</text:p>
          </table:table-cell>
          <table:table-cell table:style-name="ce124" table:formula="of:=['Budget 2010'.C19]" office:value-type="float" office:value="11115">
            <text:p>$11,115</text:p>
          </table:table-cell>
          <table:table-cell table:style-name="ce131" table:formula="of:=['Budget 2010'.D19]" office:value-type="float" office:value="12615">
            <text:p>$12,615</text:p>
          </table:table-cell>
          <table:table-cell table:style-name="ce124" table:formula="of:=['Budget 2010'.E19]" office:value-type="float" office:value="14715">
            <text:p>$14,715</text:p>
          </table:table-cell>
          <table:table-cell table:style-name="ce124" table:formula="of:=['Budget 2010'.F19]" office:value-type="float" office:value="14715">
            <text:p>$14,715</text:p>
          </table:table-cell>
          <table:table-cell table:style-name="ce124" table:formula="of:=['Budget 2010'.G19]" office:value-type="float" office:value="16215">
            <text:p>$16,215</text:p>
          </table:table-cell>
          <table:table-cell table:style-name="ce124" table:formula="of:=['Budget 2010'.H19]" office:value-type="float" office:value="14715">
            <text:p>$14,715</text:p>
          </table:table-cell>
          <table:table-cell table:style-name="ce124" table:formula="of:=['Budget 2010'.I19]" office:value-type="float" office:value="14715">
            <text:p>$14,715</text:p>
          </table:table-cell>
          <table:table-cell table:style-name="ce124" table:formula="of:=['Budget 2010'.J19]" office:value-type="float" office:value="16215">
            <text:p>$16,215</text:p>
          </table:table-cell>
          <table:table-cell table:style-name="ce124" table:formula="of:=['Budget 2010'.K19]" office:value-type="float" office:value="14715">
            <text:p>$14,715</text:p>
          </table:table-cell>
          <table:table-cell table:style-name="ce124" table:formula="of:=['Budget 2010'.L19]" office:value-type="float" office:value="14715">
            <text:p>$14,715</text:p>
          </table:table-cell>
          <table:table-cell table:style-name="ce124" table:formula="of:=['Budget 2010'.M19]" office:value-type="float" office:value="16215">
            <text:p>$16,215</text:p>
          </table:table-cell>
          <table:table-cell table:style-name="ce145" table:formula="of:=['Budget 2010'.N19]" office:value-type="float" office:value="171780">
            <text:p>$171,780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20]" office:value-type="string" office:string-value="Executive Director">
              <text:p>Executive Director</text:p>
            </table:table-cell>
            <table:table-cell table:style-name="ce115" table:formula="of:=['Budget 2010'.B20]" office:value-type="float" office:value="8000">
              <text:p>$8,000</text:p>
            </table:table-cell>
            <table:table-cell table:style-name="ce85" table:formula="of:=['Budget 2010'.C20]" office:value-type="float" office:value="8000">
              <text:p>$8,000</text:p>
            </table:table-cell>
            <table:table-cell table:style-name="ce132" table:formula="of:=['Budget 2010'.D20]" office:value-type="float" office:value="8000">
              <text:p>$8,000</text:p>
            </table:table-cell>
            <table:table-cell table:style-name="ce85" table:formula="of:=['Budget 2010'.E20]" office:value-type="float" office:value="8000">
              <text:p>$8,000</text:p>
            </table:table-cell>
            <table:table-cell table:style-name="ce85" table:formula="of:=['Budget 2010'.F20]" office:value-type="float" office:value="8000">
              <text:p>$8,000</text:p>
            </table:table-cell>
            <table:table-cell table:style-name="ce85" table:formula="of:=['Budget 2010'.G20]" office:value-type="float" office:value="8000">
              <text:p>$8,000</text:p>
            </table:table-cell>
            <table:table-cell table:style-name="ce85" table:formula="of:=['Budget 2010'.H20]" office:value-type="float" office:value="8000">
              <text:p>$8,000</text:p>
            </table:table-cell>
            <table:table-cell table:style-name="ce85" table:formula="of:=['Budget 2010'.I20]" office:value-type="float" office:value="8000">
              <text:p>$8,000</text:p>
            </table:table-cell>
            <table:table-cell table:style-name="ce85" table:formula="of:=['Budget 2010'.J20]" office:value-type="float" office:value="8000">
              <text:p>$8,000</text:p>
            </table:table-cell>
            <table:table-cell table:style-name="ce85" table:formula="of:=['Budget 2010'.K20]" office:value-type="float" office:value="8000">
              <text:p>$8,000</text:p>
            </table:table-cell>
            <table:table-cell table:style-name="ce85" table:formula="of:=['Budget 2010'.L20]" office:value-type="float" office:value="8000">
              <text:p>$8,000</text:p>
            </table:table-cell>
            <table:table-cell table:style-name="ce85" table:formula="of:=['Budget 2010'.M20]" office:value-type="float" office:value="8000">
              <text:p>$8,000</text:p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21]" office:value-type="string" office:string-value="Admin Assistance">
              <text:p>Admin Assistance</text:p>
            </table:table-cell>
            <table:table-cell table:style-name="ce115" table:formula="of:=['Budget 2010'.B21]" office:value-type="float" office:value="2291.66666666667">
              <text:p>$2,292</text:p>
            </table:table-cell>
            <table:table-cell table:style-name="ce85" table:formula="of:=['Budget 2010'.C21]" office:value-type="float" office:value="2291.66666666667">
              <text:p>$2,292</text:p>
            </table:table-cell>
            <table:table-cell table:style-name="ce132" table:formula="of:=['Budget 2010'.D21]" office:value-type="float" office:value="2291.66666666667">
              <text:p>$2,292</text:p>
            </table:table-cell>
            <table:table-cell table:style-name="ce85" table:formula="of:=['Budget 2010'.E21]" office:value-type="float" office:value="2291.66666666667">
              <text:p>$2,292</text:p>
            </table:table-cell>
            <table:table-cell table:style-name="ce85" table:formula="of:=['Budget 2010'.F21]" office:value-type="float" office:value="2291.66666666667">
              <text:p>$2,292</text:p>
            </table:table-cell>
            <table:table-cell table:style-name="ce85" table:formula="of:=['Budget 2010'.G21]" office:value-type="float" office:value="2291.66666666667">
              <text:p>$2,292</text:p>
            </table:table-cell>
            <table:table-cell table:style-name="ce85" table:formula="of:=['Budget 2010'.H21]" office:value-type="float" office:value="2291.66666666667">
              <text:p>$2,292</text:p>
            </table:table-cell>
            <table:table-cell table:style-name="ce85" table:formula="of:=['Budget 2010'.I21]" office:value-type="float" office:value="2291.66666666667">
              <text:p>$2,292</text:p>
            </table:table-cell>
            <table:table-cell table:style-name="ce85" table:formula="of:=['Budget 2010'.J21]" office:value-type="float" office:value="2291.66666666667">
              <text:p>$2,292</text:p>
            </table:table-cell>
            <table:table-cell table:style-name="ce85" table:formula="of:=['Budget 2010'.K21]" office:value-type="float" office:value="2291.66666666667">
              <text:p>$2,292</text:p>
            </table:table-cell>
            <table:table-cell table:style-name="ce85" table:formula="of:=['Budget 2010'.L21]" office:value-type="float" office:value="2291.66666666667">
              <text:p>$2,292</text:p>
            </table:table-cell>
            <table:table-cell table:style-name="ce85" table:formula="of:=['Budget 2010'.M21]" office:value-type="float" office:value="2291.66666666667">
              <text:p>$2,292</text:p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22]" office:value-type="string" office:string-value="System Admintrator">
              <text:p>System Admintrator</text:p>
            </table:table-cell>
            <table:table-cell table:style-name="ce115" table:formula="of:=['Budget 2010'.B22]" office:value-type="float" office:value="0">
              <text:p/>
            </table:table-cell>
            <table:table-cell table:style-name="ce85" table:formula="of:=['Budget 2010'.C22]" office:value-type="float" office:value="0">
              <text:p/>
            </table:table-cell>
            <table:table-cell table:style-name="ce132" table:formula="of:=['Budget 2010'.D22]" office:value-type="float" office:value="0">
              <text:p/>
            </table:table-cell>
            <table:table-cell table:style-name="ce85" table:formula="of:=['Budget 2010'.E22]" office:value-type="float" office:value="3333.33333333333">
              <text:p>$3,333</text:p>
            </table:table-cell>
            <table:table-cell table:style-name="ce85" table:formula="of:=['Budget 2010'.F22]" office:value-type="float" office:value="3333.33333333333">
              <text:p>$3,333</text:p>
            </table:table-cell>
            <table:table-cell table:style-name="ce85" table:formula="of:=['Budget 2010'.G22]" office:value-type="float" office:value="3333.33333333333">
              <text:p>$3,333</text:p>
            </table:table-cell>
            <table:table-cell table:style-name="ce85" table:formula="of:=['Budget 2010'.H22]" office:value-type="float" office:value="3333.33333333333">
              <text:p>$3,333</text:p>
            </table:table-cell>
            <table:table-cell table:style-name="ce85" table:formula="of:=['Budget 2010'.I22]" office:value-type="float" office:value="3333.33333333333">
              <text:p>$3,333</text:p>
            </table:table-cell>
            <table:table-cell table:style-name="ce85" table:formula="of:=['Budget 2010'.J22]" office:value-type="float" office:value="3333.33333333333">
              <text:p>$3,333</text:p>
            </table:table-cell>
            <table:table-cell table:style-name="ce85" table:formula="of:=['Budget 2010'.K22]" office:value-type="float" office:value="3333.33333333333">
              <text:p>$3,333</text:p>
            </table:table-cell>
            <table:table-cell table:style-name="ce85" table:formula="of:=['Budget 2010'.L22]" office:value-type="float" office:value="3333.33333333333">
              <text:p>$3,333</text:p>
            </table:table-cell>
            <table:table-cell table:style-name="ce85" table:formula="of:=['Budget 2010'.M22]" office:value-type="float" office:value="3333.33333333333">
              <text:p>$3,333</text:p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23]" office:value-type="string" office:string-value="Payroll taxes">
              <text:p>Payroll taxes</text:p>
            </table:table-cell>
            <table:table-cell table:style-name="ce115" table:formula="of:=['Budget 2010'.B23]" office:value-type="float" office:value="823.333333333333">
              <text:p>$823</text:p>
            </table:table-cell>
            <table:table-cell table:style-name="ce85" table:formula="of:=['Budget 2010'.C23]" office:value-type="float" office:value="823.333333333333">
              <text:p>$823</text:p>
            </table:table-cell>
            <table:table-cell table:style-name="ce132" table:formula="of:=['Budget 2010'.D23]" office:value-type="float" office:value="823.333333333333">
              <text:p>$823</text:p>
            </table:table-cell>
            <table:table-cell table:style-name="ce85" table:formula="of:=['Budget 2010'.E23]" office:value-type="float" office:value="1090">
              <text:p>$1,090</text:p>
            </table:table-cell>
            <table:table-cell table:style-name="ce85" table:formula="of:=['Budget 2010'.F23]" office:value-type="float" office:value="1090">
              <text:p>$1,090</text:p>
            </table:table-cell>
            <table:table-cell table:style-name="ce85" table:formula="of:=['Budget 2010'.G23]" office:value-type="float" office:value="1090">
              <text:p>$1,090</text:p>
            </table:table-cell>
            <table:table-cell table:style-name="ce85" table:formula="of:=['Budget 2010'.H23]" office:value-type="float" office:value="1090">
              <text:p>$1,090</text:p>
            </table:table-cell>
            <table:table-cell table:style-name="ce85" table:formula="of:=['Budget 2010'.I23]" office:value-type="float" office:value="1090">
              <text:p>$1,090</text:p>
            </table:table-cell>
            <table:table-cell table:style-name="ce85" table:formula="of:=['Budget 2010'.J23]" office:value-type="float" office:value="1090">
              <text:p>$1,090</text:p>
            </table:table-cell>
            <table:table-cell table:style-name="ce85" table:formula="of:=['Budget 2010'.K23]" office:value-type="float" office:value="1090">
              <text:p>$1,090</text:p>
            </table:table-cell>
            <table:table-cell table:style-name="ce85" table:formula="of:=['Budget 2010'.L23]" office:value-type="float" office:value="1090">
              <text:p>$1,090</text:p>
            </table:table-cell>
            <table:table-cell table:style-name="ce85" table:formula="of:=['Budget 2010'.M23]" office:value-type="float" office:value="1090">
              <text:p>$1,090</text:p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24]" office:value-type="string" office:string-value="401K plan">
              <text:p>401K plan</text:p>
            </table:table-cell>
            <table:table-cell table:style-name="ce115" table:formula="of:=['Budget 2010'.B24]" office:value-type="float" office:value="0">
              <text:p/>
            </table:table-cell>
            <table:table-cell table:style-name="ce85" table:formula="of:=['Budget 2010'.C24]" office:value-type="float" office:value="0">
              <text:p/>
            </table:table-cell>
            <table:table-cell table:style-name="ce132" table:formula="of:=['Budget 2010'.D24]" office:value-type="float" office:value="0">
              <text:p/>
            </table:table-cell>
            <table:table-cell table:style-name="ce85" table:formula="of:=['Budget 2010'.E24]" office:value-type="float" office:value="0">
              <text:p/>
            </table:table-cell>
            <table:table-cell table:style-name="ce85" table:formula="of:=['Budget 2010'.F24]" office:value-type="float" office:value="0">
              <text:p/>
            </table:table-cell>
            <table:table-cell table:style-name="ce85" table:formula="of:=['Budget 2010'.G24]" office:value-type="float" office:value="0">
              <text:p/>
            </table:table-cell>
            <table:table-cell table:style-name="ce85" table:formula="of:=['Budget 2010'.H24]" office:value-type="float" office:value="0">
              <text:p/>
            </table:table-cell>
            <table:table-cell table:style-name="ce85" table:formula="of:=['Budget 2010'.I24]" office:value-type="float" office:value="0">
              <text:p/>
            </table:table-cell>
            <table:table-cell table:style-name="ce85" table:formula="of:=['Budget 2010'.J24]" office:value-type="float" office:value="0">
              <text:p/>
            </table:table-cell>
            <table:table-cell table:style-name="ce85" table:formula="of:=['Budget 2010'.K24]" office:value-type="float" office:value="0">
              <text:p/>
            </table:table-cell>
            <table:table-cell table:style-name="ce85" table:formula="of:=['Budget 2010'.L24]" office:value-type="float" office:value="0">
              <text:p/>
            </table:table-cell>
            <table:table-cell table:style-name="ce85" table:formula="of:=['Budget 2010'.M24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25]" office:value-type="string" office:string-value="Bonuses">
              <text:p>Bonuses</text:p>
            </table:table-cell>
            <table:table-cell table:style-name="ce115" table:formula="of:=['Budget 2010'.B25]" office:value-type="float" office:value="0">
              <text:p/>
            </table:table-cell>
            <table:table-cell table:style-name="ce85" table:formula="of:=['Budget 2010'.C25]" office:value-type="float" office:value="0">
              <text:p/>
            </table:table-cell>
            <table:table-cell table:style-name="ce132" table:formula="of:=['Budget 2010'.D25]" office:value-type="float" office:value="1500">
              <text:p>$1,500</text:p>
            </table:table-cell>
            <table:table-cell table:style-name="ce85" table:formula="of:=['Budget 2010'.E25]" office:value-type="float" office:value="0">
              <text:p/>
            </table:table-cell>
            <table:table-cell table:style-name="ce85" table:formula="of:=['Budget 2010'.F25]" office:value-type="float" office:value="0">
              <text:p/>
            </table:table-cell>
            <table:table-cell table:style-name="ce85" table:formula="of:=['Budget 2010'.G25]" office:value-type="float" office:value="1500">
              <text:p>$1,500</text:p>
            </table:table-cell>
            <table:table-cell table:style-name="ce85" table:formula="of:=['Budget 2010'.H25]" office:value-type="float" office:value="0">
              <text:p/>
            </table:table-cell>
            <table:table-cell table:style-name="ce85" table:formula="of:=['Budget 2010'.I25]" office:value-type="float" office:value="0">
              <text:p/>
            </table:table-cell>
            <table:table-cell table:style-name="ce85" table:formula="of:=['Budget 2010'.J25]" office:value-type="float" office:value="1500">
              <text:p>$1,500</text:p>
            </table:table-cell>
            <table:table-cell table:style-name="ce85" table:formula="of:=['Budget 2010'.K25]" office:value-type="float" office:value="0">
              <text:p/>
            </table:table-cell>
            <table:table-cell table:style-name="ce85" table:formula="of:=['Budget 2010'.L25]" office:value-type="float" office:value="0">
              <text:p/>
            </table:table-cell>
            <table:table-cell table:style-name="ce85" table:formula="of:=['Budget 2010'.M25]" office:value-type="float" office:value="1500">
              <text:p>$1,500</text:p>
            </table:table-cell>
            <table:table-cell table:style-name="ce148"/>
            <table:table-cell table:number-columns-repeated="1010"/>
          </table:table-row>
        </table:table-row-group>
        <table:table-row table:style-name="ro4">
          <table:table-cell table:style-name="ce110" office:value-type="string">
            <text:p>Income (Other Corp donations)</text:p>
          </table:table-cell>
          <table:table-cell table:style-name="ce120" table:formula="of:=['Budget 2010'.B74]" office:value-type="float" office:value="0">
            <text:p/>
          </table:table-cell>
          <table:table-cell table:style-name="ce128" table:formula="of:=['Budget 2010'.C74]" office:value-type="float" office:value="0">
            <text:p/>
          </table:table-cell>
          <table:table-cell table:style-name="ce136" table:formula="of:=['Budget 2010'.D74]" office:value-type="float" office:value="0">
            <text:p/>
          </table:table-cell>
          <table:table-cell table:style-name="ce128" table:formula="of:=['Budget 2010'.E74]" office:value-type="float" office:value="0">
            <text:p/>
          </table:table-cell>
          <table:table-cell table:style-name="ce128" table:formula="of:=['Budget 2010'.F74]" office:value-type="float" office:value="0">
            <text:p/>
          </table:table-cell>
          <table:table-cell table:style-name="ce128" table:formula="of:=['Budget 2010'.G74]" office:value-type="float" office:value="0">
            <text:p/>
          </table:table-cell>
          <table:table-cell table:style-name="ce128" table:formula="of:=['Budget 2010'.H74]" office:value-type="float" office:value="0">
            <text:p/>
          </table:table-cell>
          <table:table-cell table:style-name="ce128" table:formula="of:=['Budget 2010'.I74]" office:value-type="float" office:value="0">
            <text:p/>
          </table:table-cell>
          <table:table-cell table:style-name="ce128" table:formula="of:=['Budget 2010'.J74]" office:value-type="float" office:value="20000">
            <text:p>$20,000</text:p>
          </table:table-cell>
          <table:table-cell table:style-name="ce128" table:formula="of:=['Budget 2010'.K74]" office:value-type="float" office:value="0">
            <text:p/>
          </table:table-cell>
          <table:table-cell table:style-name="ce128" table:formula="of:=['Budget 2010'.L74]" office:value-type="float" office:value="0">
            <text:p/>
          </table:table-cell>
          <table:table-cell table:style-name="ce128" table:formula="of:=['Budget 2010'.M74]" office:value-type="float" office:value="0">
            <text:p/>
          </table:table-cell>
          <table:table-cell table:style-name="ce146" table:formula="of:=['Budget 2010'.N74]" office:value-type="float" office:value="20000">
            <text:p>$20,000</text:p>
          </table:table-cell>
          <table:table-cell table:number-columns-repeated="1010"/>
        </table:table-row>
        <table:table-row table:style-name="ro4">
          <table:table-cell table:style-name="ce108" office:value-type="string">
            <text:p>Balance</text:p>
          </table:table-cell>
          <table:table-cell table:style-name="ce118" table:formula="of:=[.B92]-[.B85]" office:value-type="float" office:value="-11115">
            <text:p>-$11,115</text:p>
          </table:table-cell>
          <table:table-cell table:style-name="ce118" table:formula="of:=[.C92]-[.C85]" office:value-type="float" office:value="-11115">
            <text:p>-$11,115</text:p>
          </table:table-cell>
          <table:table-cell table:style-name="ce118" table:formula="of:=[.D92]-[.D85]" office:value-type="float" office:value="-12615">
            <text:p>-$12,615</text:p>
          </table:table-cell>
          <table:table-cell table:style-name="ce118" table:formula="of:=[.E92]-[.E85]" office:value-type="float" office:value="-14715">
            <text:p>-$14,715</text:p>
          </table:table-cell>
          <table:table-cell table:style-name="ce118" table:formula="of:=[.F92]-[.F85]" office:value-type="float" office:value="-14715">
            <text:p>-$14,715</text:p>
          </table:table-cell>
          <table:table-cell table:style-name="ce118" table:formula="of:=[.G92]-[.G85]" office:value-type="float" office:value="-16215">
            <text:p>-$16,215</text:p>
          </table:table-cell>
          <table:table-cell table:style-name="ce118" table:formula="of:=[.H92]-[.H85]" office:value-type="float" office:value="-14715">
            <text:p>-$14,715</text:p>
          </table:table-cell>
          <table:table-cell table:style-name="ce118" table:formula="of:=[.I92]-[.I85]" office:value-type="float" office:value="-14715">
            <text:p>-$14,715</text:p>
          </table:table-cell>
          <table:table-cell table:style-name="ce118" table:formula="of:=[.J92]-[.J85]" office:value-type="float" office:value="3785">
            <text:p>$3,785</text:p>
          </table:table-cell>
          <table:table-cell table:style-name="ce118" table:formula="of:=[.K92]-[.K85]" office:value-type="float" office:value="-14715">
            <text:p>-$14,715</text:p>
          </table:table-cell>
          <table:table-cell table:style-name="ce118" table:formula="of:=[.L92]-[.L85]" office:value-type="float" office:value="-14715">
            <text:p>-$14,715</text:p>
          </table:table-cell>
          <table:table-cell table:style-name="ce118" table:formula="of:=[.M92]-[.M85]" office:value-type="float" office:value="-16215">
            <text:p>-$16,215</text:p>
          </table:table-cell>
          <table:table-cell table:style-name="ce147" table:formula="of:=[.N92]-[.N85]" office:value-type="float" office:value="-151780">
            <text:p>-$151,780</text:p>
          </table:table-cell>
          <table:table-cell table:number-columns-repeated="1010"/>
        </table:table-row>
        <table:table-row table:style-name="ro4">
          <table:table-cell table:style-name="ce30" table:number-columns-repeated="14"/>
          <table:table-cell table:number-columns-repeated="1010"/>
        </table:table-row>
        <table:table-row table:style-name="ro4">
          <table:table-cell table:style-name="ce103" office:value-type="string">
            <text:p>General Income</text:p>
          </table:table-cell>
          <table:table-cell table:style-name="ce30" table:number-columns-repeated="13"/>
          <table:table-cell table:number-columns-repeated="1010"/>
        </table:table-row>
        <table:table-row table:style-name="ro4">
          <table:table-cell table:style-name="ce113" table:formula="of:=['Budget 2010'.A56]" office:value-type="string" office:string-value="Adboard">
            <text:p>Adboard</text:p>
          </table:table-cell>
          <table:table-cell table:style-name="ce122" table:formula="of:=['Budget 2010'.B56]" office:value-type="float" office:value="0">
            <text:p/>
          </table:table-cell>
          <table:table-cell table:style-name="ce130" table:formula="of:=['Budget 2010'.C56]" office:value-type="float" office:value="10000">
            <text:p>$10,000</text:p>
          </table:table-cell>
          <table:table-cell table:style-name="ce138" table:formula="of:=['Budget 2010'.D56]" office:value-type="float" office:value="20000">
            <text:p>$20,000</text:p>
          </table:table-cell>
          <table:table-cell table:style-name="ce130" table:formula="of:=['Budget 2010'.E56]" office:value-type="float" office:value="60000">
            <text:p>$60,000</text:p>
          </table:table-cell>
          <table:table-cell table:style-name="ce130" table:formula="of:=['Budget 2010'.F56]" office:value-type="float" office:value="10000">
            <text:p>$10,000</text:p>
          </table:table-cell>
          <table:table-cell table:style-name="ce130" table:formula="of:=['Budget 2010'.G56]" office:value-type="float" office:value="40000">
            <text:p>$40,000</text:p>
          </table:table-cell>
          <table:table-cell table:style-name="ce130" table:formula="of:=['Budget 2010'.H56]" office:value-type="float" office:value="20000">
            <text:p>$20,000</text:p>
          </table:table-cell>
          <table:table-cell table:style-name="ce130" table:formula="of:=['Budget 2010'.I56]" office:value-type="float" office:value="20000">
            <text:p>$20,000</text:p>
          </table:table-cell>
          <table:table-cell table:style-name="ce130" table:formula="of:=['Budget 2010'.J56]" office:value-type="float" office:value="0">
            <text:p/>
          </table:table-cell>
          <table:table-cell table:style-name="ce130" table:formula="of:=['Budget 2010'.K56]" office:value-type="float" office:value="0">
            <text:p/>
          </table:table-cell>
          <table:table-cell table:style-name="ce130" table:formula="of:=['Budget 2010'.L56]" office:value-type="float" office:value="0">
            <text:p/>
          </table:table-cell>
          <table:table-cell table:style-name="ce130" table:formula="of:=['Budget 2010'.M56]" office:value-type="float" office:value="0">
            <text:p/>
          </table:table-cell>
          <table:table-cell table:style-name="ce155" table:formula="of:=['Budget 2010'.N56]" office:value-type="float" office:value="180000">
            <text:p>$180,000</text:p>
          </table:table-cell>
          <table:table-cell table:number-columns-repeated="1010"/>
        </table:table-row>
        <table:table-row table:style-name="ro4">
          <table:table-cell table:style-name="ce106" table:formula="of:=['Budget 2010'.A75]" office:value-type="string" office:string-value="Other">
            <text:p>Other</text:p>
          </table:table-cell>
          <table:table-cell table:style-name="ce116" table:formula="of:=['Budget 2010'.B75]" office:value-type="float" office:value="8765">
            <text:p>$8,765</text:p>
          </table:table-cell>
          <table:table-cell table:style-name="ce125" table:formula="of:=['Budget 2010'.C75]" office:value-type="float" office:value="15200">
            <text:p>$15,200</text:p>
          </table:table-cell>
          <table:table-cell table:style-name="ce133" table:formula="of:=['Budget 2010'.D75]" office:value-type="float" office:value="0">
            <text:p/>
          </table:table-cell>
          <table:table-cell table:style-name="ce125" table:formula="of:=['Budget 2010'.E75]" office:value-type="float" office:value="0">
            <text:p/>
          </table:table-cell>
          <table:table-cell table:style-name="ce125" table:formula="of:=['Budget 2010'.F75]" office:value-type="float" office:value="0">
            <text:p/>
          </table:table-cell>
          <table:table-cell table:style-name="ce125" table:formula="of:=['Budget 2010'.G75]" office:value-type="float" office:value="0">
            <text:p/>
          </table:table-cell>
          <table:table-cell table:style-name="ce125" table:formula="of:=['Budget 2010'.H75]" office:value-type="float" office:value="0">
            <text:p/>
          </table:table-cell>
          <table:table-cell table:style-name="ce125" table:formula="of:=['Budget 2010'.I75]" office:value-type="float" office:value="0">
            <text:p/>
          </table:table-cell>
          <table:table-cell table:style-name="ce125" table:formula="of:=['Budget 2010'.J75]" office:value-type="float" office:value="200">
            <text:p>$200</text:p>
          </table:table-cell>
          <table:table-cell table:style-name="ce125" table:formula="of:=['Budget 2010'.K75]" office:value-type="float" office:value="0">
            <text:p/>
          </table:table-cell>
          <table:table-cell table:style-name="ce125" table:formula="of:=['Budget 2010'.L75]" office:value-type="float" office:value="0">
            <text:p/>
          </table:table-cell>
          <table:table-cell table:style-name="ce125" table:formula="of:=['Budget 2010'.M75]" office:value-type="float" office:value="0">
            <text:p/>
          </table:table-cell>
          <table:table-cell table:style-name="ce151" table:formula="of:=['Budget 2010'.N75]" office:value-type="float" office:value="24165">
            <text:p>$24,165</text:p>
          </table:table-cell>
          <table:table-cell table:number-columns-repeated="1010"/>
        </table:table-row>
        <table:table-row-group>
          <table:table-row table:style-name="ro4">
            <table:table-cell table:style-name="ce105" table:formula="of:=['Budget 2010'.A76]" office:value-type="string" office:string-value="Google SoC">
              <text:p>Google SoC</text:p>
            </table:table-cell>
            <table:table-cell table:style-name="ce115" table:formula="of:=['Budget 2010'.B76]" office:value-type="float" office:value="0">
              <text:p/>
            </table:table-cell>
            <table:table-cell table:style-name="ce85" table:formula="of:=['Budget 2010'.C76]" office:value-type="float" office:value="15000">
              <text:p>$15,000</text:p>
            </table:table-cell>
            <table:table-cell table:style-name="ce132" table:formula="of:=['Budget 2010'.D76]" office:value-type="float" office:value="0">
              <text:p/>
            </table:table-cell>
            <table:table-cell table:style-name="ce85" table:formula="of:=['Budget 2010'.E76]" office:value-type="float" office:value="0">
              <text:p/>
            </table:table-cell>
            <table:table-cell table:style-name="ce85" table:formula="of:=['Budget 2010'.F76]" office:value-type="float" office:value="0">
              <text:p/>
            </table:table-cell>
            <table:table-cell table:style-name="ce85" table:formula="of:=['Budget 2010'.G76]" office:value-type="float" office:value="0">
              <text:p/>
            </table:table-cell>
            <table:table-cell table:style-name="ce85" table:formula="of:=['Budget 2010'.H76]" office:value-type="float" office:value="0">
              <text:p/>
            </table:table-cell>
            <table:table-cell table:style-name="ce85" table:formula="of:=['Budget 2010'.I76]" office:value-type="float" office:value="0">
              <text:p/>
            </table:table-cell>
            <table:table-cell table:style-name="ce85" table:formula="of:=['Budget 2010'.J76]" office:value-type="float" office:value="0">
              <text:p/>
            </table:table-cell>
            <table:table-cell table:style-name="ce85" table:formula="of:=['Budget 2010'.K76]" office:value-type="float" office:value="0">
              <text:p/>
            </table:table-cell>
            <table:table-cell table:style-name="ce85" table:formula="of:=['Budget 2010'.L76]" office:value-type="float" office:value="0">
              <text:p/>
            </table:table-cell>
            <table:table-cell table:style-name="ce85" table:formula="of:=['Budget 2010'.M76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77]" office:value-type="string" office:string-value="External accounts">
              <text:p>External accounts</text:p>
            </table:table-cell>
            <table:table-cell table:style-name="ce115" table:formula="of:=['Budget 2010'.B77]" office:value-type="float" office:value="0">
              <text:p/>
            </table:table-cell>
            <table:table-cell table:style-name="ce85" table:formula="of:=['Budget 2010'.C77]" office:value-type="float" office:value="200">
              <text:p>$200</text:p>
            </table:table-cell>
            <table:table-cell table:style-name="ce132" table:formula="of:=['Budget 2010'.D77]" office:value-type="float" office:value="0">
              <text:p/>
            </table:table-cell>
            <table:table-cell table:style-name="ce85" table:formula="of:=['Budget 2010'.E77]" office:value-type="float" office:value="0">
              <text:p/>
            </table:table-cell>
            <table:table-cell table:style-name="ce85" table:formula="of:=['Budget 2010'.F77]" office:value-type="float" office:value="0">
              <text:p/>
            </table:table-cell>
            <table:table-cell table:style-name="ce85" table:formula="of:=['Budget 2010'.G77]" office:value-type="float" office:value="0">
              <text:p/>
            </table:table-cell>
            <table:table-cell table:style-name="ce85" table:formula="of:=['Budget 2010'.H77]" office:value-type="float" office:value="0">
              <text:p/>
            </table:table-cell>
            <table:table-cell table:style-name="ce85" table:formula="of:=['Budget 2010'.I77]" office:value-type="float" office:value="0">
              <text:p/>
            </table:table-cell>
            <table:table-cell table:style-name="ce85" table:formula="of:=['Budget 2010'.J77]" office:value-type="float" office:value="200">
              <text:p>$200</text:p>
            </table:table-cell>
            <table:table-cell table:style-name="ce85" table:formula="of:=['Budget 2010'.K77]" office:value-type="float" office:value="0">
              <text:p/>
            </table:table-cell>
            <table:table-cell table:style-name="ce85" table:formula="of:=['Budget 2010'.L77]" office:value-type="float" office:value="0">
              <text:p/>
            </table:table-cell>
            <table:table-cell table:style-name="ce85" table:formula="of:=['Budget 2010'.M77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5" table:formula="of:=['Budget 2010'.A78]" office:value-type="string" office:string-value="Travel surplus 2009">
              <text:p>Travel surplus 2009</text:p>
            </table:table-cell>
            <table:table-cell table:style-name="ce115" table:formula="of:=['Budget 2010'.B78]" office:value-type="float" office:value="8765">
              <text:p>$8,765</text:p>
            </table:table-cell>
            <table:table-cell table:style-name="ce85" table:formula="of:=['Budget 2010'.C78]" office:value-type="float" office:value="0">
              <text:p/>
            </table:table-cell>
            <table:table-cell table:style-name="ce132" table:formula="of:=['Budget 2010'.D78]" office:value-type="float" office:value="0">
              <text:p/>
            </table:table-cell>
            <table:table-cell table:style-name="ce85" table:formula="of:=['Budget 2010'.E78]" office:value-type="float" office:value="0">
              <text:p/>
            </table:table-cell>
            <table:table-cell table:style-name="ce85" table:formula="of:=['Budget 2010'.F78]" office:value-type="float" office:value="0">
              <text:p/>
            </table:table-cell>
            <table:table-cell table:style-name="ce85" table:formula="of:=['Budget 2010'.G78]" office:value-type="float" office:value="0">
              <text:p/>
            </table:table-cell>
            <table:table-cell table:style-name="ce85" table:formula="of:=['Budget 2010'.H78]" office:value-type="float" office:value="0">
              <text:p/>
            </table:table-cell>
            <table:table-cell table:style-name="ce85" table:formula="of:=['Budget 2010'.I78]" office:value-type="float" office:value="0">
              <text:p/>
            </table:table-cell>
            <table:table-cell table:style-name="ce85" table:formula="of:=['Budget 2010'.J78]" office:value-type="float" office:value="0">
              <text:p/>
            </table:table-cell>
            <table:table-cell table:style-name="ce85" table:formula="of:=['Budget 2010'.K78]" office:value-type="float" office:value="0">
              <text:p/>
            </table:table-cell>
            <table:table-cell table:style-name="ce85" table:formula="of:=['Budget 2010'.L78]" office:value-type="float" office:value="0">
              <text:p/>
            </table:table-cell>
            <table:table-cell table:style-name="ce85" table:formula="of:=['Budget 2010'.M78]" office:value-type="float" office:value="0">
              <text:p/>
            </table:table-cell>
            <table:table-cell table:style-name="ce148"/>
            <table:table-cell table:number-columns-repeated="1010"/>
          </table:table-row>
          <table:table-row table:style-name="ro4">
            <table:table-cell table:style-name="ce107" table:formula="of:=['Budget 2010'.A79]" office:value-type="string" office:string-value="Surplus 2009">
              <text:p>Surplus 2009</text:p>
            </table:table-cell>
            <table:table-cell table:style-name="ce117" table:formula="of:=['Budget 2010'.B79]" office:value-type="float" office:value="0">
              <text:p/>
            </table:table-cell>
            <table:table-cell table:style-name="ce126" table:formula="of:=['Budget 2010'.C79]" office:value-type="float" office:value="0">
              <text:p/>
            </table:table-cell>
            <table:table-cell table:style-name="ce134" table:formula="of:=['Budget 2010'.D79]" office:value-type="float" office:value="0">
              <text:p/>
            </table:table-cell>
            <table:table-cell table:style-name="ce126" table:formula="of:=['Budget 2010'.E79]" office:value-type="float" office:value="0">
              <text:p/>
            </table:table-cell>
            <table:table-cell table:style-name="ce126" table:formula="of:=['Budget 2010'.F79]" office:value-type="float" office:value="0">
              <text:p/>
            </table:table-cell>
            <table:table-cell table:style-name="ce126" table:formula="of:=['Budget 2010'.G79]" office:value-type="float" office:value="0">
              <text:p/>
            </table:table-cell>
            <table:table-cell table:style-name="ce126" table:formula="of:=['Budget 2010'.H79]" office:value-type="float" office:value="0">
              <text:p/>
            </table:table-cell>
            <table:table-cell table:style-name="ce126" table:formula="of:=['Budget 2010'.I79]" office:value-type="float" office:value="0">
              <text:p/>
            </table:table-cell>
            <table:table-cell table:style-name="ce126" table:formula="of:=['Budget 2010'.J79]" office:value-type="float" office:value="0">
              <text:p/>
            </table:table-cell>
            <table:table-cell table:style-name="ce126" table:formula="of:=['Budget 2010'.K79]" office:value-type="float" office:value="0">
              <text:p/>
            </table:table-cell>
            <table:table-cell table:style-name="ce126" table:formula="of:=['Budget 2010'.L79]" office:value-type="float" office:value="0">
              <text:p/>
            </table:table-cell>
            <table:table-cell table:style-name="ce126" table:formula="of:=['Budget 2010'.M79]" office:value-type="float" office:value="0">
              <text:p/>
            </table:table-cell>
            <table:table-cell table:style-name="ce153"/>
            <table:table-cell table:number-columns-repeated="1010"/>
          </table:table-row>
        </table:table-row-group>
        <table:table-row table:style-name="ro4">
          <table:table-cell table:style-name="ce108" office:value-type="string">
            <text:p>Balance</text:p>
          </table:table-cell>
          <table:table-cell table:style-name="ce118" table:formula="of:=[.B97]+[.B96]" office:value-type="float" office:value="8765">
            <text:p>$8,765</text:p>
          </table:table-cell>
          <table:table-cell table:style-name="ce118" table:formula="of:=[.C97]+[.C96]" office:value-type="float" office:value="25200">
            <text:p>$25,200</text:p>
          </table:table-cell>
          <table:table-cell table:style-name="ce118" table:formula="of:=[.D97]+[.D96]" office:value-type="float" office:value="20000">
            <text:p>$20,000</text:p>
          </table:table-cell>
          <table:table-cell table:style-name="ce118" table:formula="of:=[.E97]+[.E96]" office:value-type="float" office:value="60000">
            <text:p>$60,000</text:p>
          </table:table-cell>
          <table:table-cell table:style-name="ce118" table:formula="of:=[.F97]+[.F96]" office:value-type="float" office:value="10000">
            <text:p>$10,000</text:p>
          </table:table-cell>
          <table:table-cell table:style-name="ce118" table:formula="of:=[.G97]+[.G96]" office:value-type="float" office:value="40000">
            <text:p>$40,000</text:p>
          </table:table-cell>
          <table:table-cell table:style-name="ce118" table:formula="of:=[.H97]+[.H96]" office:value-type="float" office:value="20000">
            <text:p>$20,000</text:p>
          </table:table-cell>
          <table:table-cell table:style-name="ce118" table:formula="of:=[.I97]+[.I96]" office:value-type="float" office:value="20000">
            <text:p>$20,000</text:p>
          </table:table-cell>
          <table:table-cell table:style-name="ce118" table:formula="of:=[.J97]+[.J96]" office:value-type="float" office:value="200">
            <text:p>$200</text:p>
          </table:table-cell>
          <table:table-cell table:style-name="ce118" table:formula="of:=[.K97]+[.K96]" office:value-type="float" office:value="0">
            <text:p/>
          </table:table-cell>
          <table:table-cell table:style-name="ce118" table:formula="of:=[.L97]+[.L96]" office:value-type="float" office:value="0">
            <text:p/>
          </table:table-cell>
          <table:table-cell table:style-name="ce118" table:formula="of:=[.M97]+[.M96]" office:value-type="float" office:value="0">
            <text:p/>
          </table:table-cell>
          <table:table-cell table:style-name="ce147" table:formula="of:=[.N97]+[.N96]" office:value-type="float" office:value="204165">
            <text:p>$204,165</text:p>
          </table:table-cell>
          <table:table-cell table:number-columns-repeated="1010"/>
        </table:table-row>
        <table:table-row table:style-name="ro4" table:number-rows-repeated="2">
          <table:table-cell table:style-name="ce30" table:number-columns-repeated="14"/>
          <table:table-cell table:number-columns-repeated="1010"/>
        </table:table-row>
        <table:table-row table:style-name="ro5">
          <table:table-cell table:style-name="ce15" office:value-type="string">
            <text:p>General Balance</text:p>
          </table:table-cell>
          <table:table-cell table:style-name="ce123" table:number-columns-repeated="12"/>
          <table:table-cell table:style-name="ce101" table:formula="of:=[.N102]+[.N93]+[.N82]+[.N68]+[.N59]+[.N54]+[.N41]+[.N36]+[.N14]" office:value-type="currency" office:currency="USD" office:value="1333">
            <text:p>$1,333</text:p>
          </table:table-cell>
          <table:table-cell table:number-columns-repeated="1010"/>
        </table:table-row>
        <table:table-row table:style-name="ro4" table:number-rows-repeated="65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aterfall Summary" table:style-name="ta1" table:print="false">
        <table:table-column table:style-name="co5" table:default-cell-style-name="ce30"/>
        <table:table-column table:style-name="co4" table:number-columns-repeated="1023" table:default-cell-style-name="ce30"/>
        <table:table-row table:style-name="ro1">
          <table:table-cell table:style-name="ce157" office:value-type="string" table:number-columns-spanned="13" table:number-rows-spanned="1">
            <text:p>GNOME Foundation Waterfall Summary – 2010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158" office:value-type="string">
            <text:p>Colors:</text:p>
          </table:table-cell>
          <table:table-cell table:style-name="ce168" office:value-type="string">
            <text:p>Plan</text:p>
          </table:table-cell>
          <table:table-cell table:style-name="ce188" office:value-type="string">
            <text:p>Actual</text:p>
          </table:table-cell>
          <table:table-cell table:number-columns-repeated="10"/>
          <table:table-cell table:style-name="ce216"/>
          <table:table-cell table:number-columns-repeated="1010"/>
        </table:table-row>
        <table:table-row table:style-name="ro4">
          <table:table-cell table:number-columns-repeated="13"/>
          <table:table-cell table:style-name="ce17" table:number-columns-repeated="2"/>
          <table:table-cell table:number-columns-repeated="1009"/>
        </table:table-row>
        <table:table-row table:style-name="ro4">
          <table:table-cell table:style-name="ce159" office:value-type="string" table:number-columns-spanned="1" table:number-rows-spanned="2">
            <text:p>Expenses</text:p>
          </table:table-cell>
          <table:table-cell table:style-name="ce169" office:value-type="string" table:number-columns-spanned="12" table:number-rows-spanned="1">
            <text:p>Fiscal Year 2010</text:p>
          </table:table-cell>
          <table:covered-table-cell table:number-columns-repeated="11" table:style-name="ce189"/>
          <table:table-cell table:number-columns-repeated="1011"/>
        </table:table-row>
        <table:table-row table:style-name="ro4">
          <table:covered-table-cell table:style-name="ce160"/>
          <table:table-cell table:style-name="ce170" office:value-type="string">
            <text:p>October</text:p>
          </table:table-cell>
          <table:table-cell table:style-name="ce170" office:value-type="string">
            <text:p>November</text:p>
          </table:table-cell>
          <table:table-cell table:style-name="ce170" office:value-type="string">
            <text:p>December</text:p>
          </table:table-cell>
          <table:table-cell table:style-name="ce170" office:value-type="string">
            <text:p>January</text:p>
          </table:table-cell>
          <table:table-cell table:style-name="ce170" office:value-type="string">
            <text:p>February</text:p>
          </table:table-cell>
          <table:table-cell table:style-name="ce170" office:value-type="string">
            <text:p>March</text:p>
          </table:table-cell>
          <table:table-cell table:style-name="ce170" office:value-type="string">
            <text:p>April</text:p>
          </table:table-cell>
          <table:table-cell table:style-name="ce170" office:value-type="string">
            <text:p>May</text:p>
          </table:table-cell>
          <table:table-cell table:style-name="ce170" office:value-type="string">
            <text:p>June</text:p>
          </table:table-cell>
          <table:table-cell table:style-name="ce170" office:value-type="string">
            <text:p>July</text:p>
          </table:table-cell>
          <table:table-cell table:style-name="ce170" office:value-type="string">
            <text:p>August</text:p>
          </table:table-cell>
          <table:table-cell table:style-name="ce170" office:value-type="string">
            <text:p>September</text:p>
          </table:table-cell>
          <table:table-cell table:style-name="ce217" office:value-type="string">
            <text:p>Current plan</text:p>
          </table:table-cell>
          <table:table-cell table:style-name="ce220" office:value-type="string">
            <text:p>Actual</text:p>
          </table:table-cell>
          <table:table-cell table:number-columns-repeated="1009"/>
        </table:table-row>
        <table:table-row table:style-name="ro4">
          <table:table-cell table:style-name="ce143" office:value-type="string">
            <text:p>Plan</text:p>
          </table:table-cell>
          <table:table-cell table:style-name="ce171" table:formula="of:=['Budget 2010'.B47]" office:value-type="float" office:value="37956.6666666667">
            <text:p>$37,957</text:p>
          </table:table-cell>
          <table:table-cell table:style-name="ce171" table:formula="of:=['Budget 2010'.C47]" office:value-type="float" office:value="45056.6666666667">
            <text:p>$45,057</text:p>
          </table:table-cell>
          <table:table-cell table:style-name="ce171" table:formula="of:=['Budget 2010'.D47]" office:value-type="float" office:value="18156.6666666667">
            <text:p>$18,157</text:p>
          </table:table-cell>
          <table:table-cell table:style-name="ce171" table:formula="of:=['Budget 2010'.E47]" office:value-type="float" office:value="19256.6666666667">
            <text:p>$19,257</text:p>
          </table:table-cell>
          <table:table-cell table:style-name="ce171" table:formula="of:=['Budget 2010'.F47]" office:value-type="float" office:value="20756.6666666667">
            <text:p>$20,757</text:p>
          </table:table-cell>
          <table:table-cell table:style-name="ce171" table:formula="of:=['Budget 2010'.G47]" office:value-type="float" office:value="42098.6666666667">
            <text:p>$42,099</text:p>
          </table:table-cell>
          <table:table-cell table:style-name="ce171" table:formula="of:=['Budget 2010'.H47]" office:value-type="float" office:value="24356.6666666667">
            <text:p>$24,357</text:p>
          </table:table-cell>
          <table:table-cell table:style-name="ce171" table:formula="of:=['Budget 2010'.I47]" office:value-type="float" office:value="24406.6666666667">
            <text:p>$24,407</text:p>
          </table:table-cell>
          <table:table-cell table:style-name="ce171" table:formula="of:=['Budget 2010'.J47]" office:value-type="float" office:value="109756.666666667">
            <text:p>$109,757</text:p>
          </table:table-cell>
          <table:table-cell table:style-name="ce171" table:formula="of:=['Budget 2010'.K47]" office:value-type="float" office:value="27856.6666666667">
            <text:p>$27,857</text:p>
          </table:table-cell>
          <table:table-cell table:style-name="ce171" table:formula="of:=['Budget 2010'.L47]" office:value-type="float" office:value="43756.6666666667">
            <text:p>$43,757</text:p>
          </table:table-cell>
          <table:table-cell table:style-name="ce171" table:formula="of:=['Budget 2010'.M47]" office:value-type="float" office:value="49256.6666666667">
            <text:p>$49,257</text:p>
          </table:table-cell>
          <table:table-cell table:style-name="ce218" table:formula="of:=SUM([.B6:.M6])" office:value-type="float" office:value="462672">
            <text:p>$462,672</text:p>
          </table:table-cell>
          <table:table-cell table:style-name="ce221"/>
          <table:table-cell table:number-columns-repeated="1009"/>
        </table:table-row>
        <table:table-row table:style-name="ro4">
          <table:table-cell table:style-name="ce161" office:value-type="string">
            <text:p>October</text:p>
          </table:table-cell>
          <table:table-cell table:style-name="ce172" office:value-type="float" office:value="0">
            <text:p>$0</text:p>
          </table:table-cell>
          <table:table-cell table:style-name="ce17" table:number-columns-repeated="11"/>
          <table:table-cell table:style-name="ce193" table:formula="of:=SUM([.B7:.M7])" office:value-type="float" office:value="0">
            <text:p>$0</text:p>
          </table:table-cell>
          <table:table-cell table:style-name="ce206" table:formula="of:=[.B7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November</text:p>
          </table:table-cell>
          <table:table-cell table:style-name="ce173"/>
          <table:table-cell table:style-name="ce190" office:value-type="float" office:value="0">
            <text:p>$0</text:p>
          </table:table-cell>
          <table:table-cell table:style-name="ce17" table:number-columns-repeated="10"/>
          <table:table-cell table:style-name="ce193" table:formula="of:=[.O7]+SUM([.C8:.M8])" office:value-type="float" office:value="0">
            <text:p>$0</text:p>
          </table:table-cell>
          <table:table-cell table:style-name="ce206" table:formula="of:=[.O7]+[.C8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December</text:p>
          </table:table-cell>
          <table:table-cell table:style-name="ce173" table:number-columns-repeated="2"/>
          <table:table-cell table:style-name="ce190" office:value-type="float" office:value="0">
            <text:p>$0</text:p>
          </table:table-cell>
          <table:table-cell table:style-name="ce17" table:number-columns-repeated="9"/>
          <table:table-cell table:style-name="ce193" table:formula="of:=[.O8]+SUM([.C9:.M9])" office:value-type="float" office:value="0">
            <text:p>$0</text:p>
          </table:table-cell>
          <table:table-cell table:style-name="ce206" table:formula="of:=[.O8]+[.D9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January</text:p>
          </table:table-cell>
          <table:table-cell table:style-name="ce173" table:number-columns-repeated="2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8"/>
          <table:table-cell table:style-name="ce193" table:formula="of:=[.O9]+SUM([.C10:.M10])" office:value-type="float" office:value="0">
            <text:p>$0</text:p>
          </table:table-cell>
          <table:table-cell table:style-name="ce206" table:formula="of:=[.E10]+[.O9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February</text:p>
          </table:table-cell>
          <table:table-cell table:style-name="ce173" table:number-columns-repeated="4"/>
          <table:table-cell table:style-name="ce190" office:value-type="float" office:value="0">
            <text:p>$0</text:p>
          </table:table-cell>
          <table:table-cell table:style-name="ce17" table:number-columns-repeated="7"/>
          <table:table-cell table:style-name="ce193" table:formula="of:=[.O10]+SUM([.C11:.M11])" office:value-type="float" office:value="0">
            <text:p>$0</text:p>
          </table:table-cell>
          <table:table-cell table:style-name="ce206" table:formula="of:=[.F11]+[.O10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March</text:p>
          </table:table-cell>
          <table:table-cell table:style-name="ce173" table:number-columns-repeated="5"/>
          <table:table-cell table:style-name="ce190" office:value-type="float" office:value="0">
            <text:p>$0</text:p>
          </table:table-cell>
          <table:table-cell table:style-name="ce17" table:number-columns-repeated="6"/>
          <table:table-cell table:style-name="ce193" table:formula="of:=[.O11]+SUM([.C12:.M12])" office:value-type="float" office:value="0">
            <text:p>$0</text:p>
          </table:table-cell>
          <table:table-cell table:style-name="ce206" table:formula="of:=[.G12]+[.O11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April</text:p>
          </table:table-cell>
          <table:table-cell table:style-name="ce173" table:number-columns-repeated="6"/>
          <table:table-cell table:style-name="ce190" office:value-type="float" office:value="0">
            <text:p>$0</text:p>
          </table:table-cell>
          <table:table-cell table:style-name="ce17" table:number-columns-repeated="5"/>
          <table:table-cell table:style-name="ce193" table:formula="of:=[.O12]+SUM([.C13:.M13])" office:value-type="float" office:value="0">
            <text:p>$0</text:p>
          </table:table-cell>
          <table:table-cell table:style-name="ce206" table:formula="of:=[.H13]+[.O12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May</text:p>
          </table:table-cell>
          <table:table-cell table:style-name="ce173" table:number-columns-repeated="7"/>
          <table:table-cell table:style-name="ce190" office:value-type="float" office:value="0">
            <text:p>$0</text:p>
          </table:table-cell>
          <table:table-cell table:style-name="ce17" table:number-columns-repeated="4"/>
          <table:table-cell table:style-name="ce193" table:formula="of:=[.O13]+SUM([.C14:.M14])" office:value-type="float" office:value="0">
            <text:p>$0</text:p>
          </table:table-cell>
          <table:table-cell table:style-name="ce206" table:formula="of:=[.I14]+[.O13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June</text:p>
          </table:table-cell>
          <table:table-cell table:style-name="ce173" table:number-columns-repeated="8"/>
          <table:table-cell table:style-name="ce190" office:value-type="float" office:value="0">
            <text:p>$0</text:p>
          </table:table-cell>
          <table:table-cell table:style-name="ce17" table:number-columns-repeated="3"/>
          <table:table-cell table:style-name="ce193" table:formula="of:=[.O14]+SUM([.C15:.M15])" office:value-type="float" office:value="0">
            <text:p>$0</text:p>
          </table:table-cell>
          <table:table-cell table:style-name="ce206" table:formula="of:=[.J15]+[.O14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July</text:p>
          </table:table-cell>
          <table:table-cell table:style-name="ce173" table:number-columns-repeated="9"/>
          <table:table-cell table:style-name="ce190" office:value-type="float" office:value="0">
            <text:p>$0</text:p>
          </table:table-cell>
          <table:table-cell table:style-name="ce17" table:number-columns-repeated="2"/>
          <table:table-cell table:style-name="ce193" table:formula="of:=[.O15]+SUM([.C16:.M16])" office:value-type="float" office:value="0">
            <text:p>$0</text:p>
          </table:table-cell>
          <table:table-cell table:style-name="ce206" table:formula="of:=[.K16]+[.O15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August</text:p>
          </table:table-cell>
          <table:table-cell table:style-name="ce173" table:number-columns-repeated="10"/>
          <table:table-cell table:style-name="ce190" office:value-type="float" office:value="0">
            <text:p>$0</text:p>
          </table:table-cell>
          <table:table-cell table:style-name="ce17"/>
          <table:table-cell table:style-name="ce193" table:formula="of:=[.O16]+SUM([.C17:.M17])" office:value-type="float" office:value="0">
            <text:p>$0</text:p>
          </table:table-cell>
          <table:table-cell table:style-name="ce206" table:formula="of:=[.L17]+[.O16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3" office:value-type="string">
            <text:p>September</text:p>
          </table:table-cell>
          <table:table-cell table:style-name="ce174" table:number-columns-repeated="11"/>
          <table:table-cell table:style-name="ce214" office:value-type="float" office:value="0">
            <text:p>$0</text:p>
          </table:table-cell>
          <table:table-cell table:style-name="ce219" table:formula="of:=[.O17]+SUM([.C18:.M18])" office:value-type="float" office:value="0">
            <text:p>$0</text:p>
          </table:table-cell>
          <table:table-cell table:style-name="ce211" table:formula="of:=[.M18]+[.O17]" office:value-type="float" office:value="0">
            <text:p>$0</text:p>
          </table:table-cell>
          <table:table-cell table:number-columns-repeated="1009"/>
        </table:table-row>
        <table:table-row table:style-name="ro4" table:number-rows-repeated="2">
          <table:table-cell table:number-columns-repeated="13"/>
          <table:table-cell table:style-name="ce173" table:number-columns-repeated="2"/>
          <table:table-cell table:number-columns-repeated="1009"/>
        </table:table-row>
        <table:table-row table:style-name="ro4">
          <table:table-cell table:style-name="ce159" office:value-type="string" table:number-columns-spanned="1" table:number-rows-spanned="2">
            <text:p>Incomes</text:p>
          </table:table-cell>
          <table:table-cell table:style-name="ce169" office:value-type="string" table:number-columns-spanned="12" table:number-rows-spanned="1">
            <text:p>Fiscal Year 2010</text:p>
          </table:table-cell>
          <table:covered-table-cell table:number-columns-repeated="11"/>
          <table:table-cell table:style-name="ce173" table:number-columns-repeated="2"/>
          <table:table-cell table:number-columns-repeated="1009"/>
        </table:table-row>
        <table:table-row table:style-name="ro4">
          <table:covered-table-cell table:style-name="ce164" office:value-type="string">
            <text:p>Plan</text:p>
          </table:covered-table-cell>
          <table:table-cell table:style-name="ce170" office:value-type="string">
            <text:p>October</text:p>
          </table:table-cell>
          <table:table-cell table:style-name="ce170" office:value-type="string">
            <text:p>November</text:p>
          </table:table-cell>
          <table:table-cell table:style-name="ce170" office:value-type="string">
            <text:p>December</text:p>
          </table:table-cell>
          <table:table-cell table:style-name="ce170" office:value-type="string">
            <text:p>January</text:p>
          </table:table-cell>
          <table:table-cell table:style-name="ce170" office:value-type="string">
            <text:p>February</text:p>
          </table:table-cell>
          <table:table-cell table:style-name="ce170" office:value-type="string">
            <text:p>March</text:p>
          </table:table-cell>
          <table:table-cell table:style-name="ce170" office:value-type="string">
            <text:p>April</text:p>
          </table:table-cell>
          <table:table-cell table:style-name="ce170" office:value-type="string">
            <text:p>May</text:p>
          </table:table-cell>
          <table:table-cell table:style-name="ce170" office:value-type="string">
            <text:p>June</text:p>
          </table:table-cell>
          <table:table-cell table:style-name="ce170" office:value-type="string">
            <text:p>July</text:p>
          </table:table-cell>
          <table:table-cell table:style-name="ce170" office:value-type="string">
            <text:p>August</text:p>
          </table:table-cell>
          <table:table-cell table:style-name="ce170" office:value-type="string">
            <text:p>September</text:p>
          </table:table-cell>
          <table:table-cell table:style-name="ce217" office:value-type="string">
            <text:p>Current plan</text:p>
          </table:table-cell>
          <table:table-cell table:style-name="ce220" office:value-type="string">
            <text:p>Actual</text:p>
          </table:table-cell>
          <table:table-cell table:number-columns-repeated="1009"/>
        </table:table-row>
        <table:table-row table:style-name="ro4">
          <table:table-cell table:style-name="ce159" office:value-type="string">
            <text:p>Plan</text:p>
          </table:table-cell>
          <table:table-cell table:style-name="ce171" table:formula="of:=['Budget 2010'.B81]" office:value-type="float" office:value="32165">
            <text:p>$32,165</text:p>
          </table:table-cell>
          <table:table-cell table:style-name="ce171" table:formula="of:=['Budget 2010'.C81]" office:value-type="float" office:value="47500">
            <text:p>$47,500</text:p>
          </table:table-cell>
          <table:table-cell table:style-name="ce171" table:formula="of:=['Budget 2010'.D81]" office:value-type="float" office:value="21670">
            <text:p>$21,670</text:p>
          </table:table-cell>
          <table:table-cell table:style-name="ce171" table:formula="of:=['Budget 2010'.E81]" office:value-type="float" office:value="65020">
            <text:p>$65,020</text:p>
          </table:table-cell>
          <table:table-cell table:style-name="ce171" table:formula="of:=['Budget 2010'.F81]" office:value-type="float" office:value="13070">
            <text:p>$13,070</text:p>
          </table:table-cell>
          <table:table-cell table:style-name="ce171" table:formula="of:=['Budget 2010'.G81]" office:value-type="float" office:value="50210">
            <text:p>$50,210</text:p>
          </table:table-cell>
          <table:table-cell table:style-name="ce171" table:formula="of:=['Budget 2010'.H81]" office:value-type="float" office:value="24930">
            <text:p>$24,930</text:p>
          </table:table-cell>
          <table:table-cell table:style-name="ce171" table:formula="of:=['Budget 2010'.I81]" office:value-type="float" office:value="30500">
            <text:p>$30,500</text:p>
          </table:table-cell>
          <table:table-cell table:style-name="ce171" table:formula="of:=['Budget 2010'.J81]" office:value-type="float" office:value="119580">
            <text:p>$119,580</text:p>
          </table:table-cell>
          <table:table-cell table:style-name="ce171" table:formula="of:=['Budget 2010'.K81]" office:value-type="float" office:value="7660">
            <text:p>$7,660</text:p>
          </table:table-cell>
          <table:table-cell table:style-name="ce171" table:formula="of:=['Budget 2010'.L81]" office:value-type="float" office:value="22350">
            <text:p>$22,350</text:p>
          </table:table-cell>
          <table:table-cell table:style-name="ce171" table:formula="of:=['Budget 2010'.M81]" office:value-type="float" office:value="29350">
            <text:p>$29,350</text:p>
          </table:table-cell>
          <table:table-cell table:style-name="ce218" table:formula="of:=SUM([.B23:.M23])" office:value-type="float" office:value="464005">
            <text:p>$464,005</text:p>
          </table:table-cell>
          <table:table-cell table:style-name="ce221"/>
          <table:table-cell table:number-columns-repeated="1009"/>
        </table:table-row>
        <table:table-row table:style-name="ro4">
          <table:table-cell table:style-name="ce162" office:value-type="string">
            <text:p>October</text:p>
          </table:table-cell>
          <table:table-cell table:style-name="ce175" office:value-type="float" office:value="0">
            <text:p>$0</text:p>
          </table:table-cell>
          <table:table-cell table:style-name="ce17" table:number-columns-repeated="11"/>
          <table:table-cell table:style-name="ce193" table:formula="of:=SUM([.B24:.M24])" office:value-type="float" office:value="0">
            <text:p>$0</text:p>
          </table:table-cell>
          <table:table-cell table:style-name="ce206" table:formula="of:=[.B24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November</text:p>
          </table:table-cell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10"/>
          <table:table-cell table:style-name="ce193" table:formula="of:=[.O24]+SUM([.C25:.M25])" office:value-type="float" office:value="0">
            <text:p>$0</text:p>
          </table:table-cell>
          <table:table-cell table:style-name="ce206" table:formula="of:=[.O24]+[.C25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December</text:p>
          </table:table-cell>
          <table:table-cell table:style-name="ce176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9"/>
          <table:table-cell table:style-name="ce193" table:formula="of:=[.O25]+SUM([.C26:.M26])" office:value-type="float" office:value="0">
            <text:p>$0</text:p>
          </table:table-cell>
          <table:table-cell table:style-name="ce206" table:formula="of:=[.O25]+[.D26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January</text:p>
          </table:table-cell>
          <table:table-cell table:style-name="ce176"/>
          <table:table-cell table:style-name="ce173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8"/>
          <table:table-cell table:style-name="ce193" table:formula="of:=[.O26]+SUM([.C27:.M27])" office:value-type="float" office:value="0">
            <text:p>$0</text:p>
          </table:table-cell>
          <table:table-cell table:style-name="ce206" table:formula="of:=[.E27]+[.O26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February</text:p>
          </table:table-cell>
          <table:table-cell table:style-name="ce176"/>
          <table:table-cell table:style-name="ce173" table:number-columns-repeated="2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7"/>
          <table:table-cell table:style-name="ce193" table:formula="of:=[.O27]+SUM([.C28:.M28])" office:value-type="float" office:value="0">
            <text:p>$0</text:p>
          </table:table-cell>
          <table:table-cell table:style-name="ce206" table:formula="of:=[.F28]+[.O27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March</text:p>
          </table:table-cell>
          <table:table-cell table:style-name="ce176"/>
          <table:table-cell table:style-name="ce173" table:number-columns-repeated="3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6"/>
          <table:table-cell table:style-name="ce193" table:formula="of:=[.O28]+SUM([.C29:.M29])" office:value-type="float" office:value="0">
            <text:p>$0</text:p>
          </table:table-cell>
          <table:table-cell table:style-name="ce206" table:formula="of:=[.G29]+[.O28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April</text:p>
          </table:table-cell>
          <table:table-cell table:style-name="ce176"/>
          <table:table-cell table:style-name="ce173" table:number-columns-repeated="4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5"/>
          <table:table-cell table:style-name="ce193" table:formula="of:=[.O29]+SUM([.C30:.M30])" office:value-type="float" office:value="0">
            <text:p>$0</text:p>
          </table:table-cell>
          <table:table-cell table:style-name="ce206" table:formula="of:=[.H30]+[.O29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May</text:p>
          </table:table-cell>
          <table:table-cell table:style-name="ce176"/>
          <table:table-cell table:style-name="ce173" table:number-columns-repeated="6"/>
          <table:table-cell table:style-name="ce190" office:value-type="float" office:value="0">
            <text:p>$0</text:p>
          </table:table-cell>
          <table:table-cell table:style-name="ce17" table:number-columns-repeated="4"/>
          <table:table-cell table:style-name="ce193" table:formula="of:=[.O30]+SUM([.C31:.M31])" office:value-type="float" office:value="0">
            <text:p>$0</text:p>
          </table:table-cell>
          <table:table-cell table:style-name="ce206" table:formula="of:=[.I31]+[.O30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June</text:p>
          </table:table-cell>
          <table:table-cell table:style-name="ce176"/>
          <table:table-cell table:style-name="ce173" table:number-columns-repeated="6"/>
          <table:table-cell table:style-name="ce17"/>
          <table:table-cell table:style-name="ce190" office:value-type="float" office:value="0">
            <text:p>$0</text:p>
          </table:table-cell>
          <table:table-cell table:style-name="ce17" table:number-columns-repeated="3"/>
          <table:table-cell table:style-name="ce193" table:formula="of:=[.O31]+SUM([.C32:.M32])" office:value-type="float" office:value="0">
            <text:p>$0</text:p>
          </table:table-cell>
          <table:table-cell table:style-name="ce206" table:formula="of:=[.J32]+[.O31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July</text:p>
          </table:table-cell>
          <table:table-cell table:style-name="ce176"/>
          <table:table-cell table:style-name="ce173" table:number-columns-repeated="8"/>
          <table:table-cell table:style-name="ce190" office:value-type="float" office:value="0">
            <text:p>$0</text:p>
          </table:table-cell>
          <table:table-cell table:style-name="ce17" table:number-columns-repeated="2"/>
          <table:table-cell table:style-name="ce193" table:formula="of:=[.O32]+SUM([.C33:.M33])" office:value-type="float" office:value="0">
            <text:p>$0</text:p>
          </table:table-cell>
          <table:table-cell table:style-name="ce206" table:formula="of:=[.K33]+[.O32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2" office:value-type="string">
            <text:p>August</text:p>
          </table:table-cell>
          <table:table-cell table:style-name="ce176"/>
          <table:table-cell table:style-name="ce173" table:number-columns-repeated="9"/>
          <table:table-cell table:style-name="ce190" office:value-type="float" office:value="0">
            <text:p>$0</text:p>
          </table:table-cell>
          <table:table-cell table:style-name="ce17"/>
          <table:table-cell table:style-name="ce193" table:formula="of:=[.O33]+SUM([.C34:.M34])" office:value-type="float" office:value="0">
            <text:p>$0</text:p>
          </table:table-cell>
          <table:table-cell table:style-name="ce206" table:formula="of:=[.L34]+[.O33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style-name="ce163" office:value-type="string">
            <text:p>September</text:p>
          </table:table-cell>
          <table:table-cell table:style-name="ce177"/>
          <table:table-cell table:style-name="ce191" table:number-columns-repeated="9"/>
          <table:table-cell table:style-name="ce213"/>
          <table:table-cell table:style-name="ce215" office:value-type="currency" office:currency="USD" office:value="0">
            <text:p>$0</text:p>
          </table:table-cell>
          <table:table-cell table:style-name="ce219" table:formula="of:=[.O34]+SUM([.C35:.M35])" office:value-type="float" office:value="0">
            <text:p>$0</text:p>
          </table:table-cell>
          <table:table-cell table:style-name="ce211" table:formula="of:=[.M35]+[.O34]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number-columns-repeated="12"/>
          <table:table-cell table:style-name="ce173" table:number-columns-repeated="2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69" office:value-type="string" table:number-columns-spanned="4" table:number-rows-spanned="1">
            <text:p>Expenses</text:p>
          </table:table-cell>
          <table:covered-table-cell table:number-columns-repeated="3"/>
          <table:table-cell/>
          <table:table-cell table:style-name="ce169" office:value-type="string" table:number-columns-spanned="4" table:number-rows-spanned="1">
            <text:p>Incomes</text:p>
          </table:table-cell>
          <table:covered-table-cell table:number-columns-repeated="3"/>
          <table:table-cell table:number-columns-repeated="1014"/>
        </table:table-row>
        <table:table-row table:style-name="ro4">
          <table:table-cell/>
          <table:table-cell table:style-name="ce178" office:value-type="string">
            <text:p>Category</text:p>
          </table:table-cell>
          <table:table-cell table:style-name="ce192" office:value-type="string">
            <text:p>Plan</text:p>
          </table:table-cell>
          <table:table-cell table:style-name="ce192" office:value-type="string">
            <text:p>Year to date</text:p>
          </table:table-cell>
          <table:table-cell table:style-name="ce207" office:value-type="string">
            <text:p>Remainder</text:p>
          </table:table-cell>
          <table:table-cell/>
          <table:table-cell table:style-name="ce108" office:value-type="string">
            <text:p>Category</text:p>
          </table:table-cell>
          <table:table-cell table:style-name="ce192" office:value-type="string">
            <text:p>Plan</text:p>
          </table:table-cell>
          <table:table-cell table:style-name="ce192" office:value-type="string">
            <text:p>Year to date</text:p>
          </table:table-cell>
          <table:table-cell table:style-name="ce207" office:value-type="string">
            <text:p>Remainder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6]" office:value-type="string" office:string-value="A11y">
            <text:p>A11y</text:p>
          </table:table-cell>
          <table:table-cell table:style-name="ce193" table:formula="of:=['Budget 2010'.N6]" office:value-type="float" office:value="18000">
            <text:p>$18,000</text:p>
          </table:table-cell>
          <table:table-cell table:style-name="ce206" office:value-type="float" office:value="0">
            <text:p>$0</text:p>
          </table:table-cell>
          <table:table-cell table:style-name="ce208" table:formula="of:=[.C40]-[.D40]" office:value-type="float" office:value="18000">
            <text:p>$18,000</text:p>
          </table:table-cell>
          <table:table-cell/>
          <table:table-cell table:style-name="ce209" table:formula="of:=['Budget 2010'.A53]" office:value-type="string" office:string-value="A11y">
            <text:p>A11y</text:p>
          </table:table-cell>
          <table:table-cell table:style-name="ce193" table:formula="of:=['Budget 2010'.N53]" office:value-type="float" office:value="18000">
            <text:p>$18,000</text:p>
          </table:table-cell>
          <table:table-cell table:style-name="ce206" office:value-type="float" office:value="0">
            <text:p>$0</text:p>
          </table:table-cell>
          <table:table-cell table:style-name="ce208" table:formula="of:=[.H40]-[.I40]" office:value-type="float" office:value="18000">
            <text:p>$18,00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9]" office:value-type="string" office:string-value="Administrivia">
            <text:p>Administrivia</text:p>
          </table:table-cell>
          <table:table-cell table:style-name="ce194" table:formula="of:=['Budget 2010'.N9]" office:value-type="float" office:value="8292">
            <text:p>$8,292</text:p>
          </table:table-cell>
          <table:table-cell table:style-name="ce206" office:value-type="float" office:value="0">
            <text:p>$0</text:p>
          </table:table-cell>
          <table:table-cell table:style-name="ce208" table:formula="of:=[.C41]-[.D41]" office:value-type="float" office:value="8292">
            <text:p>$8,292</text:p>
          </table:table-cell>
          <table:table-cell/>
          <table:table-cell table:style-name="ce210" table:formula="of:=['Budget 2010'.A56]" office:value-type="string" office:string-value="Adboard">
            <text:p>Adboard</text:p>
          </table:table-cell>
          <table:table-cell table:style-name="ce193" table:formula="of:=['Budget 2010'.N56]" office:value-type="float" office:value="180000">
            <text:p>$180,000</text:p>
          </table:table-cell>
          <table:table-cell table:style-name="ce206" office:value-type="float" office:value="0">
            <text:p>$0</text:p>
          </table:table-cell>
          <table:table-cell table:style-name="ce208" table:formula="of:=[.H41]-[.I41]" office:value-type="float" office:value="180000">
            <text:p>$180,00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19]" office:value-type="string" office:string-value="Employees">
            <text:p>Employees</text:p>
          </table:table-cell>
          <table:table-cell table:style-name="ce194" table:formula="of:=['Budget 2010'.N19]" office:value-type="float" office:value="171780">
            <text:p>$171,780</text:p>
          </table:table-cell>
          <table:table-cell table:style-name="ce206" office:value-type="float" office:value="0">
            <text:p>$0</text:p>
          </table:table-cell>
          <table:table-cell table:style-name="ce208" table:formula="of:=[.C42]-[.D42]" office:value-type="float" office:value="171780">
            <text:p>$171,780</text:p>
          </table:table-cell>
          <table:table-cell/>
          <table:table-cell table:style-name="ce210" table:formula="of:=['Budget 2010'.A57]" office:value-type="string" office:string-value="Affiliate programs">
            <text:p>Affiliate programs</text:p>
          </table:table-cell>
          <table:table-cell table:style-name="ce193" table:formula="of:=['Budget 2010'.N57]" office:value-type="float" office:value="2240">
            <text:p>$2,240</text:p>
          </table:table-cell>
          <table:table-cell table:style-name="ce206" office:value-type="float" office:value="0">
            <text:p>$0</text:p>
          </table:table-cell>
          <table:table-cell table:style-name="ce208" table:formula="of:=[.H42]-[.I42]" office:value-type="float" office:value="2240">
            <text:p>$2,24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26]" office:value-type="string" office:string-value="Events">
            <text:p>Events</text:p>
          </table:table-cell>
          <table:table-cell table:style-name="ce194" table:formula="of:=['Budget 2010'.N26]" office:value-type="float" office:value="177200">
            <text:p>$177,200</text:p>
          </table:table-cell>
          <table:table-cell table:style-name="ce206" office:value-type="float" office:value="0">
            <text:p>$0</text:p>
          </table:table-cell>
          <table:table-cell table:style-name="ce208" table:formula="of:=[.C43]-[.D43]" office:value-type="float" office:value="177200">
            <text:p>$177,200</text:p>
          </table:table-cell>
          <table:table-cell/>
          <table:table-cell table:style-name="ce210" table:formula="of:=['Budget 2010'.A60]" office:value-type="string" office:string-value="Events">
            <text:p>Events</text:p>
          </table:table-cell>
          <table:table-cell table:style-name="ce193" table:formula="of:=['Budget 2010'.N60]" office:value-type="float" office:value="137000">
            <text:p>$137,000</text:p>
          </table:table-cell>
          <table:table-cell table:style-name="ce206" office:value-type="float" office:value="0">
            <text:p>$0</text:p>
          </table:table-cell>
          <table:table-cell table:style-name="ce208" table:formula="of:=[.H43]-[.I43]" office:value-type="float" office:value="137000">
            <text:p>$137,00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35]" office:value-type="string" office:string-value="Hackfests">
            <text:p>Hackfests</text:p>
          </table:table-cell>
          <table:table-cell table:style-name="ce194" table:formula="of:=['Budget 2010'.N35]" office:value-type="float" office:value="35400">
            <text:p>$35,400</text:p>
          </table:table-cell>
          <table:table-cell table:style-name="ce206" office:value-type="float" office:value="0">
            <text:p>$0</text:p>
          </table:table-cell>
          <table:table-cell table:style-name="ce208" table:formula="of:=[.C44]-[.D44]" office:value-type="float" office:value="35400">
            <text:p>$35,400</text:p>
          </table:table-cell>
          <table:table-cell/>
          <table:table-cell table:style-name="ce210" table:formula="of:=['Budget 2010'.A69]" office:value-type="string" office:string-value="Hackfests">
            <text:p>Hackfests</text:p>
          </table:table-cell>
          <table:table-cell table:style-name="ce193" table:formula="of:=['Budget 2010'.N69]" office:value-type="float" office:value="14800">
            <text:p>$14,800</text:p>
          </table:table-cell>
          <table:table-cell table:style-name="ce206" office:value-type="float" office:value="0">
            <text:p>$0</text:p>
          </table:table-cell>
          <table:table-cell table:style-name="ce208" table:formula="of:=[.H44]-[.I44]" office:value-type="float" office:value="14800">
            <text:p>$14,80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36]" office:value-type="string" office:string-value="Local outreach">
            <text:p>Local outreach</text:p>
          </table:table-cell>
          <table:table-cell table:style-name="ce194" table:formula="of:=['Budget 2010'.N36]" office:value-type="float" office:value="12000">
            <text:p>$12,000</text:p>
          </table:table-cell>
          <table:table-cell table:style-name="ce206" office:value-type="float" office:value="0">
            <text:p>$0</text:p>
          </table:table-cell>
          <table:table-cell table:style-name="ce208" table:formula="of:=[.C45]-[.D45]" office:value-type="float" office:value="12000">
            <text:p>$12,000</text:p>
          </table:table-cell>
          <table:table-cell/>
          <table:table-cell table:style-name="ce210" table:formula="of:=['Budget 2010'.A70]" office:value-type="string" office:string-value="Friends of GNOME">
            <text:p>Friends of GNOME</text:p>
          </table:table-cell>
          <table:table-cell table:style-name="ce193" table:formula="of:=['Budget 2010'.N70]" office:value-type="float" office:value="36600">
            <text:p>$36,600</text:p>
          </table:table-cell>
          <table:table-cell table:style-name="ce206" office:value-type="float" office:value="0">
            <text:p>$0</text:p>
          </table:table-cell>
          <table:table-cell table:style-name="ce208" table:formula="of:=[.H45]-[.I45]" office:value-type="float" office:value="36600">
            <text:p>$36,60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42]" office:value-type="string" office:string-value="Marketing">
            <text:p>Marketing</text:p>
          </table:table-cell>
          <table:table-cell table:style-name="ce194" table:formula="of:=['Budget 2010'.N42]" office:value-type="float" office:value="10000">
            <text:p>$10,000</text:p>
          </table:table-cell>
          <table:table-cell table:style-name="ce206" office:value-type="float" office:value="0">
            <text:p>$0</text:p>
          </table:table-cell>
          <table:table-cell table:style-name="ce208" table:formula="of:=[.C46]-[.D46]" office:value-type="float" office:value="10000">
            <text:p>$10,000</text:p>
          </table:table-cell>
          <table:table-cell/>
          <table:table-cell table:style-name="ce210" table:formula="of:=['Budget 2010'.A73]" office:value-type="string" office:string-value="Interest (Bank)">
            <text:p>Interest (Bank)</text:p>
          </table:table-cell>
          <table:table-cell table:style-name="ce193" table:formula="of:=['Budget 2010'.N73]" office:value-type="float" office:value="1200">
            <text:p>$1,200</text:p>
          </table:table-cell>
          <table:table-cell table:style-name="ce206" office:value-type="float" office:value="0">
            <text:p>$0</text:p>
          </table:table-cell>
          <table:table-cell table:style-name="ce208" table:formula="of:=[.H46]-[.I46]" office:value-type="float" office:value="1200">
            <text:p>$1,200</text:p>
          </table:table-cell>
          <table:table-cell table:number-columns-repeated="1014"/>
        </table:table-row>
        <table:table-row table:style-name="ro4">
          <table:table-cell/>
          <table:table-cell table:style-name="ce179" table:formula="of:=['Budget 2010'.A46]" office:value-type="string" office:string-value="Women's outreach">
            <text:p>Women's outreach</text:p>
          </table:table-cell>
          <table:table-cell table:style-name="ce194" table:formula="of:=['Budget 2010'.N46]" office:value-type="float" office:value="30000">
            <text:p>$30,000</text:p>
          </table:table-cell>
          <table:table-cell table:style-name="ce206" office:value-type="float" office:value="0">
            <text:p>$0</text:p>
          </table:table-cell>
          <table:table-cell table:style-name="ce208" table:formula="of:=[.C47]-[.D47]" office:value-type="float" office:value="30000">
            <text:p>$30,000</text:p>
          </table:table-cell>
          <table:table-cell/>
          <table:table-cell table:style-name="ce210" table:formula="of:=['Budget 2010'.A#REF!]#REF!" office:value-type="string" office:string-value="Err:509">
            <text:p>Err:509</text:p>
          </table:table-cell>
          <table:table-cell table:style-name="ce193" table:formula="of:=['Budget 2010'.N#REF!]#REF!" office:value-type="string" office:string-value="Err:509">
            <text:p>Err:509</text:p>
          </table:table-cell>
          <table:table-cell table:style-name="ce206" office:value-type="float" office:value="0">
            <text:p>$0</text:p>
          </table:table-cell>
          <table:table-cell table:style-name="ce208" table:formula="of:=[.H47]-[.I47]" office:value-type="float" office:value="0">
            <text:p>Err:509</text:p>
          </table:table-cell>
          <table:table-cell table:number-columns-repeated="1014"/>
        </table:table-row>
        <table:table-row table:style-name="ro4">
          <table:table-cell/>
          <table:table-cell table:style-name="ce143" office:value-type="string">
            <text:p>Total</text:p>
          </table:table-cell>
          <table:table-cell table:style-name="ce195" table:formula="of:=SUM([.C40:.C47])" office:value-type="float" office:value="462672">
            <text:p>$462,672</text:p>
          </table:table-cell>
          <table:table-cell table:style-name="ce195" table:formula="of:=SUM([.D40:.D47])" office:value-type="float" office:value="0">
            <text:p>$0</text:p>
          </table:table-cell>
          <table:table-cell table:style-name="ce195" table:formula="of:=SUM([.E40:.E47])" office:value-type="float" office:value="462672">
            <text:p>$462,672</text:p>
          </table:table-cell>
          <table:table-cell/>
          <table:table-cell table:style-name="ce210" table:formula="of:=['Budget 2010'.A74]" office:value-type="string" office:string-value="Other Corp. donations">
            <text:p>Other Corp. donations</text:p>
          </table:table-cell>
          <table:table-cell table:style-name="ce193" table:formula="of:=['Budget 2010'.N74]" office:value-type="float" office:value="20000">
            <text:p>$20,000</text:p>
          </table:table-cell>
          <table:table-cell table:style-name="ce206" office:value-type="float" office:value="0">
            <text:p>$0</text:p>
          </table:table-cell>
          <table:table-cell table:style-name="ce208" table:formula="of:=[.H48]-[.I48]" office:value-type="float" office:value="20000">
            <text:p>$20,000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210" table:formula="of:=['Budget 2010'.A75]" office:value-type="string" office:string-value="Other">
            <text:p>Other</text:p>
          </table:table-cell>
          <table:table-cell table:style-name="ce193" table:formula="of:=['Budget 2010'.N75]" office:value-type="float" office:value="24165">
            <text:p>$24,165</text:p>
          </table:table-cell>
          <table:table-cell table:style-name="ce206" office:value-type="float" office:value="0">
            <text:p>$0</text:p>
          </table:table-cell>
          <table:table-cell table:style-name="ce208" table:formula="of:=[.H49]-[.I49]" office:value-type="float" office:value="24165">
            <text:p>$24,165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210" table:formula="of:=['Budget 2010'.A80]" office:value-type="string" office:string-value="Women's outreach">
            <text:p>Women's outreach</text:p>
          </table:table-cell>
          <table:table-cell table:style-name="ce193" table:formula="of:=['Budget 2010'.N80]" office:value-type="float" office:value="30000">
            <text:p>$30,000</text:p>
          </table:table-cell>
          <table:table-cell table:style-name="ce211" office:value-type="float" office:value="0">
            <text:p>$0</text:p>
          </table:table-cell>
          <table:table-cell table:style-name="ce212" table:formula="of:=[.H50]-[.I50]" office:value-type="float" office:value="30000">
            <text:p>$30,000</text:p>
          </table:table-cell>
          <table:table-cell table:number-columns-repeated="1014"/>
        </table:table-row>
        <table:table-row table:style-name="ro4">
          <table:table-cell table:number-columns-repeated="6"/>
          <table:table-cell table:style-name="ce143" office:value-type="string">
            <text:p>Total</text:p>
          </table:table-cell>
          <table:table-cell table:style-name="ce195" table:formula="of:=SUM([.H40:.H50])" office:value-type="float" office:value="0">
            <text:p>Err:509</text:p>
          </table:table-cell>
          <table:table-cell table:style-name="ce195" table:formula="of:=SUM([.I40:.I50])" office:value-type="float" office:value="0">
            <text:p>$0</text:p>
          </table:table-cell>
          <table:table-cell table:style-name="ce195" table:formula="of:=SUM([.J40:.J50])" office:value-type="float" office:value="0">
            <text:p>Err:509</text:p>
          </table:table-cell>
          <table:table-cell table:number-columns-repeated="1014"/>
        </table:table-row>
        <table:table-row table:style-name="ro4" table:number-rows-repeated="3">
          <table:table-cell/>
          <table:table-cell table:style-name="ce17" table:number-columns-repeated="4"/>
          <table:table-cell table:number-columns-repeated="1019"/>
        </table:table-row>
        <table:table-row table:style-name="ro5">
          <table:table-cell table:style-name="ce165"/>
          <table:table-cell table:style-name="ce180" office:value-type="string" table:number-columns-spanned="1" table:number-rows-spanned="2">
            <text:p>Expenses</text:p>
          </table:table-cell>
          <table:table-cell table:style-name="ce196" office:value-type="string" table:number-columns-spanned="13" table:number-rows-spanned="1">
            <text:p>Fiscal Year 2009</text:p>
          </table:table-cell>
          <table:covered-table-cell table:number-columns-repeated="12"/>
          <table:table-cell table:number-columns-repeated="1009"/>
        </table:table-row>
        <table:table-row table:style-name="ro5">
          <table:table-cell table:style-name="ce166"/>
          <table:covered-table-cell table:style-name="ce166"/>
          <table:table-cell table:style-name="ce197" office:value-type="string">
            <text:p>Oct</text:p>
          </table:table-cell>
          <table:table-cell table:style-name="ce197" office:value-type="string">
            <text:p>Nov</text:p>
          </table:table-cell>
          <table:table-cell table:style-name="ce197" office:value-type="string">
            <text:p>Dec</text:p>
          </table:table-cell>
          <table:table-cell table:style-name="ce197" office:value-type="string">
            <text:p>Jan</text:p>
          </table:table-cell>
          <table:table-cell table:style-name="ce197" office:value-type="string">
            <text:p>Feb</text:p>
          </table:table-cell>
          <table:table-cell table:style-name="ce197" office:value-type="string">
            <text:p>Mar</text:p>
          </table:table-cell>
          <table:table-cell table:style-name="ce197" office:value-type="string">
            <text:p>Apr</text:p>
          </table:table-cell>
          <table:table-cell table:style-name="ce197" office:value-type="string">
            <text:p>May</text:p>
          </table:table-cell>
          <table:table-cell table:style-name="ce197" office:value-type="string">
            <text:p>Jun</text:p>
          </table:table-cell>
          <table:table-cell table:style-name="ce197" office:value-type="string">
            <text:p>Jul</text:p>
          </table:table-cell>
          <table:table-cell table:style-name="ce197" office:value-type="string">
            <text:p>Aug</text:p>
          </table:table-cell>
          <table:table-cell table:style-name="ce197" office:value-type="string">
            <text:p>Sep</text:p>
          </table:table-cell>
          <table:table-cell table:style-name="ce197" office:value-type="string">
            <text:p>Total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6]" office:value-type="string" office:string-value="A11y" table:number-columns-spanned="1" table:number-rows-spanned="2">
            <text:p>A11y</text:p>
          </table:table-cell>
          <table:table-cell table:style-name="ce198" table:formula="of:=['Budget 2010'.B6]" office:value-type="float" office:value="8000">
            <text:p>$8,000</text:p>
          </table:table-cell>
          <table:table-cell table:style-name="ce198" table:formula="of:=['Budget 2010'.C6]" office:value-type="float" office:value="0">
            <text:p>$0</text:p>
          </table:table-cell>
          <table:table-cell table:style-name="ce198" table:formula="of:=['Budget 2010'.D6]" office:value-type="float" office:value="0">
            <text:p>$0</text:p>
          </table:table-cell>
          <table:table-cell table:style-name="ce198" table:formula="of:=['Budget 2010'.E6]" office:value-type="float" office:value="0">
            <text:p>$0</text:p>
          </table:table-cell>
          <table:table-cell table:style-name="ce198" table:formula="of:=['Budget 2010'.F6]" office:value-type="float" office:value="0">
            <text:p>$0</text:p>
          </table:table-cell>
          <table:table-cell table:style-name="ce198" table:formula="of:=['Budget 2010'.G6]" office:value-type="float" office:value="0">
            <text:p>$0</text:p>
          </table:table-cell>
          <table:table-cell table:style-name="ce198" table:formula="of:=['Budget 2010'.H6]" office:value-type="float" office:value="4000">
            <text:p>$4,000</text:p>
          </table:table-cell>
          <table:table-cell table:style-name="ce198" table:formula="of:=['Budget 2010'.I6]" office:value-type="float" office:value="0">
            <text:p>$0</text:p>
          </table:table-cell>
          <table:table-cell table:style-name="ce198" table:formula="of:=['Budget 2010'.J6]" office:value-type="float" office:value="0">
            <text:p>$0</text:p>
          </table:table-cell>
          <table:table-cell table:style-name="ce198" table:formula="of:=['Budget 2010'.K6]" office:value-type="float" office:value="0">
            <text:p>$0</text:p>
          </table:table-cell>
          <table:table-cell table:style-name="ce198" table:formula="of:=['Budget 2010'.L6]" office:value-type="float" office:value="6000">
            <text:p>$6,000</text:p>
          </table:table-cell>
          <table:table-cell table:style-name="ce198" table:formula="of:=['Budget 2010'.M6]" office:value-type="float" office:value="0">
            <text:p>$0</text:p>
          </table:table-cell>
          <table:table-cell table:style-name="ce222" table:formula="of:=SUM([.C57:.N57])" office:value-type="float" office:value="18000">
            <text:p>$18,00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199" office:value-type="float" office:value="0">
            <text:p>$0</text:p>
          </table:table-cell>
          <table:table-cell table:style-name="ce223" table:formula="of:=SUM([.C58:.N58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9]" office:value-type="string" office:string-value="Administrivia" table:number-columns-spanned="1" table:number-rows-spanned="2">
            <text:p>Administrivia</text:p>
          </table:table-cell>
          <table:table-cell table:style-name="ce200" table:formula="of:=['Budget 2010'.B9]" office:value-type="float" office:value="291.666666666667">
            <text:p>$292</text:p>
          </table:table-cell>
          <table:table-cell table:style-name="ce200" table:formula="of:=['Budget 2010'.C9]" office:value-type="float" office:value="291.666666666667">
            <text:p>$292</text:p>
          </table:table-cell>
          <table:table-cell table:style-name="ce200" table:formula="of:=['Budget 2010'.D9]" office:value-type="float" office:value="291.666666666667">
            <text:p>$292</text:p>
          </table:table-cell>
          <table:table-cell table:style-name="ce200" table:formula="of:=['Budget 2010'.E9]" office:value-type="float" office:value="291.666666666667">
            <text:p>$292</text:p>
          </table:table-cell>
          <table:table-cell table:style-name="ce200" table:formula="of:=['Budget 2010'.F9]" office:value-type="float" office:value="291.666666666667">
            <text:p>$292</text:p>
          </table:table-cell>
          <table:table-cell table:style-name="ce200" table:formula="of:=['Budget 2010'.G9]" office:value-type="float" office:value="2533.66666666667">
            <text:p>$2,534</text:p>
          </table:table-cell>
          <table:table-cell table:style-name="ce200" table:formula="of:=['Budget 2010'.H9]" office:value-type="float" office:value="291.666666666667">
            <text:p>$292</text:p>
          </table:table-cell>
          <table:table-cell table:style-name="ce200" table:formula="of:=['Budget 2010'.I9]" office:value-type="float" office:value="341.666666666667">
            <text:p>$342</text:p>
          </table:table-cell>
          <table:table-cell table:style-name="ce200" table:formula="of:=['Budget 2010'.J9]" office:value-type="float" office:value="291.666666666667">
            <text:p>$292</text:p>
          </table:table-cell>
          <table:table-cell table:style-name="ce200" table:formula="of:=['Budget 2010'.K9]" office:value-type="float" office:value="2791.66666666667">
            <text:p>$2,792</text:p>
          </table:table-cell>
          <table:table-cell table:style-name="ce200" table:formula="of:=['Budget 2010'.L9]" office:value-type="float" office:value="291.666666666667">
            <text:p>$292</text:p>
          </table:table-cell>
          <table:table-cell table:style-name="ce200" table:formula="of:=['Budget 2010'.M9]" office:value-type="float" office:value="291.666666666667">
            <text:p>$292</text:p>
          </table:table-cell>
          <table:table-cell table:style-name="ce222" table:formula="of:=SUM([.C59:.N59])" office:value-type="float" office:value="8292">
            <text:p>$8,292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60:.N60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19]" office:value-type="string" office:string-value="Employees" table:number-columns-spanned="1" table:number-rows-spanned="2">
            <text:p>Employees</text:p>
          </table:table-cell>
          <table:table-cell table:style-name="ce200" table:formula="of:=['Budget 2010'.B19]" office:value-type="float" office:value="11115">
            <text:p>$11,115</text:p>
          </table:table-cell>
          <table:table-cell table:style-name="ce200" table:formula="of:=['Budget 2010'.C19]" office:value-type="float" office:value="11115">
            <text:p>$11,115</text:p>
          </table:table-cell>
          <table:table-cell table:style-name="ce200" table:formula="of:=['Budget 2010'.D19]" office:value-type="float" office:value="12615">
            <text:p>$12,615</text:p>
          </table:table-cell>
          <table:table-cell table:style-name="ce200" table:formula="of:=['Budget 2010'.E19]" office:value-type="float" office:value="14715">
            <text:p>$14,715</text:p>
          </table:table-cell>
          <table:table-cell table:style-name="ce200" table:formula="of:=['Budget 2010'.F19]" office:value-type="float" office:value="14715">
            <text:p>$14,715</text:p>
          </table:table-cell>
          <table:table-cell table:style-name="ce200" table:formula="of:=['Budget 2010'.G19]" office:value-type="float" office:value="16215">
            <text:p>$16,215</text:p>
          </table:table-cell>
          <table:table-cell table:style-name="ce200" table:formula="of:=['Budget 2010'.H19]" office:value-type="float" office:value="14715">
            <text:p>$14,715</text:p>
          </table:table-cell>
          <table:table-cell table:style-name="ce200" table:formula="of:=['Budget 2010'.I19]" office:value-type="float" office:value="14715">
            <text:p>$14,715</text:p>
          </table:table-cell>
          <table:table-cell table:style-name="ce200" table:formula="of:=['Budget 2010'.J19]" office:value-type="float" office:value="16215">
            <text:p>$16,215</text:p>
          </table:table-cell>
          <table:table-cell table:style-name="ce200" table:formula="of:=['Budget 2010'.K19]" office:value-type="float" office:value="14715">
            <text:p>$14,715</text:p>
          </table:table-cell>
          <table:table-cell table:style-name="ce200" table:formula="of:=['Budget 2010'.L19]" office:value-type="float" office:value="14715">
            <text:p>$14,715</text:p>
          </table:table-cell>
          <table:table-cell table:style-name="ce200" table:formula="of:=['Budget 2010'.M19]" office:value-type="float" office:value="16215">
            <text:p>$16,215</text:p>
          </table:table-cell>
          <table:table-cell table:style-name="ce222" table:formula="of:=SUM([.C61:.N61])" office:value-type="float" office:value="171780">
            <text:p>$171,78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62:.N62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26]" office:value-type="string" office:string-value="Events" table:number-columns-spanned="1" table:number-rows-spanned="2">
            <text:p>Events</text:p>
          </table:table-cell>
          <table:table-cell table:style-name="ce200" table:formula="of:=['Budget 2010'.B26]" office:value-type="float" office:value="8050">
            <text:p>$8,050</text:p>
          </table:table-cell>
          <table:table-cell table:style-name="ce200" table:formula="of:=['Budget 2010'.C26]" office:value-type="float" office:value="15250">
            <text:p>$15,250</text:p>
          </table:table-cell>
          <table:table-cell table:style-name="ce200" table:formula="of:=['Budget 2010'.D26]" office:value-type="float" office:value="2250">
            <text:p>$2,250</text:p>
          </table:table-cell>
          <table:table-cell table:style-name="ce200" table:formula="of:=['Budget 2010'.E26]" office:value-type="float" office:value="4250">
            <text:p>$4,250</text:p>
          </table:table-cell>
          <table:table-cell table:style-name="ce200" table:formula="of:=['Budget 2010'.F26]" office:value-type="float" office:value="2250">
            <text:p>$2,250</text:p>
          </table:table-cell>
          <table:table-cell table:style-name="ce200" table:formula="of:=['Budget 2010'.G26]" office:value-type="float" office:value="5350">
            <text:p>$5,350</text:p>
          </table:table-cell>
          <table:table-cell table:style-name="ce200" table:formula="of:=['Budget 2010'.H26]" office:value-type="float" office:value="5350">
            <text:p>$5,350</text:p>
          </table:table-cell>
          <table:table-cell table:style-name="ce200" table:formula="of:=['Budget 2010'.I26]" office:value-type="float" office:value="5350">
            <text:p>$5,350</text:p>
          </table:table-cell>
          <table:table-cell table:style-name="ce200" table:formula="of:=['Budget 2010'.J26]" office:value-type="float" office:value="93250">
            <text:p>$93,250</text:p>
          </table:table-cell>
          <table:table-cell table:style-name="ce200" table:formula="of:=['Budget 2010'.K26]" office:value-type="float" office:value="5350">
            <text:p>$5,350</text:p>
          </table:table-cell>
          <table:table-cell table:style-name="ce200" table:formula="of:=['Budget 2010'.L26]" office:value-type="float" office:value="2750">
            <text:p>$2,750</text:p>
          </table:table-cell>
          <table:table-cell table:style-name="ce200" table:formula="of:=['Budget 2010'.M26]" office:value-type="float" office:value="27750">
            <text:p>$27,750</text:p>
          </table:table-cell>
          <table:table-cell table:style-name="ce222" table:formula="of:=SUM([.C63:.N63])" office:value-type="float" office:value="177200">
            <text:p>$177,20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64:.N64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35]" office:value-type="string" office:string-value="Hackfests" table:number-columns-spanned="1" table:number-rows-spanned="2">
            <text:p>Hackfests</text:p>
          </table:table-cell>
          <table:table-cell table:style-name="ce200" table:formula="of:=['Budget 2010'.B35]" office:value-type="float" office:value="0">
            <text:p>$0</text:p>
          </table:table-cell>
          <table:table-cell table:style-name="ce200" table:formula="of:=['Budget 2010'.C35]" office:value-type="float" office:value="17400">
            <text:p>$17,400</text:p>
          </table:table-cell>
          <table:table-cell table:style-name="ce200" table:formula="of:=['Budget 2010'.D35]" office:value-type="float" office:value="0">
            <text:p>$0</text:p>
          </table:table-cell>
          <table:table-cell table:style-name="ce200" table:formula="of:=['Budget 2010'.E35]" office:value-type="float" office:value="0">
            <text:p>$0</text:p>
          </table:table-cell>
          <table:table-cell table:style-name="ce200" table:formula="of:=['Budget 2010'.F35]" office:value-type="float" office:value="0">
            <text:p>$0</text:p>
          </table:table-cell>
          <table:table-cell table:style-name="ce200" table:formula="of:=['Budget 2010'.G35]" office:value-type="float" office:value="10000">
            <text:p>$10,000</text:p>
          </table:table-cell>
          <table:table-cell table:style-name="ce200" table:formula="of:=['Budget 2010'.H35]" office:value-type="float" office:value="0">
            <text:p>$0</text:p>
          </table:table-cell>
          <table:table-cell table:style-name="ce200" table:formula="of:=['Budget 2010'.I35]" office:value-type="float" office:value="4000">
            <text:p>$4,000</text:p>
          </table:table-cell>
          <table:table-cell table:style-name="ce200" table:formula="of:=['Budget 2010'.J35]" office:value-type="float" office:value="0">
            <text:p>$0</text:p>
          </table:table-cell>
          <table:table-cell table:style-name="ce200" table:formula="of:=['Budget 2010'.K35]" office:value-type="float" office:value="0">
            <text:p>$0</text:p>
          </table:table-cell>
          <table:table-cell table:style-name="ce200" table:formula="of:=['Budget 2010'.L35]" office:value-type="float" office:value="0">
            <text:p>$0</text:p>
          </table:table-cell>
          <table:table-cell table:style-name="ce200" table:formula="of:=['Budget 2010'.M35]" office:value-type="float" office:value="4000">
            <text:p>$4,000</text:p>
          </table:table-cell>
          <table:table-cell table:style-name="ce222" table:formula="of:=SUM([.C65:.N65])" office:value-type="float" office:value="35400">
            <text:p>$35,40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66:.N66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36]" office:value-type="string" office:string-value="Local outreach" table:number-columns-spanned="1" table:number-rows-spanned="2">
            <text:p>Local outreach</text:p>
          </table:table-cell>
          <table:table-cell table:style-name="ce202" table:formula="of:=['Budget 2010'.B36]" office:value-type="float" office:value="7000">
            <text:p>$7,000</text:p>
          </table:table-cell>
          <table:table-cell table:style-name="ce202" table:formula="of:=['Budget 2010'.C36]" office:value-type="float" office:value="1000">
            <text:p>$1,000</text:p>
          </table:table-cell>
          <table:table-cell table:style-name="ce202" table:formula="of:=['Budget 2010'.D36]" office:value-type="float" office:value="0">
            <text:p>$0</text:p>
          </table:table-cell>
          <table:table-cell table:style-name="ce202" table:formula="of:=['Budget 2010'.E36]" office:value-type="float" office:value="0">
            <text:p>$0</text:p>
          </table:table-cell>
          <table:table-cell table:style-name="ce202" table:formula="of:=['Budget 2010'.F36]" office:value-type="float" office:value="0">
            <text:p>$0</text:p>
          </table:table-cell>
          <table:table-cell table:style-name="ce202" table:formula="of:=['Budget 2010'.G36]" office:value-type="float" office:value="3000">
            <text:p>$3,000</text:p>
          </table:table-cell>
          <table:table-cell table:style-name="ce202" table:formula="of:=['Budget 2010'.H36]" office:value-type="float" office:value="0">
            <text:p>$0</text:p>
          </table:table-cell>
          <table:table-cell table:style-name="ce202" table:formula="of:=['Budget 2010'.I36]" office:value-type="float" office:value="0">
            <text:p>$0</text:p>
          </table:table-cell>
          <table:table-cell table:style-name="ce202" table:formula="of:=['Budget 2010'.J36]" office:value-type="float" office:value="0">
            <text:p>$0</text:p>
          </table:table-cell>
          <table:table-cell table:style-name="ce202" table:formula="of:=['Budget 2010'.K36]" office:value-type="float" office:value="0">
            <text:p>$0</text:p>
          </table:table-cell>
          <table:table-cell table:style-name="ce202" table:formula="of:=['Budget 2010'.L36]" office:value-type="float" office:value="0">
            <text:p>$0</text:p>
          </table:table-cell>
          <table:table-cell table:style-name="ce202" table:formula="of:=['Budget 2010'.M36]" office:value-type="float" office:value="1000">
            <text:p>$1,000</text:p>
          </table:table-cell>
          <table:table-cell table:style-name="ce222" table:formula="of:=SUM([.C67:.N67])" office:value-type="float" office:value="12000">
            <text:p>$12,00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68:.N68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42]" office:value-type="string" office:string-value="Marketing" table:number-columns-spanned="1" table:number-rows-spanned="2">
            <text:p>Marketing</text:p>
          </table:table-cell>
          <table:table-cell table:style-name="ce200" table:formula="of:=['Budget 2010'.B42]" office:value-type="float" office:value="3500">
            <text:p>$3,500</text:p>
          </table:table-cell>
          <table:table-cell table:style-name="ce200" table:formula="of:=['Budget 2010'.C42]" office:value-type="float" office:value="0">
            <text:p>$0</text:p>
          </table:table-cell>
          <table:table-cell table:style-name="ce200" table:formula="of:=['Budget 2010'.D42]" office:value-type="float" office:value="3000">
            <text:p>$3,000</text:p>
          </table:table-cell>
          <table:table-cell table:style-name="ce200" table:formula="of:=['Budget 2010'.E42]" office:value-type="float" office:value="0">
            <text:p>$0</text:p>
          </table:table-cell>
          <table:table-cell table:style-name="ce200" table:formula="of:=['Budget 2010'.F42]" office:value-type="float" office:value="3500">
            <text:p>$3,500</text:p>
          </table:table-cell>
          <table:table-cell table:style-name="ce200" table:formula="of:=['Budget 2010'.G42]" office:value-type="float" office:value="0">
            <text:p>$0</text:p>
          </table:table-cell>
          <table:table-cell table:style-name="ce200" table:formula="of:=['Budget 2010'.H42]" office:value-type="float" office:value="0">
            <text:p>$0</text:p>
          </table:table-cell>
          <table:table-cell table:style-name="ce200" table:formula="of:=['Budget 2010'.I42]" office:value-type="float" office:value="0">
            <text:p>$0</text:p>
          </table:table-cell>
          <table:table-cell table:style-name="ce200" table:formula="of:=['Budget 2010'.J42]" office:value-type="float" office:value="0">
            <text:p>$0</text:p>
          </table:table-cell>
          <table:table-cell table:style-name="ce200" table:formula="of:=['Budget 2010'.K42]" office:value-type="float" office:value="0">
            <text:p>$0</text:p>
          </table:table-cell>
          <table:table-cell table:style-name="ce200" table:formula="of:=['Budget 2010'.L42]" office:value-type="float" office:value="0">
            <text:p>$0</text:p>
          </table:table-cell>
          <table:table-cell table:style-name="ce200" table:formula="of:=['Budget 2010'.M42]" office:value-type="float" office:value="0">
            <text:p>$0</text:p>
          </table:table-cell>
          <table:table-cell table:style-name="ce222" table:formula="of:=SUM([.C69:.N69])" office:value-type="float" office:value="10000">
            <text:p>$10,00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70:.N70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1" table:formula="of:=['Budget 2010'.A46]" office:value-type="string" office:string-value="Women's outreach" table:number-columns-spanned="1" table:number-rows-spanned="2">
            <text:p>Women's outreach</text:p>
          </table:table-cell>
          <table:table-cell table:style-name="ce200" table:formula="of:=['Budget 2010'.B46]" office:value-type="float" office:value="0">
            <text:p>$0</text:p>
          </table:table-cell>
          <table:table-cell table:style-name="ce200" table:formula="of:=['Budget 2010'.C46]" office:value-type="float" office:value="0">
            <text:p>$0</text:p>
          </table:table-cell>
          <table:table-cell table:style-name="ce200" table:formula="of:=['Budget 2010'.D46]" office:value-type="float" office:value="0">
            <text:p>$0</text:p>
          </table:table-cell>
          <table:table-cell table:style-name="ce200" table:formula="of:=['Budget 2010'.E46]" office:value-type="float" office:value="0">
            <text:p>$0</text:p>
          </table:table-cell>
          <table:table-cell table:style-name="ce200" table:formula="of:=['Budget 2010'.F46]" office:value-type="float" office:value="0">
            <text:p>$0</text:p>
          </table:table-cell>
          <table:table-cell table:style-name="ce200" table:formula="of:=['Budget 2010'.G46]" office:value-type="float" office:value="5000">
            <text:p>$5,000</text:p>
          </table:table-cell>
          <table:table-cell table:style-name="ce200" table:formula="of:=['Budget 2010'.H46]" office:value-type="float" office:value="0">
            <text:p>$0</text:p>
          </table:table-cell>
          <table:table-cell table:style-name="ce200" table:formula="of:=['Budget 2010'.I46]" office:value-type="float" office:value="0">
            <text:p>$0</text:p>
          </table:table-cell>
          <table:table-cell table:style-name="ce200" table:formula="of:=['Budget 2010'.J46]" office:value-type="float" office:value="0">
            <text:p>$0</text:p>
          </table:table-cell>
          <table:table-cell table:style-name="ce200" table:formula="of:=['Budget 2010'.K46]" office:value-type="float" office:value="5000">
            <text:p>$5,000</text:p>
          </table:table-cell>
          <table:table-cell table:style-name="ce200" table:formula="of:=['Budget 2010'.L46]" office:value-type="float" office:value="20000">
            <text:p>$20,000</text:p>
          </table:table-cell>
          <table:table-cell table:style-name="ce200" table:formula="of:=['Budget 2010'.M46]" office:value-type="float" office:value="0">
            <text:p>$0</text:p>
          </table:table-cell>
          <table:table-cell table:style-name="ce222" table:formula="of:=SUM([.C71:.N71])" office:value-type="float" office:value="30000">
            <text:p>$30,000</text:p>
          </table:table-cell>
          <table:table-cell table:number-columns-repeated="1009"/>
        </table:table-row>
        <table:table-row table:style-name="ro5">
          <table:table-cell/>
          <table:covered-table-cell table:style-name="ce182"/>
          <table:table-cell table:number-columns-repeated="12" table:style-name="ce201" office:value-type="float" office:value="0">
            <text:p>$0</text:p>
          </table:table-cell>
          <table:table-cell table:style-name="ce224" table:formula="of:=SUM([.C72:.N72])" office:value-type="float" office:value="0">
            <text:p>$0</text:p>
          </table:table-cell>
          <table:table-cell table:number-columns-repeated="1009"/>
        </table:table-row>
        <table:table-row table:style-name="ro5">
          <table:table-cell table:style-name="ce167"/>
          <table:table-cell table:style-name="ce183" table:number-columns-repeated="13"/>
          <table:table-cell table:style-name="ce17"/>
          <table:table-cell table:number-columns-repeated="1009"/>
        </table:table-row>
        <table:table-row table:style-name="ro5">
          <table:table-cell table:style-name="ce165"/>
          <table:table-cell table:style-name="ce180" office:value-type="string" table:number-columns-spanned="1" table:number-rows-spanned="2">
            <text:p>Incomes</text:p>
          </table:table-cell>
          <table:table-cell table:style-name="ce196" office:value-type="string" table:number-columns-spanned="13" table:number-rows-spanned="1">
            <text:p>Fiscal Year 2009</text:p>
          </table:table-cell>
          <table:covered-table-cell table:number-columns-repeated="12"/>
          <table:table-cell table:number-columns-repeated="1009"/>
        </table:table-row>
        <table:table-row table:style-name="ro5">
          <table:table-cell table:style-name="ce166"/>
          <table:covered-table-cell table:style-name="ce184"/>
          <table:table-cell table:style-name="ce197" office:value-type="string">
            <text:p>Oct</text:p>
          </table:table-cell>
          <table:table-cell table:style-name="ce197" office:value-type="string">
            <text:p>Nov</text:p>
          </table:table-cell>
          <table:table-cell table:style-name="ce197" office:value-type="string">
            <text:p>Dec</text:p>
          </table:table-cell>
          <table:table-cell table:style-name="ce197" office:value-type="string">
            <text:p>Jan</text:p>
          </table:table-cell>
          <table:table-cell table:style-name="ce197" office:value-type="string">
            <text:p>Feb</text:p>
          </table:table-cell>
          <table:table-cell table:style-name="ce197" office:value-type="string">
            <text:p>Mar</text:p>
          </table:table-cell>
          <table:table-cell table:style-name="ce197" office:value-type="string">
            <text:p>Apr</text:p>
          </table:table-cell>
          <table:table-cell table:style-name="ce197" office:value-type="string">
            <text:p>May</text:p>
          </table:table-cell>
          <table:table-cell table:style-name="ce197" office:value-type="string">
            <text:p>Jun</text:p>
          </table:table-cell>
          <table:table-cell table:style-name="ce197" office:value-type="string">
            <text:p>Jul</text:p>
          </table:table-cell>
          <table:table-cell table:style-name="ce197" office:value-type="string">
            <text:p>Aug</text:p>
          </table:table-cell>
          <table:table-cell table:style-name="ce197" office:value-type="string">
            <text:p>Sep</text:p>
          </table:table-cell>
          <table:table-cell table:style-name="ce197" office:value-type="string">
            <text:p>Total</text:p>
          </table:table-cell>
          <table:table-cell table:number-columns-repeated="1009"/>
        </table:table-row>
        <table:table-row table:style-name="ro5">
          <table:table-cell/>
          <table:table-cell table:style-name="ce185" table:formula="of:=['Budget 2010'.A53]" office:value-type="string" office:string-value="A11y" table:number-columns-spanned="1" table:number-rows-spanned="2">
            <text:p>A11y</text:p>
          </table:table-cell>
          <table:table-cell table:style-name="ce203" table:formula="of:=['Budget 2010'.B53]" office:value-type="float" office:value="18000">
            <text:p>$18,000</text:p>
          </table:table-cell>
          <table:table-cell table:style-name="ce198" table:formula="of:=['Budget 2010'.C53]" office:value-type="float" office:value="0">
            <text:p>$0</text:p>
          </table:table-cell>
          <table:table-cell table:style-name="ce198" table:formula="of:=['Budget 2010'.D53]" office:value-type="float" office:value="0">
            <text:p>$0</text:p>
          </table:table-cell>
          <table:table-cell table:style-name="ce198" table:formula="of:=['Budget 2010'.E53]" office:value-type="float" office:value="0">
            <text:p>$0</text:p>
          </table:table-cell>
          <table:table-cell table:style-name="ce198" table:formula="of:=['Budget 2010'.F53]" office:value-type="float" office:value="0">
            <text:p>$0</text:p>
          </table:table-cell>
          <table:table-cell table:style-name="ce198" table:formula="of:=['Budget 2010'.G53]" office:value-type="float" office:value="0">
            <text:p>$0</text:p>
          </table:table-cell>
          <table:table-cell table:style-name="ce198" table:formula="of:=['Budget 2010'.H53]" office:value-type="float" office:value="0">
            <text:p>$0</text:p>
          </table:table-cell>
          <table:table-cell table:style-name="ce198" table:formula="of:=['Budget 2010'.I53]" office:value-type="float" office:value="0">
            <text:p>$0</text:p>
          </table:table-cell>
          <table:table-cell table:style-name="ce198" table:formula="of:=['Budget 2010'.J53]" office:value-type="float" office:value="0">
            <text:p>$0</text:p>
          </table:table-cell>
          <table:table-cell table:style-name="ce198" table:formula="of:=['Budget 2010'.K53]" office:value-type="float" office:value="0">
            <text:p>$0</text:p>
          </table:table-cell>
          <table:table-cell table:style-name="ce198" table:formula="of:=['Budget 2010'.L53]" office:value-type="float" office:value="0">
            <text:p>$0</text:p>
          </table:table-cell>
          <table:table-cell table:style-name="ce198" table:formula="of:=['Budget 2010'.M53]" office:value-type="float" office:value="0">
            <text:p>$0</text:p>
          </table:table-cell>
          <table:table-cell table:style-name="ce222" table:formula="of:=SUM([.C76:.N76])" office:value-type="float" office:value="18000">
            <text:p>$18,0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56]" office:value-type="string" office:string-value="Adboard" table:number-columns-spanned="1" table:number-rows-spanned="2">
            <text:p>Adboard</text:p>
          </table:table-cell>
          <table:table-cell table:style-name="ce205" table:formula="of:=['Budget 2010'.B56]" office:value-type="float" office:value="0">
            <text:p>$0</text:p>
          </table:table-cell>
          <table:table-cell table:style-name="ce198" table:formula="of:=['Budget 2010'.C56]" office:value-type="float" office:value="10000">
            <text:p>$10,000</text:p>
          </table:table-cell>
          <table:table-cell table:style-name="ce198" table:formula="of:=['Budget 2010'.D56]" office:value-type="float" office:value="20000">
            <text:p>$20,000</text:p>
          </table:table-cell>
          <table:table-cell table:style-name="ce198" table:formula="of:=['Budget 2010'.E56]" office:value-type="float" office:value="60000">
            <text:p>$60,000</text:p>
          </table:table-cell>
          <table:table-cell table:style-name="ce198" table:formula="of:=['Budget 2010'.F56]" office:value-type="float" office:value="10000">
            <text:p>$10,000</text:p>
          </table:table-cell>
          <table:table-cell table:style-name="ce198" table:formula="of:=['Budget 2010'.G56]" office:value-type="float" office:value="40000">
            <text:p>$40,000</text:p>
          </table:table-cell>
          <table:table-cell table:style-name="ce198" table:formula="of:=['Budget 2010'.H56]" office:value-type="float" office:value="20000">
            <text:p>$20,000</text:p>
          </table:table-cell>
          <table:table-cell table:style-name="ce198" table:formula="of:=['Budget 2010'.I56]" office:value-type="float" office:value="20000">
            <text:p>$20,000</text:p>
          </table:table-cell>
          <table:table-cell table:style-name="ce198" table:formula="of:=['Budget 2010'.J56]" office:value-type="float" office:value="0">
            <text:p>$0</text:p>
          </table:table-cell>
          <table:table-cell table:style-name="ce198" table:formula="of:=['Budget 2010'.K56]" office:value-type="float" office:value="0">
            <text:p>$0</text:p>
          </table:table-cell>
          <table:table-cell table:style-name="ce198" table:formula="of:=['Budget 2010'.L56]" office:value-type="float" office:value="0">
            <text:p>$0</text:p>
          </table:table-cell>
          <table:table-cell table:style-name="ce198" table:formula="of:=['Budget 2010'.M56]" office:value-type="float" office:value="0">
            <text:p>$0</text:p>
          </table:table-cell>
          <table:table-cell table:style-name="ce222" table:formula="of:=SUM([.C78:.N78])" office:value-type="float" office:value="180000">
            <text:p>$180,0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table:formula="of:=['Budget 2010'.B22]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57]" office:value-type="string" office:string-value="Affiliate programs" table:number-columns-spanned="1" table:number-rows-spanned="2">
            <text:p>Affiliate programs</text:p>
          </table:table-cell>
          <table:table-cell table:style-name="ce203" table:formula="of:=['Budget 2010'.B57]" office:value-type="float" office:value="0">
            <text:p>$0</text:p>
          </table:table-cell>
          <table:table-cell table:style-name="ce198" table:formula="of:=['Budget 2010'.C57]" office:value-type="float" office:value="0">
            <text:p>$0</text:p>
          </table:table-cell>
          <table:table-cell table:style-name="ce198" table:formula="of:=['Budget 2010'.D57]" office:value-type="float" office:value="70">
            <text:p>$70</text:p>
          </table:table-cell>
          <table:table-cell table:style-name="ce198" table:formula="of:=['Budget 2010'.E57]" office:value-type="float" office:value="70">
            <text:p>$70</text:p>
          </table:table-cell>
          <table:table-cell table:style-name="ce198" table:formula="of:=['Budget 2010'.F57]" office:value-type="float" office:value="90">
            <text:p>$90</text:p>
          </table:table-cell>
          <table:table-cell table:style-name="ce198" table:formula="of:=['Budget 2010'.G57]" office:value-type="float" office:value="140">
            <text:p>$140</text:p>
          </table:table-cell>
          <table:table-cell table:style-name="ce198" table:formula="of:=['Budget 2010'.H57]" office:value-type="float" office:value="260">
            <text:p>$260</text:p>
          </table:table-cell>
          <table:table-cell table:style-name="ce198" table:formula="of:=['Budget 2010'.I57]" office:value-type="float" office:value="240">
            <text:p>$240</text:p>
          </table:table-cell>
          <table:table-cell table:style-name="ce198" table:formula="of:=['Budget 2010'.J57]" office:value-type="float" office:value="1020">
            <text:p>$1,020</text:p>
          </table:table-cell>
          <table:table-cell table:style-name="ce198" table:formula="of:=['Budget 2010'.K57]" office:value-type="float" office:value="200">
            <text:p>$200</text:p>
          </table:table-cell>
          <table:table-cell table:style-name="ce198" table:formula="of:=['Budget 2010'.L57]" office:value-type="float" office:value="100">
            <text:p>$100</text:p>
          </table:table-cell>
          <table:table-cell table:style-name="ce198" table:formula="of:=['Budget 2010'.M57]" office:value-type="float" office:value="50">
            <text:p>$50</text:p>
          </table:table-cell>
          <table:table-cell table:style-name="ce222" table:formula="of:=SUM([.C80:.N80])" office:value-type="float" office:value="2240">
            <text:p>$2,24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60]" office:value-type="string" office:string-value="Events" table:number-columns-spanned="1" table:number-rows-spanned="2">
            <text:p>Events</text:p>
          </table:table-cell>
          <table:table-cell table:style-name="ce205" table:formula="of:=['Budget 2010'.B60]" office:value-type="float" office:value="4000">
            <text:p>$4,000</text:p>
          </table:table-cell>
          <table:table-cell table:style-name="ce198" table:formula="of:=['Budget 2010'.C60]" office:value-type="float" office:value="12000">
            <text:p>$12,000</text:p>
          </table:table-cell>
          <table:table-cell table:style-name="ce198" table:formula="of:=['Budget 2010'.D60]" office:value-type="float" office:value="0">
            <text:p>$0</text:p>
          </table:table-cell>
          <table:table-cell table:style-name="ce198" table:formula="of:=['Budget 2010'.E60]" office:value-type="float" office:value="0">
            <text:p>$0</text:p>
          </table:table-cell>
          <table:table-cell table:style-name="ce198" table:formula="of:=['Budget 2010'.F60]" office:value-type="float" office:value="0">
            <text:p>$0</text:p>
          </table:table-cell>
          <table:table-cell table:style-name="ce198" table:formula="of:=['Budget 2010'.G60]" office:value-type="float" office:value="0">
            <text:p>$0</text:p>
          </table:table-cell>
          <table:table-cell table:style-name="ce198" table:formula="of:=['Budget 2010'.H60]" office:value-type="float" office:value="0">
            <text:p>$0</text:p>
          </table:table-cell>
          <table:table-cell table:style-name="ce198" table:formula="of:=['Budget 2010'.I60]" office:value-type="float" office:value="0">
            <text:p>$0</text:p>
          </table:table-cell>
          <table:table-cell table:style-name="ce198" table:formula="of:=['Budget 2010'.J60]" office:value-type="float" office:value="96000">
            <text:p>$96,000</text:p>
          </table:table-cell>
          <table:table-cell table:style-name="ce198" table:formula="of:=['Budget 2010'.K60]" office:value-type="float" office:value="0">
            <text:p>$0</text:p>
          </table:table-cell>
          <table:table-cell table:style-name="ce198" table:formula="of:=['Budget 2010'.L60]" office:value-type="float" office:value="0">
            <text:p>$0</text:p>
          </table:table-cell>
          <table:table-cell table:style-name="ce198" table:formula="of:=['Budget 2010'.M60]" office:value-type="float" office:value="25000">
            <text:p>$25,000</text:p>
          </table:table-cell>
          <table:table-cell table:style-name="ce222" table:formula="of:=SUM([.C82:.N82])" office:value-type="float" office:value="137000">
            <text:p>$137,0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69]" office:value-type="string" office:string-value="Hackfests" table:number-columns-spanned="1" table:number-rows-spanned="2">
            <text:p>Hackfests</text:p>
          </table:table-cell>
          <table:table-cell table:style-name="ce205" table:formula="of:=['Budget 2010'.B69]" office:value-type="float" office:value="0">
            <text:p>$0</text:p>
          </table:table-cell>
          <table:table-cell table:style-name="ce198" table:formula="of:=['Budget 2010'.C69]" office:value-type="float" office:value="8800">
            <text:p>$8,800</text:p>
          </table:table-cell>
          <table:table-cell table:style-name="ce198" table:formula="of:=['Budget 2010'.D69]" office:value-type="float" office:value="0">
            <text:p>$0</text:p>
          </table:table-cell>
          <table:table-cell table:style-name="ce198" table:formula="of:=['Budget 2010'.E69]" office:value-type="float" office:value="0">
            <text:p>$0</text:p>
          </table:table-cell>
          <table:table-cell table:style-name="ce198" table:formula="of:=['Budget 2010'.F69]" office:value-type="float" office:value="0">
            <text:p>$0</text:p>
          </table:table-cell>
          <table:table-cell table:style-name="ce198" table:formula="of:=['Budget 2010'.G69]" office:value-type="float" office:value="2000">
            <text:p>$2,000</text:p>
          </table:table-cell>
          <table:table-cell table:style-name="ce198" table:formula="of:=['Budget 2010'.H69]" office:value-type="float" office:value="0">
            <text:p>$0</text:p>
          </table:table-cell>
          <table:table-cell table:style-name="ce198" table:formula="of:=['Budget 2010'.I69]" office:value-type="float" office:value="2000">
            <text:p>$2,000</text:p>
          </table:table-cell>
          <table:table-cell table:style-name="ce198" table:formula="of:=['Budget 2010'.J69]" office:value-type="float" office:value="0">
            <text:p>$0</text:p>
          </table:table-cell>
          <table:table-cell table:style-name="ce198" table:formula="of:=['Budget 2010'.K69]" office:value-type="float" office:value="0">
            <text:p>$0</text:p>
          </table:table-cell>
          <table:table-cell table:style-name="ce198" table:formula="of:=['Budget 2010'.L69]" office:value-type="float" office:value="0">
            <text:p>$0</text:p>
          </table:table-cell>
          <table:table-cell table:style-name="ce198" table:formula="of:=['Budget 2010'.M69]" office:value-type="float" office:value="2000">
            <text:p>$2,000</text:p>
          </table:table-cell>
          <table:table-cell table:style-name="ce222" table:formula="of:=SUM([.C84:.N84])" office:value-type="float" office:value="14800">
            <text:p>$14,8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70]" office:value-type="string" office:string-value="Friends of GNOME" table:number-columns-spanned="1" table:number-rows-spanned="2">
            <text:p>Friends of GNOME</text:p>
          </table:table-cell>
          <table:table-cell table:style-name="ce205" table:formula="of:=['Budget 2010'.B70]" office:value-type="float" office:value="1200">
            <text:p>$1,200</text:p>
          </table:table-cell>
          <table:table-cell table:style-name="ce198" table:formula="of:=['Budget 2010'.C70]" office:value-type="float" office:value="1300">
            <text:p>$1,300</text:p>
          </table:table-cell>
          <table:table-cell table:style-name="ce198" table:formula="of:=['Budget 2010'.D70]" office:value-type="float" office:value="1400">
            <text:p>$1,400</text:p>
          </table:table-cell>
          <table:table-cell table:style-name="ce198" table:formula="of:=['Budget 2010'.E70]" office:value-type="float" office:value="4800">
            <text:p>$4,800</text:p>
          </table:table-cell>
          <table:table-cell table:style-name="ce198" table:formula="of:=['Budget 2010'.F70]" office:value-type="float" office:value="2900">
            <text:p>$2,900</text:p>
          </table:table-cell>
          <table:table-cell table:style-name="ce198" table:formula="of:=['Budget 2010'.G70]" office:value-type="float" office:value="3000">
            <text:p>$3,000</text:p>
          </table:table-cell>
          <table:table-cell table:style-name="ce198" table:formula="of:=['Budget 2010'.H70]" office:value-type="float" office:value="4600">
            <text:p>$4,600</text:p>
          </table:table-cell>
          <table:table-cell table:style-name="ce198" table:formula="of:=['Budget 2010'.I70]" office:value-type="float" office:value="8200">
            <text:p>$8,200</text:p>
          </table:table-cell>
          <table:table-cell table:style-name="ce198" table:formula="of:=['Budget 2010'.J70]" office:value-type="float" office:value="2300">
            <text:p>$2,300</text:p>
          </table:table-cell>
          <table:table-cell table:style-name="ce198" table:formula="of:=['Budget 2010'.K70]" office:value-type="float" office:value="2400">
            <text:p>$2,400</text:p>
          </table:table-cell>
          <table:table-cell table:style-name="ce198" table:formula="of:=['Budget 2010'.L70]" office:value-type="float" office:value="2200">
            <text:p>$2,200</text:p>
          </table:table-cell>
          <table:table-cell table:style-name="ce198" table:formula="of:=['Budget 2010'.M70]" office:value-type="float" office:value="2300">
            <text:p>$2,300</text:p>
          </table:table-cell>
          <table:table-cell table:style-name="ce222" table:formula="of:=SUM([.C86:.N86])" office:value-type="float" office:value="36600">
            <text:p>$36,6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73]" office:value-type="string" office:string-value="Interest (Bank)" table:number-columns-spanned="1" table:number-rows-spanned="2">
            <text:p>Interest (Bank)</text:p>
          </table:table-cell>
          <table:table-cell table:style-name="ce203" table:formula="of:=['Budget 2010'.B73]" office:value-type="float" office:value="200">
            <text:p>$200</text:p>
          </table:table-cell>
          <table:table-cell table:style-name="ce198" table:formula="of:=['Budget 2010'.C73]" office:value-type="float" office:value="200">
            <text:p>$200</text:p>
          </table:table-cell>
          <table:table-cell table:style-name="ce198" table:formula="of:=['Budget 2010'.D73]" office:value-type="float" office:value="200">
            <text:p>$200</text:p>
          </table:table-cell>
          <table:table-cell table:style-name="ce198" table:formula="of:=['Budget 2010'.E73]" office:value-type="float" office:value="150">
            <text:p>$150</text:p>
          </table:table-cell>
          <table:table-cell table:style-name="ce198" table:formula="of:=['Budget 2010'.F73]" office:value-type="float" office:value="80">
            <text:p>$80</text:p>
          </table:table-cell>
          <table:table-cell table:style-name="ce198" table:formula="of:=['Budget 2010'.G73]" office:value-type="float" office:value="70">
            <text:p>$70</text:p>
          </table:table-cell>
          <table:table-cell table:style-name="ce198" table:formula="of:=['Budget 2010'.H73]" office:value-type="float" office:value="70">
            <text:p>$70</text:p>
          </table:table-cell>
          <table:table-cell table:style-name="ce198" table:formula="of:=['Budget 2010'.I73]" office:value-type="float" office:value="60">
            <text:p>$60</text:p>
          </table:table-cell>
          <table:table-cell table:style-name="ce198" table:formula="of:=['Budget 2010'.J73]" office:value-type="float" office:value="60">
            <text:p>$60</text:p>
          </table:table-cell>
          <table:table-cell table:style-name="ce198" table:formula="of:=['Budget 2010'.K73]" office:value-type="float" office:value="60">
            <text:p>$60</text:p>
          </table:table-cell>
          <table:table-cell table:style-name="ce198" table:formula="of:=['Budget 2010'.L73]" office:value-type="float" office:value="50">
            <text:p>$50</text:p>
          </table:table-cell>
          <table:table-cell table:style-name="ce198" table:formula="of:=['Budget 2010'.M73]" office:value-type="float" office:value="0">
            <text:p>$0</text:p>
          </table:table-cell>
          <table:table-cell table:style-name="ce222" table:formula="of:=SUM([.C88:.N88])" office:value-type="float" office:value="1200">
            <text:p>$1,2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#REF!]#REF!" office:value-type="string" office:string-value="Err:509" table:number-columns-spanned="1" table:number-rows-spanned="2">
            <text:p>Err:509</text:p>
          </table:table-cell>
          <table:table-cell table:style-name="ce203" table:formula="of:=['Budget 2010'.B#REF!]#REF!" office:value-type="string" office:string-value="Err:509">
            <text:p>Err:509</text:p>
          </table:table-cell>
          <table:table-cell table:style-name="ce198" table:formula="of:=['Budget 2010'.C#REF!]#REF!" office:value-type="string" office:string-value="Err:509">
            <text:p>Err:509</text:p>
          </table:table-cell>
          <table:table-cell table:style-name="ce198" table:formula="of:=['Budget 2010'.D#REF!]#REF!" office:value-type="string" office:string-value="Err:509">
            <text:p>Err:509</text:p>
          </table:table-cell>
          <table:table-cell table:style-name="ce198" table:formula="of:=['Budget 2010'.E#REF!]#REF!" office:value-type="string" office:string-value="Err:509">
            <text:p>Err:509</text:p>
          </table:table-cell>
          <table:table-cell table:style-name="ce198" table:formula="of:=['Budget 2010'.F#REF!]#REF!" office:value-type="string" office:string-value="Err:509">
            <text:p>Err:509</text:p>
          </table:table-cell>
          <table:table-cell table:style-name="ce198" table:formula="of:=['Budget 2010'.G#REF!]#REF!" office:value-type="string" office:string-value="Err:509">
            <text:p>Err:509</text:p>
          </table:table-cell>
          <table:table-cell table:style-name="ce198" table:formula="of:=['Budget 2010'.H#REF!]#REF!" office:value-type="string" office:string-value="Err:509">
            <text:p>Err:509</text:p>
          </table:table-cell>
          <table:table-cell table:style-name="ce198" table:formula="of:=['Budget 2010'.I#REF!]#REF!" office:value-type="string" office:string-value="Err:509">
            <text:p>Err:509</text:p>
          </table:table-cell>
          <table:table-cell table:style-name="ce198" table:formula="of:=['Budget 2010'.J#REF!]#REF!" office:value-type="string" office:string-value="Err:509">
            <text:p>Err:509</text:p>
          </table:table-cell>
          <table:table-cell table:style-name="ce198" table:formula="of:=['Budget 2010'.K#REF!]#REF!" office:value-type="string" office:string-value="Err:509">
            <text:p>Err:509</text:p>
          </table:table-cell>
          <table:table-cell table:style-name="ce198" table:formula="of:=['Budget 2010'.L#REF!]#REF!" office:value-type="string" office:string-value="Err:509">
            <text:p>Err:509</text:p>
          </table:table-cell>
          <table:table-cell table:style-name="ce198" table:formula="of:=['Budget 2010'.M#REF!]#REF!" office:value-type="string" office:string-value="Err:509">
            <text:p>Err:509</text:p>
          </table:table-cell>
          <table:table-cell table:style-name="ce222" table:formula="of:=SUM([.C90:.N90])" office:value-type="float" office:value="0">
            <text:p>Err:509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74]" office:value-type="string" office:string-value="Other Corp. donations" table:number-columns-spanned="1" table:number-rows-spanned="2">
            <text:p>Other Corp. donations</text:p>
          </table:table-cell>
          <table:table-cell table:style-name="ce205" table:formula="of:=['Budget 2010'.B74]" office:value-type="float" office:value="0">
            <text:p>$0</text:p>
          </table:table-cell>
          <table:table-cell table:style-name="ce200" table:formula="of:=['Budget 2010'.C74]" office:value-type="float" office:value="0">
            <text:p>$0</text:p>
          </table:table-cell>
          <table:table-cell table:style-name="ce200" table:formula="of:=['Budget 2010'.D74]" office:value-type="float" office:value="0">
            <text:p>$0</text:p>
          </table:table-cell>
          <table:table-cell table:style-name="ce200" table:formula="of:=['Budget 2010'.E74]" office:value-type="float" office:value="0">
            <text:p>$0</text:p>
          </table:table-cell>
          <table:table-cell table:style-name="ce200" table:formula="of:=['Budget 2010'.F74]" office:value-type="float" office:value="0">
            <text:p>$0</text:p>
          </table:table-cell>
          <table:table-cell table:style-name="ce200" table:formula="of:=['Budget 2010'.G74]" office:value-type="float" office:value="0">
            <text:p>$0</text:p>
          </table:table-cell>
          <table:table-cell table:style-name="ce200" table:formula="of:=['Budget 2010'.H74]" office:value-type="float" office:value="0">
            <text:p>$0</text:p>
          </table:table-cell>
          <table:table-cell table:style-name="ce200" table:formula="of:=['Budget 2010'.I74]" office:value-type="float" office:value="0">
            <text:p>$0</text:p>
          </table:table-cell>
          <table:table-cell table:style-name="ce200" table:formula="of:=['Budget 2010'.J74]" office:value-type="float" office:value="20000">
            <text:p>$20,000</text:p>
          </table:table-cell>
          <table:table-cell table:style-name="ce200" table:formula="of:=['Budget 2010'.K74]" office:value-type="float" office:value="0">
            <text:p>$0</text:p>
          </table:table-cell>
          <table:table-cell table:style-name="ce200" table:formula="of:=['Budget 2010'.L74]" office:value-type="float" office:value="0">
            <text:p>$0</text:p>
          </table:table-cell>
          <table:table-cell table:style-name="ce200" table:formula="of:=['Budget 2010'.M74]" office:value-type="float" office:value="0">
            <text:p>$0</text:p>
          </table:table-cell>
          <table:table-cell table:style-name="ce222" table:formula="of:=SUM([.C92:.N92])" office:value-type="float" office:value="20000">
            <text:p>$20,0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75]" office:value-type="string" office:string-value="Other" table:number-columns-spanned="1" table:number-rows-spanned="2">
            <text:p>Other</text:p>
          </table:table-cell>
          <table:table-cell table:style-name="ce205" table:formula="of:=['Budget 2010'.B75]" office:value-type="float" office:value="8765">
            <text:p>$8,765</text:p>
          </table:table-cell>
          <table:table-cell table:style-name="ce200" table:formula="of:=['Budget 2010'.C75]" office:value-type="float" office:value="15200">
            <text:p>$15,200</text:p>
          </table:table-cell>
          <table:table-cell table:style-name="ce200" table:formula="of:=['Budget 2010'.D75]" office:value-type="float" office:value="0">
            <text:p>$0</text:p>
          </table:table-cell>
          <table:table-cell table:style-name="ce200" table:formula="of:=['Budget 2010'.E75]" office:value-type="float" office:value="0">
            <text:p>$0</text:p>
          </table:table-cell>
          <table:table-cell table:style-name="ce200" table:formula="of:=['Budget 2010'.F75]" office:value-type="float" office:value="0">
            <text:p>$0</text:p>
          </table:table-cell>
          <table:table-cell table:style-name="ce200" table:formula="of:=['Budget 2010'.G75]" office:value-type="float" office:value="0">
            <text:p>$0</text:p>
          </table:table-cell>
          <table:table-cell table:style-name="ce200" table:formula="of:=['Budget 2010'.H75]" office:value-type="float" office:value="0">
            <text:p>$0</text:p>
          </table:table-cell>
          <table:table-cell table:style-name="ce200" table:formula="of:=['Budget 2010'.I75]" office:value-type="float" office:value="0">
            <text:p>$0</text:p>
          </table:table-cell>
          <table:table-cell table:style-name="ce200" table:formula="of:=['Budget 2010'.J75]" office:value-type="float" office:value="200">
            <text:p>$200</text:p>
          </table:table-cell>
          <table:table-cell table:style-name="ce200" table:formula="of:=['Budget 2010'.K75]" office:value-type="float" office:value="0">
            <text:p>$0</text:p>
          </table:table-cell>
          <table:table-cell table:style-name="ce200" table:formula="of:=['Budget 2010'.L75]" office:value-type="float" office:value="0">
            <text:p>$0</text:p>
          </table:table-cell>
          <table:table-cell table:style-name="ce200" table:formula="of:=['Budget 2010'.M75]" office:value-type="float" office:value="0">
            <text:p>$0</text:p>
          </table:table-cell>
          <table:table-cell table:style-name="ce222" table:formula="of:=SUM([.C94:.N94])" office:value-type="float" office:value="24165">
            <text:p>$24,165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5">
          <table:table-cell/>
          <table:table-cell table:style-name="ce187" table:formula="of:=['Budget 2010'.A80]" office:value-type="string" office:string-value="Women's outreach" table:number-columns-spanned="1" table:number-rows-spanned="2">
            <text:p>Women's outreach</text:p>
          </table:table-cell>
          <table:table-cell table:style-name="ce205" table:formula="of:=['Budget 2010'.B80]" office:value-type="float" office:value="0">
            <text:p>$0</text:p>
          </table:table-cell>
          <table:table-cell table:style-name="ce200" table:formula="of:=['Budget 2010'.C80]" office:value-type="float" office:value="0">
            <text:p>$0</text:p>
          </table:table-cell>
          <table:table-cell table:style-name="ce200" table:formula="of:=['Budget 2010'.D80]" office:value-type="float" office:value="0">
            <text:p>$0</text:p>
          </table:table-cell>
          <table:table-cell table:style-name="ce200" table:formula="of:=['Budget 2010'.E80]" office:value-type="float" office:value="0">
            <text:p>$0</text:p>
          </table:table-cell>
          <table:table-cell table:style-name="ce200" table:formula="of:=['Budget 2010'.F80]" office:value-type="float" office:value="0">
            <text:p>$0</text:p>
          </table:table-cell>
          <table:table-cell table:style-name="ce200" table:formula="of:=['Budget 2010'.G80]" office:value-type="float" office:value="5000">
            <text:p>$5,000</text:p>
          </table:table-cell>
          <table:table-cell table:style-name="ce200" table:formula="of:=['Budget 2010'.H80]" office:value-type="float" office:value="0">
            <text:p>$0</text:p>
          </table:table-cell>
          <table:table-cell table:style-name="ce200" table:formula="of:=['Budget 2010'.I80]" office:value-type="float" office:value="0">
            <text:p>$0</text:p>
          </table:table-cell>
          <table:table-cell table:style-name="ce200" table:formula="of:=['Budget 2010'.J80]" office:value-type="float" office:value="0">
            <text:p>$0</text:p>
          </table:table-cell>
          <table:table-cell table:style-name="ce200" table:formula="of:=['Budget 2010'.K80]" office:value-type="float" office:value="5000">
            <text:p>$5,000</text:p>
          </table:table-cell>
          <table:table-cell table:style-name="ce200" table:formula="of:=['Budget 2010'.L80]" office:value-type="float" office:value="20000">
            <text:p>$20,000</text:p>
          </table:table-cell>
          <table:table-cell table:style-name="ce200" table:formula="of:=['Budget 2010'.M80]" office:value-type="float" office:value="0">
            <text:p>$0</text:p>
          </table:table-cell>
          <table:table-cell table:style-name="ce222" table:formula="of:=SUM([.C96:.N96])" office:value-type="float" office:value="30000">
            <text:p>$30,000</text:p>
          </table:table-cell>
          <table:table-cell table:number-columns-repeated="1009"/>
        </table:table-row>
        <table:table-row table:style-name="ro5">
          <table:table-cell/>
          <table:covered-table-cell table:style-name="ce186"/>
          <table:table-cell table:style-name="ce204" office:value-type="float" office:value="0">
            <text:p>$0</text:p>
          </table:table-cell>
          <table:table-cell table:number-columns-repeated="11" table:style-name="ce201" office:value-type="float" office:value="0">
            <text:p>$0</text:p>
          </table:table-cell>
          <table:table-cell table:style-name="ce224" office:value-type="float" office:value="0">
            <text:p>$0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17"/>
          <table:table-cell table:number-columns-repeated="4"/>
          <table:table-cell table:style-name="ce17" table:number-columns-repeated="1019"/>
        </table:table-row>
        <table:table-row table:style-name="ro4" table:number-rows-repeated="6543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09/23/2009</text:date>, <text:time>12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rmán Poo Caamaño</meta:initial-creator>
    <meta:creation-date>2009-09-08T20:21:34</meta:creation-date>
    <dc:date>2009-09-23T12:41:45</dc:date>
    <meta:editing-duration>PT59H27M35S</meta:editing-duration>
    <meta:editing-cycles>75</meta:editing-cycles>
    <meta:generator>OpenOffice.org/3.0$Linux OpenOffice.org_project/300m15$Build-9379</meta:generator>
    <dc:creator>Germán Póo-Caamaño</dc:creator>
    <dc:title>GNOME Foundation's Bugdet 2010</dc:title>
    <meta:keyword>GNOME Foundation</meta:keyword>
    <meta:keyword>Budget</meta:keyword>
    <meta:keyword>Advisory Board</meta:keyword>
    <dc:subject>Expected expenses and income for the fiscal year 2010</dc:subject>
    <meta:document-statistic meta:table-count="3" meta:cell-count="2848" meta:object-count="0"/>
    <meta:user-defined meta:name="Info 1"/>
    <meta:user-defined meta:name="Info 2"/>
    <meta:user-defined meta:name="Info 3"/>
    <meta:user-defined meta:name="Info 4"/>
  </office:meta>
</office:document-meta>
</file>